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text-align="justify" fo:break-before="auto" fo:text-indent="1.27cm" fo:line-height="100%" style:writing-mode="lr-tb"/>
    </style:style>
    <style:style style:name="T127_1" style:family="text">
      <style:text-properties fo:font-weight="normal" style:font-weight-asian="normal" style:font-weight-complex="normal"/>
    </style:style>
    <style:style style:name="T127_2" style:family="text">
      <style:text-properties fo:font-weight="normal" style:font-weight-asian="normal" style:font-weight-complex="normal"/>
    </style:style>
    <style:style style:name="T127_3" style:family="text">
      <style:text-properties fo:font-weight="normal" style:font-weight-asian="normal" style:font-weight-complex="normal"/>
    </style:style>
    <style:style style:name="T127_4" style:family="text">
      <style:text-properties fo:font-weight="normal" style:font-weight-asian="normal" style:font-weight-complex="normal"/>
    </style:style>
    <style:style style:name="T127_5" style:family="text">
      <style:text-properties fo:font-weight="normal" style:font-weight-asian="normal" style:font-weight-complex="normal"/>
    </style:style>
    <style:style style:name="T127_6" style:family="text">
      <style:text-properties fo:font-weight="normal" style:font-weight-asian="normal" style:font-weight-complex="normal"/>
    </style:style>
    <style:style style:name="T127_7" style:family="text">
      <style:text-properties fo:font-weight="normal" style:font-weight-asian="normal" style:font-weight-complex="normal"/>
    </style:style>
    <style:style style:name="T127_8" style:family="text">
      <style:text-properties fo:font-weight="normal" style:font-weight-asian="normal" style:font-weight-complex="normal"/>
    </style:style>
    <style:style style:name="T127_9" style:family="text">
      <style:text-properties fo:font-weight="normal" style:font-weight-asian="normal" style:font-weight-complex="normal"/>
    </style:style>
    <style:style style:name="T127_10" style:family="text">
      <style:text-properties fo:font-weight="normal" style:font-weight-asian="normal" style:font-weight-complex="normal"/>
    </style:style>
    <style:style style:name="T127_11" style:family="text">
      <style:text-properties fo:font-weight="normal" style:font-weight-asian="normal" style:font-weight-complex="normal"/>
    </style:style>
    <style:style style:name="T127_12" style:family="text">
      <style:text-properties fo:font-weight="normal" style:font-weight-asian="normal" style:font-weight-complex="normal"/>
    </style:style>
    <style:style style:name="T127_13" style:family="text">
      <style:text-properties fo:font-weight="normal" style:font-weight-asian="normal" style:font-weight-complex="normal"/>
    </style:style>
    <style:style style:name="T127_14" style:family="text">
      <style:text-properties fo:font-weight="normal" style:font-weight-asian="normal" style:font-weight-complex="normal"/>
    </style:style>
    <style:style style:name="T127_15" style:family="text">
      <style:text-properties fo:font-weight="normal" style:font-weight-asian="normal" style:font-weight-complex="normal"/>
    </style:style>
    <style:style style:name="T127_16" style:family="text">
      <style:text-properties fo:font-weight="normal" style:font-weight-asian="normal" style:font-weight-complex="normal"/>
    </style:style>
    <style:style style:name="T127_17" style:family="text">
      <style:text-properties fo:font-weight="normal" style:font-weight-asian="normal" style:font-weight-complex="normal"/>
    </style:style>
    <style:style style:name="T127_18" style:family="text">
      <style:text-properties fo:font-weight="normal" style:font-weight-asian="normal" style:font-weight-complex="normal"/>
    </style:style>
    <style:style style:name="T127_19" style:family="text">
      <style:text-properties fo:font-weight="normal" style:font-weight-asian="normal" style:font-weight-complex="normal"/>
    </style:style>
    <style:style style:name="T127_20" style:family="text">
      <style:text-properties fo:font-weight="normal" style:font-weight-asian="normal" style:font-weight-complex="normal"/>
    </style:style>
    <style:style style:name="T127_21" style:family="text">
      <style:text-properties fo:font-weight="normal" style:font-weight-asian="normal" style:font-weight-complex="normal"/>
    </style:style>
    <style:style style:name="T127_22" style:family="text">
      <style:text-properties fo:font-weight="normal" style:font-weight-asian="normal" style:font-weight-complex="normal"/>
    </style:style>
    <style:style style:name="T127_23" style:family="text">
      <style:text-properties fo:font-weight="normal" style:font-weight-asian="normal" style:font-weight-complex="normal"/>
    </style:style>
    <style:style style:name="T127_24" style:family="text">
      <style:text-properties fo:font-weight="normal" style:font-weight-asian="normal" style:font-weight-complex="normal"/>
    </style:style>
    <style:style style:name="T127_25" style:family="text">
      <style:text-properties fo:font-weight="normal" style:font-weight-asian="normal" style:font-weight-complex="normal"/>
    </style:style>
    <style:style style:name="T127_26" style:family="text">
      <style:text-properties fo:font-weight="normal" style:font-weight-asian="normal" style:font-weight-complex="normal"/>
    </style:style>
    <style:style style:name="T127_27" style:family="text">
      <style:text-properties fo:font-weight="normal" style:font-weight-asian="normal" style:font-weight-complex="normal"/>
    </style:style>
    <style:style style:name="T127_28" style:family="text">
      <style:text-properties fo:font-weight="normal" style:font-weight-asian="normal" style:font-weight-complex="normal"/>
    </style:style>
    <style:style style:name="T127_29" style:family="text">
      <style:text-properties fo:font-weight="normal" style:font-weight-asian="normal" style:font-weight-complex="normal"/>
    </style:style>
    <style:style style:name="T127_30" style:family="text">
      <style:text-properties fo:font-weight="normal" style:font-weight-asian="normal" style:font-weight-complex="normal"/>
    </style:style>
    <style:style style:name="T127_31" style:family="text">
      <style:text-properties fo:font-weight="normal" style:font-weight-asian="normal" style:font-weight-complex="normal"/>
    </style:style>
    <style:style style:name="T127_32" style:family="text">
      <style:text-properties fo:font-weight="normal" style:font-weight-asian="normal" style:font-weight-complex="normal"/>
    </style:style>
    <style:style style:name="T127_33" style:family="text">
      <style:text-properties fo:font-weight="normal" style:font-weight-asian="normal" style:font-weight-complex="normal"/>
    </style:style>
    <style:style style:name="T127_34" style:family="text">
      <style:text-properties fo:font-weight="normal" style:font-weight-asian="normal" style:font-weight-complex="normal"/>
    </style:style>
    <style:style style:name="T127_35" style:family="text">
      <style:text-properties fo:font-weight="normal" style:font-weight-asian="normal" style:font-weight-complex="normal"/>
    </style:style>
    <style:style style:name="T127_36" style:family="text">
      <style:text-properties fo:font-weight="normal" style:font-weight-asian="normal" style:font-weight-complex="normal"/>
    </style:style>
    <style:style style:name="T127_37" style:family="text">
      <style:text-properties fo:font-weight="normal" style:font-weight-asian="normal" style:font-weight-complex="normal"/>
    </style:style>
    <style:style style:name="T127_38" style:family="text">
      <style:text-properties fo:font-weight="normal" style:font-weight-asian="normal" style:font-weight-complex="normal"/>
    </style:style>
    <style:style style:name="T127_39" style:family="text">
      <style:text-properties fo:font-weight="normal" style:font-weight-asian="normal" style:font-weight-complex="normal"/>
    </style:style>
    <style:style style:name="T127_40" style:family="text">
      <style:text-properties fo:font-weight="normal" style:font-weight-asian="normal" style:font-weight-complex="normal"/>
    </style:style>
    <style:style style:name="T127_41" style:family="text">
      <style:text-properties fo:font-weight="normal" style:font-weight-asian="normal" style:font-weight-complex="normal"/>
    </style:style>
    <style:style style:name="T127_42" style:family="text">
      <style:text-properties fo:font-weight="normal" style:font-weight-asian="normal" style:font-weight-complex="normal"/>
    </style:style>
    <style:style style:name="T127_43" style:family="text">
      <style:text-properties fo:font-weight="normal" style:font-weight-asian="normal" style:font-weight-complex="normal"/>
    </style:style>
    <style:style style:name="T127_44" style:family="text">
      <style:text-properties fo:font-weight="normal" style:font-weight-asian="normal" style:font-weight-complex="normal"/>
    </style:style>
    <style:style style:name="T127_45" style:family="text">
      <style:text-properties fo:font-weight="normal" style:font-weight-asian="normal" style:font-weight-complex="normal"/>
    </style:style>
    <style:style style:name="T127_46" style:family="text">
      <style:text-properties fo:font-weight="normal" style:font-weight-asian="normal" style:font-weight-complex="normal"/>
    </style:style>
    <style:style style:name="T127_47" style:family="text">
      <style:text-properties fo:font-weight="normal" style:font-weight-asian="normal" style:font-weight-complex="normal"/>
    </style:style>
    <style:style style:name="T127_48" style:family="text">
      <style:text-properties fo:font-weight="normal" style:font-weight-asian="normal" style:font-weight-complex="normal"/>
    </style:style>
    <style:style style:name="T127_49" style:family="text">
      <style:text-properties fo:font-weight="normal" style:font-weight-asian="normal" style:font-weight-complex="normal"/>
    </style:style>
    <style:style style:name="T127_50" style:family="text">
      <style:text-properties fo:font-weight="normal" style:font-weight-asian="normal" style:font-weight-complex="normal"/>
    </style:style>
    <style:style style:name="T127_51" style:family="text">
      <style:text-properties fo:font-weight="normal" style:font-weight-asian="normal" style:font-weight-complex="normal"/>
    </style:style>
    <style:style style:name="T127_52" style:family="text"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/>
    <style:style style:name="T132_2" style:family="text">
      <style:text-properties fo:font-weight="normal" style:font-weight-asian="normal" style:font-weight-complex="normal"/>
    </style:style>
    <style:style style:name="T132_3" style:family="text">
      <style:text-properties fo:font-weight="normal" style:font-weight-asian="normal" style:font-weight-complex="normal"/>
    </style:style>
    <style:style style:name="T132_4" style:family="text">
      <style:text-properties fo:font-weight="normal" style:font-weight-asian="normal" style:font-weight-complex="normal"/>
    </style:style>
    <style:style style:name="T132_5" style:family="text">
      <style:text-properties fo:font-weight="normal" style:font-weight-asian="normal" style:font-weight-complex="normal"/>
    </style:style>
    <style:style style:name="T132_6" style:family="text">
      <style:text-properties fo:font-weight="normal" style:font-weight-asian="normal" style:font-weight-complex="normal"/>
    </style:style>
    <style:style style:name="T132_7" style:family="text">
      <style:text-properties fo:font-weight="normal" style:font-weight-asian="normal" style:font-weight-complex="normal"/>
    </style:style>
    <style:style style:name="T132_8" style:family="text">
      <style:text-properties fo:font-weight="normal" style:font-weight-asian="normal" style:font-weight-complex="normal"/>
    </style:style>
    <style:style style:name="T132_9" style:family="text">
      <style:text-properties fo:font-weight="normal" style:font-weight-asian="normal" style:font-weight-complex="normal"/>
    </style:style>
    <style:style style:name="T132_10" style:family="text">
      <style:text-properties fo:font-weight="normal" style:font-weight-asian="normal" style:font-weight-complex="normal"/>
    </style:style>
    <style:style style:name="T132_11" style:family="text">
      <style:text-properties fo:font-weight="normal" style:font-weight-asian="normal" style:font-weight-complex="normal"/>
    </style:style>
    <style:style style:name="T132_12" style:family="text">
      <style:text-properties fo:font-weight="normal" style:font-weight-asian="normal" style:font-weight-complex="normal"/>
    </style:style>
    <style:style style:name="T132_13" style:family="text">
      <style:text-properties fo:font-weight="normal" style:font-weight-asian="normal" style:font-weight-complex="normal"/>
    </style:style>
    <style:style style:name="T132_14" style:family="text">
      <style:text-properties fo:font-weight="normal" style:font-weight-asian="normal" style:font-weight-complex="normal"/>
    </style:style>
    <style:style style:name="T132_15" style:family="text">
      <style:text-properties fo:font-weight="normal" style:font-weight-asian="normal" style:font-weight-complex="normal"/>
    </style:style>
    <style:style style:name="T132_16" style:family="text">
      <style:text-properties fo:font-weight="normal" style:font-weight-asian="normal" style:font-weight-complex="normal"/>
    </style:style>
    <style:style style:name="T132_17" style:family="text">
      <style:text-properties fo:font-weight="normal" style:font-weight-asian="normal" style:font-weight-complex="normal"/>
    </style:style>
    <style:style style:name="T132_18" style:family="text">
      <style:text-properties fo:font-weight="normal" style:font-weight-asian="normal" style:font-weight-complex="normal"/>
    </style:style>
    <style:style style:name="T132_19" style:family="text">
      <style:text-properties fo:font-weight="normal" style:font-weight-asian="normal" style:font-weight-complex="normal"/>
    </style:style>
    <style:style style:name="T132_20" style:family="text">
      <style:text-properties fo:font-weight="normal" style:font-weight-asian="normal" style:font-weight-complex="normal"/>
    </style:style>
    <style:style style:name="T132_21" style:family="text">
      <style:text-properties fo:font-weight="normal" style:font-weight-asian="normal" style:font-weight-complex="normal"/>
    </style:style>
    <style:style style:name="T132_22" style:family="text">
      <style:text-properties fo:font-weight="normal" style:font-weight-asian="normal" style:font-weight-complex="normal"/>
    </style:style>
    <style:style style:name="T132_23" style:family="text">
      <style:text-properties fo:font-weight="normal" style:font-weight-asian="normal" style:font-weight-complex="normal"/>
    </style:style>
    <style:style style:name="T132_24" style:family="text">
      <style:text-properties fo:font-weight="normal" style:font-weight-asian="normal" style:font-weight-complex="normal"/>
    </style:style>
    <style:style style:name="T132_25" style:family="text">
      <style:text-properties fo:font-weight="normal" style:font-weight-asian="normal" style:font-weight-complex="normal"/>
    </style:style>
    <style:style style:name="T132_26" style:family="text">
      <style:text-properties fo:font-weight="normal" style:font-weight-asian="normal" style:font-weight-complex="normal"/>
    </style:style>
    <style:style style:name="T132_27" style:family="text">
      <style:text-properties fo:font-weight="normal" style:font-weight-asian="normal" style:font-weight-complex="normal"/>
    </style:style>
    <style:style style:name="T132_28" style:family="text">
      <style:text-properties fo:font-weight="normal" style:font-weight-asian="normal" style:font-weight-complex="normal"/>
    </style:style>
    <style:style style:name="T132_29" style:family="text">
      <style:text-properties fo:font-weight="normal" style:font-weight-asian="normal" style:font-weight-complex="normal"/>
    </style:style>
    <style:style style:name="P133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5" style:family="paragraph" style:parent-style-name="Standard">
      <style:paragraph-properties fo:text-align="center" fo:break-before="auto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T139_32" style:family="text">
      <style:text-properties fo:font-weight="normal" style:font-weight-asian="normal" style:font-weight-complex="normal"/>
    </style:style>
    <style:style style:name="T139_33" style:family="text">
      <style:text-properties fo:font-weight="normal" style:font-weight-asian="normal" style:font-weight-complex="normal"/>
    </style:style>
    <style:style style:name="T139_34" style:family="text">
      <style:text-properties fo:font-weight="normal" style:font-weight-asian="normal" style:font-weight-complex="normal"/>
    </style:style>
    <style:style style:name="T139_35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>
      <style:text-properties fo:font-weight="normal" style:font-weight-asian="normal" style:font-weight-complex="normal"/>
    </style:style>
    <style:style style:name="T140_6" style:family="text">
      <style:text-properties fo:font-weight="normal" style:font-weight-asian="normal" style:font-weight-complex="normal"/>
    </style:style>
    <style:style style:name="T140_7" style:family="text">
      <style:text-properties fo:font-weight="normal" style:font-weight-asian="normal" style:font-weight-complex="normal"/>
    </style:style>
    <style:style style:name="T140_8" style:family="text">
      <style:text-properties fo:font-weight="normal" style:font-weight-asian="normal" style:font-weight-complex="normal"/>
    </style:style>
    <style:style style:name="T140_9" style:family="text">
      <style:text-properties fo:font-weight="normal" style:font-weight-asian="normal" style:font-weight-complex="normal"/>
    </style:style>
    <style:style style:name="T140_10" style:family="text">
      <style:text-properties fo:font-weight="normal" style:font-weight-asian="normal" style:font-weight-complex="normal"/>
    </style:style>
    <style:style style:name="T140_11" style:family="text">
      <style:text-properties fo:font-weight="normal" style:font-weight-asian="normal" style:font-weight-complex="normal"/>
    </style:style>
    <style:style style:name="T140_12" style:family="text">
      <style:text-properties fo:font-weight="normal" style:font-weight-asian="normal" style:font-weight-complex="normal"/>
    </style:style>
    <style:style style:name="T140_13" style:family="text">
      <style:text-properties fo:font-weight="normal" style:font-weight-asian="normal" style:font-weight-complex="normal"/>
    </style:style>
    <style:style style:name="T140_14" style:family="text">
      <style:text-properties fo:font-weight="normal" style:font-weight-asian="normal" style:font-weight-complex="normal"/>
    </style:style>
    <style:style style:name="T140_15" style:family="text">
      <style:text-properties fo:font-weight="normal" style:font-weight-asian="normal" style:font-weight-complex="normal"/>
    </style:style>
    <style:style style:name="T140_16" style:family="text">
      <style:text-properties fo:font-weight="normal" style:font-weight-asian="normal" style:font-weight-complex="normal"/>
    </style:style>
    <style:style style:name="T140_17" style:family="text">
      <style:text-properties fo:font-weight="normal" style:font-weight-asian="normal" style:font-weight-complex="normal"/>
    </style:style>
    <style:style style:name="T140_18" style:family="text">
      <style:text-properties fo:font-weight="normal" style:font-weight-asian="normal" style:font-weight-complex="normal"/>
    </style:style>
    <style:style style:name="T140_19" style:family="text">
      <style:text-properties fo:font-weight="normal" style:font-weight-asian="normal" style:font-weight-complex="normal"/>
    </style:style>
    <style:style style:name="T140_20" style:family="text">
      <style:text-properties fo:font-weight="normal" style:font-weight-asian="normal" style:font-weight-complex="normal"/>
    </style:style>
    <style:style style:name="T140_21" style:family="text">
      <style:text-properties fo:font-weight="normal" style:font-weight-asian="normal" style:font-weight-complex="normal"/>
    </style:style>
    <style:style style:name="T140_22" style:family="text">
      <style:text-properties fo:font-weight="normal" style:font-weight-asian="normal" style:font-weight-complex="normal"/>
    </style:style>
    <style:style style:name="T140_23" style:family="text"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text-align="justify" fo:break-before="auto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/>
    <style:style style:name="T143_18" style:family="text">
      <style:text-properties fo:font-weight="normal" style:font-weight-asian="normal" style:font-weight-complex="normal"/>
    </style:style>
    <style:style style:name="T143_19" style:family="text">
      <style:text-properties fo:font-weight="normal" style:font-weight-asian="normal" style:font-weight-complex="normal"/>
    </style:style>
    <style:style style:name="T143_20" style:family="text">
      <style:text-properties fo:font-weight="normal" style:font-weight-asian="normal" style:font-weight-complex="normal"/>
    </style:style>
    <style:style style:name="T143_21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>
      <style:text-properties fo:font-weight="normal" style:font-weight-asian="normal" style:font-weight-complex="normal"/>
    </style:style>
    <style:style style:name="T144_2" style:family="text">
      <style:text-properties fo:font-weight="normal" style:font-weight-asian="normal" style:font-weight-complex="normal"/>
    </style:style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>
      <style:text-properties fo:font-weight="normal" style:font-weight-asian="normal" style:font-weight-complex="normal"/>
    </style:style>
    <style:style style:name="T144_13" style:family="text">
      <style:text-properties fo:font-weight="normal" style:font-weight-asian="normal" style:font-weight-complex="normal"/>
    </style:style>
    <style:style style:name="T144_14" style:family="text">
      <style:text-properties fo:font-weight="normal" style:font-weight-asian="normal" style:font-weight-complex="normal"/>
    </style:style>
    <style:style style:name="T144_15" style:family="text">
      <style:text-properties fo:font-weight="normal" style:font-weight-asian="normal" style:font-weight-complex="normal"/>
    </style:style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text-indent="1.27cm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>
      <style:text-properties fo:font-weight="normal" style:font-weight-asian="normal" style:font-weight-complex="normal"/>
    </style:style>
    <style:style style:name="T147_9" style:family="text">
      <style:text-properties fo:font-weight="normal" style:font-weight-asian="normal" style:font-weight-complex="normal" style:text-underline-style="solid" style:text-underline-color="font-color"/>
    </style:style>
    <style:style style:name="T147_10" style:family="text">
      <style:text-properties fo:font-weight="normal" style:font-weight-asian="normal" style:font-weight-complex="normal" style:text-underline-style="solid" style:text-underline-color="font-color"/>
    </style:style>
    <style:style style:name="T147_11" style:family="text">
      <style:text-properties fo:font-weight="normal" style:font-weight-asian="normal" style:font-weight-complex="normal" style:text-underline-style="solid" style:text-underline-color="font-color"/>
    </style:style>
    <style:style style:name="T147_12" style:family="text">
      <style:text-properties fo:font-weight="normal" style:font-weight-asian="normal" style:font-weight-complex="normal" style:text-underline-style="solid" style:text-underline-color="font-color"/>
    </style:style>
    <style:style style:name="T147_13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text-indent="1.27cm" fo:line-height="150%" style:writing-mode="lr-tb"/>
    </style:style>
    <style:style style:name="T148_1" style:family="text">
      <style:text-properties fo:font-weight="normal" style:font-weight-asian="normal" style:font-weight-complex="normal"/>
    </style:style>
    <style:style style:name="T148_2" style:family="text">
      <style:text-properties fo:font-weight="normal" style:font-weight-asian="normal" style:font-weight-complex="normal"/>
    </style:style>
    <style:style style:name="T148_3" style:family="text">
      <style:text-properties fo:font-weight="normal" style:font-weight-asian="normal" style:font-weight-complex="normal"/>
    </style:style>
    <style:style style:name="T148_4" style:family="text">
      <style:text-properties fo:font-weight="normal" style:font-weight-asian="normal" style:font-weight-complex="normal"/>
    </style:style>
    <style:style style:name="T148_5" style:family="text">
      <style:text-properties fo:font-weight="normal" style:font-weight-asian="normal" style:font-weight-complex="normal"/>
    </style:style>
    <style:style style:name="T148_6" style:family="text">
      <style:text-properties fo:font-weight="normal" style:font-weight-asian="normal" style:font-weight-complex="normal"/>
    </style:style>
    <style:style style:name="T148_7" style:family="text">
      <style:text-properties fo:font-weight="normal" style:font-weight-asian="normal" style:font-weight-complex="normal"/>
    </style:style>
    <style:style style:name="T148_8" style:family="text">
      <style:text-properties fo:font-weight="normal" style:font-weight-asian="normal" style:font-weight-complex="normal"/>
    </style:style>
    <style:style style:name="T148_9" style:family="text">
      <style:text-properties fo:font-weight="normal" style:font-weight-asian="normal" style:font-weight-complex="normal"/>
    </style:style>
    <style:style style:name="T148_10" style:family="text">
      <style:text-properties fo:font-weight="normal" style:font-weight-asian="normal" style:font-weight-complex="normal"/>
    </style:style>
    <style:style style:name="T148_11" style:family="text">
      <style:text-properties fo:font-weight="normal" style:font-weight-asian="normal" style:font-weight-complex="normal"/>
    </style:style>
    <style:style style:name="T148_12" style:family="text">
      <style:text-properties fo:font-weight="normal" style:font-weight-asian="normal" style:font-weight-complex="normal"/>
    </style:style>
    <style:style style:name="T148_13" style:family="text"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text-indent="1.27cm" fo:line-height="150%" style:writing-mode="lr-tb"/>
    </style:style>
    <style:style style:name="T149_1" style:family="text">
      <style:text-properties fo:font-weight="normal" style:font-weight-asian="normal" style:font-weight-complex="normal"/>
    </style:style>
    <style:style style:name="T149_2" style:family="text">
      <style:text-properties fo:font-weight="normal" style:font-weight-asian="normal" style:font-weight-complex="normal"/>
    </style:style>
    <style:style style:name="T149_3" style:family="text">
      <style:text-properties fo:font-weight="normal" style:font-weight-asian="normal" style:font-weight-complex="normal"/>
    </style:style>
    <style:style style:name="T149_4" style:family="text">
      <style:text-properties fo:font-weight="normal" style:font-weight-asian="normal" style:font-weight-complex="normal"/>
    </style:style>
    <style:style style:name="T149_5" style:family="text">
      <style:text-properties fo:font-weight="normal" style:font-weight-asian="normal" style:font-weight-complex="normal"/>
    </style:style>
    <style:style style:name="T149_6" style:family="text">
      <style:text-properties fo:font-weight="normal" style:font-weight-asian="normal" style:font-weight-complex="normal"/>
    </style:style>
    <style:style style:name="T149_7" style:family="text">
      <style:text-properties fo:font-weight="normal" style:font-weight-asian="normal" style:font-weight-complex="normal"/>
    </style:style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/>
    </style:style>
    <style:style style:name="T149_10" style:family="text">
      <style:text-properties fo:font-weight="normal" style:font-weight-asian="normal" style:font-weight-complex="normal"/>
    </style:style>
    <style:style style:name="T149_11" style:family="text">
      <style:text-properties fo:font-weight="normal" style:font-weight-asian="normal" style:font-weight-complex="normal"/>
    </style:style>
    <style:style style:name="T149_12" style:family="text">
      <style:text-properties fo:font-weight="normal" style:font-weight-asian="normal" style:font-weight-complex="normal"/>
    </style:style>
    <style:style style:name="T149_13" style:family="text">
      <style:text-properties fo:font-weight="normal" style:font-weight-asian="normal" style:font-weight-complex="normal"/>
    </style:style>
    <style:style style:name="T149_14" style:family="text">
      <style:text-properties fo:font-weight="normal" style:font-weight-asian="normal" style:font-weight-complex="normal"/>
    </style:style>
    <style:style style:name="T149_15" style:family="text">
      <style:text-properties fo:font-weight="normal" style:font-weight-asian="normal" style:font-weight-complex="normal"/>
    </style:style>
    <style:style style:name="T149_16" style:family="text">
      <style:text-properties fo:font-weight="normal" style:font-weight-asian="normal" style:font-weight-complex="normal"/>
    </style:style>
    <style:style style:name="T149_17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/>
    <style:style style:name="T150_3" style:family="text">
      <style:text-properties fo:font-weight="normal" style:font-weight-asian="normal" style:font-weight-complex="normal"/>
    </style:style>
    <style:style style:name="T150_4" style:family="text"/>
    <style:style style:name="T150_5" style:family="text"/>
    <style:style style:name="T150_6" style:family="text">
      <style:text-properties fo:font-weight="normal" style:font-weight-asian="normal" style:font-weight-complex="normal"/>
    </style:style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2_1" style:family="text"/>
    <style:style style:name="T152_2" style:family="text">
      <style:text-properties fo:font-style="italic" style:font-style-asian="italic" style:font-style-complex="italic"/>
    </style:style>
    <style:style style:name="T152_3" style:family="text">
      <style:text-properties fo:font-style="italic" style:font-style-asian="italic" style:font-style-complex="italic"/>
    </style:style>
    <style:style style:name="T152_4" style:family="text">
      <style:text-properties fo:font-style="italic" style:font-style-asian="italic" style:font-style-complex="italic"/>
    </style:style>
    <style:style style:name="T152_5" style:family="text">
      <style:text-properties fo:font-style="italic" style:font-style-asian="italic" style:font-style-complex="italic"/>
    </style:style>
    <style:style style:name="T152_6" style:family="text">
      <style:text-properties fo:font-style="italic" style:font-style-asian="italic" style:font-style-complex="italic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 style:text-underline-style="solid" style:text-underline-color="font-color"/>
    </style:style>
    <style:style style:name="T152_9" style:family="text">
      <style:text-properties fo:font-weight="normal" style:font-weight-asian="normal" style:font-weight-complex="normal" style:text-underline-style="solid" style:text-underline-color="font-color"/>
    </style:style>
    <style:style style:name="T152_10" style:family="text">
      <style:text-properties fo:font-weight="normal" style:font-weight-asian="normal" style:font-weight-complex="normal" style:text-underline-style="solid" style:text-underline-color="font-color"/>
    </style:style>
    <style:style style:name="T152_11" style:family="text">
      <style:text-properties fo:font-weight="normal" style:font-weight-asian="normal" style:font-weight-complex="normal" style:text-underline-style="solid" style:text-underline-color="font-color"/>
    </style:style>
    <style:style style:name="T152_12" style:family="text">
      <style:text-properties fo:font-weight="normal" style:font-weight-asian="normal" style:font-weight-complex="normal" style:text-underline-style="solid" style:text-underline-color="font-color"/>
    </style:style>
    <style:style style:name="T152_13" style:family="text">
      <style:text-properties fo:font-weight="normal" style:font-weight-asian="normal" style:font-weight-complex="normal" style:text-underline-style="solid" style:text-underline-color="font-color"/>
    </style:style>
    <style:style style:name="T152_14" style:family="text">
      <style:text-properties fo:font-weight="normal" style:font-weight-asian="normal" style:font-weight-complex="normal" style:text-underline-style="solid" style:text-underline-color="font-color"/>
    </style:style>
    <style:style style:name="T152_15" style:family="text">
      <style:text-properties fo:font-weight="normal" style:font-weight-asian="normal" style:font-weight-complex="normal" style:text-underline-style="solid" style:text-underline-color="font-color"/>
    </style:style>
    <style:style style:name="T152_16" style:family="text">
      <style:text-properties fo:font-weight="normal" style:font-weight-asian="normal" style:font-weight-complex="normal" style:text-underline-style="solid" style:text-underline-color="font-color"/>
    </style:style>
    <style:style style:name="T152_17" style:family="text">
      <style:text-properties fo:font-weight="normal" style:font-weight-asian="normal" style:font-weight-complex="normal" style:text-underline-style="solid" style:text-underline-color="font-color"/>
    </style:style>
    <style:style style:name="T152_18" style:family="text">
      <style:text-properties fo:font-weight="normal" style:font-weight-asian="normal" style:font-weight-complex="normal" style:text-underline-style="solid" style:text-underline-color="font-color"/>
    </style:style>
    <style:style style:name="T152_19" style:family="text">
      <style:text-properties fo:font-weight="normal" style:font-weight-asian="normal" style:font-weight-complex="normal" style:text-underline-style="solid" style:text-underline-color="font-color"/>
    </style:style>
    <style:style style:name="T152_20" style:family="text">
      <style:text-properties fo:font-weight="normal" style:font-weight-asian="normal" style:font-weight-complex="normal" style:text-underline-style="solid" style:text-underline-color="font-color"/>
    </style:style>
    <style:style style:name="T152_21" style:family="text">
      <style:text-properties fo:font-weight="normal" style:font-weight-asian="normal" style:font-weight-complex="normal" style:text-underline-style="solid" style:text-underline-color="font-color"/>
    </style:style>
    <style:style style:name="P15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T153_10" style:family="text">
      <style:text-properties fo:font-weight="normal" style:font-weight-asian="normal" style:font-weight-complex="normal"/>
    </style:style>
    <style:style style:name="T153_11" style:family="text">
      <style:text-properties fo:font-weight="normal" style:font-weight-asian="normal" style:font-weight-complex="normal"/>
    </style:style>
    <style:style style:name="T153_12" style:family="text">
      <style:text-properties fo:font-weight="normal" style:font-weight-asian="normal" style:font-weight-complex="normal"/>
    </style:style>
    <style:style style:name="T153_13" style:family="text">
      <style:text-properties fo:font-weight="normal" style:font-weight-asian="normal" style:font-weight-complex="normal"/>
    </style:style>
    <style:style style:name="T153_14" style:family="text">
      <style:text-properties fo:font-weight="normal" style:font-weight-asian="normal" style:font-weight-complex="normal"/>
    </style:style>
    <style:style style:name="T153_15" style:family="text">
      <style:text-properties fo:font-weight="normal" style:font-weight-asian="normal" style:font-weight-complex="normal"/>
    </style:style>
    <style:style style:name="T153_16" style:family="text">
      <style:text-properties fo:font-weight="normal" style:font-weight-asian="normal" style:font-weight-complex="normal"/>
    </style:style>
    <style:style style:name="T153_17" style:family="text">
      <style:text-properties fo:font-weight="normal" style:font-weight-asian="normal" style:font-weight-complex="normal"/>
    </style:style>
    <style:style style:name="T153_18" style:family="text">
      <style:text-properties fo:font-weight="normal" style:font-weight-asian="normal" style:font-weight-complex="normal"/>
    </style:style>
    <style:style style:name="T153_19" style:family="text">
      <style:text-properties fo:font-weight="normal" style:font-weight-asian="normal" style:font-weight-complex="normal"/>
    </style:style>
    <style:style style:name="T153_20" style:family="text">
      <style:text-properties fo:font-weight="normal" style:font-weight-asian="normal" style:font-weight-complex="normal"/>
    </style:style>
    <style:style style:name="T153_21" style:family="text">
      <style:text-properties fo:font-weight="normal" style:font-weight-asian="normal" style:font-weight-complex="normal"/>
    </style:style>
    <style:style style:name="T153_22" style:family="text">
      <style:text-properties fo:font-weight="normal" style:font-weight-asian="normal" style:font-weight-complex="normal"/>
    </style:style>
    <style:style style:name="T153_23" style:family="text">
      <style:text-properties fo:font-weight="normal" style:font-weight-asian="normal" style:font-weight-complex="normal"/>
    </style:style>
    <style:style style:name="T153_24" style:family="text">
      <style:text-properties fo:font-weight="normal" style:font-weight-asian="normal" style:font-weight-complex="normal"/>
    </style:style>
    <style:style style:name="T153_25" style:family="text">
      <style:text-properties fo:font-weight="normal" style:font-weight-asian="normal" style:font-weight-complex="normal"/>
    </style:style>
    <style:style style:name="T153_26" style:family="text">
      <style:text-properties fo:font-weight="normal" style:font-weight-asian="normal" style:font-weight-complex="normal"/>
    </style:style>
    <style:style style:name="T153_27" style:family="text">
      <style:text-properties fo:font-weight="normal" style:font-weight-asian="normal" style:font-weight-complex="normal"/>
    </style:style>
    <style:style style:name="T153_28" style:family="text">
      <style:text-properties fo:font-weight="normal" style:font-weight-asian="normal" style:font-weight-complex="normal"/>
    </style:style>
    <style:style style:name="T153_29" style:family="text">
      <style:text-properties fo:font-weight="normal" style:font-weight-asian="normal" style:font-weight-complex="normal"/>
    </style:style>
    <style:style style:name="T153_30" style:family="text">
      <style:text-properties fo:font-weight="normal" style:font-weight-asian="normal" style:font-weight-complex="normal"/>
    </style:style>
    <style:style style:name="T153_31" style:family="text">
      <style:text-properties fo:font-weight="normal" style:font-weight-asian="normal" style:font-weight-complex="normal"/>
    </style:style>
    <style:style style:name="T153_32" style:family="text">
      <style:text-properties fo:font-weight="normal" style:font-weight-asian="normal" style:font-weight-complex="normal"/>
    </style:style>
    <style:style style:name="T153_33" style:family="text">
      <style:text-properties fo:font-weight="normal" style:font-weight-asian="normal" style:font-weight-complex="normal"/>
    </style:style>
    <style:style style:name="T153_34" style:family="text">
      <style:text-properties fo:font-weight="normal" style:font-weight-asian="normal" style:font-weight-complex="normal"/>
    </style:style>
    <style:style style:name="T153_35" style:family="text">
      <style:text-properties fo:font-weight="normal" style:font-weight-asian="normal" style:font-weight-complex="normal"/>
    </style:style>
    <style:style style:name="T153_36" style:family="text">
      <style:text-properties fo:font-weight="normal" style:font-weight-asian="normal" style:font-weight-complex="normal"/>
    </style:style>
    <style:style style:name="T153_37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text-align="center" fo:break-before="auto" fo:line-height="100%" style:writing-mode="lr-tb"/>
    </style:style>
    <style:style style:name="P158" style:family="paragraph" style:parent-style-name="Standard">
      <style:paragraph-properties fo:text-align="center" fo:break-before="page" fo:line-height="10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text-align="justify" fo:break-before="auto" fo:line-height="100%" style:writing-mode="lr-tb"/>
    </style:style>
    <style:style style:name="P160" style:family="paragraph" style:parent-style-name="Standard">
      <style:paragraph-properties fo:text-align="justify" fo:break-before="auto" fo:line-height="100%" style:writing-mode="lr-tb"/>
    </style:style>
    <style:style style:name="P161" style:family="paragraph" style:parent-style-name="Standard">
      <style:paragraph-properties fo:text-align="justify"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>
      <style:text-properties fo:font-weight="normal" style:font-weight-asian="normal" style:font-weight-complex="normal"/>
    </style:style>
    <style:style style:name="T161_5" style:family="text">
      <style:text-properties fo:font-weight="normal" style:font-weight-asian="normal" style:font-weight-complex="normal"/>
    </style:style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line-height="10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>
      <style:text-properties fo:font-weight="normal" style:font-weight-asian="normal" style:font-weight-complex="normal"/>
    </style:style>
    <style:style style:name="T162_10" style:family="text">
      <style:text-properties fo:font-weight="normal" style:font-weight-asian="normal" style:font-weight-complex="normal"/>
    </style:style>
    <style:style style:name="T162_11" style:family="text">
      <style:text-properties fo:font-weight="normal" style:font-weight-asian="normal" style:font-weight-complex="normal"/>
    </style:style>
    <style:style style:name="T162_12" style:family="text">
      <style:text-properties fo:font-weight="normal" style:font-weight-asian="normal" style:font-weight-complex="normal"/>
    </style:style>
    <style:style style:name="T162_13" style:family="text">
      <style:text-properties fo:font-weight="normal" style:font-weight-asian="normal" style:font-weight-complex="normal"/>
    </style:style>
    <style:style style:name="T162_14" style:family="text">
      <style:text-properties fo:font-weight="normal" style:font-weight-asian="normal" style:font-weight-complex="normal"/>
    </style:style>
    <style:style style:name="T162_15" style:family="text">
      <style:text-properties fo:font-weight="normal" style:font-weight-asian="normal" style:font-weight-complex="normal"/>
    </style:style>
    <style:style style:name="T162_16" style:family="text">
      <style:text-properties fo:font-weight="normal" style:font-weight-asian="normal" style:font-weight-complex="normal"/>
    </style:style>
    <style:style style:name="T162_17" style:family="text">
      <style:text-properties fo:font-weight="normal" style:font-weight-asian="normal" style:font-weight-complex="normal"/>
    </style:style>
    <style:style style:name="T162_18" style:family="text">
      <style:text-properties fo:font-weight="normal" style:font-weight-asian="normal" style:font-weight-complex="normal"/>
    </style:style>
    <style:style style:name="T162_19" style:family="text">
      <style:text-properties fo:font-weight="normal" style:font-weight-asian="normal" style:font-weight-complex="normal"/>
    </style:style>
    <style:style style:name="T162_20" style:family="text">
      <style:text-properties fo:font-weight="normal" style:font-weight-asian="normal" style:font-weight-complex="normal"/>
    </style:style>
    <style:style style:name="T162_21" style:family="text">
      <style:text-properties fo:font-weight="normal" style:font-weight-asian="normal" style:font-weight-complex="normal"/>
    </style:style>
    <style:style style:name="T162_22" style:family="text">
      <style:text-properties fo:font-weight="normal" style:font-weight-asian="normal" style:font-weight-complex="normal"/>
    </style:style>
    <style:style style:name="T162_23" style:family="text">
      <style:text-properties fo:font-weight="normal" style:font-weight-asian="normal" style:font-weight-complex="normal"/>
    </style:style>
    <style:style style:name="T162_24" style:family="text">
      <style:text-properties fo:font-weight="normal" style:font-weight-asian="normal" style:font-weight-complex="normal"/>
    </style:style>
    <style:style style:name="T162_25" style:family="text">
      <style:text-properties fo:font-weight="normal" style:font-weight-asian="normal" style:font-weight-complex="normal"/>
    </style:style>
    <style:style style:name="T162_26" style:family="text">
      <style:text-properties fo:font-weight="normal" style:font-weight-asian="normal" style:font-weight-complex="normal"/>
    </style:style>
    <style:style style:name="T162_27" style:family="text">
      <style:text-properties fo:font-weight="normal" style:font-weight-asian="normal" style:font-weight-complex="normal"/>
    </style:style>
    <style:style style:name="T162_28" style:family="text">
      <style:text-properties fo:font-weight="normal" style:font-weight-asian="normal" style:font-weight-complex="normal"/>
    </style:style>
    <style:style style:name="T162_29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line-height="10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>
      <style:text-properties fo:font-weight="normal" style:font-weight-asian="normal" style:font-weight-complex="normal"/>
    </style:style>
    <style:style style:name="T163_6" style:family="text">
      <style:text-properties fo:font-weight="normal" style:font-weight-asian="normal" style:font-weight-complex="normal"/>
    </style:style>
    <style:style style:name="T163_7" style:family="text">
      <style:text-properties fo:font-weight="normal" style:font-weight-asian="normal" style:font-weight-complex="normal"/>
    </style:style>
    <style:style style:name="T163_8" style:family="text">
      <style:text-properties fo:font-weight="normal" style:font-weight-asian="normal" style:font-weight-complex="normal"/>
    </style:style>
    <style:style style:name="T163_9" style:family="text">
      <style:text-properties fo:font-weight="normal" style:font-weight-asian="normal" style:font-weight-complex="normal"/>
    </style:style>
    <style:style style:name="T163_10" style:family="text">
      <style:text-properties fo:font-weight="normal" style:font-weight-asian="normal" style:font-weight-complex="normal"/>
    </style:style>
    <style:style style:name="T163_11" style:family="text">
      <style:text-properties fo:font-weight="normal" style:font-weight-asian="normal" style:font-weight-complex="normal"/>
    </style:style>
    <style:style style:name="T163_12" style:family="text">
      <style:text-properties fo:font-weight="normal" style:font-weight-asian="normal" style:font-weight-complex="normal"/>
    </style:style>
    <style:style style:name="T163_13" style:family="text">
      <style:text-properties fo:font-weight="normal" style:font-weight-asian="normal" style:font-weight-complex="normal"/>
    </style:style>
    <style:style style:name="T163_14" style:family="text">
      <style:text-properties fo:font-weight="normal" style:font-weight-asian="normal" style:font-weight-complex="normal"/>
    </style:style>
    <style:style style:name="T163_15" style:family="text">
      <style:text-properties fo:font-weight="normal" style:font-weight-asian="normal" style:font-weight-complex="normal"/>
    </style:style>
    <style:style style:name="T163_16" style:family="text">
      <style:text-properties fo:font-weight="normal" style:font-weight-asian="normal" style:font-weight-complex="normal"/>
    </style:style>
    <style:style style:name="T163_17" style:family="text">
      <style:text-properties fo:font-weight="normal" style:font-weight-asian="normal" style:font-weight-complex="normal"/>
    </style:style>
    <style:style style:name="T163_18" style:family="text">
      <style:text-properties fo:font-weight="normal" style:font-weight-asian="normal" style:font-weight-complex="normal"/>
    </style:style>
    <style:style style:name="T163_19" style:family="text">
      <style:text-properties fo:font-weight="normal" style:font-weight-asian="normal" style:font-weight-complex="normal"/>
    </style:style>
    <style:style style:name="T163_20" style:family="text">
      <style:text-properties fo:font-weight="normal" style:font-weight-asian="normal" style:font-weight-complex="normal"/>
    </style:style>
    <style:style style:name="T163_21" style:family="text">
      <style:text-properties fo:font-weight="normal" style:font-weight-asian="normal" style:font-weight-complex="normal"/>
    </style:style>
    <style:style style:name="T163_22" style:family="text">
      <style:text-properties fo:font-weight="normal" style:font-weight-asian="normal" style:font-weight-complex="normal"/>
    </style:style>
    <style:style style:name="T163_23" style:family="text"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line-height="150%" style:writing-mode="lr-tb"/>
    </style:style>
    <style:style style:name="T164_1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line-height="150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P166" style:family="paragraph" style:parent-style-name="Standard">
      <style:paragraph-properties fo:text-align="justify" fo:break-before="auto" fo:line-height="150%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>
      <style:text-properties fo:font-weight="normal" style:font-weight-asian="normal" style:font-weight-complex="normal"/>
    </style:style>
    <style:style style:name="T166_10" style:family="text">
      <style:text-properties fo:font-weight="normal" style:font-weight-asian="normal" style:font-weight-complex="normal"/>
    </style:style>
    <style:style style:name="T166_11" style:family="text">
      <style:text-properties fo:font-weight="normal" style:font-weight-asian="normal" style:font-weight-complex="normal"/>
    </style:style>
    <style:style style:name="T166_12" style:family="text">
      <style:text-properties fo:font-weight="normal" style:font-weight-asian="normal" style:font-weight-complex="normal"/>
    </style:style>
    <style:style style:name="T166_13" style:family="text">
      <style:text-properties fo:font-weight="normal" style:font-weight-asian="normal" style:font-weight-complex="normal"/>
    </style:style>
    <style:style style:name="T166_14" style:family="text">
      <style:text-properties fo:font-weight="normal" style:font-weight-asian="normal" style:font-weight-complex="normal"/>
    </style:style>
    <style:style style:name="T166_15" style:family="text">
      <style:text-properties fo:font-weight="normal" style:font-weight-asian="normal" style:font-weight-complex="normal"/>
    </style:style>
    <style:style style:name="T166_16" style:family="text">
      <style:text-properties fo:font-weight="normal" style:font-weight-asian="normal" style:font-weight-complex="normal"/>
    </style:style>
    <style:style style:name="T166_17" style:family="text">
      <style:text-properties fo:font-weight="normal" style:font-weight-asian="normal" style:font-weight-complex="normal"/>
    </style:style>
    <style:style style:name="T166_18" style:family="text"/>
    <style:style style:name="T166_19" style:family="text">
      <style:text-properties fo:font-weight="normal" style:font-weight-asian="normal" style:font-weight-complex="normal"/>
    </style:style>
    <style:style style:name="T166_20" style:family="text">
      <style:text-properties fo:font-weight="normal" style:font-weight-asian="normal" style:font-weight-complex="normal"/>
    </style:style>
    <style:style style:name="T166_21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/>
    <style:style style:name="T167_2" style:family="text">
      <style:text-properties fo:font-weight="normal" style:font-weight-asian="normal" style:font-weight-complex="normal"/>
    </style:style>
    <style:style style:name="T167_3" style:family="text">
      <style:text-properties fo:font-weight="normal" style:font-weight-asian="normal" style:font-weight-complex="normal"/>
    </style:style>
    <style:style style:name="T167_4" style:family="text">
      <style:text-properties fo:font-weight="normal" style:font-weight-asian="normal" style:font-weight-complex="normal"/>
    </style:style>
    <style:style style:name="T167_5" style:family="text">
      <style:text-properties fo:font-weight="normal" style:font-weight-asian="normal" style:font-weight-complex="normal"/>
    </style:style>
    <style:style style:name="T167_6" style:family="text">
      <style:text-properties fo:font-weight="normal" style:font-weight-asian="normal" style:font-weight-complex="normal"/>
    </style:style>
    <style:style style:name="T167_7" style:family="text">
      <style:text-properties fo:font-weight="normal" style:font-weight-asian="normal" style:font-weight-complex="normal"/>
    </style:style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>
      <style:text-properties fo:font-weight="normal" style:font-weight-asian="normal" style:font-weight-complex="normal"/>
    </style:style>
    <style:style style:name="T167_14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>
      <style:text-properties fo:font-weight="normal" style:font-weight-asian="normal" style:font-weight-complex="normal" style:text-underline-style="solid" style:text-underline-color="font-color"/>
    </style:style>
    <style:style style:name="T169_9" style:family="text">
      <style:text-properties fo:font-weight="normal" style:font-weight-asian="normal" style:font-weight-complex="normal" style:text-underline-style="solid" style:text-underline-color="font-color"/>
    </style:style>
    <style:style style:name="T169_10" style:family="text">
      <style:text-properties fo:font-weight="normal" style:font-weight-asian="normal" style:font-weight-complex="normal" style:text-underline-style="solid" style:text-underline-color="font-color"/>
    </style:style>
    <style:style style:name="T169_11" style:family="text">
      <style:text-properties fo:font-weight="normal" style:font-weight-asian="normal" style:font-weight-complex="normal" style:text-underline-style="solid" style:text-underline-color="font-color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T170_1" style:family="text">
      <style:text-properties fo:font-weight="normal" style:font-weight-asian="normal" style:font-weight-complex="normal"/>
    </style:style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/>
    <style:style style:name="T170_12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1_1" style:family="text">
      <style:text-properties fo:font-weight="normal" style:font-weight-asian="normal" style:font-weight-complex="normal"/>
    </style:style>
    <style:style style:name="T171_2" style:family="text">
      <style:text-properties fo:font-weight="normal" style:font-weight-asian="normal" style:font-weight-complex="normal"/>
    </style:style>
    <style:style style:name="T171_3" style:family="text">
      <style:text-properties fo:font-weight="normal" style:font-weight-asian="normal" style:font-weight-complex="normal"/>
    </style:style>
    <style:style style:name="T171_4" style:family="text">
      <style:text-properties fo:font-weight="normal" style:font-weight-asian="normal" style:font-weight-complex="normal"/>
    </style:style>
    <style:style style:name="T171_5" style:family="text">
      <style:text-properties fo:font-weight="normal" style:font-weight-asian="normal" style:font-weight-complex="normal"/>
    </style:style>
    <style:style style:name="T171_6" style:family="text">
      <style:text-properties fo:font-weight="normal" style:font-weight-asian="normal" style:font-weight-complex="normal"/>
    </style:style>
    <style:style style:name="T171_7" style:family="text">
      <style:text-properties fo:font-weight="normal" style:font-weight-asian="normal" style:font-weight-complex="normal"/>
    </style:style>
    <style:style style:name="T171_8" style:family="text">
      <style:text-properties fo:font-weight="normal" style:font-weight-asian="normal" style:font-weight-complex="normal"/>
    </style:style>
    <style:style style:name="T171_9" style:family="text">
      <style:text-properties fo:font-weight="normal" style:font-weight-asian="normal" style:font-weight-complex="normal"/>
    </style:style>
    <style:style style:name="T171_10" style:family="text">
      <style:text-properties fo:font-weight="normal" style:font-weight-asian="normal" style:font-weight-complex="normal"/>
    </style:style>
    <style:style style:name="T171_11" style:family="text">
      <style:text-properties fo:font-weight="normal" style:font-weight-asian="normal" style:font-weight-complex="normal"/>
    </style:style>
    <style:style style:name="T171_12" style:family="text">
      <style:text-properties fo:font-weight="normal" style:font-weight-asian="normal" style:font-weight-complex="normal"/>
    </style:style>
    <style:style style:name="T171_13" style:family="text">
      <style:text-properties fo:font-weight="normal" style:font-weight-asian="normal" style:font-weight-complex="normal"/>
    </style:style>
    <style:style style:name="T171_14" style:family="text">
      <style:text-properties fo:font-weight="normal" style:font-weight-asian="normal" style:font-weight-complex="normal"/>
    </style:style>
    <style:style style:name="T171_15" style:family="text">
      <style:text-properties fo:font-weight="normal" style:font-weight-asian="normal" style:font-weight-complex="normal"/>
    </style:style>
    <style:style style:name="T171_16" style:family="text">
      <style:text-properties fo:font-weight="normal" style:font-weight-asian="normal" style:font-weight-complex="normal"/>
    </style:style>
    <style:style style:name="T171_17" style:family="text">
      <style:text-properties fo:font-weight="normal" style:font-weight-asian="normal" style:font-weight-complex="normal"/>
    </style:style>
    <style:style style:name="T171_18" style:family="text"/>
    <style:style style:name="T171_19" style:family="text"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weight="normal" style:font-weight-asian="normal" style:font-weight-complex="normal"/>
    </style:style>
    <style:style style:name="T172_3" style:family="text">
      <style:text-properties fo:font-weight="normal" style:font-weight-asian="normal" style:font-weight-complex="normal"/>
    </style:style>
    <style:style style:name="T172_4" style:family="text">
      <style:text-properties fo:font-weight="normal" style:font-weight-asian="normal" style:font-weight-complex="normal"/>
    </style:style>
    <style:style style:name="T172_5" style:family="text">
      <style:text-properties fo:font-weight="normal" style:font-weight-asian="normal" style:font-weight-complex="normal"/>
    </style:style>
    <style:style style:name="T172_6" style:family="text">
      <style:text-properties fo:font-weight="normal" style:font-weight-asian="normal" style:font-weight-complex="normal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/>
    </style:style>
    <style:style style:name="T172_10" style:family="text">
      <style:text-properties fo:font-weight="normal" style:font-weight-asian="normal" style:font-weight-complex="normal"/>
    </style:style>
    <style:style style:name="T172_11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T173_5" style:family="text">
      <style:text-properties fo:font-weight="normal" style:font-weight-asian="normal" style:font-weight-complex="normal"/>
    </style:style>
    <style:style style:name="T173_6" style:family="text">
      <style:text-properties fo:font-weight="normal" style:font-weight-asian="normal" style:font-weight-complex="normal"/>
    </style:style>
    <style:style style:name="T173_7" style:family="text">
      <style:text-properties fo:font-weight="normal" style:font-weight-asian="normal" style:font-weight-complex="normal"/>
    </style:style>
    <style:style style:name="T173_8" style:family="text">
      <style:text-properties fo:font-weight="normal" style:font-weight-asian="normal" style:font-weight-complex="normal"/>
    </style:style>
    <style:style style:name="T173_9" style:family="text">
      <style:text-properties fo:font-weight="normal" style:font-weight-asian="normal" style:font-weight-complex="normal"/>
    </style:style>
    <style:style style:name="T173_10" style:family="text">
      <style:text-properties fo:font-weight="normal" style:font-weight-asian="normal" style:font-weight-complex="normal"/>
    </style:style>
    <style:style style:name="T173_11" style:family="text">
      <style:text-properties fo:font-weight="normal" style:font-weight-asian="normal" style:font-weight-complex="normal"/>
    </style:style>
    <style:style style:name="T173_12" style:family="text">
      <style:text-properties fo:font-weight="normal" style:font-weight-asian="normal" style:font-weight-complex="normal"/>
    </style:style>
    <style:style style:name="T173_13" style:family="text">
      <style:text-properties fo:font-weight="normal" style:font-weight-asian="normal" style:font-weight-complex="normal"/>
    </style:style>
    <style:style style:name="T173_1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line-height="150%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6_1" style:family="text">
      <style:text-properties fo:font-weight="normal" style:font-weight-asian="normal" style:font-weight-complex="normal"/>
    </style:style>
    <style:style style:name="T176_2" style:family="text">
      <style:text-properties fo:font-style="italic" style:font-style-asian="italic" style:font-style-complex="italic"/>
    </style:style>
    <style:style style:name="T176_3" style:family="text">
      <style:text-properties fo:font-style="italic" style:font-style-asian="italic" style:font-style-complex="italic"/>
    </style:style>
    <style:style style:name="T176_4" style:family="text">
      <style:text-properties fo:font-style="italic" style:font-style-asian="italic" style:font-style-complex="italic"/>
    </style:style>
    <style:style style:name="T176_5" style:family="text">
      <style:text-properties fo:font-style="italic" style:font-style-asian="italic" style:font-style-complex="italic"/>
    </style:style>
    <style:style style:name="T176_6" style:family="text">
      <style:text-properties fo:font-style="italic" style:font-style-asian="italic" style:font-style-complex="italic"/>
    </style:style>
    <style:style style:name="T176_7" style:family="text">
      <style:text-properties fo:font-style="italic" style:font-style-asian="italic" style:font-style-complex="italic"/>
    </style:style>
    <style:style style:name="T176_8" style:family="text">
      <style:text-properties fo:font-weight="normal" style:font-weight-asian="normal" style:font-weight-complex="normal"/>
    </style:style>
    <style:style style:name="T176_9" style:family="text">
      <style:text-properties fo:font-weight="normal" style:font-weight-asian="normal" style:font-weight-complex="normal" style:text-underline-style="solid" style:text-underline-color="font-color"/>
    </style:style>
    <style:style style:name="T176_10" style:family="text">
      <style:text-properties fo:font-weight="normal" style:font-weight-asian="normal" style:font-weight-complex="normal" style:text-underline-style="solid" style:text-underline-color="font-color"/>
    </style:style>
    <style:style style:name="T176_11" style:family="text">
      <style:text-properties fo:font-weight="normal" style:font-weight-asian="normal" style:font-weight-complex="normal" style:text-underline-style="solid" style:text-underline-color="font-color"/>
    </style:style>
    <style:style style:name="T176_12" style:family="text"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7_1" style:family="text">
      <style:text-properties fo:font-weight="normal" style:font-weight-asian="normal" style:font-weight-complex="normal"/>
    </style:style>
    <style:style style:name="T177_2" style:family="text">
      <style:text-properties fo:font-weight="normal" style:font-weight-asian="normal" style:font-weight-complex="normal"/>
    </style:style>
    <style:style style:name="T177_3" style:family="text">
      <style:text-properties fo:font-weight="normal" style:font-weight-asian="normal" style:font-weight-complex="normal"/>
    </style:style>
    <style:style style:name="T177_4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8_1" style:family="text">
      <style:text-properties fo:font-weight="normal" style:font-weight-asian="normal" style:font-weight-complex="normal"/>
    </style:style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T179_14" style:family="text">
      <style:text-properties fo:font-weight="normal" style:font-weight-asian="normal" style:font-weight-complex="normal"/>
    </style:style>
    <style:style style:name="T179_15" style:family="text">
      <style:text-properties fo:font-weight="normal" style:font-weight-asian="normal" style:font-weight-complex="normal"/>
    </style:style>
    <style:style style:name="T179_16" style:family="text">
      <style:text-properties fo:font-weight="normal" style:font-weight-asian="normal" style:font-weight-complex="normal"/>
    </style:style>
    <style:style style:name="T179_17" style:family="text">
      <style:text-properties fo:font-weight="normal" style:font-weight-asian="normal" style:font-weight-complex="normal"/>
    </style:style>
    <style:style style:name="T179_18" style:family="text">
      <style:text-properties fo:font-weight="normal" style:font-weight-asian="normal" style:font-weight-complex="normal"/>
    </style:style>
    <style:style style:name="T179_19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T180_8" style:family="text">
      <style:text-properties fo:font-weight="normal" style:font-weight-asian="normal" style:font-weight-complex="normal"/>
    </style:style>
    <style:style style:name="T180_9" style:family="text">
      <style:text-properties fo:font-weight="normal" style:font-weight-asian="normal" style:font-weight-complex="normal"/>
    </style:style>
    <style:style style:name="T180_10" style:family="text">
      <style:text-properties fo:font-weight="normal" style:font-weight-asian="normal" style:font-weight-complex="normal"/>
    </style:style>
    <style:style style:name="T180_11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1_1" style:family="text"/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T181_14" style:family="text">
      <style:text-properties fo:font-weight="normal" style:font-weight-asian="normal" style:font-weight-complex="normal"/>
    </style:style>
    <style:style style:name="T181_15" style:family="text">
      <style:text-properties fo:font-weight="normal" style:font-weight-asian="normal" style:font-weight-complex="normal"/>
    </style:style>
    <style:style style:name="T181_16" style:family="text">
      <style:text-properties fo:font-weight="normal" style:font-weight-asian="normal" style:font-weight-complex="normal"/>
    </style:style>
    <style:style style:name="T181_17" style:family="text">
      <style:text-properties fo:font-weight="normal" style:font-weight-asian="normal" style:font-weight-complex="normal"/>
    </style:style>
    <style:style style:name="T181_18" style:family="text">
      <style:text-properties fo:font-weight="normal" style:font-weight-asian="normal" style:font-weight-complex="normal"/>
    </style:style>
    <style:style style:name="T181_19" style:family="text">
      <style:text-properties fo:font-weight="normal" style:font-weight-asian="normal" style:font-weight-complex="normal"/>
    </style:style>
    <style:style style:name="T181_20" style:family="text">
      <style:text-properties fo:font-weight="normal" style:font-weight-asian="normal" style:font-weight-complex="normal"/>
    </style:style>
    <style:style style:name="T181_21" style:family="text">
      <style:text-properties fo:font-weight="normal" style:font-weight-asian="normal" style:font-weight-complex="normal"/>
    </style:style>
    <style:style style:name="T181_22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center" fo:break-before="page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text-align="justify" fo:break-before="auto" fo:line-height="100%" style:writing-mode="lr-tb"/>
    </style:style>
    <style:style style:name="P184" style:family="paragraph" style:parent-style-name="Standard">
      <style:paragraph-properties fo:text-align="justify" fo:break-before="auto" fo:line-height="100%" style:writing-mode="lr-tb"/>
    </style:style>
    <style:style style:name="P185" style:family="paragraph" style:parent-style-name="Standard">
      <style:paragraph-properties fo:text-align="justify"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T186_14" style:family="text">
      <style:text-properties fo:font-weight="normal" style:font-weight-asian="normal" style:font-weight-complex="normal"/>
    </style:style>
    <style:style style:name="T186_15" style:family="text">
      <style:text-properties fo:font-weight="normal" style:font-weight-asian="normal" style:font-weight-complex="normal"/>
    </style:style>
    <style:style style:name="T186_16" style:family="text">
      <style:text-properties fo:font-weight="normal" style:font-weight-asian="normal" style:font-weight-complex="normal"/>
    </style:style>
    <style:style style:name="T186_17" style:family="text">
      <style:text-properties fo:font-weight="normal" style:font-weight-asian="normal" style:font-weight-complex="normal"/>
    </style:style>
    <style:style style:name="T186_18" style:family="text">
      <style:text-properties fo:font-weight="normal" style:font-weight-asian="normal" style:font-weight-complex="normal"/>
    </style:style>
    <style:style style:name="T186_19" style:family="text">
      <style:text-properties fo:font-weight="normal" style:font-weight-asian="normal" style:font-weight-complex="normal"/>
    </style:style>
    <style:style style:name="T186_20" style:family="text">
      <style:text-properties fo:font-weight="normal" style:font-weight-asian="normal" style:font-weight-complex="normal"/>
    </style:style>
    <style:style style:name="T186_21" style:family="text">
      <style:text-properties fo:font-weight="normal" style:font-weight-asian="normal" style:font-weight-complex="normal"/>
    </style:style>
    <style:style style:name="T186_22" style:family="text">
      <style:text-properties fo:font-weight="normal" style:font-weight-asian="normal" style:font-weight-complex="normal"/>
    </style:style>
    <style:style style:name="T186_23" style:family="text">
      <style:text-properties fo:font-weight="normal" style:font-weight-asian="normal" style:font-weight-complex="normal"/>
    </style:style>
    <style:style style:name="T186_24" style:family="text">
      <style:text-properties fo:font-weight="normal" style:font-weight-asian="normal" style:font-weight-complex="normal"/>
    </style:style>
    <style:style style:name="T186_25" style:family="text">
      <style:text-properties fo:font-weight="normal" style:font-weight-asian="normal" style:font-weight-complex="normal"/>
    </style:style>
    <style:style style:name="T186_26" style:family="text">
      <style:text-properties fo:font-weight="normal" style:font-weight-asian="normal" style:font-weight-complex="normal"/>
    </style:style>
    <style:style style:name="T186_27" style:family="text">
      <style:text-properties fo:font-weight="normal" style:font-weight-asian="normal" style:font-weight-complex="normal"/>
    </style:style>
    <style:style style:name="T186_28" style:family="text">
      <style:text-properties fo:font-weight="normal" style:font-weight-asian="normal" style:font-weight-complex="normal"/>
    </style:style>
    <style:style style:name="T186_29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0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>
      <style:text-properties fo:font-weight="normal" style:font-weight-asian="normal" style:font-weight-complex="normal"/>
    </style:style>
    <style:style style:name="T187_6" style:family="text">
      <style:text-properties fo:font-weight="normal" style:font-weight-asian="normal" style:font-weight-complex="normal"/>
    </style:style>
    <style:style style:name="T187_7" style:family="text">
      <style:text-properties fo:font-weight="normal" style:font-weight-asian="normal" style:font-weight-complex="normal"/>
    </style:style>
    <style:style style:name="T187_8" style:family="text">
      <style:text-properties fo:font-weight="normal" style:font-weight-asian="normal" style:font-weight-complex="normal"/>
    </style:style>
    <style:style style:name="T187_9" style:family="text">
      <style:text-properties fo:font-weight="normal" style:font-weight-asian="normal" style:font-weight-complex="normal"/>
    </style:style>
    <style:style style:name="T187_10" style:family="text">
      <style:text-properties fo:font-weight="normal" style:font-weight-asian="normal" style:font-weight-complex="normal"/>
    </style:style>
    <style:style style:name="T187_11" style:family="text">
      <style:text-properties fo:font-weight="normal" style:font-weight-asian="normal" style:font-weight-complex="normal"/>
    </style:style>
    <style:style style:name="T187_12" style:family="text">
      <style:text-properties fo:font-weight="normal" style:font-weight-asian="normal" style:font-weight-complex="normal"/>
    </style:style>
    <style:style style:name="T187_13" style:family="text">
      <style:text-properties fo:font-weight="normal" style:font-weight-asian="normal" style:font-weight-complex="normal"/>
    </style:style>
    <style:style style:name="T187_14" style:family="text">
      <style:text-properties fo:font-weight="normal" style:font-weight-asian="normal" style:font-weight-complex="normal"/>
    </style:style>
    <style:style style:name="T187_15" style:family="text">
      <style:text-properties fo:font-weight="normal" style:font-weight-asian="normal" style:font-weight-complex="normal"/>
    </style:style>
    <style:style style:name="T187_16" style:family="text">
      <style:text-properties fo:font-weight="normal" style:font-weight-asian="normal" style:font-weight-complex="normal"/>
    </style:style>
    <style:style style:name="T187_17" style:family="text">
      <style:text-properties fo:font-weight="normal" style:font-weight-asian="normal" style:font-weight-complex="normal"/>
    </style:style>
    <style:style style:name="T187_18" style:family="text">
      <style:text-properties fo:font-weight="normal" style:font-weight-asian="normal" style:font-weight-complex="normal"/>
    </style:style>
    <style:style style:name="T187_19" style:family="text">
      <style:text-properties fo:font-weight="normal" style:font-weight-asian="normal" style:font-weight-complex="normal"/>
    </style:style>
    <style:style style:name="T187_20" style:family="text">
      <style:text-properties fo:font-weight="normal" style:font-weight-asian="normal" style:font-weight-complex="normal"/>
    </style:style>
    <style:style style:name="T187_21" style:family="text">
      <style:text-properties fo:font-weight="normal" style:font-weight-asian="normal" style:font-weight-complex="normal"/>
    </style:style>
    <style:style style:name="T187_22" style:family="text">
      <style:text-properties fo:font-weight="normal" style:font-weight-asian="normal" style:font-weight-complex="normal"/>
    </style:style>
    <style:style style:name="T187_23" style:family="text"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text-align="justify" fo:break-before="auto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T190_16" style:family="text">
      <style:text-properties fo:font-weight="normal" style:font-weight-asian="normal" style:font-weight-complex="normal"/>
    </style:style>
    <style:style style:name="T190_17" style:family="text"/>
    <style:style style:name="T190_18" style:family="text">
      <style:text-properties fo:font-weight="normal" style:font-weight-asian="normal" style:font-weight-complex="normal"/>
    </style:style>
    <style:style style:name="T190_19" style:family="text">
      <style:text-properties fo:font-weight="normal" style:font-weight-asian="normal" style:font-weight-complex="normal"/>
    </style:style>
    <style:style style:name="T190_20" style:family="text">
      <style:text-properties fo:font-weight="normal" style:font-weight-asian="normal" style:font-weight-complex="normal"/>
    </style:style>
    <style:style style:name="T190_21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>
      <style:text-properties fo:font-weight="normal" style:font-weight-asian="normal" style:font-weight-complex="normal"/>
    </style:style>
    <style:style style:name="T191_3" style:family="text">
      <style:text-properties fo:font-weight="normal" style:font-weight-asian="normal" style:font-weight-complex="normal"/>
    </style:style>
    <style:style style:name="T191_4" style:family="text">
      <style:text-properties fo:font-weight="normal" style:font-weight-asian="normal" style:font-weight-complex="normal"/>
    </style:style>
    <style:style style:name="T191_5" style:family="text">
      <style:text-properties fo:font-weight="normal" style:font-weight-asian="normal" style:font-weight-complex="normal"/>
    </style:style>
    <style:style style:name="T191_6" style:family="text">
      <style:text-properties fo:font-weight="normal" style:font-weight-asian="normal" style:font-weight-complex="normal"/>
    </style:style>
    <style:style style:name="T191_7" style:family="text">
      <style:text-properties fo:font-weight="normal" style:font-weight-asian="normal" style:font-weight-complex="normal"/>
    </style:style>
    <style:style style:name="T191_8" style:family="text">
      <style:text-properties fo:font-weight="normal" style:font-weight-asian="normal" style:font-weight-complex="normal"/>
    </style:style>
    <style:style style:name="T191_9" style:family="text">
      <style:text-properties fo:font-weight="normal" style:font-weight-asian="normal" style:font-weight-complex="normal"/>
    </style:style>
    <style:style style:name="T191_10" style:family="text">
      <style:text-properties fo:font-weight="normal" style:font-weight-asian="normal" style:font-weight-complex="normal"/>
    </style:style>
    <style:style style:name="T191_11" style:family="text">
      <style:text-properties fo:font-weight="normal" style:font-weight-asian="normal" style:font-weight-complex="normal"/>
    </style:style>
    <style:style style:name="T191_12" style:family="text">
      <style:text-properties fo:font-weight="normal" style:font-weight-asian="normal" style:font-weight-complex="normal"/>
    </style:style>
    <style:style style:name="T191_13" style:family="text">
      <style:text-properties fo:font-weight="normal" style:font-weight-asian="normal" style:font-weight-complex="normal"/>
    </style:style>
    <style:style style:name="T191_14" style:family="text">
      <style:text-properties fo:font-weight="normal" style:font-weight-asian="normal" style:font-weight-complex="normal"/>
    </style:style>
    <style:style style:name="T191_15" style:family="text">
      <style:text-properties fo:font-weight="normal" style:font-weight-asian="normal" style:font-weight-complex="normal"/>
    </style:style>
    <style:style style:name="T191_16" style:family="text">
      <style:text-properties fo:font-weight="normal" style:font-weight-asian="normal" style:font-weight-complex="normal"/>
    </style:style>
    <style:style style:name="T191_17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line-height="150%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/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/>
    <style:style style:name="T192_11" style:family="text">
      <style:text-properties fo:font-weight="normal" style:font-weight-asian="normal" style:font-weight-complex="normal"/>
    </style:style>
    <style:style style:name="T192_12" style:family="text"/>
    <style:style style:name="T192_13" style:family="text">
      <style:text-properties fo:font-weight="normal" style:font-weight-asian="normal" style:font-weight-complex="normal"/>
    </style:style>
    <style:style style:name="T192_14" style:family="text">
      <style:text-properties fo:font-weight="normal" style:font-weight-asian="normal" style:font-weight-complex="normal"/>
    </style:style>
    <style:style style:name="T192_15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1.27cm" fo:line-height="150%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 style:text-underline-style="solid" style:text-underline-color="font-color"/>
    </style:style>
    <style:style style:name="T194_9" style:family="text">
      <style:text-properties fo:font-weight="normal" style:font-weight-asian="normal" style:font-weight-complex="normal" style:text-underline-style="solid" style:text-underline-color="font-color"/>
    </style:style>
    <style:style style:name="T194_10" style:family="text">
      <style:text-properties fo:font-weight="normal" style:font-weight-asian="normal" style:font-weight-complex="normal" style:text-underline-style="solid" style:text-underline-color="font-color"/>
    </style:style>
    <style:style style:name="T194_11" style:family="text">
      <style:text-properties fo:font-weight="normal" style:font-weight-asian="normal" style:font-weight-complex="normal" style:text-underline-style="solid" style:text-underline-color="font-color"/>
    </style:style>
    <style:style style:name="T194_12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style:writing-mode="lr-tb"/>
    </style:style>
    <style:style style:name="T195_1" style:family="text">
      <style:text-properties fo:font-weight="normal" style:font-weight-asian="normal" style:font-weight-complex="normal"/>
    </style:style>
    <style:style style:name="T195_2" style:family="text">
      <style:text-properties fo:font-weight="normal" style:font-weight-asian="normal" style:font-weight-complex="normal"/>
    </style:style>
    <style:style style:name="T195_3" style:family="text">
      <style:text-properties fo:font-weight="normal" style:font-weight-asian="normal" style:font-weight-complex="normal"/>
    </style:style>
    <style:style style:name="T195_4" style:family="text">
      <style:text-properties fo:font-weight="normal" style:font-weight-asian="normal" style:font-weight-complex="normal"/>
    </style:style>
    <style:style style:name="T195_5" style:family="text">
      <style:text-properties fo:font-weight="normal" style:font-weight-asian="normal" style:font-weight-complex="normal"/>
    </style:style>
    <style:style style:name="T195_6" style:family="text">
      <style:text-properties fo:font-weight="normal" style:font-weight-asian="normal" style:font-weight-complex="normal"/>
    </style:style>
    <style:style style:name="T195_7" style:family="text">
      <style:text-properties fo:font-weight="normal" style:font-weight-asian="normal" style:font-weight-complex="normal"/>
    </style:style>
    <style:style style:name="T195_8" style:family="text">
      <style:text-properties fo:font-weight="normal" style:font-weight-asian="normal" style:font-weight-complex="normal"/>
    </style:style>
    <style:style style:name="T195_9" style:family="text">
      <style:text-properties fo:font-weight="normal" style:font-weight-asian="normal" style:font-weight-complex="normal"/>
    </style:style>
    <style:style style:name="T195_10" style:family="text">
      <style:text-properties fo:font-weight="normal" style:font-weight-asian="normal" style:font-weight-complex="normal"/>
    </style:style>
    <style:style style:name="T195_11" style:family="text">
      <style:text-properties fo:font-weight="normal" style:font-weight-asian="normal" style:font-weight-complex="normal"/>
    </style:style>
    <style:style style:name="T195_12" style:family="text">
      <style:text-properties fo:font-weight="normal" style:font-weight-asian="normal" style:font-weight-complex="normal"/>
    </style:style>
    <style:style style:name="T195_13" style:family="text"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style:writing-mode="lr-tb"/>
    </style:style>
    <style:style style:name="T196_1" style:family="text">
      <style:text-properties fo:font-weight="normal" style:font-weight-asian="normal" style:font-weight-complex="normal"/>
    </style:style>
    <style:style style:name="T196_2" style:family="text">
      <style:text-properties fo:font-weight="normal" style:font-weight-asian="normal" style:font-weight-complex="normal"/>
    </style:style>
    <style:style style:name="T196_3" style:family="text">
      <style:text-properties fo:font-weight="normal" style:font-weight-asian="normal" style:font-weight-complex="normal"/>
    </style:style>
    <style:style style:name="T196_4" style:family="text">
      <style:text-properties fo:font-weight="normal" style:font-weight-asian="normal" style:font-weight-complex="normal"/>
    </style:style>
    <style:style style:name="T196_5" style:family="text">
      <style:text-properties fo:font-weight="normal" style:font-weight-asian="normal" style:font-weight-complex="normal"/>
    </style:style>
    <style:style style:name="T196_6" style:family="text">
      <style:text-properties fo:font-weight="normal" style:font-weight-asian="normal" style:font-weight-complex="normal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/>
    </style:style>
    <style:style style:name="T196_9" style:family="text">
      <style:text-properties fo:font-weight="normal" style:font-weight-asian="normal" style:font-weight-complex="normal"/>
    </style:style>
    <style:style style:name="T196_10" style:family="text">
      <style:text-properties fo:font-weight="normal" style:font-weight-asian="normal" style:font-weight-complex="normal"/>
    </style:style>
    <style:style style:name="T196_11" style:family="text">
      <style:text-properties fo:font-weight="normal" style:font-weight-asian="normal" style:font-weight-complex="normal"/>
    </style:style>
    <style:style style:name="T196_12" style:family="text">
      <style:text-properties fo:font-weight="normal" style:font-weight-asian="normal" style:font-weight-complex="normal"/>
    </style:style>
    <style:style style:name="T196_13" style:family="text">
      <style:text-properties fo:font-weight="normal" style:font-weight-asian="normal" style:font-weight-complex="normal"/>
    </style:style>
    <style:style style:name="T196_14" style:family="text">
      <style:text-properties fo:font-weight="normal" style:font-weight-asian="normal" style:font-weight-complex="normal"/>
    </style:style>
    <style:style style:name="T196_15" style:family="text">
      <style:text-properties fo:font-weight="normal" style:font-weight-asian="normal" style:font-weight-complex="normal"/>
    </style:style>
    <style:style style:name="T196_16" style:family="text">
      <style:text-properties fo:font-weight="normal" style:font-weight-asian="normal" style:font-weight-complex="normal"/>
    </style:style>
    <style:style style:name="T196_17" style:family="text">
      <style:text-properties fo:font-weight="normal" style:font-weight-asian="normal" style:font-weight-complex="normal"/>
    </style:style>
    <style:style style:name="P197" style:family="paragraph" style:parent-style-name="Standard">
      <style:paragraph-properties fo:text-align="justify" fo:break-before="auto" fo:text-indent="1.27cm" fo:line-height="150%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99" style:family="paragraph" style:parent-style-name="Standard">
      <style:paragraph-properties fo:break-before="auto" fo:text-indent="0cm" fo:line-height="150%" fo:margin-left="2.487cm" style:writing-mode="lr-tb"/>
    </style:style>
    <style:style style:name="T199_1" style:family="text"/>
    <style:style style:name="T199_2" style:family="text">
      <style:text-properties fo:font-style="italic" style:font-style-asian="italic" style:font-style-complex="italic"/>
    </style:style>
    <style:style style:name="T199_3" style:family="text">
      <style:text-properties fo:font-style="italic" style:font-style-asian="italic" style:font-style-complex="italic"/>
    </style:style>
    <style:style style:name="T199_4" style:family="text">
      <style:text-properties fo:font-style="italic" style:font-style-asian="italic" style:font-style-complex="italic"/>
    </style:style>
    <style:style style:name="T199_5" style:family="text">
      <style:text-properties fo:font-style="italic" style:font-style-asian="italic" style:font-style-complex="italic"/>
    </style:style>
    <style:style style:name="T199_6" style:family="text">
      <style:text-properties fo:font-style="italic" style:font-style-asian="italic" style:font-style-complex="italic"/>
    </style:style>
    <style:style style:name="T199_7" style:family="text">
      <style:text-properties fo:font-weight="normal" style:font-weight-asian="normal" style:font-weight-complex="normal"/>
    </style:style>
    <style:style style:name="T199_8" style:family="text">
      <style:text-properties fo:font-weight="normal" style:font-weight-asian="normal" style:font-weight-complex="normal" style:text-underline-style="solid" style:text-underline-color="font-color"/>
    </style:style>
    <style:style style:name="T199_9" style:family="text">
      <style:text-properties fo:font-weight="normal" style:font-weight-asian="normal" style:font-weight-complex="normal" style:text-underline-style="solid" style:text-underline-color="font-color"/>
    </style:style>
    <style:style style:name="T199_10" style:family="text">
      <style:text-properties fo:font-weight="normal" style:font-weight-asian="normal" style:font-weight-complex="normal" style:text-underline-style="solid" style:text-underline-color="font-color"/>
    </style:style>
    <style:style style:name="T199_11" style:family="text">
      <style:text-properties fo:font-weight="normal" style:font-weight-asian="normal" style:font-weight-complex="normal" style:text-underline-style="solid" style:text-underline-color="font-color"/>
    </style:style>
    <style:style style:name="T199_12" style:family="text">
      <style:text-properties fo:font-weight="normal" style:font-weight-asian="normal" style:font-weight-complex="normal" style:text-underline-style="solid" style:text-underline-color="font-color"/>
    </style:style>
    <style:style style:name="T199_13" style:family="text">
      <style:text-properties fo:font-weight="normal" style:font-weight-asian="normal" style:font-weight-complex="normal" style:text-underline-style="solid" style:text-underline-color="font-color"/>
    </style:style>
    <style:style style:name="T199_14" style:family="text">
      <style:text-properties fo:font-weight="normal" style:font-weight-asian="normal" style:font-weight-complex="normal" style:text-underline-style="solid" style:text-underline-color="font-color"/>
    </style:style>
    <style:style style:name="T199_15" style:family="text">
      <style:text-properties fo:font-weight="normal" style:font-weight-asian="normal" style:font-weight-complex="normal" style:text-underline-style="solid" style:text-underline-color="font-color"/>
    </style:style>
    <style:style style:name="T199_16" style:family="text">
      <style:text-properties fo:font-weight="normal" style:font-weight-asian="normal" style:font-weight-complex="normal" style:text-underline-style="solid" style:text-underline-color="font-color"/>
    </style:style>
    <style:style style:name="T199_17" style:family="text">
      <style:text-properties fo:font-weight="normal" style:font-weight-asian="normal" style:font-weight-complex="normal" style:text-underline-style="solid" style:text-underline-color="font-color"/>
    </style:style>
    <style:style style:name="T199_18" style:family="text">
      <style:text-properties fo:font-weight="normal" style:font-weight-asian="normal" style:font-weight-complex="normal" style:text-underline-style="solid" style:text-underline-color="font-color"/>
    </style:style>
    <style:style style:name="T199_19" style:family="text">
      <style:text-properties fo:font-weight="normal" style:font-weight-asian="normal" style:font-weight-complex="normal" style:text-underline-style="solid" style:text-underline-color="font-color"/>
    </style:style>
    <style:style style:name="T199_20" style:family="text">
      <style:text-properties fo:font-weight="normal" style:font-weight-asian="normal" style:font-weight-complex="normal" style:text-underline-style="solid" style:text-underline-color="font-color"/>
    </style:style>
    <style:style style:name="T199_21" style:family="text">
      <style:text-properties fo:font-weight="normal" style:font-weight-asian="normal" style:font-weight-complex="normal" style:text-underline-style="solid" style:text-underline-color="font-color"/>
    </style:style>
    <style:style style:name="T199_22" style:family="text">
      <style:text-properties fo:font-weight="normal" style:font-weight-asian="normal" style:font-weight-complex="normal" style:text-underline-style="solid" style:text-underline-color="font-color"/>
    </style:style>
    <style:style style:name="T199_23" style:family="text">
      <style:text-properties fo:font-weight="normal" style:font-weight-asian="normal" style:font-weight-complex="normal" style:text-underline-style="solid" style:text-underline-color="font-color"/>
    </style:style>
    <style:style style:name="T199_24" style:family="text">
      <style:text-properties fo:font-weight="normal" style:font-weight-asian="normal" style:font-weight-complex="normal" style:text-underline-style="solid" style:text-underline-color="font-color"/>
    </style:style>
    <style:style style:name="T199_25" style:family="text">
      <style:text-properties fo:font-weight="normal" style:font-weight-asian="normal" style:font-weight-complex="normal" style:text-underline-style="solid" style:text-underline-color="font-color"/>
    </style:style>
    <style:style style:name="T199_26" style:family="text">
      <style:text-properties fo:font-weight="normal" style:font-weight-asian="normal" style:font-weight-complex="normal" style:text-underline-style="solid" style:text-underline-color="font-color"/>
    </style:style>
    <style:style style:name="T199_27" style:family="text">
      <style:text-properties fo:font-weight="normal" style:font-weight-asian="normal" style:font-weight-complex="normal" style:text-underline-style="solid" style:text-underline-color="font-color"/>
    </style:style>
    <style:style style:name="T199_28" style:family="text">
      <style:text-properties fo:font-weight="normal" style:font-weight-asian="normal" style:font-weight-complex="normal" style:text-underline-style="solid" style:text-underline-color="font-color"/>
    </style:style>
    <style:style style:name="T199_29" style:family="text">
      <style:text-properties fo:font-weight="normal" style:font-weight-asian="normal" style:font-weight-complex="normal" style:text-underline-style="solid" style:text-underline-color="font-color"/>
    </style:style>
    <style:style style:name="P20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weight="normal" style:font-weight-asian="normal" style:font-weight-complex="normal"/>
    </style:style>
    <style:style style:name="T200_3" style:family="text">
      <style:text-properties fo:font-weight="normal" style:font-weight-asian="normal" style:font-weight-complex="normal"/>
    </style:style>
    <style:style style:name="T200_4" style:family="text">
      <style:text-properties fo:font-weight="normal" style:font-weight-asian="normal" style:font-weight-complex="normal"/>
    </style:style>
    <style:style style:name="T200_5" style:family="text">
      <style:text-properties fo:font-weight="normal" style:font-weight-asian="normal" style:font-weight-complex="normal"/>
    </style:style>
    <style:style style:name="T200_6" style:family="text">
      <style:text-properties fo:font-weight="normal" style:font-weight-asian="normal" style:font-weight-complex="normal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/>
    </style:style>
    <style:style style:name="T200_9" style:family="text">
      <style:text-properties fo:font-weight="normal" style:font-weight-asian="normal" style:font-weight-complex="normal"/>
    </style:style>
    <style:style style:name="T200_10" style:family="text">
      <style:text-properties fo:font-weight="normal" style:font-weight-asian="normal" style:font-weight-complex="normal"/>
    </style:style>
    <style:style style:name="T200_11" style:family="text">
      <style:text-properties fo:font-weight="normal" style:font-weight-asian="normal" style:font-weight-complex="normal"/>
    </style:style>
    <style:style style:name="T200_12" style:family="text">
      <style:text-properties fo:font-weight="normal" style:font-weight-asian="normal" style:font-weight-complex="normal"/>
    </style:style>
    <style:style style:name="T200_13" style:family="text">
      <style:text-properties fo:font-weight="normal" style:font-weight-asian="normal" style:font-weight-complex="normal"/>
    </style:style>
    <style:style style:name="T200_14" style:family="text">
      <style:text-properties fo:font-weight="normal" style:font-weight-asian="normal" style:font-weight-complex="normal"/>
    </style:style>
    <style:style style:name="T200_15" style:family="text">
      <style:text-properties fo:font-weight="normal" style:font-weight-asian="normal" style:font-weight-complex="normal"/>
    </style:style>
    <style:style style:name="T200_16" style:family="text">
      <style:text-properties fo:font-weight="normal" style:font-weight-asian="normal" style:font-weight-complex="normal"/>
    </style:style>
    <style:style style:name="T200_17" style:family="text">
      <style:text-properties fo:font-weight="normal" style:font-weight-asian="normal" style:font-weight-complex="normal"/>
    </style:style>
    <style:style style:name="T200_18" style:family="text">
      <style:text-properties fo:font-weight="normal" style:font-weight-asian="normal" style:font-weight-complex="normal"/>
    </style:style>
    <style:style style:name="T200_19" style:family="text">
      <style:text-properties fo:font-weight="normal" style:font-weight-asian="normal" style:font-weight-complex="normal"/>
    </style:style>
    <style:style style:name="T200_20" style:family="text">
      <style:text-properties fo:font-weight="normal" style:font-weight-asian="normal" style:font-weight-complex="normal"/>
    </style:style>
    <style:style style:name="T200_21" style:family="text">
      <style:text-properties fo:font-weight="normal" style:font-weight-asian="normal" style:font-weight-complex="normal"/>
    </style:style>
    <style:style style:name="T200_22" style:family="text">
      <style:text-properties fo:font-weight="normal" style:font-weight-asian="normal" style:font-weight-complex="normal"/>
    </style:style>
    <style:style style:name="T200_23" style:family="text">
      <style:text-properties fo:font-weight="normal" style:font-weight-asian="normal" style:font-weight-complex="normal"/>
    </style:style>
    <style:style style:name="T200_24" style:family="text">
      <style:text-properties fo:font-weight="normal" style:font-weight-asian="normal" style:font-weight-complex="normal"/>
    </style:style>
    <style:style style:name="T200_25" style:family="text">
      <style:text-properties fo:font-weight="normal" style:font-weight-asian="normal" style:font-weight-complex="normal"/>
    </style:style>
    <style:style style:name="T200_26" style:family="text">
      <style:text-properties fo:font-weight="normal" style:font-weight-asian="normal" style:font-weight-complex="normal"/>
    </style:style>
    <style:style style:name="T200_27" style:family="text">
      <style:text-properties fo:font-weight="normal" style:font-weight-asian="normal" style:font-weight-complex="normal"/>
    </style:style>
    <style:style style:name="T200_28" style:family="text">
      <style:text-properties fo:font-weight="normal" style:font-weight-asian="normal" style:font-weight-complex="normal"/>
    </style:style>
    <style:style style:name="T200_29" style:family="text">
      <style:text-properties fo:font-weight="normal" style:font-weight-asian="normal" style:font-weight-complex="normal"/>
    </style:style>
    <style:style style:name="T200_30" style:family="text">
      <style:text-properties fo:font-weight="normal" style:font-weight-asian="normal" style:font-weight-complex="normal"/>
    </style:style>
    <style:style style:name="T200_31" style:family="text">
      <style:text-properties fo:font-weight="normal" style:font-weight-asian="normal" style:font-weight-complex="normal"/>
    </style:style>
    <style:style style:name="T200_32" style:family="text">
      <style:text-properties fo:font-weight="normal" style:font-weight-asian="normal" style:font-weight-complex="normal"/>
    </style:style>
    <style:style style:name="T200_33" style:family="text">
      <style:text-properties fo:font-weight="normal" style:font-weight-asian="normal" style:font-weight-complex="normal"/>
    </style:style>
    <style:style style:name="T200_34" style:family="text">
      <style:text-properties fo:font-weight="normal" style:font-weight-asian="normal" style:font-weight-complex="normal"/>
    </style:style>
    <style:style style:name="T200_35" style:family="text">
      <style:text-properties fo:font-weight="normal" style:font-weight-asian="normal" style:font-weight-complex="normal"/>
    </style:style>
    <style:style style:name="T200_36" style:family="text">
      <style:text-properties fo:font-weight="normal" style:font-weight-asian="normal" style:font-weight-complex="normal"/>
    </style:style>
    <style:style style:name="T200_37" style:family="text">
      <style:text-properties fo:font-weight="normal" style:font-weight-asian="normal" style:font-weight-complex="normal"/>
    </style:style>
    <style:style style:name="T200_38" style:family="text">
      <style:text-properties fo:font-weight="normal" style:font-weight-asian="normal" style:font-weight-complex="normal"/>
    </style:style>
    <style:style style:name="T200_39" style:family="text">
      <style:text-properties fo:font-weight="normal" style:font-weight-asian="normal" style:font-weight-complex="normal"/>
    </style:style>
    <style:style style:name="T200_40" style:family="text">
      <style:text-properties fo:font-weight="normal" style:font-weight-asian="normal" style:font-weight-complex="normal"/>
    </style:style>
    <style:style style:name="T200_41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center" fo:break-before="page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text-align="justify" fo:break-before="auto" fo:line-height="100%" style:writing-mode="lr-tb"/>
    </style:style>
    <style:style style:name="P203" style:family="paragraph" style:parent-style-name="Standard">
      <style:paragraph-properties fo:text-align="justify" fo:break-before="auto" fo:line-height="100%" style:writing-mode="lr-tb"/>
    </style:style>
    <style:style style:name="P204" style:family="paragraph" style:parent-style-name="Standard">
      <style:paragraph-properties fo:text-align="justify" fo:break-before="auto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>
      <style:text-properties fo:font-weight="normal" style:font-weight-asian="normal" style:font-weight-complex="normal"/>
    </style:style>
    <style:style style:name="T204_5" style:family="text">
      <style:text-properties fo:font-weight="normal" style:font-weight-asian="normal" style:font-weight-complex="normal"/>
    </style:style>
    <style:style style:name="T204_6" style:family="text">
      <style:text-properties fo:font-weight="normal" style:font-weight-asian="normal" style:font-weight-complex="normal"/>
    </style:style>
    <style:style style:name="T204_7" style:family="text">
      <style:text-properties fo:font-weight="normal" style:font-weight-asian="normal" style:font-weight-complex="normal"/>
    </style:style>
    <style:style style:name="T204_8" style:family="text"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>
      <style:text-properties fo:font-weight="normal" style:font-weight-asian="normal" style:font-weight-complex="normal"/>
    </style:style>
    <style:style style:name="T205_6" style:family="text">
      <style:text-properties fo:font-weight="normal" style:font-weight-asian="normal" style:font-weight-complex="normal"/>
    </style:style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/>
    </style:style>
    <style:style style:name="T205_9" style:family="text">
      <style:text-properties fo:font-weight="normal" style:font-weight-asian="normal" style:font-weight-complex="normal"/>
    </style:style>
    <style:style style:name="T205_10" style:family="text">
      <style:text-properties fo:font-weight="normal" style:font-weight-asian="normal" style:font-weight-complex="normal"/>
    </style:style>
    <style:style style:name="T205_11" style:family="text">
      <style:text-properties fo:font-weight="normal" style:font-weight-asian="normal" style:font-weight-complex="normal"/>
    </style:style>
    <style:style style:name="T205_12" style:family="text">
      <style:text-properties fo:font-weight="normal" style:font-weight-asian="normal" style:font-weight-complex="normal"/>
    </style:style>
    <style:style style:name="T205_13" style:family="text">
      <style:text-properties fo:font-weight="normal" style:font-weight-asian="normal" style:font-weight-complex="normal"/>
    </style:style>
    <style:style style:name="T205_14" style:family="text">
      <style:text-properties fo:font-weight="normal" style:font-weight-asian="normal" style:font-weight-complex="normal"/>
    </style:style>
    <style:style style:name="T205_15" style:family="text">
      <style:text-properties fo:font-weight="normal" style:font-weight-asian="normal" style:font-weight-complex="normal"/>
    </style:style>
    <style:style style:name="T205_16" style:family="text">
      <style:text-properties fo:font-weight="normal" style:font-weight-asian="normal" style:font-weight-complex="normal"/>
    </style:style>
    <style:style style:name="T205_17" style:family="text">
      <style:text-properties fo:font-weight="normal" style:font-weight-asian="normal" style:font-weight-complex="normal"/>
    </style:style>
    <style:style style:name="T205_18" style:family="text">
      <style:text-properties fo:font-weight="normal" style:font-weight-asian="normal" style:font-weight-complex="normal"/>
    </style:style>
    <style:style style:name="T205_19" style:family="text">
      <style:text-properties fo:font-weight="normal" style:font-weight-asian="normal" style:font-weight-complex="normal"/>
    </style:style>
    <style:style style:name="T205_20" style:family="text">
      <style:text-properties fo:font-weight="normal" style:font-weight-asian="normal" style:font-weight-complex="normal"/>
    </style:style>
    <style:style style:name="T205_21" style:family="text">
      <style:text-properties fo:font-weight="normal" style:font-weight-asian="normal" style:font-weight-complex="normal"/>
    </style:style>
    <style:style style:name="T205_22" style:family="text">
      <style:text-properties fo:font-weight="normal" style:font-weight-asian="normal" style:font-weight-complex="normal"/>
    </style:style>
    <style:style style:name="T205_23" style:family="text">
      <style:text-properties fo:font-weight="normal" style:font-weight-asian="normal" style:font-weight-complex="normal"/>
    </style:style>
    <style:style style:name="T205_24" style:family="text">
      <style:text-properties fo:font-weight="normal" style:font-weight-asian="normal" style:font-weight-complex="normal"/>
    </style:style>
    <style:style style:name="T205_25" style:family="text">
      <style:text-properties fo:font-weight="normal" style:font-weight-asian="normal" style:font-weight-complex="normal"/>
    </style:style>
    <style:style style:name="T205_26" style:family="text">
      <style:text-properties fo:font-weight="normal" style:font-weight-asian="normal" style:font-weight-complex="normal"/>
    </style:style>
    <style:style style:name="T205_27" style:family="text">
      <style:text-properties fo:font-weight="normal" style:font-weight-asian="normal" style:font-weight-complex="normal"/>
    </style:style>
    <style:style style:name="T205_28" style:family="text">
      <style:text-properties fo:font-weight="normal" style:font-weight-asian="normal" style:font-weight-complex="normal"/>
    </style:style>
    <style:style style:name="T205_29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T206_14" style:family="text">
      <style:text-properties fo:font-weight="normal" style:font-weight-asian="normal" style:font-weight-complex="normal"/>
    </style:style>
    <style:style style:name="T206_15" style:family="text">
      <style:text-properties fo:font-weight="normal" style:font-weight-asian="normal" style:font-weight-complex="normal"/>
    </style:style>
    <style:style style:name="T206_16" style:family="text">
      <style:text-properties fo:font-weight="normal" style:font-weight-asian="normal" style:font-weight-complex="normal"/>
    </style:style>
    <style:style style:name="T206_17" style:family="text">
      <style:text-properties fo:font-weight="normal" style:font-weight-asian="normal" style:font-weight-complex="normal"/>
    </style:style>
    <style:style style:name="T206_18" style:family="text">
      <style:text-properties fo:font-weight="normal" style:font-weight-asian="normal" style:font-weight-complex="normal"/>
    </style:style>
    <style:style style:name="T206_19" style:family="text">
      <style:text-properties fo:font-weight="normal" style:font-weight-asian="normal" style:font-weight-complex="normal"/>
    </style:style>
    <style:style style:name="T206_20" style:family="text">
      <style:text-properties fo:font-weight="normal" style:font-weight-asian="normal" style:font-weight-complex="normal"/>
    </style:style>
    <style:style style:name="T206_21" style:family="text">
      <style:text-properties fo:font-weight="normal" style:font-weight-asian="normal" style:font-weight-complex="normal"/>
    </style:style>
    <style:style style:name="T206_22" style:family="text">
      <style:text-properties fo:font-weight="normal" style:font-weight-asian="normal" style:font-weight-complex="normal"/>
    </style:style>
    <style:style style:name="T206_23" style:family="text">
      <style:text-properties fo:font-weight="normal" style:font-weight-asian="normal" style:font-weight-complex="normal"/>
    </style:style>
    <style:style style:name="T206_24" style:family="text">
      <style:text-properties fo:font-weight="normal" style:font-weight-asian="normal" style:font-weight-complex="normal"/>
    </style:style>
    <style:style style:name="T206_25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text-align="justify" fo:break-before="auto" fo:text-indent="1.27cm" fo:line-height="150%" style:writing-mode="lr-tb"/>
    </style:style>
    <style:style style:name="T209_1" style:family="text">
      <style:text-properties fo:font-weight="normal" style:font-weight-asian="normal" style:font-weight-complex="normal"/>
    </style:style>
    <style:style style:name="T209_2" style:family="text">
      <style:text-properties fo:font-weight="normal" style:font-weight-asian="normal" style:font-weight-complex="normal"/>
    </style:style>
    <style:style style:name="T209_3" style:family="text">
      <style:text-properties fo:font-weight="normal" style:font-weight-asian="normal" style:font-weight-complex="normal"/>
    </style:style>
    <style:style style:name="T209_4" style:family="text">
      <style:text-properties fo:font-weight="normal" style:font-weight-asian="normal" style:font-weight-complex="normal"/>
    </style:style>
    <style:style style:name="T209_5" style:family="text">
      <style:text-properties fo:font-weight="normal" style:font-weight-asian="normal" style:font-weight-complex="normal"/>
    </style:style>
    <style:style style:name="T209_6" style:family="text">
      <style:text-properties fo:font-weight="normal" style:font-weight-asian="normal" style:font-weight-complex="normal"/>
    </style:style>
    <style:style style:name="T209_7" style:family="text">
      <style:text-properties fo:font-weight="normal" style:font-weight-asian="normal" style:font-weight-complex="normal"/>
    </style:style>
    <style:style style:name="T209_8" style:family="text">
      <style:text-properties fo:font-weight="normal" style:font-weight-asian="normal" style:font-weight-complex="normal"/>
    </style:style>
    <style:style style:name="T209_9" style:family="text">
      <style:text-properties fo:font-weight="normal" style:font-weight-asian="normal" style:font-weight-complex="normal"/>
    </style:style>
    <style:style style:name="T209_10" style:family="text">
      <style:text-properties fo:font-weight="normal" style:font-weight-asian="normal" style:font-weight-complex="normal"/>
    </style:style>
    <style:style style:name="T209_11" style:family="text">
      <style:text-properties fo:font-weight="normal" style:font-weight-asian="normal" style:font-weight-complex="normal"/>
    </style:style>
    <style:style style:name="T209_12" style:family="text">
      <style:text-properties fo:font-weight="normal" style:font-weight-asian="normal" style:font-weight-complex="normal"/>
    </style:style>
    <style:style style:name="T209_13" style:family="text">
      <style:text-properties fo:font-weight="normal" style:font-weight-asian="normal" style:font-weight-complex="normal"/>
    </style:style>
    <style:style style:name="T209_14" style:family="text">
      <style:text-properties fo:font-weight="normal" style:font-weight-asian="normal" style:font-weight-complex="normal"/>
    </style:style>
    <style:style style:name="T209_15" style:family="text">
      <style:text-properties fo:font-weight="normal" style:font-weight-asian="normal" style:font-weight-complex="normal"/>
    </style:style>
    <style:style style:name="T209_16" style:family="text">
      <style:text-properties fo:font-weight="normal" style:font-weight-asian="normal" style:font-weight-complex="normal"/>
    </style:style>
    <style:style style:name="T209_17" style:family="text"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line-height="150%" style:writing-mode="lr-tb"/>
    </style:style>
    <style:style style:name="T210_1" style:family="text">
      <style:text-properties fo:font-weight="normal" style:font-weight-asian="normal" style:font-weight-complex="normal"/>
    </style:style>
    <style:style style:name="T210_2" style:family="text"/>
    <style:style style:name="T210_3" style:family="text"/>
    <style:style style:name="T210_4" style:family="text">
      <style:text-properties fo:font-weight="normal" style:font-weight-asian="normal" style:font-weight-complex="normal"/>
    </style:style>
    <style:style style:name="T210_5" style:family="text">
      <style:text-properties fo:font-weight="normal" style:font-weight-asian="normal" style:font-weight-complex="normal"/>
    </style:style>
    <style:style style:name="T210_6" style:family="text">
      <style:text-properties fo:font-weight="normal" style:font-weight-asian="normal" style:font-weight-complex="normal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/>
    </style:style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>
      <style:text-properties fo:font-weight="normal" style:font-weight-asian="normal" style:font-weight-complex="normal"/>
    </style:style>
    <style:style style:name="T210_14" style:family="text">
      <style:text-properties fo:font-weight="normal" style:font-weight-asian="normal" style:font-weight-complex="normal"/>
    </style:style>
    <style:style style:name="T210_15" style:family="text">
      <style:text-properties fo:font-weight="normal" style:font-weight-asian="normal" style:font-weight-complex="normal"/>
    </style:style>
    <style:style style:name="P211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>
      <style:text-properties fo:font-weight="normal" style:font-weight-asian="normal" style:font-weight-complex="normal"/>
    </style:style>
    <style:style style:name="T212_8" style:family="text">
      <style:text-properties fo:font-weight="normal" style:font-weight-asian="normal" style:font-weight-complex="normal"/>
    </style:style>
    <style:style style:name="T212_9" style:family="text">
      <style:text-properties fo:font-weight="normal" style:font-weight-asian="normal" style:font-weight-complex="normal" style:text-underline-style="solid" style:text-underline-color="font-color"/>
    </style:style>
    <style:style style:name="T212_10" style:family="text">
      <style:text-properties fo:font-weight="normal" style:font-weight-asian="normal" style:font-weight-complex="normal" style:text-underline-style="solid" style:text-underline-color="font-color"/>
    </style:style>
    <style:style style:name="T212_11" style:family="text">
      <style:text-properties fo:font-weight="normal" style:font-weight-asian="normal" style:font-weight-complex="normal" style:text-underline-style="solid" style:text-underline-color="font-color"/>
    </style:style>
    <style:style style:name="T212_12" style:family="text">
      <style:text-properties fo:font-weight="normal" style:font-weight-asian="normal" style:font-weight-complex="normal"/>
    </style:style>
    <style:style style:name="P213" style:family="paragraph" style:parent-style-name="Standard">
      <style:paragraph-properties fo:text-align="justify" fo:break-before="auto" fo:text-indent="1.27cm" fo:line-height="150%" style:writing-mode="lr-tb"/>
    </style:style>
    <style:style style:name="T213_1" style:family="text">
      <style:text-properties fo:font-weight="normal" style:font-weight-asian="normal" style:font-weight-complex="normal"/>
    </style:style>
    <style:style style:name="T213_2" style:family="text">
      <style:text-properties fo:font-weight="normal" style:font-weight-asian="normal" style:font-weight-complex="normal"/>
    </style:style>
    <style:style style:name="T213_3" style:family="text">
      <style:text-properties fo:font-weight="normal" style:font-weight-asian="normal" style:font-weight-complex="normal"/>
    </style:style>
    <style:style style:name="T213_4" style:family="text">
      <style:text-properties fo:font-weight="normal" style:font-weight-asian="normal" style:font-weight-complex="normal"/>
    </style:style>
    <style:style style:name="T213_5" style:family="text">
      <style:text-properties fo:font-weight="normal" style:font-weight-asian="normal" style:font-weight-complex="normal"/>
    </style:style>
    <style:style style:name="T213_6" style:family="text">
      <style:text-properties fo:font-weight="normal" style:font-weight-asian="normal" style:font-weight-complex="normal"/>
    </style:style>
    <style:style style:name="T213_7" style:family="text">
      <style:text-properties fo:font-weight="normal" style:font-weight-asian="normal" style:font-weight-complex="normal"/>
    </style:style>
    <style:style style:name="T213_8" style:family="text">
      <style:text-properties fo:font-weight="normal" style:font-weight-asian="normal" style:font-weight-complex="normal"/>
    </style:style>
    <style:style style:name="T213_9" style:family="text">
      <style:text-properties fo:font-weight="normal" style:font-weight-asian="normal" style:font-weight-complex="normal"/>
    </style:style>
    <style:style style:name="T213_10" style:family="text">
      <style:text-properties fo:font-weight="normal" style:font-weight-asian="normal" style:font-weight-complex="normal"/>
    </style:style>
    <style:style style:name="T213_11" style:family="text">
      <style:text-properties fo:font-weight="normal" style:font-weight-asian="normal" style:font-weight-complex="normal"/>
    </style:style>
    <style:style style:name="T213_12" style:family="text">
      <style:text-properties fo:font-weight="normal" style:font-weight-asian="normal" style:font-weight-complex="normal"/>
    </style:style>
    <style:style style:name="T213_13" style:family="text">
      <style:text-properties fo:font-weight="normal" style:font-weight-asian="normal" style:font-weight-complex="normal"/>
    </style:style>
    <style:style style:name="P214" style:family="paragraph" style:parent-style-name="Standard">
      <style:paragraph-properties fo:text-align="justify" fo:break-before="auto" fo:text-indent="1.27cm" fo:line-height="150%" style:writing-mode="lr-tb"/>
    </style:style>
    <style:style style:name="T214_1" style:family="text">
      <style:text-properties fo:font-weight="normal" style:font-weight-asian="normal" style:font-weight-complex="normal"/>
    </style:style>
    <style:style style:name="T214_2" style:family="text">
      <style:text-properties fo:font-weight="normal" style:font-weight-asian="normal" style:font-weight-complex="normal"/>
    </style:style>
    <style:style style:name="T214_3" style:family="text">
      <style:text-properties fo:font-weight="normal" style:font-weight-asian="normal" style:font-weight-complex="normal"/>
    </style:style>
    <style:style style:name="T214_4" style:family="text">
      <style:text-properties fo:font-weight="normal" style:font-weight-asian="normal" style:font-weight-complex="normal"/>
    </style:style>
    <style:style style:name="T214_5" style:family="text">
      <style:text-properties fo:font-weight="normal" style:font-weight-asian="normal" style:font-weight-complex="normal"/>
    </style:style>
    <style:style style:name="T214_6" style:family="text">
      <style:text-properties fo:font-weight="normal" style:font-weight-asian="normal" style:font-weight-complex="normal"/>
    </style:style>
    <style:style style:name="T214_7" style:family="text">
      <style:text-properties fo:font-weight="normal" style:font-weight-asian="normal" style:font-weight-complex="normal"/>
    </style:style>
    <style:style style:name="T214_8" style:family="text">
      <style:text-properties fo:font-weight="normal" style:font-weight-asian="normal" style:font-weight-complex="normal"/>
    </style:style>
    <style:style style:name="T214_9" style:family="text">
      <style:text-properties fo:font-weight="normal" style:font-weight-asian="normal" style:font-weight-complex="normal"/>
    </style:style>
    <style:style style:name="T214_10" style:family="text">
      <style:text-properties fo:font-weight="normal" style:font-weight-asian="normal" style:font-weight-complex="normal"/>
    </style:style>
    <style:style style:name="T214_11" style:family="text">
      <style:text-properties fo:font-weight="normal" style:font-weight-asian="normal" style:font-weight-complex="normal"/>
    </style:style>
    <style:style style:name="T214_12" style:family="text">
      <style:text-properties fo:font-weight="normal" style:font-weight-asian="normal" style:font-weight-complex="normal"/>
    </style:style>
    <style:style style:name="T214_13" style:family="text">
      <style:text-properties fo:font-weight="normal" style:font-weight-asian="normal" style:font-weight-complex="normal"/>
    </style:style>
    <style:style style:name="T214_14" style:family="text">
      <style:text-properties fo:font-weight="normal" style:font-weight-asian="normal" style:font-weight-complex="normal"/>
    </style:style>
    <style:style style:name="T214_15" style:family="text">
      <style:text-properties fo:font-weight="normal" style:font-weight-asian="normal" style:font-weight-complex="normal"/>
    </style:style>
    <style:style style:name="T214_16" style:family="text">
      <style:text-properties fo:font-weight="normal" style:font-weight-asian="normal" style:font-weight-complex="normal"/>
    </style:style>
    <style:style style:name="T214_17" style:family="text">
      <style:text-properties fo:font-weight="normal" style:font-weight-asian="normal" style:font-weight-complex="normal"/>
    </style:style>
    <style:style style:name="P215" style:family="paragraph" style:parent-style-name="Standard">
      <style:paragraph-properties fo:text-align="justify" fo:break-before="auto" fo:text-indent="1.27cm" fo:line-height="150%" style:writing-mode="lr-tb"/>
    </style:style>
    <style:style style:name="T215_1" style:family="text">
      <style:text-properties fo:font-weight="normal" style:font-weight-asian="normal" style:font-weight-complex="normal"/>
    </style:style>
    <style:style style:name="T215_2" style:family="text"/>
    <style:style style:name="T215_3" style:family="text">
      <style:text-properties fo:font-weight="normal" style:font-weight-asian="normal" style:font-weight-complex="normal"/>
    </style:style>
    <style:style style:name="T215_4" style:family="text"/>
    <style:style style:name="T215_5" style:family="text">
      <style:text-properties fo:font-weight="normal" style:font-weight-asian="normal" style:font-weight-complex="normal"/>
    </style:style>
    <style:style style:name="T215_6" style:family="text"/>
    <style:style style:name="T215_7" style:family="text"/>
    <style:style style:name="T215_8" style:family="text">
      <style:text-properties fo:font-weight="normal" style:font-weight-asian="normal" style:font-weight-complex="normal"/>
    </style:style>
    <style:style style:name="T215_9" style:family="text">
      <style:text-properties fo:font-weight="normal" style:font-weight-asian="normal" style:font-weight-complex="normal"/>
    </style:style>
    <style:style style:name="T215_10" style:family="text">
      <style:text-properties fo:font-weight="normal" style:font-weight-asian="normal" style:font-weight-complex="normal"/>
    </style:style>
    <style:style style:name="T215_11" style:family="text">
      <style:text-properties fo:font-weight="normal" style:font-weight-asian="normal" style:font-weight-complex="normal"/>
    </style:style>
    <style:style style:name="T215_12" style:family="text">
      <style:text-properties fo:font-weight="normal" style:font-weight-asian="normal" style:font-weight-complex="normal"/>
    </style:style>
    <style:style style:name="T215_13" style:family="text">
      <style:text-properties fo:font-weight="normal" style:font-weight-asian="normal" style:font-weight-complex="normal"/>
    </style:style>
    <style:style style:name="T215_14" style:family="text">
      <style:text-properties fo:font-weight="normal" style:font-weight-asian="normal" style:font-weight-complex="normal"/>
    </style:style>
    <style:style style:name="T215_15" style:family="text"/>
    <style:style style:name="P216" style:family="paragraph" style:parent-style-name="Standard">
      <style:paragraph-properties fo:text-align="center" fo:break-before="auto" fo:line-height="100%" style:writing-mode="lr-tb"/>
    </style:style>
    <style:style style:name="P217" style:family="paragraph" style:parent-style-name="Standard">
      <style:paragraph-properties fo:text-align="center" fo:break-before="auto" fo:line-height="100%" style:writing-mode="lr-tb"/>
    </style:style>
    <style:style style:name="P218" style:family="paragraph" style:parent-style-name="Standard">
      <style:paragraph-properties fo:text-align="center" fo:break-before="page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P219" style:family="paragraph" style:parent-style-name="Standard">
      <style:paragraph-properties fo:text-align="justify" fo:break-before="auto" fo:line-height="100%" style:writing-mode="lr-tb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>
      <style:text-properties fo:font-weight="normal" style:font-weight-asian="normal" style:font-weight-complex="normal"/>
    </style:style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>
      <style:text-properties fo:font-weight="normal" style:font-weight-asian="normal" style:font-weight-complex="normal"/>
    </style:style>
    <style:style style:name="T222_6" style:family="text">
      <style:text-properties fo:font-weight="normal" style:font-weight-asian="normal" style:font-weight-complex="normal"/>
    </style:style>
    <style:style style:name="T222_7" style:family="text">
      <style:text-properties fo:font-weight="normal" style:font-weight-asian="normal" style:font-weight-complex="normal"/>
    </style:style>
    <style:style style:name="T222_8" style:family="text">
      <style:text-properties fo:font-weight="normal" style:font-weight-asian="normal" style:font-weight-complex="normal"/>
    </style:style>
    <style:style style:name="T222_9" style:family="text">
      <style:text-properties fo:font-weight="normal" style:font-weight-asian="normal" style:font-weight-complex="normal"/>
    </style:style>
    <style:style style:name="T222_10" style:family="text">
      <style:text-properties fo:font-weight="normal" style:font-weight-asian="normal" style:font-weight-complex="normal"/>
    </style:style>
    <style:style style:name="T222_11" style:family="text">
      <style:text-properties fo:font-weight="normal" style:font-weight-asian="normal" style:font-weight-complex="normal"/>
    </style:style>
    <style:style style:name="T222_12" style:family="text">
      <style:text-properties fo:font-weight="normal" style:font-weight-asian="normal" style:font-weight-complex="normal"/>
    </style:style>
    <style:style style:name="T222_13" style:family="text">
      <style:text-properties fo:font-weight="normal" style:font-weight-asian="normal" style:font-weight-complex="normal"/>
    </style:style>
    <style:style style:name="T222_14" style:family="text">
      <style:text-properties fo:font-weight="normal" style:font-weight-asian="normal" style:font-weight-complex="normal"/>
    </style:style>
    <style:style style:name="T222_15" style:family="text">
      <style:text-properties fo:font-weight="normal" style:font-weight-asian="normal" style:font-weight-complex="normal"/>
    </style:style>
    <style:style style:name="T222_16" style:family="text">
      <style:text-properties fo:font-weight="normal" style:font-weight-asian="normal" style:font-weight-complex="normal"/>
    </style:style>
    <style:style style:name="T222_17" style:family="text">
      <style:text-properties fo:font-weight="normal" style:font-weight-asian="normal" style:font-weight-complex="normal"/>
    </style:style>
    <style:style style:name="T222_18" style:family="text">
      <style:text-properties fo:font-weight="normal" style:font-weight-asian="normal" style:font-weight-complex="normal"/>
    </style:style>
    <style:style style:name="T222_19" style:family="text">
      <style:text-properties fo:font-weight="normal" style:font-weight-asian="normal" style:font-weight-complex="normal"/>
    </style:style>
    <style:style style:name="T222_20" style:family="text">
      <style:text-properties fo:font-weight="normal" style:font-weight-asian="normal" style:font-weight-complex="normal"/>
    </style:style>
    <style:style style:name="T222_21" style:family="text">
      <style:text-properties fo:font-weight="normal" style:font-weight-asian="normal" style:font-weight-complex="normal"/>
    </style:style>
    <style:style style:name="T222_22" style:family="text">
      <style:text-properties fo:font-weight="normal" style:font-weight-asian="normal" style:font-weight-complex="normal"/>
    </style:style>
    <style:style style:name="T222_23" style:family="text">
      <style:text-properties fo:font-weight="normal" style:font-weight-asian="normal" style:font-weight-complex="normal"/>
    </style:style>
    <style:style style:name="T222_24" style:family="text">
      <style:text-properties fo:font-weight="normal" style:font-weight-asian="normal" style:font-weight-complex="normal"/>
    </style:style>
    <style:style style:name="T222_25" style:family="text">
      <style:text-properties fo:font-weight="normal" style:font-weight-asian="normal" style:font-weight-complex="normal"/>
    </style:style>
    <style:style style:name="T222_26" style:family="text">
      <style:text-properties fo:font-weight="normal" style:font-weight-asian="normal" style:font-weight-complex="normal"/>
    </style:style>
    <style:style style:name="T222_27" style:family="text">
      <style:text-properties fo:font-weight="normal" style:font-weight-asian="normal" style:font-weight-complex="normal"/>
    </style:style>
    <style:style style:name="T222_28" style:family="text">
      <style:text-properties fo:font-weight="normal" style:font-weight-asian="normal" style:font-weight-complex="normal"/>
    </style:style>
    <style:style style:name="T222_29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>
      <style:text-properties fo:font-weight="normal" style:font-weight-asian="normal" style:font-weight-complex="normal"/>
    </style:style>
    <style:style style:name="T223_6" style:family="text">
      <style:text-properties fo:font-weight="normal" style:font-weight-asian="normal" style:font-weight-complex="normal"/>
    </style:style>
    <style:style style:name="T223_7" style:family="text">
      <style:text-properties fo:font-weight="normal" style:font-weight-asian="normal" style:font-weight-complex="normal"/>
    </style:style>
    <style:style style:name="T223_8" style:family="text">
      <style:text-properties fo:font-weight="normal" style:font-weight-asian="normal" style:font-weight-complex="normal"/>
    </style:style>
    <style:style style:name="T223_9" style:family="text">
      <style:text-properties fo:font-weight="normal" style:font-weight-asian="normal" style:font-weight-complex="normal"/>
    </style:style>
    <style:style style:name="T223_10" style:family="text">
      <style:text-properties fo:font-weight="normal" style:font-weight-asian="normal" style:font-weight-complex="normal"/>
    </style:style>
    <style:style style:name="T223_11" style:family="text">
      <style:text-properties fo:font-weight="normal" style:font-weight-asian="normal" style:font-weight-complex="normal"/>
    </style:style>
    <style:style style:name="T223_12" style:family="text">
      <style:text-properties fo:font-weight="normal" style:font-weight-asian="normal" style:font-weight-complex="normal"/>
    </style:style>
    <style:style style:name="T223_13" style:family="text">
      <style:text-properties fo:font-weight="normal" style:font-weight-asian="normal" style:font-weight-complex="normal"/>
    </style:style>
    <style:style style:name="T223_14" style:family="text">
      <style:text-properties fo:font-weight="normal" style:font-weight-asian="normal" style:font-weight-complex="normal"/>
    </style:style>
    <style:style style:name="T223_15" style:family="text">
      <style:text-properties fo:font-weight="normal" style:font-weight-asian="normal" style:font-weight-complex="normal"/>
    </style:style>
    <style:style style:name="T223_16" style:family="text">
      <style:text-properties fo:font-weight="normal" style:font-weight-asian="normal" style:font-weight-complex="normal"/>
    </style:style>
    <style:style style:name="T223_17" style:family="text">
      <style:text-properties fo:font-weight="normal" style:font-weight-asian="normal" style:font-weight-complex="normal"/>
    </style:style>
    <style:style style:name="T223_18" style:family="text">
      <style:text-properties fo:font-weight="normal" style:font-weight-asian="normal" style:font-weight-complex="normal"/>
    </style:style>
    <style:style style:name="T223_19" style:family="text">
      <style:text-properties fo:font-weight="normal" style:font-weight-asian="normal" style:font-weight-complex="normal"/>
    </style:style>
    <style:style style:name="T223_20" style:family="text">
      <style:text-properties fo:font-weight="normal" style:font-weight-asian="normal" style:font-weight-complex="normal"/>
    </style:style>
    <style:style style:name="T223_21" style:family="text">
      <style:text-properties fo:font-weight="normal" style:font-weight-asian="normal" style:font-weight-complex="normal"/>
    </style:style>
    <style:style style:name="T223_22" style:family="text">
      <style:text-properties fo:font-weight="normal" style:font-weight-asian="normal" style:font-weight-complex="normal"/>
    </style:style>
    <style:style style:name="T223_23" style:family="text">
      <style:text-properties fo:font-weight="normal" style:font-weight-asian="normal" style:font-weight-complex="normal"/>
    </style:style>
    <style:style style:name="T223_24" style:family="text">
      <style:text-properties fo:font-weight="normal" style:font-weight-asian="normal" style:font-weight-complex="normal"/>
    </style:style>
    <style:style style:name="P224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text-align="justify" fo:break-before="auto" fo:line-height="150%" style:writing-mode="lr-tb"/>
    </style:style>
    <style:style style:name="P227" style:family="paragraph" style:parent-style-name="Standard">
      <style:paragraph-properties fo:text-align="justify" fo:break-before="auto" fo:text-indent="1.27cm" fo:line-height="150%" style:writing-mode="lr-tb"/>
    </style:style>
    <style:style style:name="T227_1" style:family="text">
      <style:text-properties fo:font-weight="normal" style:font-weight-asian="normal" style:font-weight-complex="normal"/>
    </style:style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>
      <style:text-properties fo:font-weight="normal" style:font-weight-asian="normal" style:font-weight-complex="normal" style:text-underline-style="solid" style:text-underline-color="font-color"/>
    </style:style>
    <style:style style:name="T227_10" style:family="text">
      <style:text-properties fo:font-weight="normal" style:font-weight-asian="normal" style:font-weight-complex="normal" style:text-underline-style="solid" style:text-underline-color="font-color"/>
    </style:style>
    <style:style style:name="T227_11" style:family="text">
      <style:text-properties fo:font-weight="normal" style:font-weight-asian="normal" style:font-weight-complex="normal" style:text-underline-style="solid" style:text-underline-color="font-color"/>
    </style:style>
    <style:style style:name="T227_12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style:writing-mode="lr-tb"/>
    </style:style>
    <style:style style:name="T228_1" style:family="text">
      <style:text-properties fo:font-weight="normal" style:font-weight-asian="normal" style:font-weight-complex="normal"/>
    </style:style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>
      <style:text-properties fo:font-weight="normal" style:font-weight-asian="normal" style:font-weight-complex="normal"/>
    </style:style>
    <style:style style:name="T228_9" style:family="text">
      <style:text-properties fo:font-weight="normal" style:font-weight-asian="normal" style:font-weight-complex="normal"/>
    </style:style>
    <style:style style:name="T228_10" style:family="text">
      <style:text-properties fo:font-weight="normal" style:font-weight-asian="normal" style:font-weight-complex="normal"/>
    </style:style>
    <style:style style:name="T228_11" style:family="text">
      <style:text-properties fo:font-weight="normal" style:font-weight-asian="normal" style:font-weight-complex="normal"/>
    </style:style>
    <style:style style:name="T228_12" style:family="text">
      <style:text-properties fo:font-weight="normal" style:font-weight-asian="normal" style:font-weight-complex="normal"/>
    </style:style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T228_15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text-indent="1.27cm" fo:line-height="150%" style:writing-mode="lr-tb"/>
    </style:style>
    <style:style style:name="T229_1" style:family="text">
      <style:text-properties fo:font-weight="normal" style:font-weight-asian="normal" style:font-weight-complex="normal"/>
    </style:style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31" style:family="paragraph" style:parent-style-name="Standard">
      <style:paragraph-properties fo:text-align="center" fo:break-before="page" fo:line-height="100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P232" style:family="paragraph" style:parent-style-name="Standard">
      <style:paragraph-properties fo:text-align="justify" fo:break-before="auto" fo:line-height="100%" style:writing-mode="lr-tb"/>
    </style:style>
    <style:style style:name="P233" style:family="paragraph" style:parent-style-name="Standard">
      <style:paragraph-properties fo:text-align="justify"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>
      <style:text-properties fo:font-weight="normal" style:font-weight-asian="normal" style:font-weight-complex="normal"/>
    </style:style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T234_12" style:family="text">
      <style:text-properties fo:font-weight="normal" style:font-weight-asian="normal" style:font-weight-complex="normal"/>
    </style:style>
    <style:style style:name="T234_13" style:family="text">
      <style:text-properties fo:font-weight="normal" style:font-weight-asian="normal" style:font-weight-complex="normal"/>
    </style:style>
    <style:style style:name="T234_14" style:family="text">
      <style:text-properties fo:font-weight="normal" style:font-weight-asian="normal" style:font-weight-complex="normal"/>
    </style:style>
    <style:style style:name="T234_15" style:family="text">
      <style:text-properties fo:font-weight="normal" style:font-weight-asian="normal" style:font-weight-complex="normal"/>
    </style:style>
    <style:style style:name="T234_16" style:family="text">
      <style:text-properties fo:font-weight="normal" style:font-weight-asian="normal" style:font-weight-complex="normal"/>
    </style:style>
    <style:style style:name="T234_17" style:family="text">
      <style:text-properties fo:font-weight="normal" style:font-weight-asian="normal" style:font-weight-complex="normal"/>
    </style:style>
    <style:style style:name="T234_18" style:family="text">
      <style:text-properties fo:font-weight="normal" style:font-weight-asian="normal" style:font-weight-complex="normal"/>
    </style:style>
    <style:style style:name="T234_19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T235_11" style:family="text">
      <style:text-properties fo:font-weight="normal" style:font-weight-asian="normal" style:font-weight-complex="normal"/>
    </style:style>
    <style:style style:name="T235_12" style:family="text">
      <style:text-properties fo:font-weight="normal" style:font-weight-asian="normal" style:font-weight-complex="normal"/>
    </style:style>
    <style:style style:name="T235_13" style:family="text">
      <style:text-properties fo:font-weight="normal" style:font-weight-asian="normal" style:font-weight-complex="normal"/>
    </style:style>
    <style:style style:name="T235_14" style:family="text">
      <style:text-properties fo:font-weight="normal" style:font-weight-asian="normal" style:font-weight-complex="normal"/>
    </style:style>
    <style:style style:name="T235_15" style:family="text">
      <style:text-properties fo:font-weight="normal" style:font-weight-asian="normal" style:font-weight-complex="normal"/>
    </style:style>
    <style:style style:name="T235_16" style:family="text">
      <style:text-properties fo:font-weight="normal" style:font-weight-asian="normal" style:font-weight-complex="normal"/>
    </style:style>
    <style:style style:name="T235_17" style:family="text">
      <style:text-properties fo:font-weight="normal" style:font-weight-asian="normal" style:font-weight-complex="normal"/>
    </style:style>
    <style:style style:name="T235_18" style:family="text">
      <style:text-properties fo:font-weight="normal" style:font-weight-asian="normal" style:font-weight-complex="normal"/>
    </style:style>
    <style:style style:name="T235_19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T237_8" style:family="text">
      <style:text-properties fo:font-weight="normal" style:font-weight-asian="normal" style:font-weight-complex="normal"/>
    </style:style>
    <style:style style:name="T237_9" style:family="text">
      <style:text-properties fo:font-weight="normal" style:font-weight-asian="normal" style:font-weight-complex="normal"/>
    </style:style>
    <style:style style:name="T237_10" style:family="text">
      <style:text-properties fo:font-weight="normal" style:font-weight-asian="normal" style:font-weight-complex="normal"/>
    </style:style>
    <style:style style:name="T237_11" style:family="text">
      <style:text-properties fo:font-weight="normal" style:font-weight-asian="normal" style:font-weight-complex="normal"/>
    </style:style>
    <style:style style:name="T237_12" style:family="text">
      <style:text-properties fo:font-weight="normal" style:font-weight-asian="normal" style:font-weight-complex="normal"/>
    </style:style>
    <style:style style:name="T237_13" style:family="text">
      <style:text-properties fo:font-weight="normal" style:font-weight-asian="normal" style:font-weight-complex="normal"/>
    </style:style>
    <style:style style:name="T237_14" style:family="text">
      <style:text-properties fo:font-weight="normal" style:font-weight-asian="normal" style:font-weight-complex="normal"/>
    </style:style>
    <style:style style:name="T237_15" style:family="text">
      <style:text-properties fo:font-weight="normal" style:font-weight-asian="normal" style:font-weight-complex="normal"/>
    </style:style>
    <style:style style:name="T237_16" style:family="text">
      <style:text-properties fo:font-weight="normal" style:font-weight-asian="normal" style:font-weight-complex="normal"/>
    </style:style>
    <style:style style:name="T237_17" style:family="text">
      <style:text-properties fo:font-weight="normal" style:font-weight-asian="normal" style:font-weight-complex="normal"/>
    </style:style>
    <style:style style:name="T237_18" style:family="text">
      <style:text-properties fo:font-weight="normal" style:font-weight-asian="normal" style:font-weight-complex="normal"/>
    </style:style>
    <style:style style:name="T237_19" style:family="text">
      <style:text-properties fo:font-weight="normal" style:font-weight-asian="normal" style:font-weight-complex="normal"/>
    </style:style>
    <style:style style:name="T237_20" style:family="text">
      <style:text-properties fo:font-weight="normal" style:font-weight-asian="normal" style:font-weight-complex="normal"/>
    </style:style>
    <style:style style:name="T237_21" style:family="text">
      <style:text-properties fo:font-weight="normal" style:font-weight-asian="normal" style:font-weight-complex="normal"/>
    </style:style>
    <style:style style:name="T237_22" style:family="text">
      <style:text-properties fo:font-weight="normal" style:font-weight-asian="normal" style:font-weight-complex="normal"/>
    </style:style>
    <style:style style:name="T237_23" style:family="text">
      <style:text-properties fo:font-weight="normal" style:font-weight-asian="normal" style:font-weight-complex="normal"/>
    </style:style>
    <style:style style:name="T237_24" style:family="text">
      <style:text-properties fo:font-weight="normal" style:font-weight-asian="normal" style:font-weight-complex="normal"/>
    </style:style>
    <style:style style:name="T237_25" style:family="text">
      <style:text-properties fo:font-weight="normal" style:font-weight-asian="normal" style:font-weight-complex="normal"/>
    </style:style>
    <style:style style:name="T237_26" style:family="text">
      <style:text-properties fo:font-weight="normal" style:font-weight-asian="normal" style:font-weight-complex="normal"/>
    </style:style>
    <style:style style:name="T237_27" style:family="text">
      <style:text-properties fo:font-weight="normal" style:font-weight-asian="normal" style:font-weight-complex="normal"/>
    </style:style>
    <style:style style:name="T237_28" style:family="text">
      <style:text-properties fo:font-weight="normal" style:font-weight-asian="normal" style:font-weight-complex="normal"/>
    </style:style>
    <style:style style:name="T237_29" style:family="text">
      <style:text-properties fo:font-weight="normal" style:font-weight-asian="normal" style:font-weight-complex="normal"/>
    </style:style>
    <style:style style:name="T237_30" style:family="text">
      <style:text-properties fo:font-weight="normal" style:font-weight-asian="normal" style:font-weight-complex="normal"/>
    </style:style>
    <style:style style:name="T237_31" style:family="text">
      <style:text-properties fo:font-weight="normal" style:font-weight-asian="normal" style:font-weight-complex="normal"/>
    </style:style>
    <style:style style:name="T237_32" style:family="text">
      <style:text-properties fo:font-weight="normal" style:font-weight-asian="normal" style:font-weight-complex="normal"/>
    </style:style>
    <style:style style:name="T237_33" style:family="text">
      <style:text-properties fo:font-weight="normal" style:font-weight-asian="normal" style:font-weight-complex="normal"/>
    </style:style>
    <style:style style:name="T237_34" style:family="text">
      <style:text-properties fo:font-weight="normal" style:font-weight-asian="normal" style:font-weight-complex="normal"/>
    </style:style>
    <style:style style:name="T237_35" style:family="text">
      <style:text-properties fo:font-weight="normal" style:font-weight-asian="normal" style:font-weight-complex="normal"/>
    </style:style>
    <style:style style:name="T237_36" style:family="text">
      <style:text-properties fo:font-weight="normal" style:font-weight-asian="normal" style:font-weight-complex="normal"/>
    </style:style>
    <style:style style:name="T237_37" style:family="text">
      <style:text-properties fo:font-weight="normal" style:font-weight-asian="normal" style:font-weight-complex="normal"/>
    </style:style>
    <style:style style:name="T237_38" style:family="text">
      <style:text-properties fo:font-weight="normal" style:font-weight-asian="normal" style:font-weight-complex="normal"/>
    </style:style>
    <style:style style:name="T237_39" style:family="text">
      <style:text-properties fo:font-weight="normal" style:font-weight-asian="normal" style:font-weight-complex="normal"/>
    </style:style>
    <style:style style:name="T237_40" style:family="text">
      <style:text-properties fo:font-weight="normal" style:font-weight-asian="normal" style:font-weight-complex="normal"/>
    </style:style>
    <style:style style:name="T237_41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>
      <style:text-properties fo:font-weight="normal" style:font-weight-asian="normal" style:font-weight-complex="normal"/>
    </style:style>
    <style:style style:name="T238_12" style:family="text">
      <style:text-properties fo:font-weight="normal" style:font-weight-asian="normal" style:font-weight-complex="normal"/>
    </style:style>
    <style:style style:name="T238_13" style:family="text">
      <style:text-properties fo:font-weight="normal" style:font-weight-asian="normal" style:font-weight-complex="normal"/>
    </style:style>
    <style:style style:name="T238_14" style:family="text">
      <style:text-properties fo:font-weight="normal" style:font-weight-asian="normal" style:font-weight-complex="normal"/>
    </style:style>
    <style:style style:name="T238_15" style:family="text"/>
    <style:style style:name="T238_16" style:family="text">
      <style:text-properties fo:font-weight="normal" style:font-weight-asian="normal" style:font-weight-complex="normal"/>
    </style:style>
    <style:style style:name="T238_17" style:family="text">
      <style:text-properties fo:font-weight="normal" style:font-weight-asian="normal" style:font-weight-complex="normal"/>
    </style:style>
    <style:style style:name="T238_18" style:family="text">
      <style:text-properties fo:font-weight="normal" style:font-weight-asian="normal" style:font-weight-complex="normal"/>
    </style:style>
    <style:style style:name="T238_19" style:family="text">
      <style:text-properties fo:font-weight="normal" style:font-weight-asian="normal" style:font-weight-complex="normal"/>
    </style:style>
    <style:style style:name="T238_20" style:family="text">
      <style:text-properties fo:font-weight="normal" style:font-weight-asian="normal" style:font-weight-complex="normal"/>
    </style:style>
    <style:style style:name="T238_21" style:family="text">
      <style:text-properties fo:font-weight="normal" style:font-weight-asian="normal" style:font-weight-complex="normal"/>
    </style:style>
    <style:style style:name="T238_22" style:family="text">
      <style:text-properties fo:font-weight="normal" style:font-weight-asian="normal" style:font-weight-complex="normal"/>
    </style:style>
    <style:style style:name="T238_23" style:family="text">
      <style:text-properties fo:font-weight="normal" style:font-weight-asian="normal" style:font-weight-complex="normal"/>
    </style:style>
    <style:style style:name="T238_24" style:family="text">
      <style:text-properties fo:font-weight="normal" style:font-weight-asian="normal" style:font-weight-complex="normal"/>
    </style:style>
    <style:style style:name="T238_25" style:family="text">
      <style:text-properties fo:font-weight="normal" style:font-weight-asian="normal" style:font-weight-complex="normal"/>
    </style:style>
    <style:style style:name="T238_26" style:family="text">
      <style:text-properties fo:font-weight="normal" style:font-weight-asian="normal" style:font-weight-complex="normal"/>
    </style:style>
    <style:style style:name="T238_27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9_1" style:family="text">
      <style:text-properties fo:font-weight="normal" style:font-weight-asian="normal" style:font-weight-complex="normal"/>
    </style:style>
    <style:style style:name="T239_2" style:family="text">
      <style:text-properties fo:font-weight="normal" style:font-weight-asian="normal" style:font-weight-complex="normal"/>
    </style:style>
    <style:style style:name="T239_3" style:family="text">
      <style:text-properties fo:font-weight="normal" style:font-weight-asian="normal" style:font-weight-complex="normal"/>
    </style:style>
    <style:style style:name="T239_4" style:family="text">
      <style:text-properties fo:font-weight="normal" style:font-weight-asian="normal" style:font-weight-complex="normal"/>
    </style:style>
    <style:style style:name="T239_5" style:family="text">
      <style:text-properties fo:font-weight="normal" style:font-weight-asian="normal" style:font-weight-complex="normal"/>
    </style:style>
    <style:style style:name="T239_6" style:family="text">
      <style:text-properties fo:font-weight="normal" style:font-weight-asian="normal" style:font-weight-complex="normal"/>
    </style:style>
    <style:style style:name="T239_7" style:family="text">
      <style:text-properties fo:font-weight="normal" style:font-weight-asian="normal" style:font-weight-complex="normal"/>
    </style:style>
    <style:style style:name="T239_8" style:family="text">
      <style:text-properties fo:font-weight="normal" style:font-weight-asian="normal" style:font-weight-complex="normal"/>
    </style:style>
    <style:style style:name="T239_9" style:family="text">
      <style:text-properties fo:font-weight="normal" style:font-weight-asian="normal" style:font-weight-complex="normal"/>
    </style:style>
    <style:style style:name="T239_10" style:family="text">
      <style:text-properties fo:font-weight="normal" style:font-weight-asian="normal" style:font-weight-complex="normal"/>
    </style:style>
    <style:style style:name="T239_11" style:family="text">
      <style:text-properties fo:font-weight="normal" style:font-weight-asian="normal" style:font-weight-complex="normal"/>
    </style:style>
    <style:style style:name="T239_12" style:family="text">
      <style:text-properties fo:font-weight="normal" style:font-weight-asian="normal" style:font-weight-complex="normal"/>
    </style:style>
    <style:style style:name="T239_13" style:family="text">
      <style:text-properties fo:font-weight="normal" style:font-weight-asian="normal" style:font-weight-complex="normal"/>
    </style:style>
    <style:style style:name="T239_14" style:family="text">
      <style:text-properties fo:font-weight="normal" style:font-weight-asian="normal" style:font-weight-complex="normal"/>
    </style:style>
    <style:style style:name="T239_15" style:family="text">
      <style:text-properties fo:font-weight="normal" style:font-weight-asian="normal" style:font-weight-complex="normal"/>
    </style:style>
    <style:style style:name="T239_16" style:family="text">
      <style:text-properties fo:font-weight="normal" style:font-weight-asian="normal" style:font-weight-complex="normal"/>
    </style:style>
    <style:style style:name="T239_17" style:family="text">
      <style:text-properties fo:font-weight="normal" style:font-weight-asian="normal" style:font-weight-complex="normal"/>
    </style:style>
    <style:style style:name="T239_18" style:family="text">
      <style:text-properties fo:font-weight="normal" style:font-weight-asian="normal" style:font-weight-complex="normal"/>
    </style:style>
    <style:style style:name="T239_19" style:family="text">
      <style:text-properties fo:font-weight="normal" style:font-weight-asian="normal" style:font-weight-complex="normal"/>
    </style:style>
    <style:style style:name="T239_20" style:family="text">
      <style:text-properties fo:font-weight="normal" style:font-weight-asian="normal" style:font-weight-complex="normal"/>
    </style:style>
    <style:style style:name="T239_21" style:family="text">
      <style:text-properties fo:font-weight="normal" style:font-weight-asian="normal" style:font-weight-complex="normal"/>
    </style:style>
    <style:style style:name="T239_22" style:family="text">
      <style:text-properties fo:font-weight="normal" style:font-weight-asian="normal" style:font-weight-complex="normal"/>
    </style:style>
    <style:style style:name="T239_23" style:family="text"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center" fo:break-before="auto" fo:line-height="100%" style:writing-mode="lr-tb"/>
    </style:style>
    <style:style style:name="P242" style:family="paragraph" style:parent-style-name="Standard">
      <style:paragraph-properties fo:text-align="center" fo:break-before="page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P243" style:family="paragraph" style:parent-style-name="Standard">
      <style:paragraph-properties fo:text-align="justify" fo:break-before="auto" fo:line-height="100%" style:writing-mode="lr-tb"/>
    </style:style>
    <style:style style:name="P244" style:family="paragraph" style:parent-style-name="Standard">
      <style:paragraph-properties fo:text-align="justify"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line-height="100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T245_15" style:family="text">
      <style:text-properties fo:font-weight="normal" style:font-weight-asian="normal" style:font-weight-complex="normal"/>
    </style:style>
    <style:style style:name="T245_16" style:family="text">
      <style:text-properties fo:font-weight="normal" style:font-weight-asian="normal" style:font-weight-complex="normal"/>
    </style:style>
    <style:style style:name="T245_17" style:family="text">
      <style:text-properties fo:font-weight="normal" style:font-weight-asian="normal" style:font-weight-complex="normal"/>
    </style:style>
    <style:style style:name="T245_18" style:family="text">
      <style:text-properties fo:font-weight="normal" style:font-weight-asian="normal" style:font-weight-complex="normal"/>
    </style:style>
    <style:style style:name="T245_19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>
      <style:text-properties fo:font-weight="normal" style:font-weight-asian="normal" style:font-weight-complex="normal"/>
    </style:style>
    <style:style style:name="T246_6" style:family="text">
      <style:text-properties fo:font-weight="normal" style:font-weight-asian="normal" style:font-weight-complex="normal"/>
    </style:style>
    <style:style style:name="T246_7" style:family="text">
      <style:text-properties fo:font-weight="normal" style:font-weight-asian="normal" style:font-weight-complex="normal"/>
    </style:style>
    <style:style style:name="T246_8" style:family="text">
      <style:text-properties fo:font-weight="normal" style:font-weight-asian="normal" style:font-weight-complex="normal"/>
    </style:style>
    <style:style style:name="T246_9" style:family="text">
      <style:text-properties fo:font-weight="normal" style:font-weight-asian="normal" style:font-weight-complex="normal"/>
    </style:style>
    <style:style style:name="T246_10" style:family="text">
      <style:text-properties fo:font-weight="normal" style:font-weight-asian="normal" style:font-weight-complex="normal"/>
    </style:style>
    <style:style style:name="T246_11" style:family="text">
      <style:text-properties fo:font-weight="normal" style:font-weight-asian="normal" style:font-weight-complex="normal"/>
    </style:style>
    <style:style style:name="T246_12" style:family="text">
      <style:text-properties fo:font-weight="normal" style:font-weight-asian="normal" style:font-weight-complex="normal"/>
    </style:style>
    <style:style style:name="T246_13" style:family="text">
      <style:text-properties fo:font-weight="normal" style:font-weight-asian="normal" style:font-weight-complex="normal"/>
    </style:style>
    <style:style style:name="T246_14" style:family="text">
      <style:text-properties fo:font-weight="normal" style:font-weight-asian="normal" style:font-weight-complex="normal"/>
    </style:style>
    <style:style style:name="T246_15" style:family="text">
      <style:text-properties fo:font-weight="normal" style:font-weight-asian="normal" style:font-weight-complex="normal"/>
    </style:style>
    <style:style style:name="T246_16" style:family="text"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4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T248_5" style:family="text">
      <style:text-properties fo:font-weight="normal" style:font-weight-asian="normal" style:font-weight-complex="normal"/>
    </style:style>
    <style:style style:name="T248_6" style:family="text">
      <style:text-properties fo:font-weight="normal" style:font-weight-asian="normal" style:font-weight-complex="normal"/>
    </style:style>
    <style:style style:name="T248_7" style:family="text">
      <style:text-properties fo:font-weight="normal" style:font-weight-asian="normal" style:font-weight-complex="normal"/>
    </style:style>
    <style:style style:name="T248_8" style:family="text">
      <style:text-properties fo:font-weight="normal" style:font-weight-asian="normal" style:font-weight-complex="normal"/>
    </style:style>
    <style:style style:name="T248_9" style:family="text">
      <style:text-properties fo:font-weight="normal" style:font-weight-asian="normal" style:font-weight-complex="normal"/>
    </style:style>
    <style:style style:name="T248_10" style:family="text">
      <style:text-properties fo:font-weight="normal" style:font-weight-asian="normal" style:font-weight-complex="normal"/>
    </style:style>
    <style:style style:name="T248_11" style:family="text">
      <style:text-properties fo:font-weight="normal" style:font-weight-asian="normal" style:font-weight-complex="normal"/>
    </style:style>
    <style:style style:name="T248_12" style:family="text">
      <style:text-properties fo:font-weight="normal" style:font-weight-asian="normal" style:font-weight-complex="normal"/>
    </style:style>
    <style:style style:name="T248_13" style:family="text">
      <style:text-properties fo:font-weight="normal" style:font-weight-asian="normal" style:font-weight-complex="normal"/>
    </style:style>
    <style:style style:name="T248_14" style:family="text">
      <style:text-properties fo:font-weight="normal" style:font-weight-asian="normal" style:font-weight-complex="normal"/>
    </style:style>
    <style:style style:name="T248_15" style:family="text">
      <style:text-properties fo:font-weight="normal" style:font-weight-asian="normal" style:font-weight-complex="normal"/>
    </style:style>
    <style:style style:name="T248_16" style:family="text">
      <style:text-properties fo:font-weight="normal" style:font-weight-asian="normal" style:font-weight-complex="normal"/>
    </style:style>
    <style:style style:name="T248_17" style:family="text">
      <style:text-properties fo:font-weight="normal" style:font-weight-asian="normal" style:font-weight-complex="normal"/>
    </style:style>
    <style:style style:name="T248_18" style:family="text">
      <style:text-properties fo:font-weight="normal" style:font-weight-asian="normal" style:font-weight-complex="normal"/>
    </style:style>
    <style:style style:name="T248_19" style:family="text">
      <style:text-properties fo:font-weight="normal" style:font-weight-asian="normal" style:font-weight-complex="normal"/>
    </style:style>
    <style:style style:name="T248_20" style:family="text">
      <style:text-properties fo:font-weight="normal" style:font-weight-asian="normal" style:font-weight-complex="normal"/>
    </style:style>
    <style:style style:name="T248_21" style:family="text">
      <style:text-properties fo:font-weight="normal" style:font-weight-asian="normal" style:font-weight-complex="normal"/>
    </style:style>
    <style:style style:name="T248_22" style:family="text">
      <style:text-properties fo:font-weight="normal" style:font-weight-asian="normal" style:font-weight-complex="normal"/>
    </style:style>
    <style:style style:name="T248_23" style:family="text">
      <style:text-properties fo:font-weight="normal" style:font-weight-asian="normal" style:font-weight-complex="normal"/>
    </style:style>
    <style:style style:name="T248_24" style:family="text">
      <style:text-properties fo:font-weight="normal" style:font-weight-asian="normal" style:font-weight-complex="normal"/>
    </style:style>
    <style:style style:name="T248_25" style:family="text">
      <style:text-properties fo:font-weight="normal" style:font-weight-asian="normal" style:font-weight-complex="normal"/>
    </style:style>
    <style:style style:name="T248_26" style:family="text">
      <style:text-properties fo:font-weight="normal" style:font-weight-asian="normal" style:font-weight-complex="normal"/>
    </style:style>
    <style:style style:name="T248_27" style:family="text">
      <style:text-properties fo:font-weight="normal" style:font-weight-asian="normal" style:font-weight-complex="normal"/>
    </style:style>
    <style:style style:name="T248_28" style:family="text">
      <style:text-properties fo:font-weight="normal" style:font-weight-asian="normal" style:font-weight-complex="normal"/>
    </style:style>
    <style:style style:name="T248_29" style:family="text">
      <style:text-properties fo:font-weight="normal" style:font-weight-asian="normal" style:font-weight-complex="normal"/>
    </style:style>
    <style:style style:name="T248_30" style:family="text">
      <style:text-properties fo:font-weight="normal" style:font-weight-asian="normal" style:font-weight-complex="normal"/>
    </style:style>
    <style:style style:name="T248_31" style:family="text">
      <style:text-properties fo:font-weight="normal" style:font-weight-asian="normal" style:font-weight-complex="normal"/>
    </style:style>
    <style:style style:name="T248_32" style:family="text">
      <style:text-properties fo:font-weight="normal" style:font-weight-asian="normal" style:font-weight-complex="normal"/>
    </style:style>
    <style:style style:name="T248_33" style:family="text">
      <style:text-properties fo:font-weight="normal" style:font-weight-asian="normal" style:font-weight-complex="normal"/>
    </style:style>
    <style:style style:name="T248_34" style:family="text">
      <style:text-properties fo:font-weight="normal" style:font-weight-asian="normal" style:font-weight-complex="normal"/>
    </style:style>
    <style:style style:name="T248_35" style:family="text">
      <style:text-properties fo:font-weight="normal" style:font-weight-asian="normal" style:font-weight-complex="normal"/>
    </style:style>
    <style:style style:name="T248_36" style:family="text">
      <style:text-properties fo:font-weight="normal" style:font-weight-asian="normal" style:font-weight-complex="normal"/>
    </style:style>
    <style:style style:name="T248_37" style:family="text">
      <style:text-properties fo:font-weight="normal" style:font-weight-asian="normal" style:font-weight-complex="normal"/>
    </style:style>
    <style:style style:name="T248_38" style:family="text">
      <style:text-properties fo:font-weight="normal" style:font-weight-asian="normal" style:font-weight-complex="normal"/>
    </style:style>
    <style:style style:name="T248_39" style:family="text">
      <style:text-properties fo:font-weight="normal" style:font-weight-asian="normal" style:font-weight-complex="normal"/>
    </style:style>
    <style:style style:name="T248_40" style:family="text">
      <style:text-properties fo:font-weight="normal" style:font-weight-asian="normal" style:font-weight-complex="normal"/>
    </style:style>
    <style:style style:name="T248_41" style:family="text">
      <style:text-properties fo:font-weight="normal" style:font-weight-asian="normal" style:font-weight-complex="normal"/>
    </style:style>
    <style:style style:name="T248_42" style:family="text">
      <style:text-properties fo:font-weight="normal" style:font-weight-asian="normal" style:font-weight-complex="normal"/>
    </style:style>
    <style:style style:name="T248_43" style:family="text">
      <style:text-properties fo:font-weight="normal" style:font-weight-asian="normal" style:font-weight-complex="normal"/>
    </style:style>
    <style:style style:name="T248_44" style:family="text">
      <style:text-properties fo:font-weight="normal" style:font-weight-asian="normal" style:font-weight-complex="normal"/>
    </style:style>
    <style:style style:name="T248_45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T249_12" style:family="text">
      <style:text-properties fo:font-weight="normal" style:font-weight-asian="normal" style:font-weight-complex="normal"/>
    </style:style>
    <style:style style:name="T249_13" style:family="text">
      <style:text-properties fo:font-weight="normal" style:font-weight-asian="normal" style:font-weight-complex="normal"/>
    </style:style>
    <style:style style:name="T249_14" style:family="text">
      <style:text-properties fo:font-weight="normal" style:font-weight-asian="normal" style:font-weight-complex="normal"/>
    </style:style>
    <style:style style:name="T249_15" style:family="text">
      <style:text-properties fo:font-weight="normal" style:font-weight-asian="normal" style:font-weight-complex="normal"/>
    </style:style>
    <style:style style:name="T249_16" style:family="text">
      <style:text-properties fo:font-weight="normal" style:font-weight-asian="normal" style:font-weight-complex="normal"/>
    </style:style>
    <style:style style:name="T249_17" style:family="text">
      <style:text-properties fo:font-weight="normal" style:font-weight-asian="normal" style:font-weight-complex="normal"/>
    </style:style>
    <style:style style:name="T249_18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T250_18" style:family="text">
      <style:text-properties fo:font-weight="normal" style:font-weight-asian="normal" style:font-weight-complex="normal"/>
    </style:style>
    <style:style style:name="T250_19" style:family="text">
      <style:text-properties fo:font-weight="normal" style:font-weight-asian="normal" style:font-weight-complex="normal"/>
    </style:style>
    <style:style style:name="T250_20" style:family="text">
      <style:text-properties fo:font-weight="normal" style:font-weight-asian="normal" style:font-weight-complex="normal"/>
    </style:style>
    <style:style style:name="T250_21" style:family="text">
      <style:text-properties fo:font-weight="normal" style:font-weight-asian="normal" style:font-weight-complex="normal"/>
    </style:style>
    <style:style style:name="T250_22" style:family="text">
      <style:text-properties fo:font-weight="normal" style:font-weight-asian="normal" style:font-weight-complex="normal"/>
    </style:style>
    <style:style style:name="T250_23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>
      <style:text-properties fo:font-style="italic" style:font-style-asian="italic" style:font-style-complex="italic"/>
    </style:style>
    <style:style style:name="T252_3" style:family="text">
      <style:text-properties fo:font-style="italic" style:font-style-asian="italic" style:font-style-complex="italic"/>
    </style:style>
    <style:style style:name="T252_4" style:family="text">
      <style:text-properties fo:font-style="italic" style:font-style-asian="italic" style:font-style-complex="italic"/>
    </style:style>
    <style:style style:name="T252_5" style:family="text">
      <style:text-properties fo:font-style="italic" style:font-style-asian="italic" style:font-style-complex="italic"/>
    </style:style>
    <style:style style:name="T252_6" style:family="text">
      <style:text-properties fo:font-style="italic" style:font-style-asian="italic" style:font-style-complex="italic"/>
    </style:style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 style:text-underline-style="solid" style:text-underline-color="font-color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 style:text-underline-style="solid" style:text-underline-color="font-color"/>
    </style:style>
    <style:style style:name="T252_13" style:family="text">
      <style:text-properties fo:font-weight="normal" style:font-weight-asian="normal" style:font-weight-complex="normal" style:text-underline-style="solid" style:text-underline-color="font-color"/>
    </style:style>
    <style:style style:name="T252_14" style:family="text">
      <style:text-properties fo:font-weight="normal" style:font-weight-asian="normal" style:font-weight-complex="normal" style:text-underline-style="solid" style:text-underline-color="font-color"/>
    </style:style>
    <style:style style:name="T252_15" style:family="text">
      <style:text-properties fo:font-weight="normal" style:font-weight-asian="normal" style:font-weight-complex="normal" style:text-underline-style="solid" style:text-underline-color="font-color"/>
    </style:style>
    <style:style style:name="T252_16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>
      <style:text-properties fo:font-weight="normal" style:font-weight-asian="normal" style:font-weight-complex="normal"/>
    </style:style>
    <style:style style:name="T253_5" style:family="text">
      <style:text-properties fo:font-weight="normal" style:font-weight-asian="normal" style:font-weight-complex="normal"/>
    </style:style>
    <style:style style:name="T253_6" style:family="text">
      <style:text-properties fo:font-weight="normal" style:font-weight-asian="normal" style:font-weight-complex="normal"/>
    </style:style>
    <style:style style:name="T253_7" style:family="text">
      <style:text-properties fo:font-weight="normal" style:font-weight-asian="normal" style:font-weight-complex="normal"/>
    </style:style>
    <style:style style:name="T253_8" style:family="text">
      <style:text-properties fo:font-weight="normal" style:font-weight-asian="normal" style:font-weight-complex="normal"/>
    </style:style>
    <style:style style:name="T253_9" style:family="text">
      <style:text-properties fo:font-weight="normal" style:font-weight-asian="normal" style:font-weight-complex="normal"/>
    </style:style>
    <style:style style:name="T253_10" style:family="text">
      <style:text-properties fo:font-weight="normal" style:font-weight-asian="normal" style:font-weight-complex="normal"/>
    </style:style>
    <style:style style:name="T253_11" style:family="text">
      <style:text-properties fo:font-weight="normal" style:font-weight-asian="normal" style:font-weight-complex="normal"/>
    </style:style>
    <style:style style:name="T253_12" style:family="text">
      <style:text-properties fo:font-weight="normal" style:font-weight-asian="normal" style:font-weight-complex="normal"/>
    </style:style>
    <style:style style:name="T253_13" style:family="text">
      <style:text-properties fo:font-weight="normal" style:font-weight-asian="normal" style:font-weight-complex="normal"/>
    </style:style>
    <style:style style:name="T253_14" style:family="text">
      <style:text-properties fo:font-weight="normal" style:font-weight-asian="normal" style:font-weight-complex="normal"/>
    </style:style>
    <style:style style:name="T253_15" style:family="text">
      <style:text-properties fo:font-weight="normal" style:font-weight-asian="normal" style:font-weight-complex="normal"/>
    </style:style>
    <style:style style:name="T253_16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T254_14" style:family="text">
      <style:text-properties fo:font-weight="normal" style:font-weight-asian="normal" style:font-weight-complex="normal"/>
    </style:style>
    <style:style style:name="T254_15" style:family="text">
      <style:text-properties fo:font-weight="normal" style:font-weight-asian="normal" style:font-weight-complex="normal"/>
    </style:style>
    <style:style style:name="T254_16" style:family="text">
      <style:text-properties fo:font-weight="normal" style:font-weight-asian="normal" style:font-weight-complex="normal"/>
    </style:style>
    <style:style style:name="T254_17" style:family="text">
      <style:text-properties fo:font-weight="normal" style:font-weight-asian="normal" style:font-weight-complex="normal"/>
    </style:style>
    <style:style style:name="T254_18" style:family="text">
      <style:text-properties fo:font-weight="normal" style:font-weight-asian="normal" style:font-weight-complex="normal"/>
    </style:style>
    <style:style style:name="T254_19" style:family="text">
      <style:text-properties fo:font-weight="normal" style:font-weight-asian="normal" style:font-weight-complex="normal"/>
    </style:style>
    <style:style style:name="T254_20" style:family="text">
      <style:text-properties fo:font-weight="normal" style:font-weight-asian="normal" style:font-weight-complex="normal"/>
    </style:style>
    <style:style style:name="T254_21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57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P258" style:family="paragraph" style:parent-style-name="Standard">
      <style:paragraph-properties fo:text-align="justify" fo:break-before="auto" fo:line-height="100%" style:writing-mode="lr-tb"/>
    </style:style>
    <style:style style:name="P259" style:family="paragraph" style:parent-style-name="Standard">
      <style:paragraph-properties fo:text-align="justify" fo:break-before="auto" fo:line-height="100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>
      <style:text-properties fo:font-weight="normal" style:font-weight-asian="normal" style:font-weight-complex="normal"/>
    </style:style>
    <style:style style:name="T259_5" style:family="text">
      <style:text-properties fo:font-weight="normal" style:font-weight-asian="normal" style:font-weight-complex="normal"/>
    </style:style>
    <style:style style:name="T259_6" style:family="text">
      <style:text-properties fo:font-weight="normal" style:font-weight-asian="normal" style:font-weight-complex="normal"/>
    </style:style>
    <style:style style:name="T259_7" style:family="text">
      <style:text-properties fo:font-weight="normal" style:font-weight-asian="normal" style:font-weight-complex="normal"/>
    </style:style>
    <style:style style:name="T259_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line-height="100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>
      <style:text-properties fo:font-weight="normal" style:font-weight-asian="normal" style:font-weight-complex="normal"/>
    </style:style>
    <style:style style:name="T260_6" style:family="text">
      <style:text-properties fo:font-weight="normal" style:font-weight-asian="normal" style:font-weight-complex="normal"/>
    </style:style>
    <style:style style:name="T260_7" style:family="text">
      <style:text-properties fo:font-weight="normal" style:font-weight-asian="normal" style:font-weight-complex="normal"/>
    </style:style>
    <style:style style:name="T260_8" style:family="text">
      <style:text-properties fo:font-weight="normal" style:font-weight-asian="normal" style:font-weight-complex="normal"/>
    </style:style>
    <style:style style:name="T260_9" style:family="text">
      <style:text-properties fo:font-weight="normal" style:font-weight-asian="normal" style:font-weight-complex="normal"/>
    </style:style>
    <style:style style:name="T260_10" style:family="text">
      <style:text-properties fo:font-weight="normal" style:font-weight-asian="normal" style:font-weight-complex="normal"/>
    </style:style>
    <style:style style:name="T260_11" style:family="text">
      <style:text-properties fo:font-weight="normal" style:font-weight-asian="normal" style:font-weight-complex="normal"/>
    </style:style>
    <style:style style:name="T260_12" style:family="text">
      <style:text-properties fo:font-weight="normal" style:font-weight-asian="normal" style:font-weight-complex="normal"/>
    </style:style>
    <style:style style:name="T260_13" style:family="text">
      <style:text-properties fo:font-weight="normal" style:font-weight-asian="normal" style:font-weight-complex="normal"/>
    </style:style>
    <style:style style:name="T260_14" style:family="text">
      <style:text-properties fo:font-weight="normal" style:font-weight-asian="normal" style:font-weight-complex="normal"/>
    </style:style>
    <style:style style:name="T260_15" style:family="text">
      <style:text-properties fo:font-weight="normal" style:font-weight-asian="normal" style:font-weight-complex="normal"/>
    </style:style>
    <style:style style:name="T260_16" style:family="text">
      <style:text-properties fo:font-weight="normal" style:font-weight-asian="normal" style:font-weight-complex="normal"/>
    </style:style>
    <style:style style:name="T260_17" style:family="text">
      <style:text-properties fo:font-weight="normal" style:font-weight-asian="normal" style:font-weight-complex="normal"/>
    </style:style>
    <style:style style:name="T260_18" style:family="text">
      <style:text-properties fo:font-weight="normal" style:font-weight-asian="normal" style:font-weight-complex="normal"/>
    </style:style>
    <style:style style:name="T260_19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line-height="100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T261_12" style:family="text">
      <style:text-properties fo:font-weight="normal" style:font-weight-asian="normal" style:font-weight-complex="normal"/>
    </style:style>
    <style:style style:name="T261_13" style:family="text">
      <style:text-properties fo:font-weight="normal" style:font-weight-asian="normal" style:font-weight-complex="normal"/>
    </style:style>
    <style:style style:name="T261_14" style:family="text">
      <style:text-properties fo:font-weight="normal" style:font-weight-asian="normal" style:font-weight-complex="normal"/>
    </style:style>
    <style:style style:name="T261_15" style:family="text">
      <style:text-properties fo:font-weight="normal" style:font-weight-asian="normal" style:font-weight-complex="normal"/>
    </style:style>
    <style:style style:name="T261_16" style:family="text">
      <style:text-properties fo:font-weight="normal" style:font-weight-asian="normal" style:font-weight-complex="normal"/>
    </style:style>
    <style:style style:name="T261_17" style:family="text">
      <style:text-properties fo:font-weight="normal" style:font-weight-asian="normal" style:font-weight-complex="normal"/>
    </style:style>
    <style:style style:name="T261_18" style:family="text">
      <style:text-properties fo:font-weight="normal" style:font-weight-asian="normal" style:font-weight-complex="normal"/>
    </style:style>
    <style:style style:name="T261_19" style:family="text">
      <style:text-properties fo:font-weight="normal" style:font-weight-asian="normal" style:font-weight-complex="normal"/>
    </style:style>
    <style:style style:name="T261_20" style:family="text">
      <style:text-properties fo:font-weight="normal" style:font-weight-asian="normal" style:font-weight-complex="normal"/>
    </style:style>
    <style:style style:name="T261_21" style:family="text">
      <style:text-properties fo:font-weight="normal" style:font-weight-asian="normal" style:font-weight-complex="normal"/>
    </style:style>
    <style:style style:name="T261_22" style:family="text">
      <style:text-properties fo:font-weight="normal" style:font-weight-asian="normal" style:font-weight-complex="normal"/>
    </style:style>
    <style:style style:name="T261_23" style:family="text">
      <style:text-properties fo:font-weight="normal" style:font-weight-asian="normal" style:font-weight-complex="normal"/>
    </style:style>
    <style:style style:name="T261_24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line-height="100%" style:writing-mode="lr-tb"/>
    </style:style>
    <style:style style:name="T262_1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line-height="100%" style:writing-mode="lr-tb"/>
    </style:style>
    <style:style style:name="T263_1" style:family="text"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>
      <style:text-properties fo:font-style="italic" style:font-style-asian="italic" style:font-style-complex="italic"/>
    </style:style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 style:text-underline-style="solid" style:text-underline-color="font-color"/>
    </style:style>
    <style:style style:name="T264_14" style:family="text">
      <style:text-properties fo:font-weight="normal" style:font-weight-asian="normal" style:font-weight-complex="normal" style:text-underline-style="solid" style:text-underline-color="font-color"/>
    </style:style>
    <style:style style:name="T264_15" style:family="text">
      <style:text-properties fo:font-weight="normal" style:font-weight-asian="normal" style:font-weight-complex="normal" style:text-underline-style="solid" style:text-underline-color="font-color"/>
    </style:style>
    <style:style style:name="T264_16" style:family="text">
      <style:text-properties fo:font-weight="normal" style:font-weight-asian="normal" style:font-weight-complex="normal" style:text-underline-style="solid" style:text-underline-color="font-color"/>
    </style:style>
    <style:style style:name="T264_17" style:family="text">
      <style:text-properties fo:font-weight="normal" style:font-weight-asian="normal" style:font-weight-complex="normal" style:text-underline-style="solid" style:text-underline-color="font-color"/>
    </style:style>
    <style:style style:name="T264_18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>
      <style:text-properties fo:font-weight="normal" style:font-weight-asian="normal" style:font-weight-complex="normal"/>
    </style:style>
    <style:style style:name="T265_6" style:family="text">
      <style:text-properties fo:font-weight="normal" style:font-weight-asian="normal" style:font-weight-complex="normal"/>
    </style:style>
    <style:style style:name="T265_7" style:family="text">
      <style:text-properties fo:font-weight="normal" style:font-weight-asian="normal" style:font-weight-complex="normal"/>
    </style:style>
    <style:style style:name="T265_8" style:family="text">
      <style:text-properties fo:font-weight="normal" style:font-weight-asian="normal" style:font-weight-complex="normal"/>
    </style:style>
    <style:style style:name="T265_9" style:family="text">
      <style:text-properties fo:font-weight="normal" style:font-weight-asian="normal" style:font-weight-complex="normal"/>
    </style:style>
    <style:style style:name="T265_10" style:family="text">
      <style:text-properties fo:font-weight="normal" style:font-weight-asian="normal" style:font-weight-complex="normal"/>
    </style:style>
    <style:style style:name="T265_11" style:family="text">
      <style:text-properties fo:font-weight="normal" style:font-weight-asian="normal" style:font-weight-complex="normal"/>
    </style:style>
    <style:style style:name="T265_12" style:family="text">
      <style:text-properties fo:font-weight="normal" style:font-weight-asian="normal" style:font-weight-complex="normal"/>
    </style:style>
    <style:style style:name="T265_13" style:family="text">
      <style:text-properties fo:font-weight="normal" style:font-weight-asian="normal" style:font-weight-complex="normal"/>
    </style:style>
    <style:style style:name="T265_14" style:family="text">
      <style:text-properties fo:font-weight="normal" style:font-weight-asian="normal" style:font-weight-complex="normal"/>
    </style:style>
    <style:style style:name="T265_15" style:family="text">
      <style:text-properties fo:font-weight="normal" style:font-weight-asian="normal" style:font-weight-complex="normal"/>
    </style:style>
    <style:style style:name="T265_16" style:family="text">
      <style:text-properties fo:font-weight="normal" style:font-weight-asian="normal" style:font-weight-complex="normal"/>
    </style:style>
    <style:style style:name="T265_17" style:family="text">
      <style:text-properties fo:font-weight="normal" style:font-weight-asian="normal" style:font-weight-complex="normal"/>
    </style:style>
    <style:style style:name="T265_18" style:family="text">
      <style:text-properties fo:font-weight="normal" style:font-weight-asian="normal" style:font-weight-complex="normal"/>
    </style:style>
    <style:style style:name="T265_19" style:family="text">
      <style:text-properties fo:font-weight="normal" style:font-weight-asian="normal" style:font-weight-complex="normal"/>
    </style:style>
    <style:style style:name="T265_20" style:family="text">
      <style:text-properties fo:font-weight="normal" style:font-weight-asian="normal" style:font-weight-complex="normal"/>
    </style:style>
    <style:style style:name="T265_21" style:family="text">
      <style:text-properties fo:font-weight="normal" style:font-weight-asian="normal" style:font-weight-complex="normal"/>
    </style:style>
    <style:style style:name="T265_22" style:family="text">
      <style:text-properties fo:font-weight="normal" style:font-weight-asian="normal" style:font-weight-complex="normal"/>
    </style:style>
    <style:style style:name="T265_23" style:family="text">
      <style:text-properties fo:font-weight="normal" style:font-weight-asian="normal" style:font-weight-complex="normal"/>
    </style:style>
    <style:style style:name="T265_24" style:family="text">
      <style:text-properties fo:font-weight="normal" style:font-weight-asian="normal" style:font-weight-complex="normal"/>
    </style:style>
    <style:style style:name="T265_25" style:family="text">
      <style:text-properties fo:font-weight="normal" style:font-weight-asian="normal" style:font-weight-complex="normal"/>
    </style:style>
    <style:style style:name="T265_26" style:family="text">
      <style:text-properties fo:font-weight="normal" style:font-weight-asian="normal" style:font-weight-complex="normal"/>
    </style:style>
    <style:style style:name="T265_27" style:family="text">
      <style:text-properties fo:font-weight="normal" style:font-weight-asian="normal" style:font-weight-complex="normal"/>
    </style:style>
    <style:style style:name="T265_28" style:family="text">
      <style:text-properties fo:font-weight="normal" style:font-weight-asian="normal" style:font-weight-complex="normal"/>
    </style:style>
    <style:style style:name="T265_29" style:family="text">
      <style:text-properties fo:font-weight="normal" style:font-weight-asian="normal" style:font-weight-complex="normal"/>
    </style:style>
    <style:style style:name="T265_30" style:family="text">
      <style:text-properties fo:font-weight="normal" style:font-weight-asian="normal" style:font-weight-complex="normal"/>
    </style:style>
    <style:style style:name="T265_31" style:family="text">
      <style:text-properties fo:font-weight="normal" style:font-weight-asian="normal" style:font-weight-complex="normal"/>
    </style:style>
    <style:style style:name="T265_32" style:family="text">
      <style:text-properties fo:font-weight="normal" style:font-weight-asian="normal" style:font-weight-complex="normal"/>
    </style:style>
    <style:style style:name="T265_33" style:family="text">
      <style:text-properties fo:font-weight="normal" style:font-weight-asian="normal" style:font-weight-complex="normal"/>
    </style:style>
    <style:style style:name="T265_34" style:family="text">
      <style:text-properties fo:font-weight="normal" style:font-weight-asian="normal" style:font-weight-complex="normal"/>
    </style:style>
    <style:style style:name="T265_35" style:family="text">
      <style:text-properties fo:font-weight="normal" style:font-weight-asian="normal" style:font-weight-complex="normal"/>
    </style:style>
    <style:style style:name="T265_36" style:family="text">
      <style:text-properties fo:font-weight="normal" style:font-weight-asian="normal" style:font-weight-complex="normal"/>
    </style:style>
    <style:style style:name="T265_37" style:family="text">
      <style:text-properties fo:font-weight="normal" style:font-weight-asian="normal" style:font-weight-complex="normal"/>
    </style:style>
    <style:style style:name="T265_38" style:family="text">
      <style:text-properties fo:font-weight="normal" style:font-weight-asian="normal" style:font-weight-complex="normal"/>
    </style:style>
    <style:style style:name="T265_39" style:family="text">
      <style:text-properties fo:font-weight="normal" style:font-weight-asian="normal" style:font-weight-complex="normal"/>
    </style:style>
    <style:style style:name="T265_40" style:family="text">
      <style:text-properties fo:font-weight="normal" style:font-weight-asian="normal" style:font-weight-complex="normal"/>
    </style:style>
    <style:style style:name="T265_41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T266_14" style:family="text">
      <style:text-properties fo:font-weight="normal" style:font-weight-asian="normal" style:font-weight-complex="normal"/>
    </style:style>
    <style:style style:name="T266_15" style:family="text">
      <style:text-properties fo:font-weight="normal" style:font-weight-asian="normal" style:font-weight-complex="normal"/>
    </style:style>
    <style:style style:name="T266_16" style:family="text">
      <style:text-properties fo:font-weight="normal" style:font-weight-asian="normal" style:font-weight-complex="normal"/>
    </style:style>
    <style:style style:name="T266_17" style:family="text">
      <style:text-properties fo:font-weight="normal" style:font-weight-asian="normal" style:font-weight-complex="normal"/>
    </style:style>
    <style:style style:name="T266_18" style:family="text">
      <style:text-properties fo:font-weight="normal" style:font-weight-asian="normal" style:font-weight-complex="normal"/>
    </style:style>
    <style:style style:name="T266_19" style:family="text">
      <style:text-properties fo:font-weight="normal" style:font-weight-asian="normal" style:font-weight-complex="normal"/>
    </style:style>
    <style:style style:name="T266_20" style:family="text">
      <style:text-properties fo:font-weight="normal" style:font-weight-asian="normal" style:font-weight-complex="normal"/>
    </style:style>
    <style:style style:name="T266_21" style:family="text">
      <style:text-properties fo:font-weight="normal" style:font-weight-asian="normal" style:font-weight-complex="normal"/>
    </style:style>
    <style:style style:name="T266_22" style:family="text">
      <style:text-properties fo:font-weight="normal" style:font-weight-asian="normal" style:font-weight-complex="normal"/>
    </style:style>
    <style:style style:name="T266_23" style:family="text">
      <style:text-properties fo:font-weight="normal" style:font-weight-asian="normal" style:font-weight-complex="normal"/>
    </style:style>
    <style:style style:name="T266_24" style:family="text">
      <style:text-properties fo:font-weight="normal" style:font-weight-asian="normal" style:font-weight-complex="normal"/>
    </style:style>
    <style:style style:name="T266_25" style:family="text">
      <style:text-properties fo:font-weight="normal" style:font-weight-asian="normal" style:font-weight-complex="normal"/>
    </style:style>
    <style:style style:name="T266_26" style:family="text">
      <style:text-properties fo:font-weight="normal" style:font-weight-asian="normal" style:font-weight-complex="normal"/>
    </style:style>
    <style:style style:name="T266_27" style:family="text">
      <style:text-properties fo:font-weight="normal" style:font-weight-asian="normal" style:font-weight-complex="normal"/>
    </style:style>
    <style:style style:name="T266_28" style:family="text">
      <style:text-properties fo:font-weight="normal" style:font-weight-asian="normal" style:font-weight-complex="normal"/>
    </style:style>
    <style:style style:name="T266_29" style:family="text">
      <style:text-properties fo:font-weight="normal" style:font-weight-asian="normal" style:font-weight-complex="normal"/>
    </style:style>
    <style:style style:name="T266_30" style:family="text">
      <style:text-properties fo:font-weight="normal" style:font-weight-asian="normal" style:font-weight-complex="normal"/>
    </style:style>
    <style:style style:name="T266_31" style:family="text">
      <style:text-properties fo:font-weight="normal" style:font-weight-asian="normal" style:font-weight-complex="normal"/>
    </style:style>
    <style:style style:name="T266_32" style:family="text">
      <style:text-properties fo:font-weight="normal" style:font-weight-asian="normal" style:font-weight-complex="normal"/>
    </style:style>
    <style:style style:name="T266_33" style:family="text">
      <style:text-properties fo:font-weight="normal" style:font-weight-asian="normal" style:font-weight-complex="normal"/>
    </style:style>
    <style:style style:name="T266_34" style:family="text">
      <style:text-properties fo:font-weight="normal" style:font-weight-asian="normal" style:font-weight-complex="normal"/>
    </style:style>
    <style:style style:name="T266_35" style:family="text">
      <style:text-properties fo:font-weight="normal" style:font-weight-asian="normal" style:font-weight-complex="normal"/>
    </style:style>
    <style:style style:name="T266_36" style:family="text">
      <style:text-properties fo:font-weight="normal" style:font-weight-asian="normal" style:font-weight-complex="normal"/>
    </style:style>
    <style:style style:name="T266_37" style:family="text">
      <style:text-properties fo:font-weight="normal" style:font-weight-asian="normal" style:font-weight-complex="normal"/>
    </style:style>
    <style:style style:name="T266_38" style:family="text">
      <style:text-properties fo:font-weight="normal" style:font-weight-asian="normal" style:font-weight-complex="normal"/>
    </style:style>
    <style:style style:name="T266_39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style="italic" style:font-style-asian="italic" style:font-style-complex="italic"/>
    </style:style>
    <style:style style:name="T269_3" style:family="text">
      <style:text-properties fo:font-style="italic" style:font-style-asian="italic" style:font-style-complex="italic"/>
    </style:style>
    <style:style style:name="T269_4" style:family="text">
      <style:text-properties fo:font-style="italic" style:font-style-asian="italic" style:font-style-complex="italic"/>
    </style:style>
    <style:style style:name="T269_5" style:family="text">
      <style:text-properties fo:font-style="italic" style:font-style-asian="italic" style:font-style-complex="italic"/>
    </style:style>
    <style:style style:name="T269_6" style:family="text">
      <style:text-properties fo:font-style="italic" style:font-style-asian="italic" style:font-style-complex="italic"/>
    </style:style>
    <style:style style:name="T269_7" style:family="text">
      <style:text-properties fo:font-style="italic" style:font-style-asian="italic" style:font-style-complex="italic"/>
    </style:style>
    <style:style style:name="T269_8" style:family="text">
      <style:text-properties fo:font-style="italic" style:font-style-asian="italic" style:font-style-complex="italic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 style:text-underline-style="solid" style:text-underline-color="font-color"/>
    </style:style>
    <style:style style:name="T269_11" style:family="text">
      <style:text-properties fo:font-weight="normal" style:font-weight-asian="normal" style:font-weight-complex="normal" style:text-underline-style="solid" style:text-underline-color="font-color"/>
    </style:style>
    <style:style style:name="T269_12" style:family="text">
      <style:text-properties fo:font-weight="normal" style:font-weight-asian="normal" style:font-weight-complex="normal" style:text-underline-style="solid" style:text-underline-color="font-color"/>
    </style:style>
    <style:style style:name="T269_13" style:family="text">
      <style:text-properties fo:font-weight="normal" style:font-weight-asian="normal" style:font-weight-complex="normal" style:text-underline-style="solid" style:text-underline-color="font-color"/>
    </style:style>
    <style:style style:name="T269_14" style:family="text">
      <style:text-properties fo:font-weight="normal" style:font-weight-asian="normal" style:font-weight-complex="normal" style:text-underline-style="solid" style:text-underline-color="font-color"/>
    </style:style>
    <style:style style:name="T269_15" style:family="text">
      <style:text-properties fo:font-weight="normal" style:font-weight-asian="normal" style:font-weight-complex="normal" style:text-underline-style="solid" style:text-underline-color="font-color"/>
    </style:style>
    <style:style style:name="T269_16" style:family="text">
      <style:text-properties fo:font-weight="normal" style:font-weight-asian="normal" style:font-weight-complex="normal" style:text-underline-style="solid" style:text-underline-color="font-color"/>
    </style:style>
    <style:style style:name="T269_17" style:family="text">
      <style:text-properties fo:font-weight="normal" style:font-weight-asian="normal" style:font-weight-complex="normal" style:text-underline-style="solid" style:text-underline-color="font-color"/>
    </style:style>
    <style:style style:name="T269_18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T270_14" style:family="text">
      <style:text-properties fo:font-weight="normal" style:font-weight-asian="normal" style:font-weight-complex="normal"/>
    </style:style>
    <style:style style:name="T270_15" style:family="text">
      <style:text-properties fo:font-weight="normal" style:font-weight-asian="normal" style:font-weight-complex="normal"/>
    </style:style>
    <style:style style:name="T270_16" style:family="text">
      <style:text-properties fo:font-weight="normal" style:font-weight-asian="normal" style:font-weight-complex="normal"/>
    </style:style>
    <style:style style:name="T270_17" style:family="text">
      <style:text-properties fo:font-weight="normal" style:font-weight-asian="normal" style:font-weight-complex="normal"/>
    </style:style>
    <style:style style:name="T270_18" style:family="text">
      <style:text-properties fo:font-weight="normal" style:font-weight-asian="normal" style:font-weight-complex="normal"/>
    </style:style>
    <style:style style:name="T270_19" style:family="text">
      <style:text-properties fo:font-weight="normal" style:font-weight-asian="normal" style:font-weight-complex="normal"/>
    </style:style>
    <style:style style:name="T270_20" style:family="text">
      <style:text-properties fo:font-weight="normal" style:font-weight-asian="normal" style:font-weight-complex="normal"/>
    </style:style>
    <style:style style:name="T270_21" style:family="text">
      <style:text-properties fo:font-weight="normal" style:font-weight-asian="normal" style:font-weight-complex="normal"/>
    </style:style>
    <style:style style:name="T270_22" style:family="text">
      <style:text-properties fo:font-weight="normal" style:font-weight-asian="normal" style:font-weight-complex="normal"/>
    </style:style>
    <style:style style:name="T270_23" style:family="text">
      <style:text-properties fo:font-weight="normal" style:font-weight-asian="normal" style:font-weight-complex="normal"/>
    </style:style>
    <style:style style:name="T270_24" style:family="text">
      <style:text-properties fo:font-weight="normal" style:font-weight-asian="normal" style:font-weight-complex="normal"/>
    </style:style>
    <style:style style:name="T270_25" style:family="text">
      <style:text-properties fo:font-weight="normal" style:font-weight-asian="normal" style:font-weight-complex="normal"/>
    </style:style>
    <style:style style:name="T270_26" style:family="text">
      <style:text-properties fo:font-weight="normal" style:font-weight-asian="normal" style:font-weight-complex="normal"/>
    </style:style>
    <style:style style:name="T270_27" style:family="text">
      <style:text-properties fo:font-weight="normal" style:font-weight-asian="normal" style:font-weight-complex="normal"/>
    </style:style>
    <style:style style:name="T270_28" style:family="text">
      <style:text-properties fo:font-weight="normal" style:font-weight-asian="normal" style:font-weight-complex="normal"/>
    </style:style>
    <style:style style:name="T270_29" style:family="text">
      <style:text-properties fo:font-weight="normal" style:font-weight-asian="normal" style:font-weight-complex="normal"/>
    </style:style>
    <style:style style:name="T270_30" style:family="text">
      <style:text-properties fo:font-weight="normal" style:font-weight-asian="normal" style:font-weight-complex="normal"/>
    </style:style>
    <style:style style:name="T270_31" style:family="text">
      <style:text-properties fo:font-weight="normal" style:font-weight-asian="normal" style:font-weight-complex="normal"/>
    </style:style>
    <style:style style:name="T270_32" style:family="text">
      <style:text-properties fo:font-weight="normal" style:font-weight-asian="normal" style:font-weight-complex="normal"/>
    </style:style>
    <style:style style:name="T270_33" style:family="text">
      <style:text-properties fo:font-weight="normal" style:font-weight-asian="normal" style:font-weight-complex="normal"/>
    </style:style>
    <style:style style:name="T270_34" style:family="text">
      <style:text-properties fo:font-weight="normal" style:font-weight-asian="normal" style:font-weight-complex="normal"/>
    </style:style>
    <style:style style:name="T270_35" style:family="text">
      <style:text-properties fo:font-weight="normal" style:font-weight-asian="normal" style:font-weight-complex="normal"/>
    </style:style>
    <style:style style:name="T270_36" style:family="text">
      <style:text-properties fo:font-weight="normal" style:font-weight-asian="normal" style:font-weight-complex="normal"/>
    </style:style>
    <style:style style:name="T270_37" style:family="text">
      <style:text-properties fo:font-weight="normal" style:font-weight-asian="normal" style:font-weight-complex="normal"/>
    </style:style>
    <style:style style:name="T270_38" style:family="text">
      <style:text-properties fo:font-weight="normal" style:font-weight-asian="normal" style:font-weight-complex="normal"/>
    </style:style>
    <style:style style:name="T270_39" style:family="text">
      <style:text-properties fo:font-weight="normal" style:font-weight-asian="normal" style:font-weight-complex="normal"/>
    </style:style>
    <style:style style:name="T270_40" style:family="text">
      <style:text-properties fo:font-weight="normal" style:font-weight-asian="normal" style:font-weight-complex="normal"/>
    </style:style>
    <style:style style:name="T270_41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>
      <style:text-properties fo:font-weight="normal" style:font-weight-asian="normal" style:font-weight-complex="normal"/>
    </style:style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>
      <style:text-properties fo:font-weight="normal" style:font-weight-asian="normal" style:font-weight-complex="normal"/>
    </style:style>
    <style:style style:name="T271_8" style:family="text">
      <style:text-properties fo:font-weight="normal" style:font-weight-asian="normal" style:font-weight-complex="normal"/>
    </style:style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>
      <style:text-properties fo:font-weight="normal" style:font-weight-asian="normal" style:font-weight-complex="normal"/>
    </style:style>
    <style:style style:name="T271_14" style:family="text">
      <style:text-properties fo:font-weight="normal" style:font-weight-asian="normal" style:font-weight-complex="normal"/>
    </style:style>
    <style:style style:name="T271_15" style:family="text">
      <style:text-properties fo:font-weight="normal" style:font-weight-asian="normal" style:font-weight-complex="normal"/>
    </style:style>
    <style:style style:name="T271_16" style:family="text">
      <style:text-properties fo:font-weight="normal" style:font-weight-asian="normal" style:font-weight-complex="normal"/>
    </style:style>
    <style:style style:name="T271_17" style:family="text">
      <style:text-properties fo:font-weight="normal" style:font-weight-asian="normal" style:font-weight-complex="normal"/>
    </style:style>
    <style:style style:name="T271_18" style:family="text">
      <style:text-properties fo:font-weight="normal" style:font-weight-asian="normal" style:font-weight-complex="normal"/>
    </style:style>
    <style:style style:name="T271_19" style:family="text">
      <style:text-properties fo:font-weight="normal" style:font-weight-asian="normal" style:font-weight-complex="normal"/>
    </style:style>
    <style:style style:name="T271_20" style:family="text">
      <style:text-properties fo:font-weight="normal" style:font-weight-asian="normal" style:font-weight-complex="normal"/>
    </style:style>
    <style:style style:name="T271_21" style:family="text">
      <style:text-properties fo:font-weight="normal" style:font-weight-asian="normal" style:font-weight-complex="normal"/>
    </style:style>
    <style:style style:name="T271_22" style:family="text">
      <style:text-properties fo:font-weight="normal" style:font-weight-asian="normal" style:font-weight-complex="normal"/>
    </style:style>
    <style:style style:name="T271_23" style:family="text">
      <style:text-properties fo:font-weight="normal" style:font-weight-asian="normal" style:font-weight-complex="normal"/>
    </style:style>
    <style:style style:name="T271_24" style:family="text">
      <style:text-properties fo:font-weight="normal" style:font-weight-asian="normal" style:font-weight-complex="normal"/>
    </style:style>
    <style:style style:name="T271_25" style:family="text">
      <style:text-properties fo:font-weight="normal" style:font-weight-asian="normal" style:font-weight-complex="normal"/>
    </style:style>
    <style:style style:name="T271_26" style:family="text">
      <style:text-properties fo:font-weight="normal" style:font-weight-asian="normal" style:font-weight-complex="normal"/>
    </style:style>
    <style:style style:name="T271_27" style:family="text">
      <style:text-properties fo:font-weight="normal" style:font-weight-asian="normal" style:font-weight-complex="normal"/>
    </style:style>
    <style:style style:name="T271_28" style:family="text">
      <style:text-properties fo:font-weight="normal" style:font-weight-asian="normal" style:font-weight-complex="normal"/>
    </style:style>
    <style:style style:name="T271_29" style:family="text">
      <style:text-properties fo:font-weight="normal" style:font-weight-asian="normal" style:font-weight-complex="normal"/>
    </style:style>
    <style:style style:name="T271_30" style:family="text">
      <style:text-properties fo:font-weight="normal" style:font-weight-asian="normal" style:font-weight-complex="normal"/>
    </style:style>
    <style:style style:name="T271_31" style:family="text">
      <style:text-properties fo:font-weight="normal" style:font-weight-asian="normal" style:font-weight-complex="normal"/>
    </style:style>
    <style:style style:name="T271_32" style:family="text">
      <style:text-properties fo:font-weight="normal" style:font-weight-asian="normal" style:font-weight-complex="normal"/>
    </style:style>
    <style:style style:name="T271_33" style:family="text">
      <style:text-properties fo:font-weight="normal" style:font-weight-asian="normal" style:font-weight-complex="normal"/>
    </style:style>
    <style:style style:name="T271_34" style:family="text">
      <style:text-properties fo:font-weight="normal" style:font-weight-asian="normal" style:font-weight-complex="normal"/>
    </style:style>
    <style:style style:name="T271_35" style:family="text">
      <style:text-properties fo:font-weight="normal" style:font-weight-asian="normal" style:font-weight-complex="normal"/>
    </style:style>
    <style:style style:name="T271_36" style:family="text">
      <style:text-properties fo:font-weight="normal" style:font-weight-asian="normal" style:font-weight-complex="normal"/>
    </style:style>
    <style:style style:name="T271_37" style:family="text">
      <style:text-properties fo:font-weight="normal" style:font-weight-asian="normal" style:font-weight-complex="normal"/>
    </style:style>
    <style:style style:name="T271_38" style:family="text">
      <style:text-properties fo:font-weight="normal" style:font-weight-asian="normal" style:font-weight-complex="normal"/>
    </style:style>
    <style:style style:name="T271_39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>
      <style:text-properties fo:font-weight="normal" style:font-weight-asian="normal" style:font-weight-complex="normal"/>
    </style:style>
    <style:style style:name="T272_5" style:family="text">
      <style:text-properties fo:font-weight="normal" style:font-weight-asian="normal" style:font-weight-complex="normal"/>
    </style:style>
    <style:style style:name="T272_6" style:family="text">
      <style:text-properties fo:font-weight="normal" style:font-weight-asian="normal" style:font-weight-complex="normal"/>
    </style:style>
    <style:style style:name="T272_7" style:family="text">
      <style:text-properties fo:font-weight="normal" style:font-weight-asian="normal" style:font-weight-complex="normal"/>
    </style:style>
    <style:style style:name="T272_8" style:family="text">
      <style:text-properties fo:font-weight="normal" style:font-weight-asian="normal" style:font-weight-complex="normal"/>
    </style:style>
    <style:style style:name="T272_9" style:family="text">
      <style:text-properties fo:font-weight="normal" style:font-weight-asian="normal" style:font-weight-complex="normal"/>
    </style:style>
    <style:style style:name="T272_10" style:family="text">
      <style:text-properties fo:font-weight="normal" style:font-weight-asian="normal" style:font-weight-complex="normal"/>
    </style:style>
    <style:style style:name="T272_11" style:family="text">
      <style:text-properties fo:font-weight="normal" style:font-weight-asian="normal" style:font-weight-complex="normal"/>
    </style:style>
    <style:style style:name="T272_12" style:family="text">
      <style:text-properties fo:font-weight="normal" style:font-weight-asian="normal" style:font-weight-complex="normal"/>
    </style:style>
    <style:style style:name="T272_13" style:family="text">
      <style:text-properties fo:font-weight="normal" style:font-weight-asian="normal" style:font-weight-complex="normal"/>
    </style:style>
    <style:style style:name="T272_14" style:family="text">
      <style:text-properties fo:font-weight="normal" style:font-weight-asian="normal" style:font-weight-complex="normal"/>
    </style:style>
    <style:style style:name="T272_15" style:family="text">
      <style:text-properties fo:font-weight="normal" style:font-weight-asian="normal" style:font-weight-complex="normal"/>
    </style:style>
    <style:style style:name="P273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center" fo:break-before="auto" fo:line-height="100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P275" style:family="paragraph" style:parent-style-name="Standard">
      <style:paragraph-properties fo:text-align="justify" fo:break-before="auto" fo:line-height="100%" style:writing-mode="lr-tb"/>
    </style:style>
    <style:style style:name="P276" style:family="paragraph" style:parent-style-name="Standard">
      <style:paragraph-properties fo:text-align="justify"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>
      <style:text-properties fo:font-weight="normal" style:font-weight-asian="normal" style:font-weight-complex="normal"/>
    </style:style>
    <style:style style:name="T276_5" style:family="text">
      <style:text-properties fo:font-weight="normal" style:font-weight-asian="normal" style:font-weight-complex="normal"/>
    </style:style>
    <style:style style:name="T276_6" style:family="text">
      <style:text-properties fo:font-weight="normal" style:font-weight-asian="normal" style:font-weight-complex="normal"/>
    </style:style>
    <style:style style:name="T276_7" style:family="text">
      <style:text-properties fo:font-weight="normal" style:font-weight-asian="normal" style:font-weight-complex="normal"/>
    </style:style>
    <style:style style:name="T276_8" style:family="text"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line-height="100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>
      <style:text-properties fo:font-weight="normal" style:font-weight-asian="normal" style:font-weight-complex="normal"/>
    </style:style>
    <style:style style:name="T277_6" style:family="text">
      <style:text-properties fo:font-weight="normal" style:font-weight-asian="normal" style:font-weight-complex="normal"/>
    </style:style>
    <style:style style:name="T277_7" style:family="text">
      <style:text-properties fo:font-weight="normal" style:font-weight-asian="normal" style:font-weight-complex="normal"/>
    </style:style>
    <style:style style:name="T277_8" style:family="text">
      <style:text-properties fo:font-weight="normal" style:font-weight-asian="normal" style:font-weight-complex="normal"/>
    </style:style>
    <style:style style:name="T277_9" style:family="text">
      <style:text-properties fo:font-weight="normal" style:font-weight-asian="normal" style:font-weight-complex="normal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/>
    </style:style>
    <style:style style:name="T277_12" style:family="text">
      <style:text-properties fo:font-weight="normal" style:font-weight-asian="normal" style:font-weight-complex="normal"/>
    </style:style>
    <style:style style:name="T277_13" style:family="text">
      <style:text-properties fo:font-weight="normal" style:font-weight-asian="normal" style:font-weight-complex="normal"/>
    </style:style>
    <style:style style:name="T277_14" style:family="text">
      <style:text-properties fo:font-weight="normal" style:font-weight-asian="normal" style:font-weight-complex="normal"/>
    </style:style>
    <style:style style:name="T277_15" style:family="text">
      <style:text-properties fo:font-weight="normal" style:font-weight-asian="normal" style:font-weight-complex="normal"/>
    </style:style>
    <style:style style:name="T277_16" style:family="text">
      <style:text-properties fo:font-weight="normal" style:font-weight-asian="normal" style:font-weight-complex="normal"/>
    </style:style>
    <style:style style:name="T277_17" style:family="text">
      <style:text-properties fo:font-weight="normal" style:font-weight-asian="normal" style:font-weight-complex="normal"/>
    </style:style>
    <style:style style:name="T277_18" style:family="text">
      <style:text-properties fo:font-weight="normal" style:font-weight-asian="normal" style:font-weight-complex="normal"/>
    </style:style>
    <style:style style:name="T277_19" style:family="text">
      <style:text-properties fo:font-weight="normal" style:font-weight-asian="normal" style:font-weight-complex="normal"/>
    </style:style>
    <style:style style:name="T277_20" style:family="text">
      <style:text-properties fo:font-weight="normal" style:font-weight-asian="normal" style:font-weight-complex="normal"/>
    </style:style>
    <style:style style:name="T277_21" style:family="text">
      <style:text-properties fo:font-weight="normal" style:font-weight-asian="normal" style:font-weight-complex="normal"/>
    </style:style>
    <style:style style:name="T277_22" style:family="text">
      <style:text-properties fo:font-weight="normal" style:font-weight-asian="normal" style:font-weight-complex="normal"/>
    </style:style>
    <style:style style:name="T277_23" style:family="text">
      <style:text-properties fo:font-weight="normal" style:font-weight-asian="normal" style:font-weight-complex="normal"/>
    </style:style>
    <style:style style:name="T277_24" style:family="text">
      <style:text-properties fo:font-weight="normal" style:font-weight-asian="normal" style:font-weight-complex="normal"/>
    </style:style>
    <style:style style:name="T277_25" style:family="text">
      <style:text-properties fo:font-weight="normal" style:font-weight-asian="normal" style:font-weight-complex="normal"/>
    </style:style>
    <style:style style:name="T277_26" style:family="text">
      <style:text-properties fo:font-weight="normal" style:font-weight-asian="normal" style:font-weight-complex="normal"/>
    </style:style>
    <style:style style:name="T277_27" style:family="text">
      <style:text-properties fo:font-weight="normal" style:font-weight-asian="normal" style:font-weight-complex="normal"/>
    </style:style>
    <style:style style:name="T277_28" style:family="text">
      <style:text-properties fo:font-weight="normal" style:font-weight-asian="normal" style:font-weight-complex="normal"/>
    </style:style>
    <style:style style:name="T277_29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line-height="100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T278_6" style:family="text">
      <style:text-properties fo:font-weight="normal" style:font-weight-asian="normal" style:font-weight-complex="normal"/>
    </style:style>
    <style:style style:name="T278_7" style:family="text">
      <style:text-properties fo:font-weight="normal" style:font-weight-asian="normal" style:font-weight-complex="normal"/>
    </style:style>
    <style:style style:name="T278_8" style:family="text">
      <style:text-properties fo:font-weight="normal" style:font-weight-asian="normal" style:font-weight-complex="normal"/>
    </style:style>
    <style:style style:name="T278_9" style:family="text">
      <style:text-properties fo:font-weight="normal" style:font-weight-asian="normal" style:font-weight-complex="normal"/>
    </style:style>
    <style:style style:name="T278_10" style:family="text">
      <style:text-properties fo:font-weight="normal" style:font-weight-asian="normal" style:font-weight-complex="normal"/>
    </style:style>
    <style:style style:name="T278_11" style:family="text">
      <style:text-properties fo:font-weight="normal" style:font-weight-asian="normal" style:font-weight-complex="normal"/>
    </style:style>
    <style:style style:name="T278_12" style:family="text">
      <style:text-properties fo:font-weight="normal" style:font-weight-asian="normal" style:font-weight-complex="normal"/>
    </style:style>
    <style:style style:name="T278_13" style:family="text">
      <style:text-properties fo:font-weight="normal" style:font-weight-asian="normal" style:font-weight-complex="normal"/>
    </style:style>
    <style:style style:name="T278_14" style:family="text">
      <style:text-properties fo:font-weight="normal" style:font-weight-asian="normal" style:font-weight-complex="normal"/>
    </style:style>
    <style:style style:name="T278_15" style:family="text">
      <style:text-properties fo:font-weight="normal" style:font-weight-asian="normal" style:font-weight-complex="normal"/>
    </style:style>
    <style:style style:name="T278_16" style:family="text">
      <style:text-properties fo:font-weight="normal" style:font-weight-asian="normal" style:font-weight-complex="normal"/>
    </style:style>
    <style:style style:name="T278_17" style:family="text">
      <style:text-properties fo:font-weight="normal" style:font-weight-asian="normal" style:font-weight-complex="normal"/>
    </style:style>
    <style:style style:name="T278_18" style:family="text">
      <style:text-properties fo:font-weight="normal" style:font-weight-asian="normal" style:font-weight-complex="normal"/>
    </style:style>
    <style:style style:name="T278_19" style:family="text">
      <style:text-properties fo:font-weight="normal" style:font-weight-asian="normal" style:font-weight-complex="normal"/>
    </style:style>
    <style:style style:name="T278_20" style:family="text">
      <style:text-properties fo:font-weight="normal" style:font-weight-asian="normal" style:font-weight-complex="normal"/>
    </style:style>
    <style:style style:name="T278_21" style:family="text">
      <style:text-properties fo:font-weight="normal" style:font-weight-asian="normal" style:font-weight-complex="normal"/>
    </style:style>
    <style:style style:name="T278_22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line-height="100%" style:writing-mode="lr-tb"/>
    </style:style>
    <style:style style:name="T279_1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line-height="100%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line-height="100%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>
      <style:text-properties fo:font-weight="normal" style:font-weight-asian="normal" style:font-weight-complex="normal"/>
    </style:style>
    <style:style style:name="T281_3" style:family="text">
      <style:text-properties fo:font-weight="normal" style:font-weight-asian="normal" style:font-weight-complex="normal"/>
    </style:style>
    <style:style style:name="T281_4" style:family="text">
      <style:text-properties fo:font-weight="normal" style:font-weight-asian="normal" style:font-weight-complex="normal"/>
    </style:style>
    <style:style style:name="T281_5" style:family="text">
      <style:text-properties fo:font-weight="normal" style:font-weight-asian="normal" style:font-weight-complex="normal"/>
    </style:style>
    <style:style style:name="T281_6" style:family="text">
      <style:text-properties fo:font-weight="normal" style:font-weight-asian="normal" style:font-weight-complex="normal"/>
    </style:style>
    <style:style style:name="T281_7" style:family="text">
      <style:text-properties fo:font-weight="normal" style:font-weight-asian="normal" style:font-weight-complex="normal"/>
    </style:style>
    <style:style style:name="T281_8" style:family="text">
      <style:text-properties fo:font-weight="normal" style:font-weight-asian="normal" style:font-weight-complex="normal"/>
    </style:style>
    <style:style style:name="T281_9" style:family="text">
      <style:text-properties fo:font-weight="normal" style:font-weight-asian="normal" style:font-weight-complex="normal"/>
    </style:style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>
      <style:text-properties fo:font-weight="normal" style:font-weight-asian="normal" style:font-weight-complex="normal"/>
    </style:style>
    <style:style style:name="T281_13" style:family="text">
      <style:text-properties fo:font-weight="normal" style:font-weight-asian="normal" style:font-weight-complex="normal"/>
    </style:style>
    <style:style style:name="T281_14" style:family="text">
      <style:text-properties fo:font-weight="normal" style:font-weight-asian="normal" style:font-weight-complex="normal"/>
    </style:style>
    <style:style style:name="T281_15" style:family="text">
      <style:text-properties fo:font-weight="normal" style:font-weight-asian="normal" style:font-weight-complex="normal"/>
    </style:style>
    <style:style style:name="T281_16" style:family="text">
      <style:text-properties fo:font-weight="normal" style:font-weight-asian="normal" style:font-weight-complex="normal"/>
    </style:style>
    <style:style style:name="T281_17" style:family="text">
      <style:text-properties fo:font-weight="normal" style:font-weight-asian="normal" style:font-weight-complex="normal"/>
    </style:style>
    <style:style style:name="T281_18" style:family="text">
      <style:text-properties fo:font-weight="normal" style:font-weight-asian="normal" style:font-weight-complex="normal"/>
    </style:style>
    <style:style style:name="T281_19" style:family="text">
      <style:text-properties fo:font-weight="normal" style:font-weight-asian="normal" style:font-weight-complex="normal"/>
    </style:style>
    <style:style style:name="T281_20" style:family="text">
      <style:text-properties fo:font-weight="normal" style:font-weight-asian="normal" style:font-weight-complex="normal"/>
    </style:style>
    <style:style style:name="T281_21" style:family="text">
      <style:text-properties fo:font-weight="normal" style:font-weight-asian="normal" style:font-weight-complex="normal"/>
    </style:style>
    <style:style style:name="T281_22" style:family="text">
      <style:text-properties fo:font-weight="normal" style:font-weight-asian="normal" style:font-weight-complex="normal"/>
    </style:style>
    <style:style style:name="T281_23" style:family="text">
      <style:text-properties fo:font-weight="normal" style:font-weight-asian="normal" style:font-weight-complex="normal"/>
    </style:style>
    <style:style style:name="T281_24" style:family="text">
      <style:text-properties fo:font-weight="normal" style:font-weight-asian="normal" style:font-weight-complex="normal"/>
    </style:style>
    <style:style style:name="T281_25" style:family="text">
      <style:text-properties fo:font-weight="normal" style:font-weight-asian="normal" style:font-weight-complex="normal"/>
    </style:style>
    <style:style style:name="T281_26" style:family="text">
      <style:text-properties fo:font-weight="normal" style:font-weight-asian="normal" style:font-weight-complex="normal"/>
    </style:style>
    <style:style style:name="T281_27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center" fo:break-before="auto" fo:line-height="100%" style:writing-mode="lr-tb"/>
    </style:style>
    <style:style style:name="P284" style:family="paragraph" style:parent-style-name="Standard">
      <style:paragraph-properties fo:text-align="center" fo:break-before="page" fo:line-height="100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P285" style:family="paragraph" style:parent-style-name="Standard">
      <style:paragraph-properties fo:text-align="justify" fo:break-before="auto" fo:line-height="100%" style:writing-mode="lr-tb"/>
    </style:style>
    <style:style style:name="P286" style:family="paragraph" style:parent-style-name="Standard">
      <style:paragraph-properties fo:text-align="justify" fo:break-before="auto" fo:line-height="100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line-height="100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>
      <style:text-properties fo:font-weight="normal" style:font-weight-asian="normal" style:font-weight-complex="normal"/>
    </style:style>
    <style:style style:name="T287_6" style:family="text">
      <style:text-properties fo:font-weight="normal" style:font-weight-asian="normal" style:font-weight-complex="normal"/>
    </style:style>
    <style:style style:name="T287_7" style:family="text">
      <style:text-properties fo:font-weight="normal" style:font-weight-asian="normal" style:font-weight-complex="normal"/>
    </style:style>
    <style:style style:name="T287_8" style:family="text">
      <style:text-properties fo:font-weight="normal" style:font-weight-asian="normal" style:font-weight-complex="normal"/>
    </style:style>
    <style:style style:name="T287_9" style:family="text">
      <style:text-properties fo:font-weight="normal" style:font-weight-asian="normal" style:font-weight-complex="normal"/>
    </style:style>
    <style:style style:name="T287_10" style:family="text">
      <style:text-properties fo:font-weight="normal" style:font-weight-asian="normal" style:font-weight-complex="normal"/>
    </style:style>
    <style:style style:name="T287_11" style:family="text">
      <style:text-properties fo:font-weight="normal" style:font-weight-asian="normal" style:font-weight-complex="normal"/>
    </style:style>
    <style:style style:name="T287_12" style:family="text">
      <style:text-properties fo:font-weight="normal" style:font-weight-asian="normal" style:font-weight-complex="normal"/>
    </style:style>
    <style:style style:name="T287_13" style:family="text">
      <style:text-properties fo:font-weight="normal" style:font-weight-asian="normal" style:font-weight-complex="normal"/>
    </style:style>
    <style:style style:name="T287_14" style:family="text">
      <style:text-properties fo:font-weight="normal" style:font-weight-asian="normal" style:font-weight-complex="normal"/>
    </style:style>
    <style:style style:name="T287_15" style:family="text">
      <style:text-properties fo:font-weight="normal" style:font-weight-asian="normal" style:font-weight-complex="normal"/>
    </style:style>
    <style:style style:name="T287_16" style:family="text">
      <style:text-properties fo:font-weight="normal" style:font-weight-asian="normal" style:font-weight-complex="normal"/>
    </style:style>
    <style:style style:name="T287_17" style:family="text">
      <style:text-properties fo:font-weight="normal" style:font-weight-asian="normal" style:font-weight-complex="normal"/>
    </style:style>
    <style:style style:name="T287_18" style:family="text">
      <style:text-properties fo:font-weight="normal" style:font-weight-asian="normal" style:font-weight-complex="normal"/>
    </style:style>
    <style:style style:name="T287_19" style:family="text">
      <style:text-properties fo:font-weight="normal" style:font-weight-asian="normal" style:font-weight-complex="normal"/>
    </style:style>
    <style:style style:name="T287_20" style:family="text">
      <style:text-properties fo:font-weight="normal" style:font-weight-asian="normal" style:font-weight-complex="normal"/>
    </style:style>
    <style:style style:name="T287_21" style:family="text">
      <style:text-properties fo:font-weight="normal" style:font-weight-asian="normal" style:font-weight-complex="normal"/>
    </style:style>
    <style:style style:name="T287_22" style:family="text">
      <style:text-properties fo:font-weight="normal" style:font-weight-asian="normal" style:font-weight-complex="normal"/>
    </style:style>
    <style:style style:name="T287_23" style:family="text">
      <style:text-properties fo:font-weight="normal" style:font-weight-asian="normal" style:font-weight-complex="normal"/>
    </style:style>
    <style:style style:name="T287_24" style:family="text">
      <style:text-properties fo:font-weight="normal" style:font-weight-asian="normal" style:font-weight-complex="normal"/>
    </style:style>
    <style:style style:name="T287_25" style:family="text">
      <style:text-properties fo:font-weight="normal" style:font-weight-asian="normal" style:font-weight-complex="normal"/>
    </style:style>
    <style:style style:name="T287_26" style:family="text">
      <style:text-properties fo:font-weight="normal" style:font-weight-asian="normal" style:font-weight-complex="normal"/>
    </style:style>
    <style:style style:name="T287_27" style:family="text">
      <style:text-properties fo:font-weight="normal" style:font-weight-asian="normal" style:font-weight-complex="normal"/>
    </style:style>
    <style:style style:name="T287_28" style:family="text">
      <style:text-properties fo:font-weight="normal" style:font-weight-asian="normal" style:font-weight-complex="normal"/>
    </style:style>
    <style:style style:name="T287_29" style:family="text"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line-height="100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>
      <style:text-properties fo:font-weight="normal" style:font-weight-asian="normal" style:font-weight-complex="normal"/>
    </style:style>
    <style:style style:name="T288_6" style:family="text">
      <style:text-properties fo:font-weight="normal" style:font-weight-asian="normal" style:font-weight-complex="normal"/>
    </style:style>
    <style:style style:name="T288_7" style:family="text">
      <style:text-properties fo:font-weight="normal" style:font-weight-asian="normal" style:font-weight-complex="normal"/>
    </style:style>
    <style:style style:name="T288_8" style:family="text">
      <style:text-properties fo:font-weight="normal" style:font-weight-asian="normal" style:font-weight-complex="normal"/>
    </style:style>
    <style:style style:name="T288_9" style:family="text">
      <style:text-properties fo:font-weight="normal" style:font-weight-asian="normal" style:font-weight-complex="normal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/>
    </style:style>
    <style:style style:name="T288_12" style:family="text">
      <style:text-properties fo:font-weight="normal" style:font-weight-asian="normal" style:font-weight-complex="normal"/>
    </style:style>
    <style:style style:name="T288_13" style:family="text">
      <style:text-properties fo:font-weight="normal" style:font-weight-asian="normal" style:font-weight-complex="normal"/>
    </style:style>
    <style:style style:name="T288_14" style:family="text">
      <style:text-properties fo:font-weight="normal" style:font-weight-asian="normal" style:font-weight-complex="normal"/>
    </style:style>
    <style:style style:name="T288_15" style:family="text">
      <style:text-properties fo:font-weight="normal" style:font-weight-asian="normal" style:font-weight-complex="normal"/>
    </style:style>
    <style:style style:name="T288_16" style:family="text">
      <style:text-properties fo:font-weight="normal" style:font-weight-asian="normal" style:font-weight-complex="normal"/>
    </style:style>
    <style:style style:name="T288_17" style:family="text">
      <style:text-properties fo:font-weight="normal" style:font-weight-asian="normal" style:font-weight-complex="normal"/>
    </style:style>
    <style:style style:name="T288_18" style:family="text">
      <style:text-properties fo:font-weight="normal" style:font-weight-asian="normal" style:font-weight-complex="normal"/>
    </style:style>
    <style:style style:name="T288_19" style:family="text">
      <style:text-properties fo:font-weight="normal" style:font-weight-asian="normal" style:font-weight-complex="normal"/>
    </style:style>
    <style:style style:name="T288_20" style:family="text">
      <style:text-properties fo:font-weight="normal" style:font-weight-asian="normal" style:font-weight-complex="normal"/>
    </style:style>
    <style:style style:name="T288_21" style:family="text">
      <style:text-properties fo:font-weight="normal" style:font-weight-asian="normal" style:font-weight-complex="normal"/>
    </style:style>
    <style:style style:name="T288_22" style:family="text">
      <style:text-properties fo:font-weight="normal" style:font-weight-asian="normal" style:font-weight-complex="normal"/>
    </style:style>
    <style:style style:name="T288_23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line-height="100%" style:writing-mode="lr-tb"/>
    </style:style>
    <style:style style:name="T289_1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line-height="100%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T290_14" style:family="text">
      <style:text-properties fo:font-weight="normal" style:font-weight-asian="normal" style:font-weight-complex="normal"/>
    </style:style>
    <style:style style:name="T290_15" style:family="text">
      <style:text-properties fo:font-weight="normal" style:font-weight-asian="normal" style:font-weight-complex="normal"/>
    </style:style>
    <style:style style:name="T290_16" style:family="text">
      <style:text-properties fo:font-weight="normal" style:font-weight-asian="normal" style:font-weight-complex="normal"/>
    </style:style>
    <style:style style:name="T290_17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T291_20" style:family="text">
      <style:text-properties fo:font-weight="normal" style:font-weight-asian="normal" style:font-weight-complex="normal"/>
    </style:style>
    <style:style style:name="T291_21" style:family="text">
      <style:text-properties fo:font-weight="normal" style:font-weight-asian="normal" style:font-weight-complex="normal"/>
    </style:style>
    <style:style style:name="T291_22" style:family="text">
      <style:text-properties fo:font-weight="normal" style:font-weight-asian="normal" style:font-weight-complex="normal"/>
    </style:style>
    <style:style style:name="T291_23" style:family="text">
      <style:text-properties fo:font-weight="normal" style:font-weight-asian="normal" style:font-weight-complex="normal"/>
    </style:style>
    <style:style style:name="T291_24" style:family="text">
      <style:text-properties fo:font-weight="normal" style:font-weight-asian="normal" style:font-weight-complex="normal"/>
    </style:style>
    <style:style style:name="T291_25" style:family="text">
      <style:text-properties fo:font-weight="normal" style:font-weight-asian="normal" style:font-weight-complex="normal"/>
    </style:style>
    <style:style style:name="T291_26" style:family="text">
      <style:text-properties fo:font-weight="normal" style:font-weight-asian="normal" style:font-weight-complex="normal"/>
    </style:style>
    <style:style style:name="T291_27" style:family="text">
      <style:text-properties fo:font-weight="normal" style:font-weight-asian="normal" style:font-weight-complex="normal"/>
    </style:style>
    <style:style style:name="T291_28" style:family="text">
      <style:text-properties fo:font-weight="normal" style:font-weight-asian="normal" style:font-weight-complex="normal"/>
    </style:style>
    <style:style style:name="T291_29" style:family="text">
      <style:text-properties fo:font-weight="normal" style:font-weight-asian="normal" style:font-weight-complex="normal"/>
    </style:style>
    <style:style style:name="T291_30" style:family="text">
      <style:text-properties fo:font-weight="normal" style:font-weight-asian="normal" style:font-weight-complex="normal"/>
    </style:style>
    <style:style style:name="T291_31" style:family="text">
      <style:text-properties fo:font-weight="normal" style:font-weight-asian="normal" style:font-weight-complex="normal"/>
    </style:style>
    <style:style style:name="T291_32" style:family="text">
      <style:text-properties fo:font-weight="normal" style:font-weight-asian="normal" style:font-weight-complex="normal"/>
    </style:style>
    <style:style style:name="T291_33" style:family="text">
      <style:text-properties fo:font-weight="normal" style:font-weight-asian="normal" style:font-weight-complex="normal"/>
    </style:style>
    <style:style style:name="T291_34" style:family="text">
      <style:text-properties fo:font-weight="normal" style:font-weight-asian="normal" style:font-weight-complex="normal"/>
    </style:style>
    <style:style style:name="T291_35" style:family="text">
      <style:text-properties fo:font-weight="normal" style:font-weight-asian="normal" style:font-weight-complex="normal"/>
    </style:style>
    <style:style style:name="T291_36" style:family="text">
      <style:text-properties fo:font-weight="normal" style:font-weight-asian="normal" style:font-weight-complex="normal"/>
    </style:style>
    <style:style style:name="T291_37" style:family="text">
      <style:text-properties fo:font-weight="normal" style:font-weight-asian="normal" style:font-weight-complex="normal"/>
    </style:style>
    <style:style style:name="T291_38" style:family="text">
      <style:text-properties fo:font-weight="normal" style:font-weight-asian="normal" style:font-weight-complex="normal"/>
    </style:style>
    <style:style style:name="T291_39" style:family="text">
      <style:text-properties fo:font-weight="normal" style:font-weight-asian="normal" style:font-weight-complex="normal"/>
    </style:style>
    <style:style style:name="T291_40" style:family="text">
      <style:text-properties fo:font-weight="normal" style:font-weight-asian="normal" style:font-weight-complex="normal"/>
    </style:style>
    <style:style style:name="T291_41" style:family="text">
      <style:text-properties fo:font-weight="normal" style:font-weight-asian="normal" style:font-weight-complex="normal"/>
    </style:style>
    <style:style style:name="T291_42" style:family="text">
      <style:text-properties fo:font-weight="normal" style:font-weight-asian="normal" style:font-weight-complex="normal"/>
    </style:style>
    <style:style style:name="T291_43" style:family="text">
      <style:text-properties fo:font-weight="normal" style:font-weight-asian="normal" style:font-weight-complex="normal"/>
    </style:style>
    <style:style style:name="T291_44" style:family="text">
      <style:text-properties fo:font-weight="normal" style:font-weight-asian="normal" style:font-weight-complex="normal"/>
    </style:style>
    <style:style style:name="T291_45" style:family="text">
      <style:text-properties fo:font-weight="normal" style:font-weight-asian="normal" style:font-weight-complex="normal"/>
    </style:style>
    <style:style style:name="T291_46" style:family="text">
      <style:text-properties fo:font-weight="normal" style:font-weight-asian="normal" style:font-weight-complex="normal"/>
    </style:style>
    <style:style style:name="T291_47" style:family="text">
      <style:text-properties fo:font-weight="normal" style:font-weight-asian="normal" style:font-weight-complex="normal"/>
    </style:style>
    <style:style style:name="T291_48" style:family="text">
      <style:text-properties fo:font-weight="normal" style:font-weight-asian="normal" style:font-weight-complex="normal"/>
    </style:style>
    <style:style style:name="T291_49" style:family="text">
      <style:text-properties fo:font-weight="normal" style:font-weight-asian="normal" style:font-weight-complex="normal"/>
    </style:style>
    <style:style style:name="T291_50" style:family="text">
      <style:text-properties fo:font-weight="normal" style:font-weight-asian="normal" style:font-weight-complex="normal"/>
    </style:style>
    <style:style style:name="T291_51" style:family="text">
      <style:text-properties fo:font-weight="normal" style:font-weight-asian="normal" style:font-weight-complex="normal"/>
    </style:style>
    <style:style style:name="T291_52" style:family="text">
      <style:text-properties fo:font-weight="normal" style:font-weight-asian="normal" style:font-weight-complex="normal"/>
    </style:style>
    <style:style style:name="T291_53" style:family="text">
      <style:text-properties fo:font-weight="normal" style:font-weight-asian="normal" style:font-weight-complex="normal"/>
    </style:style>
    <style:style style:name="T291_54" style:family="text">
      <style:text-properties fo:font-weight="normal" style:font-weight-asian="normal" style:font-weight-complex="normal"/>
    </style:style>
    <style:style style:name="T291_55" style:family="text">
      <style:text-properties fo:font-weight="normal" style:font-weight-asian="normal" style:font-weight-complex="normal"/>
    </style:style>
    <style:style style:name="T291_56" style:family="text">
      <style:text-properties fo:font-weight="normal" style:font-weight-asian="normal" style:font-weight-complex="normal"/>
    </style:style>
    <style:style style:name="T291_57" style:family="text">
      <style:text-properties fo:font-weight="normal" style:font-weight-asian="normal" style:font-weight-complex="normal"/>
    </style:style>
    <style:style style:name="T291_58" style:family="text">
      <style:text-properties fo:font-weight="normal" style:font-weight-asian="normal" style:font-weight-complex="normal"/>
    </style:style>
    <style:style style:name="T291_59" style:family="text">
      <style:text-properties fo:font-weight="normal" style:font-weight-asian="normal" style:font-weight-complex="normal"/>
    </style:style>
    <style:style style:name="T291_60" style:family="text">
      <style:text-properties fo:font-weight="normal" style:font-weight-asian="normal" style:font-weight-complex="normal"/>
    </style:style>
    <style:style style:name="T291_61" style:family="text">
      <style:text-properties fo:font-weight="normal" style:font-weight-asian="normal" style:font-weight-complex="normal"/>
    </style:style>
    <style:style style:name="T291_62" style:family="text">
      <style:text-properties fo:font-weight="normal" style:font-weight-asian="normal" style:font-weight-complex="normal"/>
    </style:style>
    <style:style style:name="T291_63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center" fo:break-before="page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P293" style:family="paragraph" style:parent-style-name="Standard">
      <style:paragraph-properties fo:text-align="justify" fo:break-before="auto" fo:line-height="100%" style:writing-mode="lr-tb"/>
    </style:style>
    <style:style style:name="P294" style:family="paragraph" style:parent-style-name="Standard">
      <style:paragraph-properties fo:text-align="justify" fo:break-before="auto" fo:line-height="100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>
      <style:text-properties fo:font-weight="normal" style:font-weight-asian="normal" style:font-weight-complex="normal"/>
    </style:style>
    <style:style style:name="T294_5" style:family="text">
      <style:text-properties fo:font-weight="normal" style:font-weight-asian="normal" style:font-weight-complex="normal"/>
    </style:style>
    <style:style style:name="T294_6" style:family="text">
      <style:text-properties fo:font-weight="normal" style:font-weight-asian="normal" style:font-weight-complex="normal"/>
    </style:style>
    <style:style style:name="T294_7" style:family="text">
      <style:text-properties fo:font-weight="normal" style:font-weight-asian="normal" style:font-weight-complex="normal"/>
    </style:style>
    <style:style style:name="T294_8" style:family="text">
      <style:text-properties fo:font-weight="normal" style:font-weight-asian="normal" style:font-weight-complex="normal"/>
    </style:style>
    <style:style style:name="P295" style:family="paragraph" style:parent-style-name="Standard">
      <style:paragraph-properties fo:text-align="justify" fo:break-before="auto" fo:line-height="100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>
      <style:text-properties fo:font-weight="normal" style:font-weight-asian="normal" style:font-weight-complex="normal"/>
    </style:style>
    <style:style style:name="T295_6" style:family="text">
      <style:text-properties fo:font-weight="normal" style:font-weight-asian="normal" style:font-weight-complex="normal"/>
    </style:style>
    <style:style style:name="T295_7" style:family="text">
      <style:text-properties fo:font-weight="normal" style:font-weight-asian="normal" style:font-weight-complex="normal"/>
    </style:style>
    <style:style style:name="T295_8" style:family="text">
      <style:text-properties fo:font-weight="normal" style:font-weight-asian="normal" style:font-weight-complex="normal"/>
    </style:style>
    <style:style style:name="T295_9" style:family="text">
      <style:text-properties fo:font-weight="normal" style:font-weight-asian="normal" style:font-weight-complex="normal"/>
    </style:style>
    <style:style style:name="T295_10" style:family="text">
      <style:text-properties fo:font-weight="normal" style:font-weight-asian="normal" style:font-weight-complex="normal"/>
    </style:style>
    <style:style style:name="T295_11" style:family="text">
      <style:text-properties fo:font-weight="normal" style:font-weight-asian="normal" style:font-weight-complex="normal"/>
    </style:style>
    <style:style style:name="T295_12" style:family="text">
      <style:text-properties fo:font-weight="normal" style:font-weight-asian="normal" style:font-weight-complex="normal"/>
    </style:style>
    <style:style style:name="T295_13" style:family="text">
      <style:text-properties fo:font-weight="normal" style:font-weight-asian="normal" style:font-weight-complex="normal"/>
    </style:style>
    <style:style style:name="T295_14" style:family="text">
      <style:text-properties fo:font-weight="normal" style:font-weight-asian="normal" style:font-weight-complex="normal"/>
    </style:style>
    <style:style style:name="T295_15" style:family="text">
      <style:text-properties fo:font-weight="normal" style:font-weight-asian="normal" style:font-weight-complex="normal"/>
    </style:style>
    <style:style style:name="T295_16" style:family="text">
      <style:text-properties fo:font-weight="normal" style:font-weight-asian="normal" style:font-weight-complex="normal"/>
    </style:style>
    <style:style style:name="T295_17" style:family="text">
      <style:text-properties fo:font-weight="normal" style:font-weight-asian="normal" style:font-weight-complex="normal"/>
    </style:style>
    <style:style style:name="T295_18" style:family="text">
      <style:text-properties fo:font-weight="normal" style:font-weight-asian="normal" style:font-weight-complex="normal"/>
    </style:style>
    <style:style style:name="T295_19" style:family="text">
      <style:text-properties fo:font-weight="normal" style:font-weight-asian="normal" style:font-weight-complex="normal"/>
    </style:style>
    <style:style style:name="T295_20" style:family="text">
      <style:text-properties fo:font-weight="normal" style:font-weight-asian="normal" style:font-weight-complex="normal"/>
    </style:style>
    <style:style style:name="T295_21" style:family="text">
      <style:text-properties fo:font-weight="normal" style:font-weight-asian="normal" style:font-weight-complex="normal"/>
    </style:style>
    <style:style style:name="T295_22" style:family="text">
      <style:text-properties fo:font-weight="normal" style:font-weight-asian="normal" style:font-weight-complex="normal"/>
    </style:style>
    <style:style style:name="T295_23" style:family="text">
      <style:text-properties fo:font-weight="normal" style:font-weight-asian="normal" style:font-weight-complex="normal"/>
    </style:style>
    <style:style style:name="T295_24" style:family="text">
      <style:text-properties fo:font-weight="normal" style:font-weight-asian="normal" style:font-weight-complex="normal"/>
    </style:style>
    <style:style style:name="T295_25" style:family="text">
      <style:text-properties fo:font-weight="normal" style:font-weight-asian="normal" style:font-weight-complex="normal"/>
    </style:style>
    <style:style style:name="T295_26" style:family="text">
      <style:text-properties fo:font-weight="normal" style:font-weight-asian="normal" style:font-weight-complex="normal"/>
    </style:style>
    <style:style style:name="T295_27" style:family="text">
      <style:text-properties fo:font-weight="normal" style:font-weight-asian="normal" style:font-weight-complex="normal"/>
    </style:style>
    <style:style style:name="T295_28" style:family="text">
      <style:text-properties fo:font-weight="normal" style:font-weight-asian="normal" style:font-weight-complex="normal"/>
    </style:style>
    <style:style style:name="T295_29" style:family="text">
      <style:text-properties fo:font-weight="normal" style:font-weight-asian="normal" style:font-weight-complex="normal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>
      <style:text-properties fo:font-weight="normal" style:font-weight-asian="normal" style:font-weight-complex="normal"/>
    </style:style>
    <style:style style:name="T296_6" style:family="text">
      <style:text-properties fo:font-weight="normal" style:font-weight-asian="normal" style:font-weight-complex="normal"/>
    </style:style>
    <style:style style:name="T296_7" style:family="text">
      <style:text-properties fo:font-weight="normal" style:font-weight-asian="normal" style:font-weight-complex="normal"/>
    </style:style>
    <style:style style:name="T296_8" style:family="text">
      <style:text-properties fo:font-weight="normal" style:font-weight-asian="normal" style:font-weight-complex="normal"/>
    </style:style>
    <style:style style:name="T296_9" style:family="text">
      <style:text-properties fo:font-weight="normal" style:font-weight-asian="normal" style:font-weight-complex="normal"/>
    </style:style>
    <style:style style:name="T296_10" style:family="text">
      <style:text-properties fo:font-weight="normal" style:font-weight-asian="normal" style:font-weight-complex="normal"/>
    </style:style>
    <style:style style:name="T296_11" style:family="text">
      <style:text-properties fo:font-weight="normal" style:font-weight-asian="normal" style:font-weight-complex="normal"/>
    </style:style>
    <style:style style:name="T296_12" style:family="text">
      <style:text-properties fo:font-weight="normal" style:font-weight-asian="normal" style:font-weight-complex="normal"/>
    </style:style>
    <style:style style:name="T296_13" style:family="text">
      <style:text-properties fo:font-weight="normal" style:font-weight-asian="normal" style:font-weight-complex="normal"/>
    </style:style>
    <style:style style:name="T296_14" style:family="text">
      <style:text-properties fo:font-weight="normal" style:font-weight-asian="normal" style:font-weight-complex="normal"/>
    </style:style>
    <style:style style:name="T296_15" style:family="text">
      <style:text-properties fo:font-weight="normal" style:font-weight-asian="normal" style:font-weight-complex="normal"/>
    </style:style>
    <style:style style:name="T296_16" style:family="text">
      <style:text-properties fo:font-weight="normal" style:font-weight-asian="normal" style:font-weight-complex="normal"/>
    </style:style>
    <style:style style:name="T296_17" style:family="text">
      <style:text-properties fo:font-weight="normal" style:font-weight-asian="normal" style:font-weight-complex="normal"/>
    </style:style>
    <style:style style:name="T296_18" style:family="text">
      <style:text-properties fo:font-weight="normal" style:font-weight-asian="normal" style:font-weight-complex="normal"/>
    </style:style>
    <style:style style:name="T296_19" style:family="text">
      <style:text-properties fo:font-weight="normal" style:font-weight-asian="normal" style:font-weight-complex="normal"/>
    </style:style>
    <style:style style:name="T296_20" style:family="text">
      <style:text-properties fo:font-weight="normal" style:font-weight-asian="normal" style:font-weight-complex="normal"/>
    </style:style>
    <style:style style:name="T296_21" style:family="text">
      <style:text-properties fo:font-weight="normal" style:font-weight-asian="normal" style:font-weight-complex="normal"/>
    </style:style>
    <style:style style:name="T296_22" style:family="text">
      <style:text-properties fo:font-weight="normal" style:font-weight-asian="normal" style:font-weight-complex="normal"/>
    </style:style>
    <style:style style:name="T296_23" style:family="text">
      <style:text-properties fo:font-weight="normal" style:font-weight-asian="normal" style:font-weight-complex="normal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>
      <style:text-properties fo:font-weight="normal" style:font-weight-asian="normal" style:font-weight-complex="normal"/>
    </style:style>
    <style:style style:name="T298_2" style:family="text">
      <style:text-properties fo:font-weight="normal" style:font-weight-asian="normal" style:font-weight-complex="normal"/>
    </style:style>
    <style:style style:name="T298_3" style:family="text">
      <style:text-properties fo:font-weight="normal" style:font-weight-asian="normal" style:font-weight-complex="normal"/>
    </style:style>
    <style:style style:name="T298_4" style:family="text">
      <style:text-properties fo:font-weight="normal" style:font-weight-asian="normal" style:font-weight-complex="normal"/>
    </style:style>
    <style:style style:name="T298_5" style:family="text">
      <style:text-properties fo:font-weight="normal" style:font-weight-asian="normal" style:font-weight-complex="normal"/>
    </style:style>
    <style:style style:name="T298_6" style:family="text">
      <style:text-properties fo:font-weight="normal" style:font-weight-asian="normal" style:font-weight-complex="normal"/>
    </style:style>
    <style:style style:name="T298_7" style:family="text">
      <style:text-properties fo:font-weight="normal" style:font-weight-asian="normal" style:font-weight-complex="normal"/>
    </style:style>
    <style:style style:name="T298_8" style:family="text">
      <style:text-properties fo:font-weight="normal" style:font-weight-asian="normal" style:font-weight-complex="normal"/>
    </style:style>
    <style:style style:name="T298_9" style:family="text">
      <style:text-properties fo:font-weight="normal" style:font-weight-asian="normal" style:font-weight-complex="normal"/>
    </style:style>
    <style:style style:name="T298_10" style:family="text">
      <style:text-properties fo:font-weight="normal" style:font-weight-asian="normal" style:font-weight-complex="normal"/>
    </style:style>
    <style:style style:name="T298_11" style:family="text">
      <style:text-properties fo:font-weight="normal" style:font-weight-asian="normal" style:font-weight-complex="normal"/>
    </style:style>
    <style:style style:name="T298_12" style:family="text">
      <style:text-properties fo:font-weight="normal" style:font-weight-asian="normal" style:font-weight-complex="normal"/>
    </style:style>
    <style:style style:name="T298_13" style:family="text">
      <style:text-properties fo:font-weight="normal" style:font-weight-asian="normal" style:font-weight-complex="normal"/>
    </style:style>
    <style:style style:name="T298_14" style:family="text">
      <style:text-properties fo:font-weight="normal" style:font-weight-asian="normal" style:font-weight-complex="normal"/>
    </style:style>
    <style:style style:name="T298_15" style:family="text">
      <style:text-properties fo:font-weight="normal" style:font-weight-asian="normal" style:font-weight-complex="normal"/>
    </style:style>
    <style:style style:name="P299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299_1" style:family="text">
      <style:text-properties fo:font-weight="normal" style:font-weight-asian="normal" style:font-weight-complex="normal"/>
    </style:style>
    <style:style style:name="T299_2" style:family="text">
      <style:text-properties fo:font-weight="normal" style:font-weight-asian="normal" style:font-weight-complex="normal"/>
    </style:style>
    <style:style style:name="T299_3" style:family="text">
      <style:text-properties fo:font-weight="normal" style:font-weight-asian="normal" style:font-weight-complex="normal"/>
    </style:style>
    <style:style style:name="T299_4" style:family="text">
      <style:text-properties fo:font-weight="normal" style:font-weight-asian="normal" style:font-weight-complex="normal"/>
    </style:style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T299_16" style:family="text">
      <style:text-properties fo:font-weight="normal" style:font-weight-asian="normal" style:font-weight-complex="normal"/>
    </style:style>
    <style:style style:name="T299_17" style:family="text">
      <style:text-properties fo:font-weight="normal" style:font-weight-asian="normal" style:font-weight-complex="normal"/>
    </style:style>
    <style:style style:name="T299_18" style:family="text">
      <style:text-properties fo:font-weight="normal" style:font-weight-asian="normal" style:font-weight-complex="normal"/>
    </style:style>
    <style:style style:name="T299_19" style:family="text">
      <style:text-properties fo:font-weight="normal" style:font-weight-asian="normal" style:font-weight-complex="normal"/>
    </style:style>
    <style:style style:name="T299_20" style:family="text">
      <style:text-properties fo:font-weight="normal" style:font-weight-asian="normal" style:font-weight-complex="normal"/>
    </style:style>
    <style:style style:name="T299_21" style:family="text">
      <style:text-properties fo:font-weight="normal" style:font-weight-asian="normal" style:font-weight-complex="normal"/>
    </style:style>
    <style:style style:name="T299_22" style:family="text">
      <style:text-properties fo:font-weight="normal" style:font-weight-asian="normal" style:font-weight-complex="normal"/>
    </style:style>
    <style:style style:name="T299_23" style:family="text">
      <style:text-properties fo:font-weight="normal" style:font-weight-asian="normal" style:font-weight-complex="normal"/>
    </style:style>
    <style:style style:name="T299_24" style:family="text">
      <style:text-properties fo:font-weight="normal" style:font-weight-asian="normal" style:font-weight-complex="normal"/>
    </style:style>
    <style:style style:name="T299_25" style:family="text">
      <style:text-properties fo:font-weight="normal" style:font-weight-asian="normal" style:font-weight-complex="normal"/>
    </style:style>
    <style:style style:name="T299_26" style:family="text">
      <style:text-properties fo:font-weight="normal" style:font-weight-asian="normal" style:font-weight-complex="normal"/>
    </style:style>
    <style:style style:name="T299_27" style:family="text">
      <style:text-properties fo:font-weight="normal" style:font-weight-asian="normal" style:font-weight-complex="normal"/>
    </style:style>
    <style:style style:name="T299_28" style:family="text">
      <style:text-properties fo:font-weight="normal" style:font-weight-asian="normal" style:font-weight-complex="normal"/>
    </style:style>
    <style:style style:name="T299_29" style:family="text">
      <style:text-properties fo:font-weight="normal" style:font-weight-asian="normal" style:font-weight-complex="normal"/>
    </style:style>
    <style:style style:name="T299_30" style:family="text">
      <style:text-properties fo:font-weight="normal" style:font-weight-asian="normal" style:font-weight-complex="normal"/>
    </style:style>
    <style:style style:name="T299_31" style:family="text">
      <style:text-properties fo:font-weight="normal" style:font-weight-asian="normal" style:font-weight-complex="normal"/>
    </style:style>
    <style:style style:name="T299_32" style:family="text">
      <style:text-properties fo:font-weight="normal" style:font-weight-asian="normal" style:font-weight-complex="normal"/>
    </style:style>
    <style:style style:name="T299_33" style:family="text">
      <style:text-properties fo:font-weight="normal" style:font-weight-asian="normal" style:font-weight-complex="normal"/>
    </style:style>
    <style:style style:name="T299_34" style:family="text">
      <style:text-properties fo:font-weight="normal" style:font-weight-asian="normal" style:font-weight-complex="normal"/>
    </style:style>
    <style:style style:name="T299_35" style:family="text">
      <style:text-properties fo:font-weight="normal" style:font-weight-asian="normal" style:font-weight-complex="normal"/>
    </style:style>
    <style:style style:name="T299_36" style:family="text">
      <style:text-properties fo:font-weight="normal" style:font-weight-asian="normal" style:font-weight-complex="normal"/>
    </style:style>
    <style:style style:name="T299_37" style:family="text">
      <style:text-properties fo:font-weight="normal" style:font-weight-asian="normal" style:font-weight-complex="normal"/>
    </style:style>
    <style:style style:name="T299_38" style:family="text">
      <style:text-properties fo:font-weight="normal" style:font-weight-asian="normal" style:font-weight-complex="normal"/>
    </style:style>
    <style:style style:name="T299_39" style:family="text">
      <style:text-properties fo:font-weight="normal" style:font-weight-asian="normal" style:font-weight-complex="normal"/>
    </style:style>
    <style:style style:name="T299_40" style:family="text">
      <style:text-properties fo:font-weight="normal" style:font-weight-asian="normal" style:font-weight-complex="normal"/>
    </style:style>
    <style:style style:name="T299_41" style:family="text">
      <style:text-properties fo:font-weight="normal" style:font-weight-asian="normal" style:font-weight-complex="normal"/>
    </style:style>
    <style:style style:name="T299_42" style:family="text">
      <style:text-properties fo:font-weight="normal" style:font-weight-asian="normal" style:font-weight-complex="normal"/>
    </style:style>
    <style:style style:name="T299_43" style:family="text">
      <style:text-properties fo:font-weight="normal" style:font-weight-asian="normal" style:font-weight-complex="normal"/>
    </style:style>
    <style:style style:name="T299_44" style:family="text">
      <style:text-properties fo:font-weight="normal" style:font-weight-asian="normal" style:font-weight-complex="normal"/>
    </style:style>
    <style:style style:name="T299_45" style:family="text">
      <style:text-properties fo:font-weight="normal" style:font-weight-asian="normal" style:font-weight-complex="normal"/>
    </style:style>
    <style:style style:name="T299_46" style:family="text">
      <style:text-properties fo:font-weight="normal" style:font-weight-asian="normal" style:font-weight-complex="normal"/>
    </style:style>
    <style:style style:name="T299_47" style:family="text">
      <style:text-properties fo:font-weight="normal" style:font-weight-asian="normal" style:font-weight-complex="normal"/>
    </style:style>
    <style:style style:name="T299_48" style:family="text">
      <style:text-properties fo:font-weight="normal" style:font-weight-asian="normal" style:font-weight-complex="normal"/>
    </style:style>
    <style:style style:name="T299_49" style:family="text">
      <style:text-properties fo:font-weight="normal" style:font-weight-asian="normal" style:font-weight-complex="normal"/>
    </style:style>
    <style:style style:name="T299_50" style:family="text">
      <style:text-properties fo:font-weight="normal" style:font-weight-asian="normal" style:font-weight-complex="normal"/>
    </style:style>
    <style:style style:name="T299_51" style:family="text">
      <style:text-properties fo:font-weight="normal" style:font-weight-asian="normal" style:font-weight-complex="normal"/>
    </style:style>
    <style:style style:name="T299_52" style:family="text">
      <style:text-properties fo:font-weight="normal" style:font-weight-asian="normal" style:font-weight-complex="normal"/>
    </style:style>
    <style:style style:name="T299_53" style:family="text">
      <style:text-properties fo:font-weight="normal" style:font-weight-asian="normal" style:font-weight-complex="normal"/>
    </style:style>
    <style:style style:name="T299_54" style:family="text">
      <style:text-properties fo:font-weight="normal" style:font-weight-asian="normal" style:font-weight-complex="normal"/>
    </style:style>
    <style:style style:name="T299_55" style:family="text">
      <style:text-properties fo:font-weight="normal" style:font-weight-asian="normal" style:font-weight-complex="normal"/>
    </style:style>
    <style:style style:name="T299_56" style:family="text">
      <style:text-properties fo:font-weight="normal" style:font-weight-asian="normal" style:font-weight-complex="normal"/>
    </style:style>
    <style:style style:name="T299_57" style:family="text">
      <style:text-properties fo:font-weight="normal" style:font-weight-asian="normal" style:font-weight-complex="normal"/>
    </style:style>
    <style:style style:name="T299_58" style:family="text">
      <style:text-properties fo:font-weight="normal" style:font-weight-asian="normal" style:font-weight-complex="normal"/>
    </style:style>
    <style:style style:name="T299_59" style:family="text">
      <style:text-properties fo:font-weight="normal" style:font-weight-asian="normal" style:font-weight-complex="normal"/>
    </style:style>
    <style:style style:name="T299_60" style:family="text">
      <style:text-properties fo:font-weight="normal" style:font-weight-asian="normal" style:font-weight-complex="normal"/>
    </style:style>
    <style:style style:name="T299_61" style:family="text">
      <style:text-properties fo:font-weight="normal" style:font-weight-asian="normal" style:font-weight-complex="normal"/>
    </style:style>
    <style:style style:name="T299_62" style:family="text">
      <style:text-properties fo:font-weight="normal" style:font-weight-asian="normal" style:font-weight-complex="normal"/>
    </style:style>
    <style:style style:name="T299_63" style:family="text">
      <style:text-properties fo:font-weight="normal" style:font-weight-asian="normal" style:font-weight-complex="normal"/>
    </style:style>
    <style:style style:name="T299_64" style:family="text">
      <style:text-properties fo:font-weight="normal" style:font-weight-asian="normal" style:font-weight-complex="normal"/>
    </style:style>
    <style:style style:name="T299_65" style:family="text">
      <style:text-properties fo:font-weight="normal" style:font-weight-asian="normal" style:font-weight-complex="normal"/>
    </style:style>
    <style:style style:name="T299_66" style:family="text">
      <style:text-properties fo:font-weight="normal" style:font-weight-asian="normal" style:font-weight-complex="normal"/>
    </style:style>
    <style:style style:name="T299_67" style:family="text">
      <style:text-properties fo:font-weight="normal" style:font-weight-asian="normal" style:font-weight-complex="normal"/>
    </style:style>
    <style:style style:name="T299_68" style:family="text">
      <style:text-properties fo:font-weight="normal" style:font-weight-asian="normal" style:font-weight-complex="normal"/>
    </style:style>
    <style:style style:name="T299_69" style:family="text">
      <style:text-properties fo:font-weight="normal" style:font-weight-asian="normal" style:font-weight-complex="normal"/>
    </style:style>
    <style:style style:name="T299_70" style:family="text">
      <style:text-properties fo:font-weight="normal" style:font-weight-asian="normal" style:font-weight-complex="normal"/>
    </style:style>
    <style:style style:name="T299_71" style:family="text">
      <style:text-properties fo:font-weight="normal" style:font-weight-asian="normal" style:font-weight-complex="normal"/>
    </style:style>
    <style:style style:name="T299_72" style:family="text">
      <style:text-properties fo:font-weight="normal" style:font-weight-asian="normal" style:font-weight-complex="normal"/>
    </style:style>
    <style:style style:name="T299_73" style:family="text">
      <style:text-properties fo:font-weight="normal" style:font-weight-asian="normal" style:font-weight-complex="normal"/>
    </style:style>
    <style:style style:name="T299_74" style:family="text">
      <style:text-properties fo:font-weight="normal" style:font-weight-asian="normal" style:font-weight-complex="normal"/>
    </style:style>
    <style:style style:name="T299_75" style:family="text">
      <style:text-properties fo:font-weight="normal" style:font-weight-asian="normal" style:font-weight-complex="normal"/>
    </style:style>
    <style:style style:name="T299_76" style:family="text">
      <style:text-properties fo:font-weight="normal" style:font-weight-asian="normal" style:font-weight-complex="normal"/>
    </style:style>
    <style:style style:name="T299_77" style:family="text">
      <style:text-properties fo:font-weight="normal" style:font-weight-asian="normal" style:font-weight-complex="normal"/>
    </style:style>
    <style:style style:name="T299_78" style:family="text">
      <style:text-properties fo:font-weight="normal" style:font-weight-asian="normal" style:font-weight-complex="normal"/>
    </style:style>
    <style:style style:name="T299_79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center" fo:break-before="page" fo:line-height="10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P302" style:family="paragraph" style:parent-style-name="Standard">
      <style:paragraph-properties fo:text-align="justify" fo:break-before="auto" fo:line-height="100%" style:writing-mode="lr-tb"/>
    </style:style>
    <style:style style:name="P303" style:family="paragraph" style:parent-style-name="Standard">
      <style:paragraph-properties fo:text-align="justify" fo:break-before="auto" fo:line-height="100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>
      <style:text-properties fo:font-weight="normal" style:font-weight-asian="normal" style:font-weight-complex="normal"/>
    </style:style>
    <style:style style:name="T303_5" style:family="text">
      <style:text-properties fo:font-weight="normal" style:font-weight-asian="normal" style:font-weight-complex="normal"/>
    </style:style>
    <style:style style:name="T303_6" style:family="text">
      <style:text-properties fo:font-weight="normal" style:font-weight-asian="normal" style:font-weight-complex="normal"/>
    </style:style>
    <style:style style:name="T303_7" style:family="text">
      <style:text-properties fo:font-weight="normal" style:font-weight-asian="normal" style:font-weight-complex="normal"/>
    </style:style>
    <style:style style:name="T303_8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line-height="100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>
      <style:text-properties fo:font-weight="normal" style:font-weight-asian="normal" style:font-weight-complex="normal"/>
    </style:style>
    <style:style style:name="T304_6" style:family="text">
      <style:text-properties fo:font-weight="normal" style:font-weight-asian="normal" style:font-weight-complex="normal"/>
    </style:style>
    <style:style style:name="T304_7" style:family="text">
      <style:text-properties fo:font-weight="normal" style:font-weight-asian="normal" style:font-weight-complex="normal"/>
    </style:style>
    <style:style style:name="T304_8" style:family="text">
      <style:text-properties fo:font-weight="normal" style:font-weight-asian="normal" style:font-weight-complex="normal"/>
    </style:style>
    <style:style style:name="T304_9" style:family="text">
      <style:text-properties fo:font-weight="normal" style:font-weight-asian="normal" style:font-weight-complex="normal"/>
    </style:style>
    <style:style style:name="T304_10" style:family="text">
      <style:text-properties fo:font-weight="normal" style:font-weight-asian="normal" style:font-weight-complex="normal"/>
    </style:style>
    <style:style style:name="T304_11" style:family="text">
      <style:text-properties fo:font-weight="normal" style:font-weight-asian="normal" style:font-weight-complex="normal"/>
    </style:style>
    <style:style style:name="T304_12" style:family="text">
      <style:text-properties fo:font-weight="normal" style:font-weight-asian="normal" style:font-weight-complex="normal"/>
    </style:style>
    <style:style style:name="T304_13" style:family="text">
      <style:text-properties fo:font-weight="normal" style:font-weight-asian="normal" style:font-weight-complex="normal"/>
    </style:style>
    <style:style style:name="T304_14" style:family="text">
      <style:text-properties fo:font-weight="normal" style:font-weight-asian="normal" style:font-weight-complex="normal"/>
    </style:style>
    <style:style style:name="T304_15" style:family="text">
      <style:text-properties fo:font-weight="normal" style:font-weight-asian="normal" style:font-weight-complex="normal"/>
    </style:style>
    <style:style style:name="T304_16" style:family="text">
      <style:text-properties fo:font-weight="normal" style:font-weight-asian="normal" style:font-weight-complex="normal"/>
    </style:style>
    <style:style style:name="T304_17" style:family="text">
      <style:text-properties fo:font-weight="normal" style:font-weight-asian="normal" style:font-weight-complex="normal"/>
    </style:style>
    <style:style style:name="T304_18" style:family="text">
      <style:text-properties fo:font-weight="normal" style:font-weight-asian="normal" style:font-weight-complex="normal"/>
    </style:style>
    <style:style style:name="T304_19" style:family="text">
      <style:text-properties fo:font-weight="normal" style:font-weight-asian="normal" style:font-weight-complex="normal"/>
    </style:style>
    <style:style style:name="T304_20" style:family="text">
      <style:text-properties fo:font-weight="normal" style:font-weight-asian="normal" style:font-weight-complex="normal"/>
    </style:style>
    <style:style style:name="T304_21" style:family="text">
      <style:text-properties fo:font-weight="normal" style:font-weight-asian="normal" style:font-weight-complex="normal"/>
    </style:style>
    <style:style style:name="T304_22" style:family="text">
      <style:text-properties fo:font-weight="normal" style:font-weight-asian="normal" style:font-weight-complex="normal"/>
    </style:style>
    <style:style style:name="T304_23" style:family="text">
      <style:text-properties fo:font-weight="normal" style:font-weight-asian="normal" style:font-weight-complex="normal"/>
    </style:style>
    <style:style style:name="T304_24" style:family="text">
      <style:text-properties fo:font-weight="normal" style:font-weight-asian="normal" style:font-weight-complex="normal"/>
    </style:style>
    <style:style style:name="T304_25" style:family="text">
      <style:text-properties fo:font-weight="normal" style:font-weight-asian="normal" style:font-weight-complex="normal"/>
    </style:style>
    <style:style style:name="T304_26" style:family="text">
      <style:text-properties fo:font-weight="normal" style:font-weight-asian="normal" style:font-weight-complex="normal"/>
    </style:style>
    <style:style style:name="T304_27" style:family="text">
      <style:text-properties fo:font-weight="normal" style:font-weight-asian="normal" style:font-weight-complex="normal"/>
    </style:style>
    <style:style style:name="T304_28" style:family="text">
      <style:text-properties fo:font-weight="normal" style:font-weight-asian="normal" style:font-weight-complex="normal"/>
    </style:style>
    <style:style style:name="T304_29" style:family="text">
      <style:text-properties fo:font-weight="normal" style:font-weight-asian="normal" style:font-weight-complex="normal"/>
    </style:style>
    <style:style style:name="T304_30" style:family="text">
      <style:text-properties fo:font-weight="normal" style:font-weight-asian="normal" style:font-weight-complex="normal"/>
    </style:style>
    <style:style style:name="T304_31" style:family="text">
      <style:text-properties fo:font-weight="normal" style:font-weight-asian="normal" style:font-weight-complex="normal"/>
    </style:style>
    <style:style style:name="T304_32" style:family="text">
      <style:text-properties fo:font-weight="normal" style:font-weight-asian="normal" style:font-weight-complex="normal"/>
    </style:style>
    <style:style style:name="T304_33" style:family="text">
      <style:text-properties fo:font-weight="normal" style:font-weight-asian="normal" style:font-weight-complex="normal"/>
    </style:style>
    <style:style style:name="T304_34" style:family="text">
      <style:text-properties fo:font-weight="normal" style:font-weight-asian="normal" style:font-weight-complex="normal"/>
    </style:style>
    <style:style style:name="T304_35" style:family="text">
      <style:text-properties fo:font-weight="normal" style:font-weight-asian="normal" style:font-weight-complex="normal"/>
    </style:style>
    <style:style style:name="T304_36" style:family="text">
      <style:text-properties fo:font-weight="normal" style:font-weight-asian="normal" style:font-weight-complex="normal"/>
    </style:style>
    <style:style style:name="T304_37" style:family="text">
      <style:text-properties fo:font-weight="normal" style:font-weight-asian="normal" style:font-weight-complex="normal"/>
    </style:style>
    <style:style style:name="T304_38" style:family="text">
      <style:text-properties fo:font-weight="normal" style:font-weight-asian="normal" style:font-weight-complex="normal"/>
    </style:style>
    <style:style style:name="T304_39" style:family="text">
      <style:text-properties fo:font-weight="normal" style:font-weight-asian="normal" style:font-weight-complex="normal"/>
    </style:style>
    <style:style style:name="T304_40" style:family="text">
      <style:text-properties fo:font-weight="normal" style:font-weight-asian="normal" style:font-weight-complex="normal"/>
    </style:style>
    <style:style style:name="T304_41" style:family="text">
      <style:text-properties fo:font-weight="normal" style:font-weight-asian="normal" style:font-weight-complex="normal"/>
    </style:style>
    <style:style style:name="T304_42" style:family="text">
      <style:text-properties fo:font-weight="normal" style:font-weight-asian="normal" style:font-weight-complex="normal"/>
    </style:style>
    <style:style style:name="T304_43" style:family="text">
      <style:text-properties fo:font-weight="normal" style:font-weight-asian="normal" style:font-weight-complex="normal"/>
    </style:style>
    <style:style style:name="T304_44" style:family="text">
      <style:text-properties fo:font-weight="normal" style:font-weight-asian="normal" style:font-weight-complex="normal"/>
    </style:style>
    <style:style style:name="T304_45" style:family="text">
      <style:text-properties fo:font-weight="normal" style:font-weight-asian="normal" style:font-weight-complex="normal"/>
    </style:style>
    <style:style style:name="T304_46" style:family="text">
      <style:text-properties fo:font-weight="normal" style:font-weight-asian="normal" style:font-weight-complex="normal"/>
    </style:style>
    <style:style style:name="T304_47" style:family="text">
      <style:text-properties fo:font-weight="normal" style:font-weight-asian="normal" style:font-weight-complex="normal"/>
    </style:style>
    <style:style style:name="T304_48" style:family="text">
      <style:text-properties fo:font-weight="normal" style:font-weight-asian="normal" style:font-weight-complex="normal"/>
    </style:style>
    <style:style style:name="T304_49" style:family="text">
      <style:text-properties fo:font-weight="normal" style:font-weight-asian="normal" style:font-weight-complex="normal"/>
    </style:style>
    <style:style style:name="T304_50" style:family="text">
      <style:text-properties fo:font-weight="normal" style:font-weight-asian="normal" style:font-weight-complex="normal"/>
    </style:style>
    <style:style style:name="T304_51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>
      <style:text-properties fo:font-weight="normal" style:font-weight-asian="normal" style:font-weight-complex="normal"/>
    </style:style>
    <style:style style:name="T305_11" style:family="text">
      <style:text-properties fo:font-weight="normal" style:font-weight-asian="normal" style:font-weight-complex="normal"/>
    </style:style>
    <style:style style:name="T305_12" style:family="text">
      <style:text-properties fo:font-weight="normal" style:font-weight-asian="normal" style:font-weight-complex="normal"/>
    </style:style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T305_16" style:family="text">
      <style:text-properties fo:font-weight="normal" style:font-weight-asian="normal" style:font-weight-complex="normal"/>
    </style:style>
    <style:style style:name="T305_17" style:family="text">
      <style:text-properties fo:font-weight="normal" style:font-weight-asian="normal" style:font-weight-complex="normal"/>
    </style:style>
    <style:style style:name="T305_18" style:family="text">
      <style:text-properties fo:font-weight="normal" style:font-weight-asian="normal" style:font-weight-complex="normal"/>
    </style:style>
    <style:style style:name="T305_19" style:family="text">
      <style:text-properties fo:font-weight="normal" style:font-weight-asian="normal" style:font-weight-complex="normal"/>
    </style:style>
    <style:style style:name="T305_20" style:family="text">
      <style:text-properties fo:font-weight="normal" style:font-weight-asian="normal" style:font-weight-complex="normal"/>
    </style:style>
    <style:style style:name="T305_21" style:family="text">
      <style:text-properties fo:font-weight="normal" style:font-weight-asian="normal" style:font-weight-complex="normal"/>
    </style:style>
    <style:style style:name="T305_22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line-height="100%" style:writing-mode="lr-tb"/>
    </style:style>
    <style:style style:name="T306_1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line-height="100%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>
      <style:text-properties fo:font-weight="normal" style:font-weight-asian="normal" style:font-weight-complex="normal"/>
    </style:style>
    <style:style style:name="T307_3" style:family="text">
      <style:text-properties fo:font-weight="normal" style:font-weight-asian="normal" style:font-weight-complex="normal"/>
    </style:style>
    <style:style style:name="T307_4" style:family="text">
      <style:text-properties fo:font-weight="normal" style:font-weight-asian="normal" style:font-weight-complex="normal"/>
    </style:style>
    <style:style style:name="T307_5" style:family="text">
      <style:text-properties fo:font-weight="normal" style:font-weight-asian="normal" style:font-weight-complex="normal"/>
    </style:style>
    <style:style style:name="T307_6" style:family="text">
      <style:text-properties fo:font-weight="normal" style:font-weight-asian="normal" style:font-weight-complex="normal"/>
    </style:style>
    <style:style style:name="T307_7" style:family="text">
      <style:text-properties fo:font-weight="normal" style:font-weight-asian="normal" style:font-weight-complex="normal"/>
    </style:style>
    <style:style style:name="T307_8" style:family="text">
      <style:text-properties fo:font-weight="normal" style:font-weight-asian="normal" style:font-weight-complex="normal"/>
    </style:style>
    <style:style style:name="T307_9" style:family="text">
      <style:text-properties fo:font-weight="normal" style:font-weight-asian="normal" style:font-weight-complex="normal"/>
    </style:style>
    <style:style style:name="T307_10" style:family="text">
      <style:text-properties fo:font-weight="normal" style:font-weight-asian="normal" style:font-weight-complex="normal"/>
    </style:style>
    <style:style style:name="T307_11" style:family="text">
      <style:text-properties fo:font-weight="normal" style:font-weight-asian="normal" style:font-weight-complex="normal"/>
    </style:style>
    <style:style style:name="T307_12" style:family="text">
      <style:text-properties fo:font-weight="normal" style:font-weight-asian="normal" style:font-weight-complex="normal"/>
    </style:style>
    <style:style style:name="T307_13" style:family="text">
      <style:text-properties fo:font-weight="normal" style:font-weight-asian="normal" style:font-weight-complex="normal"/>
    </style:style>
    <style:style style:name="T307_14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308_1" style:family="text">
      <style:text-properties fo:font-weight="normal" style:font-weight-asian="normal" style:font-weight-complex="normal"/>
    </style:style>
    <style:style style:name="T308_2" style:family="text">
      <style:text-properties fo:font-weight="normal" style:font-weight-asian="normal" style:font-weight-complex="normal"/>
    </style:style>
    <style:style style:name="T308_3" style:family="text">
      <style:text-properties fo:font-weight="normal" style:font-weight-asian="normal" style:font-weight-complex="normal"/>
    </style:style>
    <style:style style:name="T308_4" style:family="text">
      <style:text-properties fo:font-weight="normal" style:font-weight-asian="normal" style:font-weight-complex="normal"/>
    </style:style>
    <style:style style:name="T308_5" style:family="text">
      <style:text-properties fo:font-weight="normal" style:font-weight-asian="normal" style:font-weight-complex="normal"/>
    </style:style>
    <style:style style:name="T308_6" style:family="text">
      <style:text-properties fo:font-weight="normal" style:font-weight-asian="normal" style:font-weight-complex="normal"/>
    </style:style>
    <style:style style:name="T308_7" style:family="text">
      <style:text-properties fo:font-weight="normal" style:font-weight-asian="normal" style:font-weight-complex="normal"/>
    </style:style>
    <style:style style:name="T308_8" style:family="text">
      <style:text-properties fo:font-weight="normal" style:font-weight-asian="normal" style:font-weight-complex="normal"/>
    </style:style>
    <style:style style:name="T308_9" style:family="text">
      <style:text-properties fo:font-weight="normal" style:font-weight-asian="normal" style:font-weight-complex="normal"/>
    </style:style>
    <style:style style:name="T308_10" style:family="text">
      <style:text-properties fo:font-weight="normal" style:font-weight-asian="normal" style:font-weight-complex="normal"/>
    </style:style>
    <style:style style:name="T308_11" style:family="text">
      <style:text-properties fo:font-weight="normal" style:font-weight-asian="normal" style:font-weight-complex="normal"/>
    </style:style>
    <style:style style:name="T308_12" style:family="text">
      <style:text-properties fo:font-weight="normal" style:font-weight-asian="normal" style:font-weight-complex="normal"/>
    </style:style>
    <style:style style:name="T308_13" style:family="text">
      <style:text-properties fo:font-weight="normal" style:font-weight-asian="normal" style:font-weight-complex="normal"/>
    </style:style>
    <style:style style:name="T308_14" style:family="text">
      <style:text-properties fo:font-weight="normal" style:font-weight-asian="normal" style:font-weight-complex="normal"/>
    </style:style>
    <style:style style:name="T308_15" style:family="text">
      <style:text-properties fo:font-weight="normal" style:font-weight-asian="normal" style:font-weight-complex="normal"/>
    </style:style>
    <style:style style:name="T308_16" style:family="text">
      <style:text-properties fo:font-weight="normal" style:font-weight-asian="normal" style:font-weight-complex="normal"/>
    </style:style>
    <style:style style:name="T308_17" style:family="text">
      <style:text-properties fo:font-weight="normal" style:font-weight-asian="normal" style:font-weight-complex="normal"/>
    </style:style>
    <style:style style:name="T308_18" style:family="text">
      <style:text-properties fo:font-weight="normal" style:font-weight-asian="normal" style:font-weight-complex="normal"/>
    </style:style>
    <style:style style:name="T308_19" style:family="text">
      <style:text-properties fo:font-weight="normal" style:font-weight-asian="normal" style:font-weight-complex="normal"/>
    </style:style>
    <style:style style:name="T308_20" style:family="text">
      <style:text-properties fo:font-weight="normal" style:font-weight-asian="normal" style:font-weight-complex="normal"/>
    </style:style>
    <style:style style:name="T308_21" style:family="text">
      <style:text-properties fo:font-weight="normal" style:font-weight-asian="normal" style:font-weight-complex="normal"/>
    </style:style>
    <style:style style:name="T308_22" style:family="text">
      <style:text-properties fo:font-weight="normal" style:font-weight-asian="normal" style:font-weight-complex="normal"/>
    </style:style>
    <style:style style:name="T308_23" style:family="text">
      <style:text-properties fo:font-weight="normal" style:font-weight-asian="normal" style:font-weight-complex="normal"/>
    </style:style>
    <style:style style:name="T308_24" style:family="text">
      <style:text-properties fo:font-weight="normal" style:font-weight-asian="normal" style:font-weight-complex="normal"/>
    </style:style>
    <style:style style:name="T308_25" style:family="text">
      <style:text-properties fo:font-weight="normal" style:font-weight-asian="normal" style:font-weight-complex="normal"/>
    </style:style>
    <style:style style:name="T308_26" style:family="text">
      <style:text-properties fo:font-weight="normal" style:font-weight-asian="normal" style:font-weight-complex="normal"/>
    </style:style>
    <style:style style:name="T308_27" style:family="text">
      <style:text-properties fo:font-weight="normal" style:font-weight-asian="normal" style:font-weight-complex="normal"/>
    </style:style>
    <style:style style:name="T308_28" style:family="text"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page" fo:text-indent="0cm" fo:line-height="100%" fo:margin-left="1.244cm" style:writing-mode="lr-tb"/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P311" style:family="paragraph" style:parent-style-name="Standard">
      <style:paragraph-properties fo:text-align="justify" fo:break-before="auto" fo:line-height="100%" style:writing-mode="lr-tb"/>
    </style:style>
    <style:style style:name="P312" style:family="paragraph" style:parent-style-name="Standard">
      <style:paragraph-properties fo:text-align="justify" fo:break-before="auto" fo:line-height="10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T312_6" style:family="text">
      <style:text-properties fo:font-weight="normal" style:font-weight-asian="normal" style:font-weight-complex="normal"/>
    </style:style>
    <style:style style:name="T312_7" style:family="text">
      <style:text-properties fo:font-weight="normal" style:font-weight-asian="normal" style:font-weight-complex="normal"/>
    </style:style>
    <style:style style:name="T312_8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justify" fo:break-before="auto" fo:line-height="100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>
      <style:text-properties fo:font-weight="normal" style:font-weight-asian="normal" style:font-weight-complex="normal"/>
    </style:style>
    <style:style style:name="T313_6" style:family="text">
      <style:text-properties fo:font-weight="normal" style:font-weight-asian="normal" style:font-weight-complex="normal"/>
    </style:style>
    <style:style style:name="T313_7" style:family="text">
      <style:text-properties fo:font-weight="normal" style:font-weight-asian="normal" style:font-weight-complex="normal"/>
    </style:style>
    <style:style style:name="T313_8" style:family="text">
      <style:text-properties fo:font-weight="normal" style:font-weight-asian="normal" style:font-weight-complex="normal"/>
    </style:style>
    <style:style style:name="T313_9" style:family="text">
      <style:text-properties fo:font-weight="normal" style:font-weight-asian="normal" style:font-weight-complex="normal"/>
    </style:style>
    <style:style style:name="T313_10" style:family="text">
      <style:text-properties fo:font-weight="normal" style:font-weight-asian="normal" style:font-weight-complex="normal"/>
    </style:style>
    <style:style style:name="T313_11" style:family="text">
      <style:text-properties fo:font-weight="normal" style:font-weight-asian="normal" style:font-weight-complex="normal"/>
    </style:style>
    <style:style style:name="T313_12" style:family="text">
      <style:text-properties fo:font-weight="normal" style:font-weight-asian="normal" style:font-weight-complex="normal"/>
    </style:style>
    <style:style style:name="T313_13" style:family="text">
      <style:text-properties fo:font-weight="normal" style:font-weight-asian="normal" style:font-weight-complex="normal"/>
    </style:style>
    <style:style style:name="T313_14" style:family="text">
      <style:text-properties fo:font-weight="normal" style:font-weight-asian="normal" style:font-weight-complex="normal"/>
    </style:style>
    <style:style style:name="T313_15" style:family="text">
      <style:text-properties fo:font-weight="normal" style:font-weight-asian="normal" style:font-weight-complex="normal"/>
    </style:style>
    <style:style style:name="T313_16" style:family="text">
      <style:text-properties fo:font-weight="normal" style:font-weight-asian="normal" style:font-weight-complex="normal"/>
    </style:style>
    <style:style style:name="T313_17" style:family="text">
      <style:text-properties fo:font-weight="normal" style:font-weight-asian="normal" style:font-weight-complex="normal"/>
    </style:style>
    <style:style style:name="T313_18" style:family="text">
      <style:text-properties fo:font-weight="normal" style:font-weight-asian="normal" style:font-weight-complex="normal"/>
    </style:style>
    <style:style style:name="T313_19" style:family="text">
      <style:text-properties fo:font-weight="normal" style:font-weight-asian="normal" style:font-weight-complex="normal"/>
    </style:style>
    <style:style style:name="P314" style:family="paragraph" style:parent-style-name="Standard">
      <style:paragraph-properties fo:text-align="justify" fo:break-before="auto" fo:line-height="100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>
      <style:text-properties fo:font-weight="normal" style:font-weight-asian="normal" style:font-weight-complex="normal"/>
    </style:style>
    <style:style style:name="T314_6" style:family="text">
      <style:text-properties fo:font-weight="normal" style:font-weight-asian="normal" style:font-weight-complex="normal"/>
    </style:style>
    <style:style style:name="T314_7" style:family="text">
      <style:text-properties fo:font-weight="normal" style:font-weight-asian="normal" style:font-weight-complex="normal"/>
    </style:style>
    <style:style style:name="T314_8" style:family="text">
      <style:text-properties fo:font-weight="normal" style:font-weight-asian="normal" style:font-weight-complex="normal"/>
    </style:style>
    <style:style style:name="T314_9" style:family="text">
      <style:text-properties fo:font-weight="normal" style:font-weight-asian="normal" style:font-weight-complex="normal"/>
    </style:style>
    <style:style style:name="T314_10" style:family="text">
      <style:text-properties fo:font-weight="normal" style:font-weight-asian="normal" style:font-weight-complex="normal"/>
    </style:style>
    <style:style style:name="T314_11" style:family="text">
      <style:text-properties fo:font-weight="normal" style:font-weight-asian="normal" style:font-weight-complex="normal"/>
    </style:style>
    <style:style style:name="T314_12" style:family="text">
      <style:text-properties fo:font-weight="normal" style:font-weight-asian="normal" style:font-weight-complex="normal"/>
    </style:style>
    <style:style style:name="T314_13" style:family="text">
      <style:text-properties fo:font-weight="normal" style:font-weight-asian="normal" style:font-weight-complex="normal"/>
    </style:style>
    <style:style style:name="T314_14" style:family="text">
      <style:text-properties fo:font-weight="normal" style:font-weight-asian="normal" style:font-weight-complex="normal"/>
    </style:style>
    <style:style style:name="T314_15" style:family="text">
      <style:text-properties fo:font-weight="normal" style:font-weight-asian="normal" style:font-weight-complex="normal"/>
    </style:style>
    <style:style style:name="T314_16" style:family="text">
      <style:text-properties fo:font-weight="normal" style:font-weight-asian="normal" style:font-weight-complex="normal"/>
    </style:style>
    <style:style style:name="T314_17" style:family="text">
      <style:text-properties fo:font-weight="normal" style:font-weight-asian="normal" style:font-weight-complex="normal"/>
    </style:style>
    <style:style style:name="T314_18" style:family="text">
      <style:text-properties fo:font-weight="normal" style:font-weight-asian="normal" style:font-weight-complex="normal"/>
    </style:style>
    <style:style style:name="T314_19" style:family="text">
      <style:text-properties fo:font-weight="normal" style:font-weight-asian="normal" style:font-weight-complex="normal"/>
    </style:style>
    <style:style style:name="T314_20" style:family="text">
      <style:text-properties fo:font-weight="normal" style:font-weight-asian="normal" style:font-weight-complex="normal"/>
    </style:style>
    <style:style style:name="T314_21" style:family="text">
      <style:text-properties fo:font-weight="normal" style:font-weight-asian="normal" style:font-weight-complex="normal"/>
    </style:style>
    <style:style style:name="T314_22" style:family="text">
      <style:text-properties fo:font-weight="normal" style:font-weight-asian="normal" style:font-weight-complex="normal"/>
    </style:style>
    <style:style style:name="T314_23" style:family="text">
      <style:text-properties fo:font-weight="normal" style:font-weight-asian="normal" style:font-weight-complex="normal"/>
    </style:style>
    <style:style style:name="T314_24" style:family="text">
      <style:text-properties fo:font-weight="normal" style:font-weight-asian="normal" style:font-weight-complex="normal"/>
    </style:style>
    <style:style style:name="P315" style:family="paragraph" style:parent-style-name="Standard">
      <style:paragraph-properties fo:text-align="justify" fo:break-before="auto" fo:line-height="100%" style:writing-mode="lr-tb"/>
    </style:style>
    <style:style style:name="T315_1" style:family="text">
      <style:text-properties fo:font-weight="normal" style:font-weight-asian="normal" style:font-weight-complex="normal"/>
    </style:style>
    <style:style style:name="P316" style:family="paragraph" style:parent-style-name="Standard">
      <style:paragraph-properties fo:text-align="justify" fo:break-before="auto" fo:line-height="100%" style:writing-mode="lr-tb"/>
    </style:style>
    <style:style style:name="T316_1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text-indent="1.27cm" fo:line-height="150%" style:writing-mode="lr-tb"/>
    </style:style>
    <style:style style:name="T317_1" style:family="text">
      <style:text-properties fo:font-weight="normal" style:font-weight-asian="normal" style:font-weight-complex="normal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style="italic" style:font-style-asian="italic" style:font-style-complex="italic"/>
    </style:style>
    <style:style style:name="T317_8" style:family="text">
      <style:text-properties fo:font-style="italic" style:font-style-asian="italic" style:font-style-complex="italic"/>
    </style:style>
    <style:style style:name="T317_9" style:family="text">
      <style:text-properties fo:font-weight="normal" style:font-weight-asian="normal" style:font-weight-complex="normal"/>
    </style:style>
    <style:style style:name="T317_10" style:family="text">
      <style:text-properties fo:font-weight="normal" style:font-weight-asian="normal" style:font-weight-complex="normal" style:text-underline-style="solid" style:text-underline-color="font-color"/>
    </style:style>
    <style:style style:name="T317_11" style:family="text">
      <style:text-properties fo:font-weight="normal" style:font-weight-asian="normal" style:font-weight-complex="normal" style:text-underline-style="solid" style:text-underline-color="font-color"/>
    </style:style>
    <style:style style:name="T317_12" style:family="text">
      <style:text-properties fo:font-weight="normal" style:font-weight-asian="normal" style:font-weight-complex="normal" style:text-underline-style="solid" style:text-underline-color="font-color"/>
    </style:style>
    <style:style style:name="T317_13" style:family="text">
      <style:text-properties fo:font-weight="normal" style:font-weight-asian="normal" style:font-weight-complex="normal" style:text-underline-style="solid" style:text-underline-color="font-color"/>
    </style:style>
    <style:style style:name="T317_14" style:family="text">
      <style:text-properties fo:font-weight="normal" style:font-weight-asian="normal" style:font-weight-complex="normal" style:text-underline-style="solid" style:text-underline-color="font-color"/>
    </style:style>
    <style:style style:name="T317_15" style:family="text">
      <style:text-properties fo:font-weight="normal" style:font-weight-asian="normal" style:font-weight-complex="normal" style:text-underline-style="solid" style:text-underline-color="font-color"/>
    </style:style>
    <style:style style:name="T317_16" style:family="text">
      <style:text-properties fo:font-weight="normal" style:font-weight-asian="normal" style:font-weight-complex="normal" style:text-underline-style="solid" style:text-underline-color="font-color"/>
    </style:style>
    <style:style style:name="T317_17" style:family="text">
      <style:text-properties fo:font-weight="normal" style:font-weight-asian="normal" style:font-weight-complex="normal" style:text-underline-style="solid" style:text-underline-color="font-color"/>
    </style:style>
    <style:style style:name="T317_18" style:family="text">
      <style:text-properties fo:font-weight="normal" style:font-weight-asian="normal" style:font-weight-complex="normal"/>
    </style:style>
    <style:style style:name="P31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18_1" style:family="text">
      <style:text-properties fo:font-weight="normal" style:font-weight-asian="normal" style:font-weight-complex="normal"/>
    </style:style>
    <style:style style:name="T318_2" style:family="text">
      <style:text-properties fo:font-weight="normal" style:font-weight-asian="normal" style:font-weight-complex="normal"/>
    </style:style>
    <style:style style:name="T318_3" style:family="text">
      <style:text-properties fo:font-weight="normal" style:font-weight-asian="normal" style:font-weight-complex="normal"/>
    </style:style>
    <style:style style:name="T318_4" style:family="text">
      <style:text-properties fo:font-weight="normal" style:font-weight-asian="normal" style:font-weight-complex="normal"/>
    </style:style>
    <style:style style:name="T318_5" style:family="text">
      <style:text-properties fo:font-weight="normal" style:font-weight-asian="normal" style:font-weight-complex="normal"/>
    </style:style>
    <style:style style:name="T318_6" style:family="text">
      <style:text-properties fo:font-weight="normal" style:font-weight-asian="normal" style:font-weight-complex="normal"/>
    </style:style>
    <style:style style:name="T318_7" style:family="text">
      <style:text-properties fo:font-weight="normal" style:font-weight-asian="normal" style:font-weight-complex="normal"/>
    </style:style>
    <style:style style:name="T318_8" style:family="text">
      <style:text-properties fo:font-weight="normal" style:font-weight-asian="normal" style:font-weight-complex="normal"/>
    </style:style>
    <style:style style:name="T318_9" style:family="text">
      <style:text-properties fo:font-weight="normal" style:font-weight-asian="normal" style:font-weight-complex="normal"/>
    </style:style>
    <style:style style:name="T318_10" style:family="text">
      <style:text-properties fo:font-weight="normal" style:font-weight-asian="normal" style:font-weight-complex="normal"/>
    </style:style>
    <style:style style:name="T318_11" style:family="text">
      <style:text-properties fo:font-weight="normal" style:font-weight-asian="normal" style:font-weight-complex="normal"/>
    </style:style>
    <style:style style:name="T318_12" style:family="text">
      <style:text-properties fo:font-weight="normal" style:font-weight-asian="normal" style:font-weight-complex="normal"/>
    </style:style>
    <style:style style:name="T318_13" style:family="text">
      <style:text-properties fo:font-weight="normal" style:font-weight-asian="normal" style:font-weight-complex="normal"/>
    </style:style>
    <style:style style:name="T318_14" style:family="text">
      <style:text-properties fo:font-weight="normal" style:font-weight-asian="normal" style:font-weight-complex="normal"/>
    </style:style>
    <style:style style:name="T318_15" style:family="text">
      <style:text-properties fo:font-weight="normal" style:font-weight-asian="normal" style:font-weight-complex="normal"/>
    </style:style>
    <style:style style:name="T318_16" style:family="text">
      <style:text-properties fo:font-weight="normal" style:font-weight-asian="normal" style:font-weight-complex="normal"/>
    </style:style>
    <style:style style:name="T318_17" style:family="text">
      <style:text-properties fo:font-weight="normal" style:font-weight-asian="normal" style:font-weight-complex="normal"/>
    </style:style>
    <style:style style:name="T318_18" style:family="text">
      <style:text-properties fo:font-weight="normal" style:font-weight-asian="normal" style:font-weight-complex="normal"/>
    </style:style>
    <style:style style:name="T318_19" style:family="text">
      <style:text-properties fo:font-weight="normal" style:font-weight-asian="normal" style:font-weight-complex="normal"/>
    </style:style>
    <style:style style:name="T318_20" style:family="text">
      <style:text-properties fo:font-weight="normal" style:font-weight-asian="normal" style:font-weight-complex="normal"/>
    </style:style>
    <style:style style:name="T318_21" style:family="text">
      <style:text-properties fo:font-weight="normal" style:font-weight-asian="normal" style:font-weight-complex="normal"/>
    </style:style>
    <style:style style:name="T318_22" style:family="text">
      <style:text-properties fo:font-weight="normal" style:font-weight-asian="normal" style:font-weight-complex="normal"/>
    </style:style>
    <style:style style:name="T318_23" style:family="text">
      <style:text-properties fo:font-weight="normal" style:font-weight-asian="normal" style:font-weight-complex="normal"/>
    </style:style>
    <style:style style:name="T318_24" style:family="text">
      <style:text-properties fo:font-weight="normal" style:font-weight-asian="normal" style:font-weight-complex="normal"/>
    </style:style>
    <style:style style:name="T318_25" style:family="text">
      <style:text-properties fo:font-weight="normal" style:font-weight-asian="normal" style:font-weight-complex="normal"/>
    </style:style>
    <style:style style:name="T318_26" style:family="text">
      <style:text-properties fo:font-weight="normal" style:font-weight-asian="normal" style:font-weight-complex="normal"/>
    </style:style>
    <style:style style:name="T318_27" style:family="text">
      <style:text-properties fo:font-weight="normal" style:font-weight-asian="normal" style:font-weight-complex="normal"/>
    </style:style>
    <style:style style:name="T318_28" style:family="text">
      <style:text-properties fo:font-weight="normal" style:font-weight-asian="normal" style:font-weight-complex="normal"/>
    </style:style>
    <style:style style:name="T318_29" style:family="text">
      <style:text-properties fo:font-weight="normal" style:font-weight-asian="normal" style:font-weight-complex="normal"/>
    </style:style>
    <style:style style:name="T318_30" style:family="text">
      <style:text-properties fo:font-weight="normal" style:font-weight-asian="normal" style:font-weight-complex="normal"/>
    </style:style>
    <style:style style:name="T318_31" style:family="text">
      <style:text-properties fo:font-weight="normal" style:font-weight-asian="normal" style:font-weight-complex="normal"/>
    </style:style>
    <style:style style:name="T318_32" style:family="text">
      <style:text-properties fo:font-weight="normal" style:font-weight-asian="normal" style:font-weight-complex="normal"/>
    </style:style>
    <style:style style:name="T318_33" style:family="text">
      <style:text-properties fo:font-weight="normal" style:font-weight-asian="normal" style:font-weight-complex="normal"/>
    </style:style>
    <style:style style:name="T318_34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19_1" style:family="text">
      <style:text-properties fo:font-weight="normal" style:font-weight-asian="normal" style:font-weight-complex="normal"/>
    </style:style>
    <style:style style:name="T319_2" style:family="text">
      <style:text-properties fo:font-weight="normal" style:font-weight-asian="normal" style:font-weight-complex="normal"/>
    </style:style>
    <style:style style:name="T319_3" style:family="text">
      <style:text-properties fo:font-weight="normal" style:font-weight-asian="normal" style:font-weight-complex="normal"/>
    </style:style>
    <style:style style:name="T319_4" style:family="text">
      <style:text-properties fo:font-weight="normal" style:font-weight-asian="normal" style:font-weight-complex="normal"/>
    </style:style>
    <style:style style:name="T319_5" style:family="text">
      <style:text-properties fo:font-weight="normal" style:font-weight-asian="normal" style:font-weight-complex="normal"/>
    </style:style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>
      <style:text-properties fo:font-weight="normal" style:font-weight-asian="normal" style:font-weight-complex="normal"/>
    </style:style>
    <style:style style:name="T319_20" style:family="text">
      <style:text-properties fo:font-weight="normal" style:font-weight-asian="normal" style:font-weight-complex="normal"/>
    </style:style>
    <style:style style:name="T319_21" style:family="text">
      <style:text-properties fo:font-weight="normal" style:font-weight-asian="normal" style:font-weight-complex="normal"/>
    </style:style>
    <style:style style:name="T319_22" style:family="text">
      <style:text-properties fo:font-weight="normal" style:font-weight-asian="normal" style:font-weight-complex="normal"/>
    </style:style>
    <style:style style:name="T319_23" style:family="text">
      <style:text-properties fo:font-weight="normal" style:font-weight-asian="normal" style:font-weight-complex="normal"/>
    </style:style>
    <style:style style:name="T319_24" style:family="text">
      <style:text-properties fo:font-weight="normal" style:font-weight-asian="normal" style:font-weight-complex="normal"/>
    </style:style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T319_32" style:family="text">
      <style:text-properties fo:font-weight="normal" style:font-weight-asian="normal" style:font-weight-complex="normal"/>
    </style:style>
    <style:style style:name="T319_33" style:family="text">
      <style:text-properties fo:font-weight="normal" style:font-weight-asian="normal" style:font-weight-complex="normal"/>
    </style:style>
    <style:style style:name="T319_34" style:family="text">
      <style:text-properties fo:font-weight="normal" style:font-weight-asian="normal" style:font-weight-complex="normal"/>
    </style:style>
    <style:style style:name="T319_35" style:family="text">
      <style:text-properties fo:font-weight="normal" style:font-weight-asian="normal" style:font-weight-complex="normal"/>
    </style:style>
    <style:style style:name="T319_36" style:family="text">
      <style:text-properties fo:font-weight="normal" style:font-weight-asian="normal" style:font-weight-complex="normal"/>
    </style:style>
    <style:style style:name="T319_37" style:family="text">
      <style:text-properties fo:font-weight="normal" style:font-weight-asian="normal" style:font-weight-complex="normal"/>
    </style:style>
    <style:style style:name="T319_38" style:family="text">
      <style:text-properties fo:font-weight="normal" style:font-weight-asian="normal" style:font-weight-complex="normal"/>
    </style:style>
    <style:style style:name="T319_39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0_1" style:family="text">
      <style:text-properties fo:font-weight="normal" style:font-weight-asian="normal" style:font-weight-complex="normal"/>
    </style:style>
    <style:style style:name="T320_2" style:family="text">
      <style:text-properties fo:font-weight="normal" style:font-weight-asian="normal" style:font-weight-complex="normal"/>
    </style:style>
    <style:style style:name="T320_3" style:family="text">
      <style:text-properties fo:font-weight="normal" style:font-weight-asian="normal" style:font-weight-complex="normal"/>
    </style:style>
    <style:style style:name="T320_4" style:family="text">
      <style:text-properties fo:font-weight="normal" style:font-weight-asian="normal" style:font-weight-complex="normal"/>
    </style:style>
    <style:style style:name="T320_5" style:family="text">
      <style:text-properties fo:font-weight="normal" style:font-weight-asian="normal" style:font-weight-complex="normal"/>
    </style:style>
    <style:style style:name="T320_6" style:family="text">
      <style:text-properties fo:font-weight="normal" style:font-weight-asian="normal" style:font-weight-complex="normal"/>
    </style:style>
    <style:style style:name="T320_7" style:family="text">
      <style:text-properties fo:font-weight="normal" style:font-weight-asian="normal" style:font-weight-complex="normal"/>
    </style:style>
    <style:style style:name="T320_8" style:family="text">
      <style:text-properties fo:font-weight="normal" style:font-weight-asian="normal" style:font-weight-complex="normal"/>
    </style:style>
    <style:style style:name="T320_9" style:family="text">
      <style:text-properties fo:font-weight="normal" style:font-weight-asian="normal" style:font-weight-complex="normal"/>
    </style:style>
    <style:style style:name="T320_10" style:family="text">
      <style:text-properties fo:font-weight="normal" style:font-weight-asian="normal" style:font-weight-complex="normal"/>
    </style:style>
    <style:style style:name="T320_11" style:family="text">
      <style:text-properties fo:font-weight="normal" style:font-weight-asian="normal" style:font-weight-complex="normal"/>
    </style:style>
    <style:style style:name="T320_12" style:family="text">
      <style:text-properties fo:font-weight="normal" style:font-weight-asian="normal" style:font-weight-complex="normal"/>
    </style:style>
    <style:style style:name="T320_13" style:family="text">
      <style:text-properties fo:font-weight="normal" style:font-weight-asian="normal" style:font-weight-complex="normal"/>
    </style:style>
    <style:style style:name="T320_14" style:family="text">
      <style:text-properties fo:font-weight="normal" style:font-weight-asian="normal" style:font-weight-complex="normal"/>
    </style:style>
    <style:style style:name="T320_15" style:family="text"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322" style:family="paragraph" style:parent-style-name="Standard">
      <style:paragraph-properties fo:text-align="justify" fo:break-before="auto" fo:text-indent="1.27cm" fo:line-height="150%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style="italic" style:font-style-asian="italic" style:font-style-complex="italic"/>
    </style:style>
    <style:style style:name="T322_8" style:family="text">
      <style:text-properties fo:font-style="italic" style:font-style-asian="italic" style:font-style-complex="italic"/>
    </style:style>
    <style:style style:name="T322_9" style:family="text">
      <style:text-properties fo:font-weight="normal" style:font-weight-asian="normal" style:font-weight-complex="normal"/>
    </style:style>
    <style:style style:name="T322_10" style:family="text">
      <style:text-properties fo:font-weight="normal" style:font-weight-asian="normal" style:font-weight-complex="normal" style:text-underline-style="solid" style:text-underline-color="font-color"/>
    </style:style>
    <style:style style:name="T322_11" style:family="text">
      <style:text-properties fo:font-weight="normal" style:font-weight-asian="normal" style:font-weight-complex="normal" style:text-underline-style="solid" style:text-underline-color="font-color"/>
    </style:style>
    <style:style style:name="T322_12" style:family="text">
      <style:text-properties fo:font-weight="normal" style:font-weight-asian="normal" style:font-weight-complex="normal" style:text-underline-style="solid" style:text-underline-color="font-color"/>
    </style:style>
    <style:style style:name="T322_13" style:family="text">
      <style:text-properties fo:font-weight="normal" style:font-weight-asian="normal" style:font-weight-complex="normal" style:text-underline-style="solid" style:text-underline-color="font-color"/>
    </style:style>
    <style:style style:name="T322_14" style:family="text">
      <style:text-properties fo:font-weight="normal" style:font-weight-asian="normal" style:font-weight-complex="normal" style:text-underline-style="solid" style:text-underline-color="font-color"/>
    </style:style>
    <style:style style:name="T322_15" style:family="text">
      <style:text-properties fo:font-weight="normal" style:font-weight-asian="normal" style:font-weight-complex="normal" style:text-underline-style="solid" style:text-underline-color="font-color"/>
    </style:style>
    <style:style style:name="T322_16" style:family="text">
      <style:text-properties fo:font-weight="normal" style:font-weight-asian="normal" style:font-weight-complex="normal" style:text-underline-style="solid" style:text-underline-color="font-color"/>
    </style:style>
    <style:style style:name="T322_17" style:family="text">
      <style:text-properties fo:font-weight="normal" style:font-weight-asian="normal" style:font-weight-complex="normal" style:text-underline-style="solid" style:text-underline-color="font-color"/>
    </style:style>
    <style:style style:name="T322_18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T323_5" style:family="text">
      <style:text-properties fo:font-weight="normal" style:font-weight-asian="normal" style:font-weight-complex="normal"/>
    </style:style>
    <style:style style:name="T323_6" style:family="text">
      <style:text-properties fo:font-weight="normal" style:font-weight-asian="normal" style:font-weight-complex="normal"/>
    </style:style>
    <style:style style:name="T323_7" style:family="text">
      <style:text-properties fo:font-weight="normal" style:font-weight-asian="normal" style:font-weight-complex="normal"/>
    </style:style>
    <style:style style:name="T323_8" style:family="text">
      <style:text-properties fo:font-weight="normal" style:font-weight-asian="normal" style:font-weight-complex="normal"/>
    </style:style>
    <style:style style:name="T323_9" style:family="text">
      <style:text-properties fo:font-weight="normal" style:font-weight-asian="normal" style:font-weight-complex="normal"/>
    </style:style>
    <style:style style:name="T323_10" style:family="text">
      <style:text-properties fo:font-weight="normal" style:font-weight-asian="normal" style:font-weight-complex="normal"/>
    </style:style>
    <style:style style:name="T323_11" style:family="text">
      <style:text-properties fo:font-weight="normal" style:font-weight-asian="normal" style:font-weight-complex="normal"/>
    </style:style>
    <style:style style:name="T323_12" style:family="text">
      <style:text-properties fo:font-weight="normal" style:font-weight-asian="normal" style:font-weight-complex="normal"/>
    </style:style>
    <style:style style:name="T323_13" style:family="text">
      <style:text-properties fo:font-weight="normal" style:font-weight-asian="normal" style:font-weight-complex="normal"/>
    </style:style>
    <style:style style:name="T323_14" style:family="text">
      <style:text-properties fo:font-weight="normal" style:font-weight-asian="normal" style:font-weight-complex="normal"/>
    </style:style>
    <style:style style:name="T323_15" style:family="text">
      <style:text-properties fo:font-weight="normal" style:font-weight-asian="normal" style:font-weight-complex="normal"/>
    </style:style>
    <style:style style:name="T323_16" style:family="text">
      <style:text-properties fo:font-weight="normal" style:font-weight-asian="normal" style:font-weight-complex="normal"/>
    </style:style>
    <style:style style:name="T323_17" style:family="text">
      <style:text-properties fo:font-weight="normal" style:font-weight-asian="normal" style:font-weight-complex="normal"/>
    </style:style>
    <style:style style:name="T323_18" style:family="text">
      <style:text-properties fo:font-weight="normal" style:font-weight-asian="normal" style:font-weight-complex="normal"/>
    </style:style>
    <style:style style:name="T323_19" style:family="text">
      <style:text-properties fo:font-weight="normal" style:font-weight-asian="normal" style:font-weight-complex="normal"/>
    </style:style>
    <style:style style:name="T323_20" style:family="text">
      <style:text-properties fo:font-weight="normal" style:font-weight-asian="normal" style:font-weight-complex="normal"/>
    </style:style>
    <style:style style:name="T323_21" style:family="text">
      <style:text-properties fo:font-weight="normal" style:font-weight-asian="normal" style:font-weight-complex="normal"/>
    </style:style>
    <style:style style:name="T323_22" style:family="text">
      <style:text-properties fo:font-weight="normal" style:font-weight-asian="normal" style:font-weight-complex="normal"/>
    </style:style>
    <style:style style:name="T323_23" style:family="text">
      <style:text-properties fo:font-weight="normal" style:font-weight-asian="normal" style:font-weight-complex="normal"/>
    </style:style>
    <style:style style:name="T323_24" style:family="text">
      <style:text-properties fo:font-weight="normal" style:font-weight-asian="normal" style:font-weight-complex="normal"/>
    </style:style>
    <style:style style:name="T323_25" style:family="text">
      <style:text-properties fo:font-weight="normal" style:font-weight-asian="normal" style:font-weight-complex="normal"/>
    </style:style>
    <style:style style:name="T323_26" style:family="text">
      <style:text-properties fo:font-weight="normal" style:font-weight-asian="normal" style:font-weight-complex="normal"/>
    </style:style>
    <style:style style:name="T323_27" style:family="text">
      <style:text-properties fo:font-weight="normal" style:font-weight-asian="normal" style:font-weight-complex="normal"/>
    </style:style>
    <style:style style:name="T323_28" style:family="text">
      <style:text-properties fo:font-weight="normal" style:font-weight-asian="normal" style:font-weight-complex="normal"/>
    </style:style>
    <style:style style:name="T323_29" style:family="text">
      <style:text-properties fo:font-weight="normal" style:font-weight-asian="normal" style:font-weight-complex="normal"/>
    </style:style>
    <style:style style:name="T323_30" style:family="text">
      <style:text-properties fo:font-weight="normal" style:font-weight-asian="normal" style:font-weight-complex="normal"/>
    </style:style>
    <style:style style:name="T323_31" style:family="text">
      <style:text-properties fo:font-weight="normal" style:font-weight-asian="normal" style:font-weight-complex="normal"/>
    </style:style>
    <style:style style:name="T323_32" style:family="text">
      <style:text-properties fo:font-weight="normal" style:font-weight-asian="normal" style:font-weight-complex="normal"/>
    </style:style>
    <style:style style:name="T323_33" style:family="text">
      <style:text-properties fo:font-weight="normal" style:font-weight-asian="normal" style:font-weight-complex="normal"/>
    </style:style>
    <style:style style:name="T323_34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T324_12" style:family="text">
      <style:text-properties fo:font-weight="normal" style:font-weight-asian="normal" style:font-weight-complex="normal"/>
    </style:style>
    <style:style style:name="T324_13" style:family="text">
      <style:text-properties fo:font-weight="normal" style:font-weight-asian="normal" style:font-weight-complex="normal"/>
    </style:style>
    <style:style style:name="T324_14" style:family="text">
      <style:text-properties fo:font-weight="normal" style:font-weight-asian="normal" style:font-weight-complex="normal"/>
    </style:style>
    <style:style style:name="T324_15" style:family="text">
      <style:text-properties fo:font-weight="normal" style:font-weight-asian="normal" style:font-weight-complex="normal"/>
    </style:style>
    <style:style style:name="T324_16" style:family="text">
      <style:text-properties fo:font-weight="normal" style:font-weight-asian="normal" style:font-weight-complex="normal"/>
    </style:style>
    <style:style style:name="T324_17" style:family="text">
      <style:text-properties fo:font-weight="normal" style:font-weight-asian="normal" style:font-weight-complex="normal"/>
    </style:style>
    <style:style style:name="T324_18" style:family="text">
      <style:text-properties fo:font-weight="normal" style:font-weight-asian="normal" style:font-weight-complex="normal"/>
    </style:style>
    <style:style style:name="T324_19" style:family="text">
      <style:text-properties fo:font-weight="normal" style:font-weight-asian="normal" style:font-weight-complex="normal"/>
    </style:style>
    <style:style style:name="T324_20" style:family="text">
      <style:text-properties fo:font-weight="normal" style:font-weight-asian="normal" style:font-weight-complex="normal"/>
    </style:style>
    <style:style style:name="T324_21" style:family="text">
      <style:text-properties fo:font-weight="normal" style:font-weight-asian="normal" style:font-weight-complex="normal"/>
    </style:style>
    <style:style style:name="T324_22" style:family="text">
      <style:text-properties fo:font-weight="normal" style:font-weight-asian="normal" style:font-weight-complex="normal"/>
    </style:style>
    <style:style style:name="T324_23" style:family="text">
      <style:text-properties fo:font-weight="normal" style:font-weight-asian="normal" style:font-weight-complex="normal"/>
    </style:style>
    <style:style style:name="T324_24" style:family="text">
      <style:text-properties fo:font-weight="normal" style:font-weight-asian="normal" style:font-weight-complex="normal"/>
    </style:style>
    <style:style style:name="T324_25" style:family="text">
      <style:text-properties fo:font-weight="normal" style:font-weight-asian="normal" style:font-weight-complex="normal"/>
    </style:style>
    <style:style style:name="T324_26" style:family="text">
      <style:text-properties fo:font-weight="normal" style:font-weight-asian="normal" style:font-weight-complex="normal"/>
    </style:style>
    <style:style style:name="T324_27" style:family="text">
      <style:text-properties fo:font-weight="normal" style:font-weight-asian="normal" style:font-weight-complex="normal"/>
    </style:style>
    <style:style style:name="T324_28" style:family="text">
      <style:text-properties fo:font-weight="normal" style:font-weight-asian="normal" style:font-weight-complex="normal"/>
    </style:style>
    <style:style style:name="T324_29" style:family="text">
      <style:text-properties fo:font-weight="normal" style:font-weight-asian="normal" style:font-weight-complex="normal"/>
    </style:style>
    <style:style style:name="T324_30" style:family="text">
      <style:text-properties fo:font-weight="normal" style:font-weight-asian="normal" style:font-weight-complex="normal"/>
    </style:style>
    <style:style style:name="T324_31" style:family="text">
      <style:text-properties fo:font-weight="normal" style:font-weight-asian="normal" style:font-weight-complex="normal"/>
    </style:style>
    <style:style style:name="T324_32" style:family="text">
      <style:text-properties fo:font-weight="normal" style:font-weight-asian="normal" style:font-weight-complex="normal"/>
    </style:style>
    <style:style style:name="T324_33" style:family="text">
      <style:text-properties fo:font-weight="normal" style:font-weight-asian="normal" style:font-weight-complex="normal"/>
    </style:style>
    <style:style style:name="T324_34" style:family="text">
      <style:text-properties fo:font-weight="normal" style:font-weight-asian="normal" style:font-weight-complex="normal"/>
    </style:style>
    <style:style style:name="T324_35" style:family="text">
      <style:text-properties fo:font-weight="normal" style:font-weight-asian="normal" style:font-weight-complex="normal"/>
    </style:style>
    <style:style style:name="T324_36" style:family="text">
      <style:text-properties fo:font-weight="normal" style:font-weight-asian="normal" style:font-weight-complex="normal"/>
    </style:style>
    <style:style style:name="T324_37" style:family="text">
      <style:text-properties fo:font-weight="normal" style:font-weight-asian="normal" style:font-weight-complex="normal"/>
    </style:style>
    <style:style style:name="T324_38" style:family="text">
      <style:text-properties fo:font-weight="normal" style:font-weight-asian="normal" style:font-weight-complex="normal"/>
    </style:style>
    <style:style style:name="T324_39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T325_10" style:family="text">
      <style:text-properties fo:font-weight="normal" style:font-weight-asian="normal" style:font-weight-complex="normal"/>
    </style:style>
    <style:style style:name="T325_11" style:family="text">
      <style:text-properties fo:font-weight="normal" style:font-weight-asian="normal" style:font-weight-complex="normal"/>
    </style:style>
    <style:style style:name="T325_12" style:family="text">
      <style:text-properties fo:font-weight="normal" style:font-weight-asian="normal" style:font-weight-complex="normal"/>
    </style:style>
    <style:style style:name="T325_13" style:family="text">
      <style:text-properties fo:font-weight="normal" style:font-weight-asian="normal" style:font-weight-complex="normal"/>
    </style:style>
    <style:style style:name="T325_14" style:family="text">
      <style:text-properties fo:font-weight="normal" style:font-weight-asian="normal" style:font-weight-complex="normal"/>
    </style:style>
    <style:style style:name="T325_15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center" fo:break-before="page" fo:line-height="100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P328" style:family="paragraph" style:parent-style-name="Standard">
      <style:paragraph-properties fo:text-align="justify" fo:break-before="auto" fo:line-height="100%" style:writing-mode="lr-tb"/>
    </style:style>
    <style:style style:name="P329" style:family="paragraph" style:parent-style-name="Standard">
      <style:paragraph-properties fo:text-align="justify" fo:break-before="auto" fo:line-height="100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>
      <style:text-properties fo:font-weight="normal" style:font-weight-asian="normal" style:font-weight-complex="normal"/>
    </style:style>
    <style:style style:name="T329_5" style:family="text">
      <style:text-properties fo:font-weight="normal" style:font-weight-asian="normal" style:font-weight-complex="normal"/>
    </style:style>
    <style:style style:name="T329_6" style:family="text">
      <style:text-properties fo:font-weight="normal" style:font-weight-asian="normal" style:font-weight-complex="normal"/>
    </style:style>
    <style:style style:name="T329_7" style:family="text">
      <style:text-properties fo:font-weight="normal" style:font-weight-asian="normal" style:font-weight-complex="normal"/>
    </style:style>
    <style:style style:name="T329_8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line-height="100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T330_8" style:family="text">
      <style:text-properties fo:font-weight="normal" style:font-weight-asian="normal" style:font-weight-complex="normal"/>
    </style:style>
    <style:style style:name="T330_9" style:family="text">
      <style:text-properties fo:font-weight="normal" style:font-weight-asian="normal" style:font-weight-complex="normal"/>
    </style:style>
    <style:style style:name="T330_10" style:family="text">
      <style:text-properties fo:font-weight="normal" style:font-weight-asian="normal" style:font-weight-complex="normal"/>
    </style:style>
    <style:style style:name="T330_11" style:family="text">
      <style:text-properties fo:font-weight="normal" style:font-weight-asian="normal" style:font-weight-complex="normal"/>
    </style:style>
    <style:style style:name="T330_12" style:family="text">
      <style:text-properties fo:font-weight="normal" style:font-weight-asian="normal" style:font-weight-complex="normal"/>
    </style:style>
    <style:style style:name="T330_13" style:family="text">
      <style:text-properties fo:font-weight="normal" style:font-weight-asian="normal" style:font-weight-complex="normal"/>
    </style:style>
    <style:style style:name="T330_14" style:family="text">
      <style:text-properties fo:font-weight="normal" style:font-weight-asian="normal" style:font-weight-complex="normal"/>
    </style:style>
    <style:style style:name="T330_15" style:family="text">
      <style:text-properties fo:font-weight="normal" style:font-weight-asian="normal" style:font-weight-complex="normal"/>
    </style:style>
    <style:style style:name="T330_16" style:family="text">
      <style:text-properties fo:font-weight="normal" style:font-weight-asian="normal" style:font-weight-complex="normal"/>
    </style:style>
    <style:style style:name="T330_17" style:family="text">
      <style:text-properties fo:font-weight="normal" style:font-weight-asian="normal" style:font-weight-complex="normal"/>
    </style:style>
    <style:style style:name="T330_18" style:family="text">
      <style:text-properties fo:font-weight="normal" style:font-weight-asian="normal" style:font-weight-complex="normal"/>
    </style:style>
    <style:style style:name="T330_19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line-height="100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>
      <style:text-properties fo:font-weight="normal" style:font-weight-asian="normal" style:font-weight-complex="normal"/>
    </style:style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T331_14" style:family="text">
      <style:text-properties fo:font-weight="normal" style:font-weight-asian="normal" style:font-weight-complex="normal"/>
    </style:style>
    <style:style style:name="T331_15" style:family="text">
      <style:text-properties fo:font-weight="normal" style:font-weight-asian="normal" style:font-weight-complex="normal"/>
    </style:style>
    <style:style style:name="T331_16" style:family="text">
      <style:text-properties fo:font-weight="normal" style:font-weight-asian="normal" style:font-weight-complex="normal"/>
    </style:style>
    <style:style style:name="T331_17" style:family="text">
      <style:text-properties fo:font-weight="normal" style:font-weight-asian="normal" style:font-weight-complex="normal"/>
    </style:style>
    <style:style style:name="T331_18" style:family="text">
      <style:text-properties fo:font-weight="normal" style:font-weight-asian="normal" style:font-weight-complex="normal"/>
    </style:style>
    <style:style style:name="T331_19" style:family="text">
      <style:text-properties fo:font-weight="normal" style:font-weight-asian="normal" style:font-weight-complex="normal"/>
    </style:style>
    <style:style style:name="T331_20" style:family="text">
      <style:text-properties fo:font-weight="normal" style:font-weight-asian="normal" style:font-weight-complex="normal"/>
    </style:style>
    <style:style style:name="T331_21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33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T333_5" style:family="text">
      <style:text-properties fo:font-weight="normal" style:font-weight-asian="normal" style:font-weight-complex="normal"/>
    </style:style>
    <style:style style:name="T333_6" style:family="text">
      <style:text-properties fo:font-weight="normal" style:font-weight-asian="normal" style:font-weight-complex="normal"/>
    </style:style>
    <style:style style:name="T333_7" style:family="text">
      <style:text-properties fo:font-weight="normal" style:font-weight-asian="normal" style:font-weight-complex="normal"/>
    </style:style>
    <style:style style:name="T333_8" style:family="text">
      <style:text-properties fo:font-weight="normal" style:font-weight-asian="normal" style:font-weight-complex="normal"/>
    </style:style>
    <style:style style:name="T333_9" style:family="text">
      <style:text-properties fo:font-weight="normal" style:font-weight-asian="normal" style:font-weight-complex="normal"/>
    </style:style>
    <style:style style:name="T333_10" style:family="text">
      <style:text-properties fo:font-weight="normal" style:font-weight-asian="normal" style:font-weight-complex="normal"/>
    </style:style>
    <style:style style:name="T333_11" style:family="text">
      <style:text-properties fo:font-weight="normal" style:font-weight-asian="normal" style:font-weight-complex="normal"/>
    </style:style>
    <style:style style:name="T333_12" style:family="text">
      <style:text-properties fo:font-weight="normal" style:font-weight-asian="normal" style:font-weight-complex="normal"/>
    </style:style>
    <style:style style:name="T333_13" style:family="text">
      <style:text-properties fo:font-weight="normal" style:font-weight-asian="normal" style:font-weight-complex="normal"/>
    </style:style>
    <style:style style:name="T333_14" style:family="text">
      <style:text-properties fo:font-weight="normal" style:font-weight-asian="normal" style:font-weight-complex="normal"/>
    </style:style>
    <style:style style:name="T333_15" style:family="text">
      <style:text-properties fo:font-weight="normal" style:font-weight-asian="normal" style:font-weight-complex="normal"/>
    </style:style>
    <style:style style:name="T333_16" style:family="text">
      <style:text-properties fo:font-weight="normal" style:font-weight-asian="normal" style:font-weight-complex="normal"/>
    </style:style>
    <style:style style:name="T333_17" style:family="text">
      <style:text-properties fo:font-weight="normal" style:font-weight-asian="normal" style:font-weight-complex="normal"/>
    </style:style>
    <style:style style:name="T333_18" style:family="text">
      <style:text-properties fo:font-weight="normal" style:font-weight-asian="normal" style:font-weight-complex="normal"/>
    </style:style>
    <style:style style:name="T333_19" style:family="text">
      <style:text-properties fo:font-weight="normal" style:font-weight-asian="normal" style:font-weight-complex="normal"/>
    </style:style>
    <style:style style:name="T333_20" style:family="text">
      <style:text-properties fo:font-weight="normal" style:font-weight-asian="normal" style:font-weight-complex="normal"/>
    </style:style>
    <style:style style:name="T333_21" style:family="text">
      <style:text-properties fo:font-weight="normal" style:font-weight-asian="normal" style:font-weight-complex="normal"/>
    </style:style>
    <style:style style:name="T333_22" style:family="text">
      <style:text-properties fo:font-weight="normal" style:font-weight-asian="normal" style:font-weight-complex="normal"/>
    </style:style>
    <style:style style:name="T333_23" style:family="text">
      <style:text-properties fo:font-weight="normal" style:font-weight-asian="normal" style:font-weight-complex="normal"/>
    </style:style>
    <style:style style:name="T333_24" style:family="text">
      <style:text-properties fo:font-weight="normal" style:font-weight-asian="normal" style:font-weight-complex="normal"/>
    </style:style>
    <style:style style:name="T333_25" style:family="text">
      <style:text-properties fo:font-weight="normal" style:font-weight-asian="normal" style:font-weight-complex="normal"/>
    </style:style>
    <style:style style:name="T333_26" style:family="text">
      <style:text-properties fo:font-weight="normal" style:font-weight-asian="normal" style:font-weight-complex="normal"/>
    </style:style>
    <style:style style:name="T333_27" style:family="text">
      <style:text-properties fo:font-weight="normal" style:font-weight-asian="normal" style:font-weight-complex="normal"/>
    </style:style>
    <style:style style:name="T333_28" style:family="text">
      <style:text-properties fo:font-weight="normal" style:font-weight-asian="normal" style:font-weight-complex="normal"/>
    </style:style>
    <style:style style:name="T333_29" style:family="text">
      <style:text-properties fo:font-weight="normal" style:font-weight-asian="normal" style:font-weight-complex="normal"/>
    </style:style>
    <style:style style:name="T333_30" style:family="text">
      <style:text-properties fo:font-weight="normal" style:font-weight-asian="normal" style:font-weight-complex="normal"/>
    </style:style>
    <style:style style:name="T333_31" style:family="text">
      <style:text-properties fo:font-weight="normal" style:font-weight-asian="normal" style:font-weight-complex="normal"/>
    </style:style>
    <style:style style:name="T333_32" style:family="text">
      <style:text-properties fo:font-weight="normal" style:font-weight-asian="normal" style:font-weight-complex="normal"/>
    </style:style>
    <style:style style:name="T333_33" style:family="text">
      <style:text-properties fo:font-weight="normal" style:font-weight-asian="normal" style:font-weight-complex="normal"/>
    </style:style>
    <style:style style:name="T333_34" style:family="text">
      <style:text-properties fo:font-weight="normal" style:font-weight-asian="normal" style:font-weight-complex="normal"/>
    </style:style>
    <style:style style:name="T333_35" style:family="text">
      <style:text-properties fo:font-weight="normal" style:font-weight-asian="normal" style:font-weight-complex="normal"/>
    </style:style>
    <style:style style:name="T333_36" style:family="text">
      <style:text-properties fo:font-weight="normal" style:font-weight-asian="normal" style:font-weight-complex="normal"/>
    </style:style>
    <style:style style:name="T333_37" style:family="text">
      <style:text-properties fo:font-weight="normal" style:font-weight-asian="normal" style:font-weight-complex="normal"/>
    </style:style>
    <style:style style:name="T333_38" style:family="text">
      <style:text-properties fo:font-weight="normal" style:font-weight-asian="normal" style:font-weight-complex="normal"/>
    </style:style>
    <style:style style:name="T333_39" style:family="text">
      <style:text-properties fo:font-weight="normal" style:font-weight-asian="normal" style:font-weight-complex="normal"/>
    </style:style>
    <style:style style:name="T333_40" style:family="text">
      <style:text-properties fo:font-weight="normal" style:font-weight-asian="normal" style:font-weight-complex="normal"/>
    </style:style>
    <style:style style:name="T333_41" style:family="text">
      <style:text-properties fo:font-weight="normal" style:font-weight-asian="normal" style:font-weight-complex="normal"/>
    </style:style>
    <style:style style:name="T333_42" style:family="text">
      <style:text-properties fo:font-weight="normal" style:font-weight-asian="normal" style:font-weight-complex="normal"/>
    </style:style>
    <style:style style:name="T333_43" style:family="text">
      <style:text-properties fo:font-weight="normal" style:font-weight-asian="normal" style:font-weight-complex="normal"/>
    </style:style>
    <style:style style:name="T333_44" style:family="text">
      <style:text-properties fo:font-weight="normal" style:font-weight-asian="normal" style:font-weight-complex="normal"/>
    </style:style>
    <style:style style:name="T333_45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T334_8" style:family="text">
      <style:text-properties fo:font-weight="normal" style:font-weight-asian="normal" style:font-weight-complex="normal"/>
    </style:style>
    <style:style style:name="T334_9" style:family="text">
      <style:text-properties fo:font-weight="normal" style:font-weight-asian="normal" style:font-weight-complex="normal"/>
    </style:style>
    <style:style style:name="T334_10" style:family="text">
      <style:text-properties fo:font-weight="normal" style:font-weight-asian="normal" style:font-weight-complex="normal"/>
    </style:style>
    <style:style style:name="T334_11" style:family="text">
      <style:text-properties fo:font-weight="normal" style:font-weight-asian="normal" style:font-weight-complex="normal"/>
    </style:style>
    <style:style style:name="T334_12" style:family="text">
      <style:text-properties fo:font-weight="normal" style:font-weight-asian="normal" style:font-weight-complex="normal"/>
    </style:style>
    <style:style style:name="T334_13" style:family="text">
      <style:text-properties fo:font-weight="normal" style:font-weight-asian="normal" style:font-weight-complex="normal"/>
    </style:style>
    <style:style style:name="T334_14" style:family="text">
      <style:text-properties fo:font-weight="normal" style:font-weight-asian="normal" style:font-weight-complex="normal"/>
    </style:style>
    <style:style style:name="T334_15" style:family="text">
      <style:text-properties fo:font-weight="normal" style:font-weight-asian="normal" style:font-weight-complex="normal"/>
    </style:style>
    <style:style style:name="T334_16" style:family="text">
      <style:text-properties fo:font-weight="normal" style:font-weight-asian="normal" style:font-weight-complex="normal"/>
    </style:style>
    <style:style style:name="T334_17" style:family="text">
      <style:text-properties fo:font-weight="normal" style:font-weight-asian="normal" style:font-weight-complex="normal"/>
    </style:style>
    <style:style style:name="T334_18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T335_14" style:family="text">
      <style:text-properties fo:font-weight="normal" style:font-weight-asian="normal" style:font-weight-complex="normal"/>
    </style:style>
    <style:style style:name="T335_15" style:family="text">
      <style:text-properties fo:font-weight="normal" style:font-weight-asian="normal" style:font-weight-complex="normal"/>
    </style:style>
    <style:style style:name="T335_16" style:family="text">
      <style:text-properties fo:font-weight="normal" style:font-weight-asian="normal" style:font-weight-complex="normal"/>
    </style:style>
    <style:style style:name="T335_17" style:family="text">
      <style:text-properties fo:font-weight="normal" style:font-weight-asian="normal" style:font-weight-complex="normal"/>
    </style:style>
    <style:style style:name="T335_18" style:family="text">
      <style:text-properties fo:font-weight="normal" style:font-weight-asian="normal" style:font-weight-complex="normal"/>
    </style:style>
    <style:style style:name="T335_19" style:family="text">
      <style:text-properties fo:font-weight="normal" style:font-weight-asian="normal" style:font-weight-complex="normal"/>
    </style:style>
    <style:style style:name="T335_20" style:family="text">
      <style:text-properties fo:font-weight="normal" style:font-weight-asian="normal" style:font-weight-complex="normal"/>
    </style:style>
    <style:style style:name="T335_21" style:family="text">
      <style:text-properties fo:font-weight="normal" style:font-weight-asian="normal" style:font-weight-complex="normal"/>
    </style:style>
    <style:style style:name="T335_22" style:family="text">
      <style:text-properties fo:font-weight="normal" style:font-weight-asian="normal" style:font-weight-complex="normal"/>
    </style:style>
    <style:style style:name="T335_2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center" fo:break-before="page" fo:line-height="100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P337" style:family="paragraph" style:parent-style-name="Standard">
      <style:paragraph-properties fo:text-align="justify" fo:break-before="auto" fo:line-height="100%" style:writing-mode="lr-tb"/>
    </style:style>
    <style:style style:name="P338" style:family="paragraph" style:parent-style-name="Standard">
      <style:paragraph-properties fo:text-align="justify" fo:break-before="auto" fo:line-height="100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>
      <style:text-properties fo:font-weight="normal" style:font-weight-asian="normal" style:font-weight-complex="normal"/>
    </style:style>
    <style:style style:name="T338_5" style:family="text">
      <style:text-properties fo:font-weight="normal" style:font-weight-asian="normal" style:font-weight-complex="normal"/>
    </style:style>
    <style:style style:name="T338_6" style:family="text">
      <style:text-properties fo:font-weight="normal" style:font-weight-asian="normal" style:font-weight-complex="normal"/>
    </style:style>
    <style:style style:name="T338_7" style:family="text">
      <style:text-properties fo:font-weight="normal" style:font-weight-asian="normal" style:font-weight-complex="normal"/>
    </style:style>
    <style:style style:name="T338_8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line-height="100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>
      <style:text-properties fo:font-weight="normal" style:font-weight-asian="normal" style:font-weight-complex="normal"/>
    </style:style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T339_16" style:family="text">
      <style:text-properties fo:font-weight="normal" style:font-weight-asian="normal" style:font-weight-complex="normal"/>
    </style:style>
    <style:style style:name="T339_17" style:family="text">
      <style:text-properties fo:font-weight="normal" style:font-weight-asian="normal" style:font-weight-complex="normal"/>
    </style:style>
    <style:style style:name="T339_18" style:family="text">
      <style:text-properties fo:font-weight="normal" style:font-weight-asian="normal" style:font-weight-complex="normal"/>
    </style:style>
    <style:style style:name="T339_19" style:family="text">
      <style:text-properties fo:font-weight="normal" style:font-weight-asian="normal" style:font-weight-complex="normal"/>
    </style:style>
    <style:style style:name="T339_20" style:family="text">
      <style:text-properties fo:font-weight="normal" style:font-weight-asian="normal" style:font-weight-complex="normal"/>
    </style:style>
    <style:style style:name="T339_21" style:family="text">
      <style:text-properties fo:font-weight="normal" style:font-weight-asian="normal" style:font-weight-complex="normal"/>
    </style:style>
    <style:style style:name="T339_22" style:family="text">
      <style:text-properties fo:font-weight="normal" style:font-weight-asian="normal" style:font-weight-complex="normal"/>
    </style:style>
    <style:style style:name="T339_23" style:family="text">
      <style:text-properties fo:font-weight="normal" style:font-weight-asian="normal" style:font-weight-complex="normal"/>
    </style:style>
    <style:style style:name="T339_24" style:family="text">
      <style:text-properties fo:font-weight="normal" style:font-weight-asian="normal" style:font-weight-complex="normal"/>
    </style:style>
    <style:style style:name="T339_25" style:family="text">
      <style:text-properties fo:font-weight="normal" style:font-weight-asian="normal" style:font-weight-complex="normal"/>
    </style:style>
    <style:style style:name="T339_26" style:family="text">
      <style:text-properties fo:font-weight="normal" style:font-weight-asian="normal" style:font-weight-complex="normal"/>
    </style:style>
    <style:style style:name="T339_27" style:family="text">
      <style:text-properties fo:font-weight="normal" style:font-weight-asian="normal" style:font-weight-complex="normal"/>
    </style:style>
    <style:style style:name="T339_28" style:family="text">
      <style:text-properties fo:font-weight="normal" style:font-weight-asian="normal" style:font-weight-complex="normal"/>
    </style:style>
    <style:style style:name="T339_29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>
      <style:text-properties fo:font-weight="normal" style:font-weight-asian="normal" style:font-weight-complex="normal"/>
    </style:style>
    <style:style style:name="T340_6" style:family="text">
      <style:text-properties fo:font-weight="normal" style:font-weight-asian="normal" style:font-weight-complex="normal"/>
    </style:style>
    <style:style style:name="T340_7" style:family="text">
      <style:text-properties fo:font-weight="normal" style:font-weight-asian="normal" style:font-weight-complex="normal"/>
    </style:style>
    <style:style style:name="T340_8" style:family="text">
      <style:text-properties fo:font-weight="normal" style:font-weight-asian="normal" style:font-weight-complex="normal"/>
    </style:style>
    <style:style style:name="T340_9" style:family="text">
      <style:text-properties fo:font-weight="normal" style:font-weight-asian="normal" style:font-weight-complex="normal"/>
    </style:style>
    <style:style style:name="T340_10" style:family="text">
      <style:text-properties fo:font-weight="normal" style:font-weight-asian="normal" style:font-weight-complex="normal"/>
    </style:style>
    <style:style style:name="T340_11" style:family="text">
      <style:text-properties fo:font-weight="normal" style:font-weight-asian="normal" style:font-weight-complex="normal"/>
    </style:style>
    <style:style style:name="T340_12" style:family="text">
      <style:text-properties fo:font-weight="normal" style:font-weight-asian="normal" style:font-weight-complex="normal"/>
    </style:style>
    <style:style style:name="T340_13" style:family="text">
      <style:text-properties fo:font-weight="normal" style:font-weight-asian="normal" style:font-weight-complex="normal"/>
    </style:style>
    <style:style style:name="T340_14" style:family="text">
      <style:text-properties fo:font-weight="normal" style:font-weight-asian="normal" style:font-weight-complex="normal"/>
    </style:style>
    <style:style style:name="T340_15" style:family="text">
      <style:text-properties fo:font-weight="normal" style:font-weight-asian="normal" style:font-weight-complex="normal"/>
    </style:style>
    <style:style style:name="T340_16" style:family="text">
      <style:text-properties fo:font-weight="normal" style:font-weight-asian="normal" style:font-weight-complex="normal"/>
    </style:style>
    <style:style style:name="T340_17" style:family="text">
      <style:text-properties fo:font-weight="normal" style:font-weight-asian="normal" style:font-weight-complex="normal"/>
    </style:style>
    <style:style style:name="T340_18" style:family="text">
      <style:text-properties fo:font-weight="normal" style:font-weight-asian="normal" style:font-weight-complex="normal"/>
    </style:style>
    <style:style style:name="T340_19" style:family="text">
      <style:text-properties fo:font-weight="normal" style:font-weight-asian="normal" style:font-weight-complex="normal"/>
    </style:style>
    <style:style style:name="T340_20" style:family="text">
      <style:text-properties fo:font-weight="normal" style:font-weight-asian="normal" style:font-weight-complex="normal"/>
    </style:style>
    <style:style style:name="T340_21" style:family="text">
      <style:text-properties fo:font-weight="normal" style:font-weight-asian="normal" style:font-weight-complex="normal"/>
    </style:style>
    <style:style style:name="T340_22" style:family="text">
      <style:text-properties fo:font-weight="normal" style:font-weight-asian="normal" style:font-weight-complex="normal"/>
    </style:style>
    <style:style style:name="T340_23" style:family="text">
      <style:text-properties fo:font-weight="normal" style:font-weight-asian="normal" style:font-weight-complex="normal"/>
    </style:style>
    <style:style style:name="T340_24" style:family="text">
      <style:text-properties fo:font-weight="normal" style:font-weight-asian="normal" style:font-weight-complex="normal"/>
    </style:style>
    <style:style style:name="T340_25" style:family="text">
      <style:text-properties fo:font-weight="normal" style:font-weight-asian="normal" style:font-weight-complex="normal"/>
    </style:style>
    <style:style style:name="T340_26" style:family="text">
      <style:text-properties fo:font-weight="normal" style:font-weight-asian="normal" style:font-weight-complex="normal"/>
    </style:style>
    <style:style style:name="T340_27" style:family="text">
      <style:text-properties fo:font-weight="normal" style:font-weight-asian="normal" style:font-weight-complex="normal"/>
    </style:style>
    <style:style style:name="T340_28" style:family="text">
      <style:text-properties fo:font-weight="normal" style:font-weight-asian="normal" style:font-weight-complex="normal"/>
    </style:style>
    <style:style style:name="T340_29" style:family="text">
      <style:text-properties fo:font-weight="normal" style:font-weight-asian="normal" style:font-weight-complex="normal"/>
    </style:style>
    <style:style style:name="T340_30" style:family="text">
      <style:text-properties fo:font-weight="normal" style:font-weight-asian="normal" style:font-weight-complex="normal"/>
    </style:style>
    <style:style style:name="T340_31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342" style:family="paragraph" style:parent-style-name="Standard">
      <style:paragraph-properties fo:text-align="justify" fo:break-before="auto" fo:line-height="100%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weight="normal" style:font-weight-asian="normal" style:font-weight-complex="normal"/>
    </style:style>
    <style:style style:name="T342_3" style:family="text">
      <style:text-properties fo:font-weight="normal" style:font-weight-asian="normal" style:font-weight-complex="normal"/>
    </style:style>
    <style:style style:name="T342_4" style:family="text">
      <style:text-properties fo:font-weight="normal" style:font-weight-asian="normal" style:font-weight-complex="normal"/>
    </style:style>
    <style:style style:name="T342_5" style:family="text">
      <style:text-properties fo:font-weight="normal" style:font-weight-asian="normal" style:font-weight-complex="normal"/>
    </style:style>
    <style:style style:name="T342_6" style:family="text">
      <style:text-properties fo:font-weight="normal" style:font-weight-asian="normal" style:font-weight-complex="normal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/>
    </style:style>
    <style:style style:name="T342_9" style:family="text">
      <style:text-properties fo:font-weight="normal" style:font-weight-asian="normal" style:font-weight-complex="normal"/>
    </style:style>
    <style:style style:name="T342_10" style:family="text">
      <style:text-properties fo:font-weight="normal" style:font-weight-asian="normal" style:font-weight-complex="normal"/>
    </style:style>
    <style:style style:name="T342_11" style:family="text">
      <style:text-properties fo:font-weight="normal" style:font-weight-asian="normal" style:font-weight-complex="normal"/>
    </style:style>
    <style:style style:name="T342_12" style:family="text">
      <style:text-properties fo:font-weight="normal" style:font-weight-asian="normal" style:font-weight-complex="normal"/>
    </style:style>
    <style:style style:name="T342_13" style:family="text">
      <style:text-properties fo:font-weight="normal" style:font-weight-asian="normal" style:font-weight-complex="normal"/>
    </style:style>
    <style:style style:name="T342_14" style:family="text">
      <style:text-properties fo:font-weight="normal" style:font-weight-asian="normal" style:font-weight-complex="normal"/>
    </style:style>
    <style:style style:name="T342_15" style:family="text">
      <style:text-properties fo:font-weight="normal" style:font-weight-asian="normal" style:font-weight-complex="normal"/>
    </style:style>
    <style:style style:name="T342_16" style:family="text">
      <style:text-properties fo:font-weight="normal" style:font-weight-asian="normal" style:font-weight-complex="normal"/>
    </style:style>
    <style:style style:name="T342_17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1.27cm" fo:line-height="100%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T343_5" style:family="text">
      <style:text-properties fo:font-weight="normal" style:font-weight-asian="normal" style:font-weight-complex="normal"/>
    </style:style>
    <style:style style:name="T343_6" style:family="text">
      <style:text-properties fo:font-weight="normal" style:font-weight-asian="normal" style:font-weight-complex="normal"/>
    </style:style>
    <style:style style:name="T343_7" style:family="text">
      <style:text-properties fo:font-weight="normal" style:font-weight-asian="normal" style:font-weight-complex="normal"/>
    </style:style>
    <style:style style:name="T343_8" style:family="text">
      <style:text-properties fo:font-weight="normal" style:font-weight-asian="normal" style:font-weight-complex="normal"/>
    </style:style>
    <style:style style:name="T343_9" style:family="text">
      <style:text-properties fo:font-weight="normal" style:font-weight-asian="normal" style:font-weight-complex="normal"/>
    </style:style>
    <style:style style:name="T343_10" style:family="text">
      <style:text-properties fo:font-weight="normal" style:font-weight-asian="normal" style:font-weight-complex="normal"/>
    </style:style>
    <style:style style:name="T343_11" style:family="text">
      <style:text-properties fo:font-weight="normal" style:font-weight-asian="normal" style:font-weight-complex="normal"/>
    </style:style>
    <style:style style:name="T343_12" style:family="text">
      <style:text-properties fo:font-weight="normal" style:font-weight-asian="normal" style:font-weight-complex="normal"/>
    </style:style>
    <style:style style:name="T343_13" style:family="text">
      <style:text-properties fo:font-weight="normal" style:font-weight-asian="normal" style:font-weight-complex="normal"/>
    </style:style>
    <style:style style:name="T343_14" style:family="text">
      <style:text-properties fo:font-weight="normal" style:font-weight-asian="normal" style:font-weight-complex="normal"/>
    </style:style>
    <style:style style:name="T343_15" style:family="text">
      <style:text-properties fo:font-weight="normal" style:font-weight-asian="normal" style:font-weight-complex="normal"/>
    </style:style>
    <style:style style:name="T343_16" style:family="text">
      <style:text-properties fo:font-weight="normal" style:font-weight-asian="normal" style:font-weight-complex="normal"/>
    </style:style>
    <style:style style:name="T343_17" style:family="text">
      <style:text-properties fo:font-weight="normal" style:font-weight-asian="normal" style:font-weight-complex="normal"/>
    </style:style>
    <style:style style:name="T343_18" style:family="text">
      <style:text-properties fo:font-weight="normal" style:font-weight-asian="normal" style:font-weight-complex="normal"/>
    </style:style>
    <style:style style:name="T343_19" style:family="text">
      <style:text-properties fo:font-weight="normal" style:font-weight-asian="normal" style:font-weight-complex="normal"/>
    </style:style>
    <style:style style:name="T343_20" style:family="text">
      <style:text-properties fo:font-weight="normal" style:font-weight-asian="normal" style:font-weight-complex="normal"/>
    </style:style>
    <style:style style:name="T343_21" style:family="text">
      <style:text-properties fo:font-weight="normal" style:font-weight-asian="normal" style:font-weight-complex="normal"/>
    </style:style>
    <style:style style:name="T343_22" style:family="text">
      <style:text-properties fo:font-weight="normal" style:font-weight-asian="normal" style:font-weight-complex="normal"/>
    </style:style>
    <style:style style:name="T343_23" style:family="text">
      <style:text-properties fo:font-weight="normal" style:font-weight-asian="normal" style:font-weight-complex="normal"/>
    </style:style>
    <style:style style:name="T343_24" style:family="text">
      <style:text-properties fo:font-weight="normal" style:font-weight-asian="normal" style:font-weight-complex="normal"/>
    </style:style>
    <style:style style:name="T343_25" style:family="text">
      <style:text-properties fo:font-weight="normal" style:font-weight-asian="normal" style:font-weight-complex="normal"/>
    </style:style>
    <style:style style:name="T343_26" style:family="text">
      <style:text-properties fo:font-weight="normal" style:font-weight-asian="normal" style:font-weight-complex="normal"/>
    </style:style>
    <style:style style:name="T343_27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0cm" fo:line-height="100%" fo:margin-left="1.244cm" style:writing-mode="lr-tb"/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Usuário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20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21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Adi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/text:p>
          </table:table-cell>
          <table:table-cell table:style-name="Cell12">
            <text:p text:style-name="P61"><text:span text:style-name="T61_1">João</text:span><text:span text:style-name="T61_2"><text:s/></text:span><text:span text:style-name="T61_3">Vitor</text:span></text:p>
          </table:table-cell>
        </table:table-row>
        <table:table-row table:style-name="Row4">
          <table:table-cell table:style-name="Cell13">
            <text:p text:style-name="P62"><text:span text:style-name="T62_1">2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Adi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(</text:span><text:span text:style-name="T64_11">UC</text:span><text:span text:style-name="T64_12">/011<text:s/></text:span><text:span text:style-name="T64_13">a</text:span><text:span text:style-name="T64_14"><text:s/></text:span><text:span text:style-name="T64_15">UC</text:span><text:span text:style-name="T64_16">/14)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/text:p>
          </table:table-cell>
        </table:table-row>
        <table:table-row table:style-name="Row5">
          <table:table-cell table:style-name="Cell17">
            <text:p text:style-name="P66"/>
          </table:table-cell>
          <table:table-cell table:style-name="Cell18">
            <text:p text:style-name="P67"/>
          </table:table-cell>
          <table:table-cell table:style-name="Cell19">
            <text:p text:style-name="P68"/>
          </table:table-cell>
          <table:table-cell table:style-name="Cell20">
            <text:p text:style-name="P69"/>
          </table:table-cell>
        </table:table-row>
        <table:table-row table:style-name="Row6">
          <table:table-cell table:style-name="Cell21">
            <text:p text:style-name="P70"/>
          </table:table-cell>
          <table:table-cell table:style-name="Cell22">
            <text:p text:style-name="P71"/>
          </table:table-cell>
          <table:table-cell table:style-name="Cell23">
            <text:p text:style-name="P72"/>
          </table:table-cell>
          <table:table-cell table:style-name="Cell24">
            <text:p text:style-name="P73"/>
          </table:table-cell>
        </table:table-row>
        <table:table-row table:style-name="Row7">
          <table:table-cell table:style-name="Cell25">
            <text:p text:style-name="P74"/>
          </table:table-cell>
          <table:table-cell table:style-name="Cell26">
            <text:p text:style-name="P75"/>
          </table:table-cell>
          <table:table-cell table:style-name="Cell27">
            <text:p text:style-name="P76"/>
          </table:table-cell>
          <table:table-cell table:style-name="Cell28">
            <text:p text:style-name="P77"/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ocumento</text:span><text:span text:style-name="T126_32"><text:s/></text:span><text:span text:style-name="T126_33">de</text:span><text:span text:style-name="T126_34"><text:s text:c="2"/></text:span><text:span text:style-name="T126_35">requisitos</text:span><text:span text:style-name="T126_36">.</text:span></text:p>
      <text:p text:style-name="P127"><text:span text:style-name="T127_1">Este</text:span><text:span text:style-name="T127_2"><text:s/></text:span><text:span text:style-name="T127_3">Documento</text:span><text:span text:style-name="T127_4"><text:s/></text:span><text:span text:style-name="T127_5">tem</text:span><text:span text:style-name="T127_6"><text:s/></text:span><text:span text:style-name="T127_7">como</text:span><text:span text:style-name="T127_8"><text:s/></text:span><text:span text:style-name="T127_9">base</text:span><text:span text:style-name="T127_10"><text:s/></text:span><text:span text:style-name="T127_11">a</text:span><text:span text:style-name="T127_12"><text:s/></text:span><text:span text:style-name="T127_13">visão</text:span><text:span text:style-name="T127_14"><text:s/></text:span><text:span text:style-name="T127_15">do</text:span><text:span text:style-name="T127_16"><text:s/></text:span><text:span text:style-name="T127_17">Usuário</text:span><text:span text:style-name="T127_18">.<text:s/></text:span><text:span text:style-name="T127_19">Mas</text:span><text:span text:style-name="T127_20"><text:s/></text:span><text:span text:style-name="T127_21">o</text:span><text:span text:style-name="T127_22"><text:s/></text:span><text:span text:style-name="T127_23">Usuário</text:span><text:span text:style-name="T127_24"><text:s/></text:span><text:span text:style-name="T127_25">também</text:span><text:span text:style-name="T127_26"><text:s/></text:span><text:span text:style-name="T127_27">é</text:span><text:span text:style-name="T127_28"><text:s/></text:span><text:span text:style-name="T127_29">um</text:span><text:span text:style-name="T127_30"><text:s/></text:span><text:span text:style-name="T127_31">Usuário</text:span><text:span text:style-name="T127_32">.<text:s/></text:span><text:span text:style-name="T127_33">Logo</text:span><text:span text:style-name="T127_34"><text:s/></text:span><text:span text:style-name="T127_35">o</text:span><text:span text:style-name="T127_36"><text:s/></text:span><text:span text:style-name="T127_37">Usuário</text:span><text:span text:style-name="T127_38"><text:s/></text:span><text:span text:style-name="T127_39">também</text:span><text:span text:style-name="T127_40"><text:s/></text:span><text:span text:style-name="T127_41">visualiza</text:span><text:span text:style-name="T127_42"><text:s/></text:span><text:span text:style-name="T127_43">todos</text:span><text:span text:style-name="T127_44"><text:s/></text:span><text:span text:style-name="T127_45">esses</text:span><text:span text:style-name="T127_46"><text:s/></text:span><text:span text:style-name="T127_47">casos</text:span><text:span text:style-name="T127_48"><text:s/></text:span><text:span text:style-name="T127_49">de</text:span><text:span text:style-name="T127_50"><text:s/></text:span><text:span text:style-name="T127_51">uso</text:span><text:span text:style-name="T127_52">.</text:span></text:p>
      <text:p text:style-name="P128"/>
      <text:p text:style-name="P129"/>
      <table:table table:style-name="Table3">
        <table:table-column table:style-name="Column6"/>
        <table:table-row table:style-name="Row14">
          <table:table-cell table:style-name="Cell50">
            <text:p text:style-name="P130"><text:span text:style-name="T130_1">2-<text:s/></text:span><text:span text:style-name="T130_2">Casos</text:span><text:span text:style-name="T130_3"><text:s/></text:span><text:span text:style-name="T130_4">de</text:span><text:span text:style-name="T130_5"><text:s/></text:span><text:span text:style-name="T130_6">Uso</text:span></text:p>
          </table:table-cell>
        </table:table-row>
      </table:table>
      <text:p text:style-name="P131"/>
      <text:p text:style-name="P132"><text:span text:style-name="T132_1"><text:tab/></text:span><text:span text:style-name="T132_2">Está</text:span><text:span text:style-name="T132_3"><text:s/></text:span><text:span text:style-name="T132_4">seção</text:span><text:span text:style-name="T132_5"><text:s/></text:span><text:span text:style-name="T132_6">apresenta</text:span><text:span text:style-name="T132_7"><text:s/></text:span><text:span text:style-name="T132_8">o</text:span><text:span text:style-name="T132_9"><text:s/></text:span><text:span text:style-name="T132_10">conjuntos</text:span><text:span text:style-name="T132_11"><text:s/></text:span><text:span text:style-name="T132_12">de</text:span><text:span text:style-name="T132_13"><text:s/></text:span><text:span text:style-name="T132_14">casos</text:span><text:span text:style-name="T132_15"><text:s/></text:span><text:span text:style-name="T132_16">de</text:span><text:span text:style-name="T132_17"><text:s/></text:span><text:span text:style-name="T132_18">uso</text:span><text:span text:style-name="T132_19"><text:s/></text:span><text:span text:style-name="T132_20">ao</text:span><text:span text:style-name="T132_21"><text:s/></text:span><text:span text:style-name="T132_22">interagir</text:span><text:span text:style-name="T132_23"><text:s/></text:span><text:span text:style-name="T132_24">com</text:span><text:span text:style-name="T132_25"><text:s/></text:span><text:span text:style-name="T132_26">a</text:span><text:span text:style-name="T132_27"><text:s/></text:span><text:span text:style-name="T132_28">aplicação</text:span><text:span text:style-name="T132_29">.</text:span></text:p>
      <text:p text:style-name="P133"/>
      <text:p text:style-name="P134"/>
      <text:p text:style-name="P135"><text:span text:style-name="T135_1">UC</text:span><text:span text:style-name="T135_2">/01<text:s/>–<text:s/></text:span><text:span text:style-name="T135_3">Visualizar</text:span><text:span text:style-name="T135_4"><text:s/></text:span><text:span text:style-name="T135_5">Aparelho</text:span><text:span text:style-name="T135_6"><text:s/></text:span><text:span text:style-name="T135_7">Domestico</text:span></text:p>
      <text:p text:style-name="P136"/>
      <text:p text:style-name="P137"/>
      <text:p text:style-name="P138"><text:span text:style-name="T138_1"><text:s/></text:span><text:span text:style-name="T138_2">Requisito</text:span><text:span text:style-name="T138_3"><text:s/></text:span><text:span text:style-name="T138_4">referente</text:span><text:span text:style-name="T138_5">:<text:s/>[</text:span><text:span text:style-name="T138_6">R</text:span><text:span text:style-name="T138_7">/</text:span><text:span text:style-name="T138_8">F</text:span><text:span text:style-name="T138_9">0</text:span><text:span text:style-name="T138_10">4</text:span><text:span text:style-name="T138_11">]</text:span></text:p>
      <text:p text:style-name="P139"><text:span text:style-name="T139_1">Pré</text:span><text:span text:style-name="T139_2">-</text:span><text:span text:style-name="T139_3">condição</text:span><text:span text:style-name="T139_4">:</text:span><text:span text:style-name="T139_5"><text:s/></text:span><text:span text:style-name="T139_6">Usuário</text:span><text:span text:style-name="T139_7"><text:s/></text:span><text:span text:style-name="T139_8">ter</text:span><text:span text:style-name="T139_9"><text:s/></text:span><text:span text:style-name="T139_10">selecionado</text:span><text:span text:style-name="T139_11"><text:s/></text:span><text:span text:style-name="T139_12">previamente</text:span><text:span text:style-name="T139_13"><text:s/></text:span><text:span text:style-name="T139_14">a</text:span><text:span text:style-name="T139_15"><text:s/></text:span><text:span text:style-name="T139_16">opção</text:span><text:span text:style-name="T139_17"><text:s/></text:span><text:span text:style-name="T139_18">Aparelhos</text:span><text:span text:style-name="T139_19"><text:s/></text:span><text:span text:style-name="T139_20">Domesticos</text:span><text:span text:style-name="T139_21"><text:s/></text:span><text:span text:style-name="T139_22">no</text:span><text:span text:style-name="T139_23"><text:s/></text:span><text:span text:style-name="T139_24">painel</text:span><text:span text:style-name="T139_25"><text:s/></text:span><text:span text:style-name="T139_26">de</text:span><text:span text:style-name="T139_27"><text:s/></text:span><text:span text:style-name="T139_28">controle</text:span><text:span text:style-name="T139_29"><text:s/></text:span><text:span text:style-name="T139_30">e</text:span><text:span text:style-name="T139_31"><text:s/></text:span><text:span text:style-name="T139_32">estar</text:span><text:span text:style-name="T139_33"><text:s/></text:span><text:span text:style-name="T139_34">logado</text:span><text:span text:style-name="T139_35">.</text:span></text:p>
      <text:p text:style-name="P140"><text:span text:style-name="T140_1">Pós</text:span><text:span text:style-name="T140_2">-</text:span><text:span text:style-name="T140_3">condição</text:span><text:span text:style-name="T140_4">:</text:span><text:span text:style-name="T140_5"><text:s/></text:span><text:span text:style-name="T140_6">O</text:span><text:span text:style-name="T140_7"><text:s/></text:span><text:span text:style-name="T140_8">sistema</text:span><text:span text:style-name="T140_9"><text:s/></text:span><text:span text:style-name="T140_10">realiza</text:span><text:span text:style-name="T140_11"><text:s/></text:span><text:span text:style-name="T140_12">as</text:span><text:span text:style-name="T140_13"><text:s/></text:span><text:span text:style-name="T140_14">operações</text:span><text:span text:style-name="T140_15"><text:s/></text:span><text:span text:style-name="T140_16">de</text:span><text:span text:style-name="T140_17"><text:s/></text:span><text:span text:style-name="T140_18">visualização</text:span><text:span text:style-name="T140_19"><text:s/></text:span><text:span text:style-name="T140_20">dos</text:span><text:span text:style-name="T140_21"><text:s/></text:span><text:span text:style-name="T140_22">Aparelhos</text:span><text:span text:style-name="T140_23">.</text:span></text:p>
      <text:p text:style-name="P141"/>
      <text:p text:style-name="P142"><text:span text:style-name="T142_1">Fluxo</text:span><text:span text:style-name="T142_2"><text:s/></text:span><text:span text:style-name="T142_3">Principal</text:span><text:span text:style-name="T142_4">:</text:span></text:p>
      <text:p text:style-name="P143"><text:span text:style-name="T143_1"><text:tab/>1.<text:s/></text:span><text:span text:style-name="T143_2">O</text:span><text:span text:style-name="T143_3"><text:s/></text:span><text:span text:style-name="T143_4">sistema</text:span><text:span text:style-name="T143_5"><text:s/></text:span><text:span text:style-name="T143_6">exibe</text:span><text:span text:style-name="T143_7"><text:s/></text:span><text:span text:style-name="T143_8">para</text:span><text:span text:style-name="T143_9"><text:s/></text:span><text:span text:style-name="T143_10">o</text:span><text:span text:style-name="T143_11"><text:s/></text:span><text:span text:style-name="T143_12">usuário</text:span><text:span text:style-name="T143_13"><text:s/></text:span><text:span text:style-name="T143_14">todos</text:span><text:span text:style-name="T143_15"><text:s/></text:span><text:span text:style-name="T143_16">os</text:span><text:span text:style-name="T143_17"><text:s/></text:span><text:span text:style-name="T143_18">aparelhos</text:span><text:span text:style-name="T143_19"><text:s/></text:span><text:span text:style-name="T143_20">cadastrados</text:span><text:span text:style-name="T143_21">.</text:span></text:p>
      <text:p text:style-name="P144"><text:span text:style-name="T144_1">2.<text:s/></text:span><text:span text:style-name="T144_2">O</text:span><text:span text:style-name="T144_3"><text:s/></text:span><text:span text:style-name="T144_4">sistema</text:span><text:span text:style-name="T144_5"><text:s/></text:span><text:span text:style-name="T144_6">oferece</text:span><text:span text:style-name="T144_7"><text:s/></text:span><text:span text:style-name="T144_8">as</text:span><text:span text:style-name="T144_9"><text:s/></text:span><text:span text:style-name="T144_10">seguintes</text:span><text:span text:style-name="T144_11"><text:s/></text:span><text:span text:style-name="T144_12">opções</text:span><text:span text:style-name="T144_13"><text:s/></text:span><text:span text:style-name="T144_14">ao</text:span><text:span text:style-name="T144_15"><text:s/></text:span><text:span text:style-name="T144_16">usuário</text:span><text:span text:style-name="T144_17">:</text:span></text:p>
      <text:p text:style-name="P145"><text:span text:style-name="T145_1"><text:tab/><text:tab/></text:span><text:span text:style-name="T145_2">Visualiza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</text:span><text:span text:style-name="T145_11"><text:s/>-<text:s/></text:span><text:span text:style-name="T145_12">Consultar</text:span><text:span text:style-name="T145_13"><text:s/></text:span><text:span text:style-name="T145_14">Aparelho</text:span><text:span text:style-name="T145_15">];</text:span></text:p>
      <text:p text:style-name="P146"/>
      <text:p text:style-name="P147"><text:span text:style-name="T147_1">[</text:span><text:span text:style-name="T147_2">Sub</text:span><text:span text:style-name="T147_3">-</text:span><text:span text:style-name="T147_4">fluxo</text:span><text:span text:style-name="T147_5"><text:s/></text:span><text:span text:style-name="T147_6">I</text:span><text:span text:style-name="T147_7">I</text:span><text:span text:style-name="T147_8"><text:s/>-</text:span><text:span text:style-name="T147_9"><text:s/></text:span><text:span text:style-name="T147_10">Visualizar</text:span><text:span text:style-name="T147_11"><text:s/></text:span><text:span text:style-name="T147_12">Aparelho</text:span><text:span text:style-name="T147_13">]</text:span></text:p>
      <text:p text:style-name="P148"><text:span text:style-name="T148_1">1.<text:s/></text:span><text:span text:style-name="T148_2">O</text:span><text:span text:style-name="T148_3"><text:s/></text:span><text:span text:style-name="T148_4">usuário</text:span><text:span text:style-name="T148_5"><text:s/></text:span><text:span text:style-name="T148_6">escolhe</text:span><text:span text:style-name="T148_7"><text:s/></text:span><text:span text:style-name="T148_8">visualizar</text:span><text:span text:style-name="T148_9"><text:s/></text:span><text:span text:style-name="T148_10">determinado</text:span><text:span text:style-name="T148_11"><text:s/></text:span><text:span text:style-name="T148_12">Aparelho</text:span><text:span text:style-name="T148_13">.</text:span></text:p>
      <text:p text:style-name="P149"><text:span text:style-name="T149_1">2.<text:s/></text:span><text:span text:style-name="T149_2">O</text:span><text:span text:style-name="T149_3"><text:s/></text:span><text:span text:style-name="T149_4">sistema</text:span><text:span text:style-name="T149_5"><text:s/></text:span><text:span text:style-name="T149_6">revela</text:span><text:span text:style-name="T149_7"><text:s/></text:span><text:span text:style-name="T149_8">informações</text:span><text:span text:style-name="T149_9"><text:s/></text:span><text:span text:style-name="T149_10">acerca</text:span><text:span text:style-name="T149_11"><text:s/></text:span><text:span text:style-name="T149_12">do</text:span><text:span text:style-name="T149_13"><text:s/></text:span><text:span text:style-name="T149_14">Aparelho</text:span><text:span text:style-name="T149_15"><text:s/></text:span><text:span text:style-name="T149_16">escolhido</text:span><text:span text:style-name="T149_17">:</text:span></text:p>
      <text:p text:style-name="P150"><text:span text:style-name="T150_1"><text:tab/></text:span><text:span text:style-name="T150_2">nome</text:span><text:span text:style-name="T150_3">,</text:span><text:span text:style-name="T150_4"><text:s/></text:span><text:span text:style-name="T150_5">marca</text:span><text:span text:style-name="T150_6">,</text:span><text:span text:style-name="T150_7"><text:s/></text:span><text:span text:style-name="T150_8">consumo</text:span><text:span text:style-name="T150_9"><text:s/></text:span><text:span text:style-name="T150_10">de</text:span><text:span text:style-name="T150_11"><text:s/></text:span><text:span text:style-name="T150_12">energia</text:span><text:span text:style-name="T150_13">.</text:span></text:p>
      <text:p text:style-name="P151"/>
      <text:p text:style-name="P152"><text:span text:style-name="T152_1">[</text:span><text:span text:style-name="T152_2">Fluxo</text:span><text:span text:style-name="T152_3"><text:s/></text:span><text:span text:style-name="T152_4">Alternativo</text:span><text:span text:style-name="T152_5"><text:s/></text:span><text:span text:style-name="T152_6">III</text:span><text:span text:style-name="T152_7"><text:s/>-<text:s text:c="2"/></text:span><text:span text:style-name="T152_8">Visualização</text:span><text:span text:style-name="T152_9"><text:s/></text:span><text:span text:style-name="T152_10">de</text:span><text:span text:style-name="T152_11"><text:s/></text:span><text:span text:style-name="T152_12">Aparelho</text:span><text:span text:style-name="T152_13"><text:s/></text:span><text:span text:style-name="T152_14">vinculado</text:span><text:span text:style-name="T152_15"><text:s/></text:span><text:span text:style-name="T152_16">a</text:span><text:span text:style-name="T152_17"><text:s/></text:span><text:span text:style-name="T152_18">um</text:span><text:span text:style-name="T152_19"><text:s/></text:span><text:span text:style-name="T152_20">Cômodo</text:span><text:span text:style-name="T152_21">]</text:span></text:p>
      <text:p text:style-name="P153"><text:span text:style-name="T153_1">1.<text:s/></text:span><text:span text:style-name="T153_2">No</text:span><text:span text:style-name="T153_3"><text:s/></text:span><text:span text:style-name="T153_4">passo</text:span><text:span text:style-name="T153_5"><text:s/>2,<text:s/></text:span><text:span text:style-name="T153_6">o</text:span><text:span text:style-name="T153_7"><text:s/></text:span><text:span text:style-name="T153_8">Aparelho</text:span><text:span text:style-name="T153_9"><text:s/></text:span><text:span text:style-name="T153_10">vinculado</text:span><text:span text:style-name="T153_11"><text:s/></text:span><text:span text:style-name="T153_12">a</text:span><text:span text:style-name="T153_13"><text:s/></text:span><text:span text:style-name="T153_14">um</text:span><text:span text:style-name="T153_15"><text:s/></text:span><text:span text:style-name="T153_16">Cômodo</text:span><text:span text:style-name="T153_17">,<text:s/></text:span><text:span text:style-name="T153_18">o</text:span><text:span text:style-name="T153_19"><text:s/></text:span><text:span text:style-name="T153_20">sistema</text:span><text:span text:style-name="T153_21"><text:s/></text:span><text:span text:style-name="T153_22">apresenta</text:span><text:span text:style-name="T153_23"><text:s/></text:span><text:span text:style-name="T153_24">também</text:span><text:span text:style-name="T153_25"><text:s/></text:span><text:span text:style-name="T153_26">as</text:span><text:span text:style-name="T153_27"><text:s/></text:span><text:span text:style-name="T153_28">informações</text:span><text:span text:style-name="T153_29"><text:s/></text:span><text:span text:style-name="T153_30">referentes</text:span><text:span text:style-name="T153_31"><text:s/></text:span><text:span text:style-name="T153_32">a</text:span><text:span text:style-name="T153_33"><text:s/></text:span><text:span text:style-name="T153_34">este</text:span><text:span text:style-name="T153_35"><text:s/></text:span><text:span text:style-name="T153_36">Cômodo</text:span><text:span text:style-name="T153_37">:</text:span></text:p>
      <text:p text:style-name="P154"><text:span text:style-name="T154_1"><text:tab/></text:span><text:span text:style-name="T154_2">nome</text:span><text:span text:style-name="T154_3"><text:s/></text:span><text:span text:style-name="T154_4">e</text:span><text:span text:style-name="T154_5"><text:s/></text:span><text:span text:style-name="T154_6">sigla</text:span><text:span text:style-name="T154_7"><text:s/></text:span><text:span text:style-name="T154_8">do</text:span><text:span text:style-name="T154_9"><text:s/></text:span><text:span text:style-name="T154_10">Cômodo</text:span><text:span text:style-name="T154_11">.</text:span></text:p>
      <text:p text:style-name="P155"/>
      <text:p text:style-name="P156"/>
      <text:p text:style-name="P157"/>
      <text:p text:style-name="P158"><text:span text:style-name="T158_1">UC</text:span><text:span text:style-name="T158_2">/</text:span><text:span text:style-name="T158_3">A</text:span><text:span text:style-name="T158_4">02<text:s/>-<text:s/></text:span><text:span text:style-name="T158_5">Visualizar</text:span><text:span text:style-name="T158_6"><text:s/></text:span><text:span text:style-name="T158_7">Luzes</text:span></text:p>
      <text:p text:style-name="P159"/>
      <text:p text:style-name="P160"/>
      <text:p text:style-name="P161"><text:span text:style-name="T161_1">Requisitos</text:span><text:span text:style-name="T161_2"><text:s/></text:span><text:span text:style-name="T161_3">referente</text:span><text:span text:style-name="T161_4">:<text:s/>[</text:span><text:span text:style-name="T161_5">R</text:span><text:span text:style-name="T161_6">/</text:span><text:span text:style-name="T161_7">F</text:span><text:span text:style-name="T161_8">0</text:span><text:span text:style-name="T161_9">9</text:span><text:span text:style-name="T161_10">].</text:span></text:p>
      <text:p text:style-name="P162"><text:span text:style-name="T162_1">Pré</text:span><text:span text:style-name="T162_2">-</text:span><text:span text:style-name="T162_3">condição</text:span><text:span text:style-name="T162_4">:</text:span><text:span text:style-name="T162_5"><text:s/></text:span><text:span text:style-name="T162_6">O</text:span><text:span text:style-name="T162_7"><text:s/></text:span><text:span text:style-name="T162_8">usuário</text:span><text:span text:style-name="T162_9"><text:s/></text:span><text:span text:style-name="T162_10">deverá</text:span><text:span text:style-name="T162_11"><text:s/></text:span><text:span text:style-name="T162_12">selecionado</text:span><text:span text:style-name="T162_13"><text:s/></text:span><text:span text:style-name="T162_14">previamente</text:span><text:span text:style-name="T162_15"><text:s/></text:span><text:span text:style-name="T162_16">a</text:span><text:span text:style-name="T162_17"><text:s/></text:span><text:span text:style-name="T162_18">opção</text:span><text:span text:style-name="T162_19"><text:s/></text:span><text:span text:style-name="T162_20">Luzes</text:span><text:span text:style-name="T162_21"><text:s/></text:span><text:span text:style-name="T162_22">no</text:span><text:span text:style-name="T162_23"><text:s/></text:span><text:span text:style-name="T162_24">painel</text:span><text:span text:style-name="T162_25"><text:s/></text:span><text:span text:style-name="T162_26">de</text:span><text:span text:style-name="T162_27"><text:s/></text:span><text:span text:style-name="T162_28">controle</text:span><text:span text:style-name="T162_29">.</text:span></text:p>
      <text:p text:style-name="P163"><text:span text:style-name="T163_1">Pós</text:span><text:span text:style-name="T163_2">-</text:span><text:span text:style-name="T163_3">condição</text:span><text:span text:style-name="T163_4">:</text:span><text:span text:style-name="T163_5"><text:s/></text:span><text:span text:style-name="T163_6">O</text:span><text:span text:style-name="T163_7"><text:s/></text:span><text:span text:style-name="T163_8">sistema</text:span><text:span text:style-name="T163_9"><text:s/></text:span><text:span text:style-name="T163_10">realiza</text:span><text:span text:style-name="T163_11"><text:s/></text:span><text:span text:style-name="T163_12">as</text:span><text:span text:style-name="T163_13"><text:s/></text:span><text:span text:style-name="T163_14">operações</text:span><text:span text:style-name="T163_15"><text:s/></text:span><text:span text:style-name="T163_16">de</text:span><text:span text:style-name="T163_17"><text:s/></text:span><text:span text:style-name="T163_18">visualização</text:span><text:span text:style-name="T163_19"><text:s/></text:span><text:span text:style-name="T163_20">das</text:span><text:span text:style-name="T163_21"><text:s/></text:span><text:span text:style-name="T163_22">Luzes</text:span><text:span text:style-name="T163_23">.</text:span></text:p>
      <text:p text:style-name="P164"><text:span text:style-name="T164_1"><text:tab/></text:span></text:p>
      <text:p text:style-name="P165"><text:span text:style-name="T165_1">Fluxo</text:span><text:span text:style-name="T165_2"><text:s/></text:span><text:span text:style-name="T165_3">Principal</text:span><text:span text:style-name="T165_4">:</text:span></text:p>
      <text:p text:style-name="P166"><text:span text:style-name="T166_1"><text:tab/></text:span><text:span text:style-name="T166_2">1</text:span><text:span text:style-name="T166_3">.<text:s/></text:span><text:span text:style-name="T166_4">O</text:span><text:span text:style-name="T166_5"><text:s/></text:span><text:span text:style-name="T166_6">sistema</text:span><text:span text:style-name="T166_7"><text:s/></text:span><text:span text:style-name="T166_8">oferece</text:span><text:span text:style-name="T166_9"><text:s/></text:span><text:span text:style-name="T166_10">para</text:span><text:span text:style-name="T166_11"><text:s/></text:span><text:span text:style-name="T166_12">o</text:span><text:span text:style-name="T166_13"><text:s/></text:span><text:span text:style-name="T166_14">usuário</text:span><text:span text:style-name="T166_15"><text:s/></text:span><text:span text:style-name="T166_16">as</text:span><text:span text:style-name="T166_17"><text:s/></text:span><text:span text:style-name="T166_18">seguintes</text:span><text:span text:style-name="T166_19"><text:s/></text:span><text:span text:style-name="T166_20">escolhas</text:span><text:span text:style-name="T166_21">:</text:span></text:p>
      <text:p text:style-name="P167"><text:span text:style-name="T167_1">Visualizar</text:span><text:span text:style-name="T167_2"><text:s/></text:span><text:span text:style-name="T167_3">Luz</text:span><text:span text:style-name="T167_4"><text:s/>[</text:span><text:span text:style-name="T167_5">Sub</text:span><text:span text:style-name="T167_6">-</text:span><text:span text:style-name="T167_7">fluxo</text:span><text:span text:style-name="T167_8"><text:s/></text:span><text:span text:style-name="T167_9">I</text:span><text:span text:style-name="T167_10"><text:s/>-<text:s/></text:span><text:span text:style-name="T167_11">Consultar</text:span><text:span text:style-name="T167_12"><text:s/></text:span><text:span text:style-name="T167_13">Luz</text:span><text:span text:style-name="T167_14">];</text:span></text:p>
      <text:p text:style-name="P168"/>
      <text:p text:style-name="P169"><text:span text:style-name="T169_1">[</text:span><text:span text:style-name="T169_2">Sub</text:span><text:span text:style-name="T169_3">-</text:span><text:span text:style-name="T169_4">fluxo</text:span><text:span text:style-name="T169_5"><text:s/></text:span><text:span text:style-name="T169_6">I</text:span><text:span text:style-name="T169_7"><text:s/>-<text:s text:c="2"/></text:span><text:span text:style-name="T169_8">Visualizar</text:span><text:span text:style-name="T169_9"><text:s/></text:span><text:span text:style-name="T169_10">Luz</text:span><text:span text:style-name="T169_11">]</text:span></text:p>
      <text:p text:style-name="P170"><text:span text:style-name="T170_1">2.<text:s/></text:span><text:span text:style-name="T170_2">O</text:span><text:span text:style-name="T170_3"><text:s/></text:span><text:span text:style-name="T170_4">usuário</text:span><text:span text:style-name="T170_5"><text:s/></text:span><text:span text:style-name="T170_6">seleciona</text:span><text:span text:style-name="T170_7"><text:s/></text:span><text:span text:style-name="T170_8">u</text:span><text:span text:style-name="T170_9">m</text:span><text:span text:style-name="T170_10"><text:s/></text:span><text:span text:style-name="T170_11">Comodo</text:span><text:span text:style-name="T170_12">;</text:span></text:p>
      <text:p text:style-name="P171"><text:span text:style-name="T171_1">3.<text:s/></text:span><text:span text:style-name="T171_2">O</text:span><text:span text:style-name="T171_3"><text:s/></text:span><text:span text:style-name="T171_4">sistema</text:span><text:span text:style-name="T171_5"><text:s/></text:span><text:span text:style-name="T171_6">retorna</text:span><text:span text:style-name="T171_7"><text:s/></text:span><text:span text:style-name="T171_8">todas</text:span><text:span text:style-name="T171_9"><text:s/></text:span><text:span text:style-name="T171_10">as</text:span><text:span text:style-name="T171_11"><text:s/></text:span><text:span text:style-name="T171_12">Luz</text:span><text:span text:style-name="T171_13"><text:s/></text:span><text:span text:style-name="T171_14">relativas</text:span><text:span text:style-name="T171_15"><text:s/></text:span><text:span text:style-name="T171_16">aquele</text:span><text:span text:style-name="T171_17"><text:s/></text:span><text:span text:style-name="T171_18">Comodo</text:span><text:span text:style-name="T171_19">;</text:span></text:p>
      <text:p text:style-name="P172"><text:span text:style-name="T172_1">4.<text:s/></text:span><text:span text:style-name="T172_2">O</text:span><text:span text:style-name="T172_3"><text:s/></text:span><text:span text:style-name="T172_4">sistema</text:span><text:span text:style-name="T172_5"><text:s/></text:span><text:span text:style-name="T172_6">oferece</text:span><text:span text:style-name="T172_7"><text:s/></text:span><text:span text:style-name="T172_8">as</text:span><text:span text:style-name="T172_9"><text:s/></text:span><text:span text:style-name="T172_10">opções</text:span><text:span text:style-name="T172_11">:</text:span></text:p>
      <text:p text:style-name="P173"><text:span text:style-name="T173_1">Visualizar</text:span><text:span text:style-name="T173_2"><text:s/></text:span><text:span text:style-name="T173_3">Luz</text:span><text:span text:style-name="T173_4">[</text:span><text:span text:style-name="T173_5">Fluxo</text:span><text:span text:style-name="T173_6"><text:s/></text:span><text:span text:style-name="T173_7">Alternativo</text:span><text:span text:style-name="T173_8"><text:s/></text:span><text:span text:style-name="T173_9">III</text:span><text:span text:style-name="T173_10"><text:s/>–<text:s/></text:span><text:span text:style-name="T173_11">Visualizar</text:span><text:span text:style-name="T173_12"><text:s/></text:span><text:span text:style-name="T173_13">Luz</text:span><text:span text:style-name="T173_14">];</text:span></text:p>
      <text:p text:style-name="P174"><text:span text:style-name="T174_1"><text:tab/>5.<text:s/></text:span><text:span text:style-name="T174_2">O</text:span><text:span text:style-name="T174_3"><text:s/></text:span><text:span text:style-name="T174_4">fluxo</text:span><text:span text:style-name="T174_5"><text:s/></text:span><text:span text:style-name="T174_6">é</text:span><text:span text:style-name="T174_7"><text:s/></text:span><text:span text:style-name="T174_8">concluído</text:span><text:span text:style-name="T174_9">;</text:span></text:p>
      <text:p text:style-name="P175"/>
      <text:p text:style-name="P176"><text:span text:style-name="T176_1">[</text:span><text:span text:style-name="T176_2">Fluxo</text:span><text:span text:style-name="T176_3"><text:s/></text:span><text:span text:style-name="T176_4">Alternativo</text:span><text:span text:style-name="T176_5"><text:s/></text:span><text:span text:style-name="T176_6">I</text:span><text:span text:style-name="T176_7"><text:s/>–</text:span><text:span text:style-name="T176_8"><text:s/></text:span><text:span text:style-name="T176_9">Visualizar</text:span><text:span text:style-name="T176_10"><text:s/></text:span><text:span text:style-name="T176_11">Luz</text:span><text:span text:style-name="T176_12">]</text:span></text:p>
      <text:p text:style-name="P177"><text:span text:style-name="T177_1">No</text:span><text:span text:style-name="T177_2"><text:s/></text:span><text:span text:style-name="T177_3">passo</text:span><text:span text:style-name="T177_4"><text:s/>5:</text:span></text:p>
      <text:p text:style-name="P178"><text:span text:style-name="T178_1">1.<text:s/></text:span><text:span text:style-name="T178_2">O</text:span><text:span text:style-name="T178_3"><text:s/></text:span><text:span text:style-name="T178_4">usuário</text:span><text:span text:style-name="T178_5"><text:s/></text:span><text:span text:style-name="T178_6">escolhe</text:span><text:span text:style-name="T178_7"><text:s/></text:span><text:span text:style-name="T178_8">visualizar</text:span><text:span text:style-name="T178_9"><text:s/></text:span><text:span text:style-name="T178_10">uma</text:span><text:span text:style-name="T178_11"><text:s/></text:span><text:span text:style-name="T178_12">Luz</text:span><text:span text:style-name="T178_13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exibe</text:span><text:span text:style-name="T179_7"><text:s/></text:span><text:span text:style-name="T179_8">todas</text:span><text:span text:style-name="T179_9"><text:s/></text:span><text:span text:style-name="T179_10">as</text:span><text:span text:style-name="T179_11"><text:s/></text:span><text:span text:style-name="T179_12">informações</text:span><text:span text:style-name="T179_13"><text:s/></text:span><text:span text:style-name="T179_14">acerca</text:span><text:span text:style-name="T179_15"><text:s/></text:span><text:span text:style-name="T179_16">da</text:span><text:span text:style-name="T179_17"><text:s/></text:span><text:span text:style-name="T179_18">Luz</text:span><text:span text:style-name="T179_19">:</text:span></text:p>
      <text:p text:style-name="P180"><text:span text:style-name="T180_1"><text:tab/><text:s/></text:span><text:span text:style-name="T180_2">número</text:span><text:span text:style-name="T180_3">,<text:s/></text:span><text:span text:style-name="T180_4">andar</text:span><text:span text:style-name="T180_5">,<text:s/></text:span><text:span text:style-name="T180_6">largura</text:span><text:span text:style-name="T180_7">,<text:s/></text:span><text:span text:style-name="T180_8">comprimento</text:span><text:span text:style-name="T180_9">,<text:s/></text:span><text:span text:style-name="T180_10">capacidade</text:span><text:span text:style-name="T180_11">.</text:span></text:p>
      <text:p text:style-name="P181"><text:span text:style-name="T181_1">3</text:span><text:span text:style-name="T181_2">.<text:s/></text:span><text:span text:style-name="T181_3">O</text:span><text:span text:style-name="T181_4"><text:s/></text:span><text:span text:style-name="T181_5">sistema</text:span><text:span text:style-name="T181_6"><text:s/></text:span><text:span text:style-name="T181_7">oferece</text:span><text:span text:style-name="T181_8"><text:s/></text:span><text:span text:style-name="T181_9">a</text:span><text:span text:style-name="T181_10"><text:s/></text:span><text:span text:style-name="T181_11">opção</text:span><text:span text:style-name="T181_12"><text:s/></text:span><text:span text:style-name="T181_13">de</text:span><text:span text:style-name="T181_14"><text:s/></text:span><text:span text:style-name="T181_15">retornar</text:span><text:span text:style-name="T181_16"><text:s/></text:span><text:span text:style-name="T181_17">a</text:span><text:span text:style-name="T181_18"><text:s/></text:span><text:span text:style-name="T181_19">tela</text:span><text:span text:style-name="T181_20"><text:s/></text:span><text:span text:style-name="T181_21">anterior</text:span><text:span text:style-name="T181_22">.</text:span></text:p>
      <text:p text:style-name="P182"><text:span text:style-name="T182_1">UC</text:span><text:span text:style-name="T182_2">/</text:span><text:span text:style-name="T182_3">A</text:span><text:span text:style-name="T182_4">03<text:s/>-<text:s/></text:span><text:span text:style-name="T182_5">Visualizar</text:span><text:span text:style-name="T182_6"><text:s/></text:span><text:span text:style-name="T182_7">Cômodos</text:span></text:p>
      <text:p text:style-name="P183"/>
      <text:p text:style-name="P184"/>
      <text:p text:style-name="P185"><text:span text:style-name="T185_1">Requisitos</text:span><text:span text:style-name="T185_2"><text:s/></text:span><text:span text:style-name="T185_3">referente</text:span><text:span text:style-name="T185_4">:<text:s/>[</text:span><text:span text:style-name="T185_5">R</text:span><text:span text:style-name="T185_6">/</text:span><text:span text:style-name="T185_7">F</text:span><text:span text:style-name="T185_8">02].</text:span></text:p>
      <text:p text:style-name="P186"><text:span text:style-name="T186_1">Pré</text:span><text:span text:style-name="T186_2">-</text:span><text:span text:style-name="T186_3">condição</text:span><text:span text:style-name="T186_4">:</text:span><text:span text:style-name="T186_5"><text:s/></text:span><text:span text:style-name="T186_6">O</text:span><text:span text:style-name="T186_7"><text:s/></text:span><text:span text:style-name="T186_8">usuário</text:span><text:span text:style-name="T186_9"><text:s/></text:span><text:span text:style-name="T186_10">deverá</text:span><text:span text:style-name="T186_11"><text:s/></text:span><text:span text:style-name="T186_12">selecionado</text:span><text:span text:style-name="T186_13"><text:s/></text:span><text:span text:style-name="T186_14">previamente</text:span><text:span text:style-name="T186_15"><text:s/></text:span><text:span text:style-name="T186_16">a</text:span><text:span text:style-name="T186_17"><text:s/></text:span><text:span text:style-name="T186_18">opção</text:span><text:span text:style-name="T186_19"><text:s/></text:span><text:span text:style-name="T186_20">Cômodos</text:span><text:span text:style-name="T186_21"><text:s/></text:span><text:span text:style-name="T186_22">no</text:span><text:span text:style-name="T186_23"><text:s/></text:span><text:span text:style-name="T186_24">painel</text:span><text:span text:style-name="T186_25"><text:s/></text:span><text:span text:style-name="T186_26">de</text:span><text:span text:style-name="T186_27"><text:s/></text:span><text:span text:style-name="T186_28">controle</text:span><text:span text:style-name="T186_29">.</text:span></text:p>
      <text:p text:style-name="P187"><text:span text:style-name="T187_1">Pós</text:span><text:span text:style-name="T187_2">-</text:span><text:span text:style-name="T187_3">condição</text:span><text:span text:style-name="T187_4">:</text:span><text:span text:style-name="T187_5"><text:s/></text:span><text:span text:style-name="T187_6">O</text:span><text:span text:style-name="T187_7"><text:s/></text:span><text:span text:style-name="T187_8">sistema</text:span><text:span text:style-name="T187_9"><text:s/></text:span><text:span text:style-name="T187_10">realiza</text:span><text:span text:style-name="T187_11"><text:s/></text:span><text:span text:style-name="T187_12">as</text:span><text:span text:style-name="T187_13"><text:s/></text:span><text:span text:style-name="T187_14">operações</text:span><text:span text:style-name="T187_15"><text:s/></text:span><text:span text:style-name="T187_16">de</text:span><text:span text:style-name="T187_17"><text:s/></text:span><text:span text:style-name="T187_18">visualização</text:span><text:span text:style-name="T187_19"><text:s/></text:span><text:span text:style-name="T187_20">dos</text:span><text:span text:style-name="T187_21"><text:s/></text:span><text:span text:style-name="T187_22">Cômodos</text:span><text:span text:style-name="T187_23">.</text:span></text:p>
      <text:p text:style-name="P188"/>
      <text:p text:style-name="P189"><text:span text:style-name="T189_1">Fluxo</text:span><text:span text:style-name="T189_2"><text:s/></text:span><text:span text:style-name="T189_3">Principal</text:span><text:span text:style-name="T189_4">:</text:span></text:p>
      <text:p text:style-name="P190"><text:span text:style-name="T190_1"><text:tab/>1.<text:s/></text:span><text:span text:style-name="T190_2">O</text:span><text:span text:style-name="T190_3"><text:s/></text:span><text:span text:style-name="T190_4">sistema</text:span><text:span text:style-name="T190_5"><text:s/></text:span><text:span text:style-name="T190_6">exibe</text:span><text:span text:style-name="T190_7"><text:s/></text:span><text:span text:style-name="T190_8">para</text:span><text:span text:style-name="T190_9"><text:s/></text:span><text:span text:style-name="T190_10">o</text:span><text:span text:style-name="T190_11"><text:s/></text:span><text:span text:style-name="T190_12">usuário</text:span><text:span text:style-name="T190_13"><text:s/></text:span><text:span text:style-name="T190_14">todos</text:span><text:span text:style-name="T190_15"><text:s/></text:span><text:span text:style-name="T190_16">os</text:span><text:span text:style-name="T190_17"><text:s/></text:span><text:span text:style-name="T190_18">Cômodos</text:span><text:span text:style-name="T190_19"><text:s/></text:span><text:span text:style-name="T190_20">cadastrados</text:span><text:span text:style-name="T190_21">.</text:span></text:p>
      <text:p text:style-name="P191"><text:span text:style-name="T191_1">2.<text:s/></text:span><text:span text:style-name="T191_2">O</text:span><text:span text:style-name="T191_3"><text:s/></text:span><text:span text:style-name="T191_4">sistema</text:span><text:span text:style-name="T191_5"><text:s/></text:span><text:span text:style-name="T191_6">oferece</text:span><text:span text:style-name="T191_7"><text:s/></text:span><text:span text:style-name="T191_8">as</text:span><text:span text:style-name="T191_9"><text:s/></text:span><text:span text:style-name="T191_10">seguintes</text:span><text:span text:style-name="T191_11"><text:s/></text:span><text:span text:style-name="T191_12">opções</text:span><text:span text:style-name="T191_13"><text:s/></text:span><text:span text:style-name="T191_14">ao</text:span><text:span text:style-name="T191_15"><text:s/></text:span><text:span text:style-name="T191_16">usuário</text:span><text:span text:style-name="T191_17">:</text:span></text:p>
      <text:p text:style-name="P192"><text:span text:style-name="T192_1"><text:tab/><text:tab/></text:span><text:span text:style-name="T192_2">Visualizar</text:span><text:span text:style-name="T192_3"><text:s/></text:span><text:span text:style-name="T192_4">Cômodo</text:span><text:span text:style-name="T192_5"><text:s/>[</text:span><text:span text:style-name="T192_6">Sub</text:span><text:span text:style-name="T192_7">-</text:span><text:span text:style-name="T192_8">fluxo</text:span><text:span text:style-name="T192_9"><text:s/></text:span><text:span text:style-name="T192_10">I</text:span><text:span text:style-name="T192_11"><text:s/>-<text:s/></text:span><text:span text:style-name="T192_12">Consultar</text:span><text:span text:style-name="T192_13"><text:s/></text:span><text:span text:style-name="T192_14">Cômodo</text:span><text:span text:style-name="T192_15">];</text:span></text:p>
      <text:p text:style-name="P193"/>
      <text:p text:style-name="P194"><text:span text:style-name="T194_1">[</text:span><text:span text:style-name="T194_2">Sub</text:span><text:span text:style-name="T194_3">-</text:span><text:span text:style-name="T194_4">fluxo</text:span><text:span text:style-name="T194_5"><text:s/></text:span><text:span text:style-name="T194_6">I</text:span><text:span text:style-name="T194_7"><text:s/>-</text:span><text:span text:style-name="T194_8"><text:s/></text:span><text:span text:style-name="T194_9">Visualizar</text:span><text:span text:style-name="T194_10"><text:s/></text:span><text:span text:style-name="T194_11">Cômodo</text:span><text:span text:style-name="T194_12">]</text:span></text:p>
      <text:p text:style-name="P195"><text:span text:style-name="T195_1">1.<text:s/></text:span><text:span text:style-name="T195_2">O</text:span><text:span text:style-name="T195_3"><text:s/></text:span><text:span text:style-name="T195_4">usuário</text:span><text:span text:style-name="T195_5"><text:s/></text:span><text:span text:style-name="T195_6">escolhe</text:span><text:span text:style-name="T195_7"><text:s/></text:span><text:span text:style-name="T195_8">visualizar</text:span><text:span text:style-name="T195_9"><text:s/></text:span><text:span text:style-name="T195_10">determinado</text:span><text:span text:style-name="T195_11"><text:s/></text:span><text:span text:style-name="T195_12">Cômodo</text:span><text:span text:style-name="T195_13">.</text:span></text:p>
      <text:p text:style-name="P196"><text:span text:style-name="T196_1">2.<text:s/></text:span><text:span text:style-name="T196_2">O</text:span><text:span text:style-name="T196_3"><text:s/></text:span><text:span text:style-name="T196_4">sistema</text:span><text:span text:style-name="T196_5"><text:s/></text:span><text:span text:style-name="T196_6">revela</text:span><text:span text:style-name="T196_7"><text:s/></text:span><text:span text:style-name="T196_8">informações</text:span><text:span text:style-name="T196_9"><text:s/></text:span><text:span text:style-name="T196_10">acerca</text:span><text:span text:style-name="T196_11"><text:s/></text:span><text:span text:style-name="T196_12">do</text:span><text:span text:style-name="T196_13"><text:s/></text:span><text:span text:style-name="T196_14">Cômodo</text:span><text:span text:style-name="T196_15"><text:s/></text:span><text:span text:style-name="T196_16">escolhido</text:span><text:span text:style-name="T196_17">:</text:span></text:p>
      <text:p text:style-name="P197"><text:span text:style-name="T197_1"><text:tab/></text:span><text:span text:style-name="T197_2">nome</text:span><text:span text:style-name="T197_3">,<text:s/></text:span><text:span text:style-name="T197_4">sigla</text:span><text:span text:style-name="T197_5">,<text:s/></text:span><text:span text:style-name="T197_6">conexão</text:span><text:span text:style-name="T197_7"><text:s/></text:span><text:span text:style-name="T197_8">com</text:span><text:span text:style-name="T197_9"><text:s/></text:span><text:span text:style-name="T197_10">outros</text:span><text:span text:style-name="T197_11"><text:s/></text:span><text:span text:style-name="T197_12">cômodos</text:span><text:span text:style-name="T197_13">.</text:span></text:p>
      <text:p text:style-name="P198"/>
      <text:p text:style-name="P199"><text:span text:style-name="T199_1">[</text:span><text:span text:style-name="T199_2">Fluxo</text:span><text:span text:style-name="T199_3"><text:s/></text:span><text:span text:style-name="T199_4">Alternativo</text:span><text:span text:style-name="T199_5"><text:s/></text:span><text:span text:style-name="T199_6">I</text:span><text:span text:style-name="T199_7"><text:s/>-<text:s text:c="2"/></text:span><text:span text:style-name="T199_8">Visualização</text:span><text:span text:style-name="T199_9"><text:s/></text:span><text:span text:style-name="T199_10">de</text:span><text:span text:style-name="T199_11"><text:s/></text:span><text:span text:style-name="T199_12">Aparelho</text:span><text:span text:style-name="T199_13">,<text:s/></text:span><text:span text:style-name="T199_14">Luzes</text:span><text:span text:style-name="T199_15">,<text:s/></text:span><text:span text:style-name="T199_16">Portas</text:span><text:span text:style-name="T199_17"><text:s/></text:span><text:span text:style-name="T199_18">e</text:span><text:span text:style-name="T199_19"><text:s/></text:span><text:span text:style-name="T199_20">Janelas</text:span><text:span text:style-name="T199_21"><text:s/></text:span><text:span text:style-name="T199_22">vinculado</text:span><text:span text:style-name="T199_23"><text:s/></text:span><text:span text:style-name="T199_24">a</text:span><text:span text:style-name="T199_25"><text:s/></text:span><text:span text:style-name="T199_26">um</text:span><text:span text:style-name="T199_27"><text:s/></text:span><text:span text:style-name="T199_28">Cômodo</text:span><text:span text:style-name="T199_29">]</text:span></text:p>
      <text:p text:style-name="P200"><text:span text:style-name="T200_1">1.<text:s/></text:span><text:span text:style-name="T200_2">No</text:span><text:span text:style-name="T200_3"><text:s/></text:span><text:span text:style-name="T200_4">passo</text:span><text:span text:style-name="T200_5"><text:s/>2,<text:s/></text:span><text:span text:style-name="T200_6">o</text:span><text:span text:style-name="T200_7"><text:s/></text:span><text:span text:style-name="T200_8">sistema</text:span><text:span text:style-name="T200_9"><text:s/></text:span><text:span text:style-name="T200_10">apresenta</text:span><text:span text:style-name="T200_11"><text:s/></text:span><text:span text:style-name="T200_12">também</text:span><text:span text:style-name="T200_13"><text:s/></text:span><text:span text:style-name="T200_14">um</text:span><text:span text:style-name="T200_15"><text:s/></text:span><text:span text:style-name="T200_16">lista</text:span><text:span text:style-name="T200_17"><text:s/></text:span><text:span text:style-name="T200_18">com</text:span><text:span text:style-name="T200_19"><text:s/></text:span><text:span text:style-name="T200_20">todos</text:span><text:span text:style-name="T200_21"><text:s/></text:span><text:span text:style-name="T200_22">os</text:span><text:span text:style-name="T200_23"><text:s/></text:span><text:span text:style-name="T200_24">Aparelhos</text:span><text:span text:style-name="T200_25">,<text:s/></text:span><text:span text:style-name="T200_26">Luzes</text:span><text:span text:style-name="T200_27"><text:s/></text:span><text:span text:style-name="T200_28">Portas</text:span><text:span text:style-name="T200_29"><text:s/></text:span><text:span text:style-name="T200_30">e</text:span><text:span text:style-name="T200_31"><text:s/></text:span><text:span text:style-name="T200_32">Janelas</text:span><text:span text:style-name="T200_33"><text:s/></text:span><text:span text:style-name="T200_34">vinculado</text:span><text:span text:style-name="T200_35"><text:s/></text:span><text:span text:style-name="T200_36">a</text:span><text:span text:style-name="T200_37"><text:s/></text:span><text:span text:style-name="T200_38">este</text:span><text:span text:style-name="T200_39"><text:s/></text:span><text:span text:style-name="T200_40">Cômodo</text:span><text:span text:style-name="T200_41">.</text:span></text:p>
      <text:p text:style-name="P201"><text:span text:style-name="T201_1">UC</text:span><text:span text:style-name="T201_2">/</text:span><text:span text:style-name="T201_3">A</text:span><text:span text:style-name="T201_4">04<text:s/>-<text:s/></text:span><text:span text:style-name="T201_5">Visualizar</text:span><text:span text:style-name="T201_6"><text:s/></text:span><text:span text:style-name="T201_7">Casa</text:span></text:p>
      <text:p text:style-name="P202"/>
      <text:p text:style-name="P203"/>
      <text:p text:style-name="P204"><text:span text:style-name="T204_1">Requisitos</text:span><text:span text:style-name="T204_2"><text:s/></text:span><text:span text:style-name="T204_3">referente</text:span><text:span text:style-name="T204_4">:<text:s/>[</text:span><text:span text:style-name="T204_5">R</text:span><text:span text:style-name="T204_6">/</text:span><text:span text:style-name="T204_7">F</text:span><text:span text:style-name="T204_8">01].</text:span></text:p>
      <text:p text:style-name="P205"><text:span text:style-name="T205_1">Pré</text:span><text:span text:style-name="T205_2">-</text:span><text:span text:style-name="T205_3">condição</text:span><text:span text:style-name="T205_4">:</text:span><text:span text:style-name="T205_5"><text:s/></text:span><text:span text:style-name="T205_6">O</text:span><text:span text:style-name="T205_7"><text:s/></text:span><text:span text:style-name="T205_8">usuário</text:span><text:span text:style-name="T205_9"><text:s/></text:span><text:span text:style-name="T205_10">deverá</text:span><text:span text:style-name="T205_11"><text:s/></text:span><text:span text:style-name="T205_12">selecionado</text:span><text:span text:style-name="T205_13"><text:s/></text:span><text:span text:style-name="T205_14">previamente</text:span><text:span text:style-name="T205_15"><text:s/></text:span><text:span text:style-name="T205_16">a</text:span><text:span text:style-name="T205_17"><text:s/></text:span><text:span text:style-name="T205_18">opção</text:span><text:span text:style-name="T205_19"><text:s/></text:span><text:span text:style-name="T205_20">Casa</text:span><text:span text:style-name="T205_21"><text:s/></text:span><text:span text:style-name="T205_22">no</text:span><text:span text:style-name="T205_23"><text:s/></text:span><text:span text:style-name="T205_24">painel</text:span><text:span text:style-name="T205_25"><text:s/></text:span><text:span text:style-name="T205_26">de</text:span><text:span text:style-name="T205_27"><text:s/></text:span><text:span text:style-name="T205_28">controle</text:span><text:span text:style-name="T205_29">.</text:span></text:p>
      <text:p text:style-name="P206"><text:span text:style-name="T206_1">Pós</text:span><text:span text:style-name="T206_2">-</text:span><text:span text:style-name="T206_3">condição</text:span><text:span text:style-name="T206_4">:</text:span><text:span text:style-name="T206_5"><text:s/></text:span><text:span text:style-name="T206_6">O</text:span><text:span text:style-name="T206_7"><text:s/></text:span><text:span text:style-name="T206_8">sistema</text:span><text:span text:style-name="T206_9"><text:s/></text:span><text:span text:style-name="T206_10">realiza</text:span><text:span text:style-name="T206_11"><text:s/></text:span><text:span text:style-name="T206_12">as</text:span><text:span text:style-name="T206_13"><text:s/></text:span><text:span text:style-name="T206_14">operações</text:span><text:span text:style-name="T206_15"><text:s/></text:span><text:span text:style-name="T206_16">de</text:span><text:span text:style-name="T206_17"><text:s/></text:span><text:span text:style-name="T206_18">visualização</text:span><text:span text:style-name="T206_19"><text:s/></text:span><text:span text:style-name="T206_20">de</text:span><text:span text:style-name="T206_21"><text:s/></text:span><text:span text:style-name="T206_22">uma</text:span><text:span text:style-name="T206_23"><text:s/></text:span><text:span text:style-name="T206_24">Casa</text:span><text:span text:style-name="T206_25">.</text:span></text:p>
      <text:p text:style-name="P207"/>
      <text:p text:style-name="P208"><text:span text:style-name="T208_1">Fluxo</text:span><text:span text:style-name="T208_2"><text:s/></text:span><text:span text:style-name="T208_3">Principal</text:span><text:span text:style-name="T208_4">:</text:span></text:p>
      <text:p text:style-name="P209"><text:span text:style-name="T209_1">1.<text:s/></text:span><text:span text:style-name="T209_2">O</text:span><text:span text:style-name="T209_3"><text:s/></text:span><text:span text:style-name="T209_4">sistema</text:span><text:span text:style-name="T209_5"><text:s/></text:span><text:span text:style-name="T209_6">oferece</text:span><text:span text:style-name="T209_7"><text:s/></text:span><text:span text:style-name="T209_8">as</text:span><text:span text:style-name="T209_9"><text:s/></text:span><text:span text:style-name="T209_10">seguintes</text:span><text:span text:style-name="T209_11"><text:s/></text:span><text:span text:style-name="T209_12">opções</text:span><text:span text:style-name="T209_13"><text:s/></text:span><text:span text:style-name="T209_14">ao</text:span><text:span text:style-name="T209_15"><text:s/></text:span><text:span text:style-name="T209_16">usuário</text:span><text:span text:style-name="T209_17">:</text:span></text:p>
      <text:p text:style-name="P210"><text:span text:style-name="T210_1"><text:tab/><text:tab/></text:span><text:span text:style-name="T210_2">Visualizar</text:span><text:span text:style-name="T210_3"><text:s/></text:span><text:span text:style-name="T210_4">Casa</text:span><text:span text:style-name="T210_5">[</text:span><text:span text:style-name="T210_6">Sub</text:span><text:span text:style-name="T210_7">-</text:span><text:span text:style-name="T210_8">fluxo</text:span><text:span text:style-name="T210_9"><text:s/></text:span><text:span text:style-name="T210_10">I</text:span><text:span text:style-name="T210_11"><text:s/>-<text:s/></text:span><text:span text:style-name="T210_12">Consultar</text:span><text:span text:style-name="T210_13"><text:s/></text:span><text:span text:style-name="T210_14">Casa</text:span><text:span text:style-name="T210_15">];</text:span></text:p>
      <text:p text:style-name="P211"/>
      <text:p text:style-name="P212"><text:span text:style-name="T212_1">[</text:span><text:span text:style-name="T212_2">Sub</text:span><text:span text:style-name="T212_3">-</text:span><text:span text:style-name="T212_4">fluxo</text:span><text:span text:style-name="T212_5"><text:s/></text:span><text:span text:style-name="T212_6">I</text:span><text:span text:style-name="T212_7"><text:s/>-</text:span><text:span text:style-name="T212_8"><text:s/></text:span><text:span text:style-name="T212_9">Visualizar</text:span><text:span text:style-name="T212_10"><text:s/></text:span><text:span text:style-name="T212_11">Casa</text:span><text:span text:style-name="T212_12">]</text:span></text:p>
      <text:p text:style-name="P213"><text:span text:style-name="T213_1">1.<text:s/></text:span><text:span text:style-name="T213_2">O</text:span><text:span text:style-name="T213_3"><text:s/></text:span><text:span text:style-name="T213_4">usuário</text:span><text:span text:style-name="T213_5"><text:s/></text:span><text:span text:style-name="T213_6">escolhe</text:span><text:span text:style-name="T213_7"><text:s/></text:span><text:span text:style-name="T213_8">visualizar</text:span><text:span text:style-name="T213_9"><text:s/></text:span><text:span text:style-name="T213_10">determinada</text:span><text:span text:style-name="T213_11"><text:s/></text:span><text:span text:style-name="T213_12">Casa</text:span><text:span text:style-name="T213_13">.</text:span></text:p>
      <text:p text:style-name="P214"><text:span text:style-name="T214_1">2.<text:s/></text:span><text:span text:style-name="T214_2">O</text:span><text:span text:style-name="T214_3"><text:s/></text:span><text:span text:style-name="T214_4">sistema</text:span><text:span text:style-name="T214_5"><text:s/></text:span><text:span text:style-name="T214_6">revela</text:span><text:span text:style-name="T214_7"><text:s/></text:span><text:span text:style-name="T214_8">informações</text:span><text:span text:style-name="T214_9"><text:s/></text:span><text:span text:style-name="T214_10">acerca</text:span><text:span text:style-name="T214_11"><text:s/></text:span><text:span text:style-name="T214_12">da</text:span><text:span text:style-name="T214_13"><text:s/></text:span><text:span text:style-name="T214_14">Casa</text:span><text:span text:style-name="T214_15"><text:s/></text:span><text:span text:style-name="T214_16">escolhida</text:span><text:span text:style-name="T214_17">:</text:span></text:p>
      <text:p text:style-name="P215"><text:span text:style-name="T215_1"><text:tab/></text:span><text:span text:style-name="T215_2">nome</text:span><text:span text:style-name="T215_3">,<text:s/></text:span><text:span text:style-name="T215_4">CEP</text:span><text:span text:style-name="T215_5">,<text:s/></text:span><text:span text:style-name="T215_6">tipo</text:span><text:span text:style-name="T215_7"><text:s/></text:span><text:span text:style-name="T215_8">(</text:span><text:span text:style-name="T215_9">casa</text:span><text:span text:style-name="T215_10">,<text:s/></text:span><text:span text:style-name="T215_11">apartamento</text:span><text:span text:style-name="T215_12">,<text:s/></text:span><text:span text:style-name="T215_13">mansão</text:span><text:span text:style-name="T215_14">,<text:s/>...),<text:s/></text:span><text:span text:style-name="T215_15">endereço</text:span></text:p>
      <text:p text:style-name="P216"/>
      <text:p text:style-name="P217"/>
      <text:p text:style-name="P218"><text:span text:style-name="T218_1">UC</text:span><text:span text:style-name="T218_2">/</text:span><text:span text:style-name="T218_3">A</text:span><text:span text:style-name="T218_4">05<text:s/>-<text:s/></text:span><text:span text:style-name="T218_5">Visualizar</text:span><text:span text:style-name="T218_6"><text:s/></text:span><text:span text:style-name="T218_7">Perfil</text:span></text:p>
      <text:p text:style-name="P219"/>
      <text:p text:style-name="P220"/>
      <text:p text:style-name="P221"><text:span text:style-name="T221_1">Requisitos</text:span><text:span text:style-name="T221_2"><text:s/></text:span><text:span text:style-name="T221_3">referente</text:span><text:span text:style-name="T221_4">:<text:s/>[</text:span><text:span text:style-name="T221_5">R</text:span><text:span text:style-name="T221_6">/</text:span><text:span text:style-name="T221_7">F</text:span><text:span text:style-name="T221_8">26].</text:span></text:p>
      <text:p text:style-name="P222"><text:span text:style-name="T222_1">Pré</text:span><text:span text:style-name="T222_2">-</text:span><text:span text:style-name="T222_3">condição</text:span><text:span text:style-name="T222_4">:</text:span><text:span text:style-name="T222_5"><text:s/></text:span><text:span text:style-name="T222_6">O</text:span><text:span text:style-name="T222_7"><text:s/></text:span><text:span text:style-name="T222_8">usuário</text:span><text:span text:style-name="T222_9"><text:s/></text:span><text:span text:style-name="T222_10">deverá</text:span><text:span text:style-name="T222_11"><text:s/></text:span><text:span text:style-name="T222_12">selecionado</text:span><text:span text:style-name="T222_13"><text:s/></text:span><text:span text:style-name="T222_14">previamente</text:span><text:span text:style-name="T222_15"><text:s/></text:span><text:span text:style-name="T222_16">a</text:span><text:span text:style-name="T222_17"><text:s/></text:span><text:span text:style-name="T222_18">opção</text:span><text:span text:style-name="T222_19"><text:s/></text:span><text:span text:style-name="T222_20">Perfil</text:span><text:span text:style-name="T222_21"><text:s text:c="2"/></text:span><text:span text:style-name="T222_22">no</text:span><text:span text:style-name="T222_23"><text:s/></text:span><text:span text:style-name="T222_24">painel</text:span><text:span text:style-name="T222_25"><text:s/></text:span><text:span text:style-name="T222_26">de</text:span><text:span text:style-name="T222_27"><text:s/></text:span><text:span text:style-name="T222_28">controle</text:span><text:span text:style-name="T222_29">.</text:span></text:p>
      <text:p text:style-name="P223"><text:span text:style-name="T223_1">Pós</text:span><text:span text:style-name="T223_2">-</text:span><text:span text:style-name="T223_3">condição</text:span><text:span text:style-name="T223_4">:</text:span><text:span text:style-name="T223_5"><text:s/></text:span><text:span text:style-name="T223_6">O</text:span><text:span text:style-name="T223_7"><text:s/></text:span><text:span text:style-name="T223_8">sistema</text:span><text:span text:style-name="T223_9"><text:s/></text:span><text:span text:style-name="T223_10">realiza</text:span><text:span text:style-name="T223_11"><text:s/></text:span><text:span text:style-name="T223_12">as</text:span><text:span text:style-name="T223_13"><text:s/></text:span><text:span text:style-name="T223_14">operações</text:span><text:span text:style-name="T223_15"><text:s/></text:span><text:span text:style-name="T223_16">visualização</text:span><text:span text:style-name="T223_17"><text:s/></text:span><text:span text:style-name="T223_18">do</text:span><text:span text:style-name="T223_19"><text:s/></text:span><text:span text:style-name="T223_20">Perfil</text:span><text:span text:style-name="T223_21"><text:s/></text:span><text:span text:style-name="T223_22">do</text:span><text:span text:style-name="T223_23"><text:s/></text:span><text:span text:style-name="T223_24">usuario</text:span></text:p>
      <text:p text:style-name="P224"/>
      <text:p text:style-name="P225"><text:span text:style-name="T225_1">Fluxo</text:span><text:span text:style-name="T225_2"><text:s/></text:span><text:span text:style-name="T225_3">Principal</text:span><text:span text:style-name="T225_4">:</text:span></text:p>
      <text:p text:style-name="P226"/>
      <text:p text:style-name="P227"><text:span text:style-name="T227_1">[</text:span><text:span text:style-name="T227_2">Sub</text:span><text:span text:style-name="T227_3">-</text:span><text:span text:style-name="T227_4">fluxo</text:span><text:span text:style-name="T227_5"><text:s/></text:span><text:span text:style-name="T227_6">IV</text:span><text:span text:style-name="T227_7"><text:s/>-</text:span><text:span text:style-name="T227_8"><text:s/></text:span><text:span text:style-name="T227_9">Visualizar</text:span><text:span text:style-name="T227_10"><text:s/></text:span><text:span text:style-name="T227_11">Perfil</text:span><text:span text:style-name="T227_12">]</text:span></text:p>
      <text:p text:style-name="P228"><text:span text:style-name="T228_1">2.<text:s/></text:span><text:span text:style-name="T228_2">O</text:span><text:span text:style-name="T228_3"><text:s/></text:span><text:span text:style-name="T228_4">sistema</text:span><text:span text:style-name="T228_5"><text:s/></text:span><text:span text:style-name="T228_6">revela</text:span><text:span text:style-name="T228_7"><text:s/></text:span><text:span text:style-name="T228_8">informações</text:span><text:span text:style-name="T228_9"><text:s/></text:span><text:span text:style-name="T228_10">acerca</text:span><text:span text:style-name="T228_11"><text:s/></text:span><text:span text:style-name="T228_12">do</text:span><text:span text:style-name="T228_13"><text:s/></text:span><text:span text:style-name="T228_14">Usuário</text:span><text:span text:style-name="T228_15">:</text:span></text:p>
      <text:p text:style-name="P229"><text:span text:style-name="T229_1"><text:tab/></text:span><text:span text:style-name="T229_2">nome</text:span><text:span text:style-name="T229_3">,<text:s/></text:span><text:span text:style-name="T229_4">membro</text:span><text:span text:style-name="T229_5">,<text:s/></text:span><text:span text:style-name="T229_6">telefone</text:span><text:span text:style-name="T229_7">,<text:s/></text:span><text:span text:style-name="T229_8">email</text:span><text:span text:style-name="T229_9">.</text:span></text:p>
      <text:p text:style-name="P230"/>
      <text:p text:style-name="P231"><text:span text:style-name="T231_1">UC</text:span><text:span text:style-name="T231_2">/</text:span><text:span text:style-name="T231_3">A</text:span><text:span text:style-name="T231_4">06<text:s/>-<text:s/></text:span><text:span text:style-name="T231_5">Controle</text:span><text:span text:style-name="T231_6"><text:s/></text:span><text:span text:style-name="T231_7">de</text:span><text:span text:style-name="T231_8"><text:s/></text:span><text:span text:style-name="T231_9">nível</text:span><text:span text:style-name="T231_10"><text:s/></text:span><text:span text:style-name="T231_11">da</text:span><text:span text:style-name="T231_12"><text:s/></text:span><text:span text:style-name="T231_13">intensidade</text:span><text:span text:style-name="T231_14"><text:s/></text:span><text:span text:style-name="T231_15">da</text:span><text:span text:style-name="T231_16"><text:s/></text:span><text:span text:style-name="T231_17">Luz</text:span></text:p>
      <text:p text:style-name="P232"/>
      <text:p text:style-name="P233"><text:span text:style-name="T233_1">Requisitos</text:span><text:span text:style-name="T233_2"><text:s/></text:span><text:span text:style-name="T233_3">referente</text:span><text:span text:style-name="T233_4">:<text:s/>[</text:span><text:span text:style-name="T233_5">R</text:span><text:span text:style-name="T233_6">/</text:span><text:span text:style-name="T233_7">F</text:span><text:span text:style-name="T233_8">11].</text:span></text:p>
      <text:p text:style-name="P234"><text:span text:style-name="T234_1">Pré</text:span><text:span text:style-name="T234_2">-</text:span><text:span text:style-name="T234_3">condição</text:span><text:span text:style-name="T234_4">:</text:span><text:span text:style-name="T234_5"><text:s/></text:span><text:span text:style-name="T234_6">O</text:span><text:span text:style-name="T234_7"><text:s/></text:span><text:span text:style-name="T234_8">usuário</text:span><text:span text:style-name="T234_9"><text:s/></text:span><text:span text:style-name="T234_10">deverá</text:span><text:span text:style-name="T234_11"><text:s/></text:span><text:span text:style-name="T234_12">selecionado</text:span><text:span text:style-name="T234_13"><text:s/></text:span><text:span text:style-name="T234_14">previamente</text:span><text:span text:style-name="T234_15"><text:s/></text:span><text:span text:style-name="T234_16">uma</text:span><text:span text:style-name="T234_17"><text:s/></text:span><text:span text:style-name="T234_18">Luz</text:span><text:span text:style-name="T234_19">.</text:span></text:p>
      <text:p text:style-name="P235"><text:span text:style-name="T235_1">Pós</text:span><text:span text:style-name="T235_2">-</text:span><text:span text:style-name="T235_3">condição</text:span><text:span text:style-name="T235_4">:</text:span><text:span text:style-name="T235_5"><text:s/></text:span><text:span text:style-name="T235_6">O</text:span><text:span text:style-name="T235_7"><text:s/></text:span><text:span text:style-name="T235_8">sistema</text:span><text:span text:style-name="T235_9"><text:s/></text:span><text:span text:style-name="T235_10">muda</text:span><text:span text:style-name="T235_11"><text:s/></text:span><text:span text:style-name="T235_12">o</text:span><text:span text:style-name="T235_13"><text:s/></text:span><text:span text:style-name="T235_14">nivel</text:span><text:span text:style-name="T235_15"><text:s/></text:span><text:span text:style-name="T235_16">da</text:span><text:span text:style-name="T235_17"><text:s/></text:span><text:span text:style-name="T235_18">Luz</text:span><text:span text:style-name="T235_19">.</text:span></text:p>
      <text:p text:style-name="P236"/>
      <text:p text:style-name="P237"><text:span text:style-name="T237_1">1.<text:s/></text:span><text:span text:style-name="T237_2">O</text:span><text:span text:style-name="T237_3"><text:s/></text:span><text:span text:style-name="T237_4">sistema</text:span><text:span text:style-name="T237_5"><text:s/></text:span><text:span text:style-name="T237_6">oferece</text:span><text:span text:style-name="T237_7"><text:s/></text:span><text:span text:style-name="T237_8">um</text:span><text:span text:style-name="T237_9"><text:s/></text:span><text:span text:style-name="T237_10">mecanismo</text:span><text:span text:style-name="T237_11"><text:s/></text:span><text:span text:style-name="T237_12">de</text:span><text:span text:style-name="T237_13"><text:s/></text:span><text:span text:style-name="T237_14">interface</text:span><text:span text:style-name="T237_15"><text:s/>(</text:span><text:span text:style-name="T237_16">ex</text:span><text:span text:style-name="T237_17">:<text:s/></text:span><text:span text:style-name="T237_18">entrada</text:span><text:span text:style-name="T237_19"><text:s/></text:span><text:span text:style-name="T237_20">de</text:span><text:span text:style-name="T237_21"><text:s/></text:span><text:span text:style-name="T237_22">numero</text:span><text:span text:style-name="T237_23">,<text:s/></text:span><text:span text:style-name="T237_24">sliper</text:span><text:span text:style-name="T237_25">)<text:s/></text:span><text:span text:style-name="T237_26">para</text:span><text:span text:style-name="T237_27"><text:s/></text:span><text:span text:style-name="T237_28">mudar</text:span><text:span text:style-name="T237_29"><text:s/></text:span><text:span text:style-name="T237_30">a</text:span><text:span text:style-name="T237_31"><text:s/></text:span><text:span text:style-name="T237_32">intensidade</text:span><text:span text:style-name="T237_33"><text:s/></text:span><text:span text:style-name="T237_34">da</text:span><text:span text:style-name="T237_35"><text:s/></text:span><text:span text:style-name="T237_36">luz</text:span><text:span text:style-name="T237_37"><text:s/></text:span><text:span text:style-name="T237_38">de</text:span><text:span text:style-name="T237_39"><text:s/>0%<text:s/></text:span><text:span text:style-name="T237_40">a</text:span><text:span text:style-name="T237_41"><text:s/>100%</text:span></text:p>
      <text:p text:style-name="P238"><text:span text:style-name="T238_1">2.<text:s/></text:span><text:span text:style-name="T238_2">O</text:span><text:span text:style-name="T238_3"><text:s/></text:span><text:span text:style-name="T238_4">usuário</text:span><text:span text:style-name="T238_5"><text:s/></text:span><text:span text:style-name="T238_6">muda</text:span><text:span text:style-name="T238_7"><text:s/></text:span><text:span text:style-name="T238_8">o</text:span><text:span text:style-name="T238_9"><text:s/></text:span><text:span text:style-name="T238_10">nível</text:span><text:span text:style-name="T238_11"><text:s/></text:span><text:span text:style-name="T238_12">da</text:span><text:span text:style-name="T238_13"><text:s/></text:span><text:span text:style-name="T238_14">intensidade</text:span><text:span text:style-name="T238_15"><text:s/></text:span><text:span text:style-name="T238_16">Luz</text:span><text:span text:style-name="T238_17"><text:s/></text:span><text:span text:style-name="T238_18">de</text:span><text:span text:style-name="T238_19"><text:s/></text:span><text:span text:style-name="T238_20">acordo</text:span><text:span text:style-name="T238_21"><text:s/></text:span><text:span text:style-name="T238_22">com</text:span><text:span text:style-name="T238_23"><text:s/></text:span><text:span text:style-name="T238_24">sua</text:span><text:span text:style-name="T238_25"><text:s/></text:span><text:span text:style-name="T238_26">necessidade</text:span><text:span text:style-name="T238_27">.</text:span></text:p>
      <text:p text:style-name="P239"><text:span text:style-name="T239_1">3.<text:s/></text:span><text:span text:style-name="T239_2">O</text:span><text:span text:style-name="T239_3"><text:s/></text:span><text:span text:style-name="T239_4">sistema</text:span><text:span text:style-name="T239_5"><text:s/></text:span><text:span text:style-name="T239_6">muda</text:span><text:span text:style-name="T239_7"><text:s/></text:span><text:span text:style-name="T239_8">a</text:span><text:span text:style-name="T239_9"><text:s/></text:span><text:span text:style-name="T239_10">intensidade</text:span><text:span text:style-name="T239_11"><text:s/></text:span><text:span text:style-name="T239_12">da</text:span><text:span text:style-name="T239_13"><text:s/></text:span><text:span text:style-name="T239_14">Luz</text:span><text:span text:style-name="T239_15"><text:s/></text:span><text:span text:style-name="T239_16">em</text:span><text:span text:style-name="T239_17"><text:s/></text:span><text:span text:style-name="T239_18">tempo</text:span><text:span text:style-name="T239_19"><text:s/></text:span><text:span text:style-name="T239_20">de</text:span><text:span text:style-name="T239_21"><text:s/></text:span><text:span text:style-name="T239_22">resposta</text:span><text:span text:style-name="T239_23">.<text:s/></text:span></text:p>
      <text:p text:style-name="P240"/>
      <text:p text:style-name="P241"/>
      <text:p text:style-name="P242"><text:span text:style-name="T242_1">UC</text:span><text:span text:style-name="T242_2">/</text:span><text:span text:style-name="T242_3">A</text:span><text:span text:style-name="T242_4">07<text:s/>-<text:s/></text:span><text:span text:style-name="T242_5">Ligar</text:span><text:span text:style-name="T242_6">/</text:span><text:span text:style-name="T242_7">Desligar</text:span><text:span text:style-name="T242_8"><text:s/></text:span><text:span text:style-name="T242_9">Aparelho</text:span></text:p>
      <text:p text:style-name="P243"/>
      <text:p text:style-name="P244"><text:span text:style-name="T244_1">Requisitos</text:span><text:span text:style-name="T244_2"><text:s/></text:span><text:span text:style-name="T244_3">referente</text:span><text:span text:style-name="T244_4">:<text:s/>[</text:span><text:span text:style-name="T244_5">R</text:span><text:span text:style-name="T244_6">/</text:span><text:span text:style-name="T244_7">F</text:span><text:span text:style-name="T244_8">06].</text:span></text:p>
      <text:p text:style-name="P245"><text:span text:style-name="T245_1">Pré</text:span><text:span text:style-name="T245_2">-</text:span><text:span text:style-name="T245_3">condição</text:span><text:span text:style-name="T245_4">:</text:span><text:span text:style-name="T245_5"><text:s/></text:span><text:span text:style-name="T245_6">O</text:span><text:span text:style-name="T245_7"><text:s/></text:span><text:span text:style-name="T245_8">usuário</text:span><text:span text:style-name="T245_9"><text:s/></text:span><text:span text:style-name="T245_10">deverá</text:span><text:span text:style-name="T245_11"><text:s/></text:span><text:span text:style-name="T245_12">selecionado</text:span><text:span text:style-name="T245_13"><text:s/></text:span><text:span text:style-name="T245_14">previamente</text:span><text:span text:style-name="T245_15"><text:s/></text:span><text:span text:style-name="T245_16">um</text:span><text:span text:style-name="T245_17"><text:s/></text:span><text:span text:style-name="T245_18">Aparelho</text:span><text:span text:style-name="T245_19">.</text:span></text:p>
      <text:p text:style-name="P246"><text:span text:style-name="T246_1">Pós</text:span><text:span text:style-name="T246_2">-</text:span><text:span text:style-name="T246_3">condição</text:span><text:span text:style-name="T246_4">:</text:span><text:span text:style-name="T246_5"><text:s/></text:span><text:span text:style-name="T246_6">O</text:span><text:span text:style-name="T246_7"><text:s/></text:span><text:span text:style-name="T246_8">sistema</text:span><text:span text:style-name="T246_9"><text:s/></text:span><text:span text:style-name="T246_10">liga</text:span><text:span text:style-name="T246_11"><text:s/></text:span><text:span text:style-name="T246_12">um</text:span><text:span text:style-name="T246_13"><text:s/></text:span><text:span text:style-name="T246_14">determinado</text:span><text:span text:style-name="T246_15"><text:s/></text:span><text:span text:style-name="T246_16">aparelho</text:span></text:p>
      <text:p text:style-name="P247"/>
      <text:p text:style-name="P248"><text:span text:style-name="T248_1">1.<text:s/></text:span><text:span text:style-name="T248_2">O</text:span><text:span text:style-name="T248_3"><text:s/></text:span><text:span text:style-name="T248_4">sistema</text:span><text:span text:style-name="T248_5"><text:s/></text:span><text:span text:style-name="T248_6">oferece</text:span><text:span text:style-name="T248_7"><text:s/></text:span><text:span text:style-name="T248_8">um</text:span><text:span text:style-name="T248_9"><text:s/></text:span><text:span text:style-name="T248_10">mecanismo</text:span><text:span text:style-name="T248_11"><text:s/></text:span><text:span text:style-name="T248_12">de</text:span><text:span text:style-name="T248_13"><text:s/></text:span><text:span text:style-name="T248_14">interface</text:span><text:span text:style-name="T248_15"><text:s/>(</text:span><text:span text:style-name="T248_16">ex</text:span><text:span text:style-name="T248_17">:<text:s/></text:span><text:span text:style-name="T248_18">botão</text:span><text:span text:style-name="T248_19"><text:s/></text:span><text:span text:style-name="T248_20">simples</text:span><text:span text:style-name="T248_21">,<text:s/></text:span><text:span text:style-name="T248_22">botão</text:span><text:span text:style-name="T248_23"><text:s/></text:span><text:span text:style-name="T248_24">de</text:span><text:span text:style-name="T248_25"><text:s/>2<text:s/></text:span><text:span text:style-name="T248_26">estados</text:span><text:span text:style-name="T248_27">,<text:s/></text:span><text:span text:style-name="T248_28">caixa</text:span><text:span text:style-name="T248_29"><text:s/></text:span><text:span text:style-name="T248_30">de</text:span><text:span text:style-name="T248_31"><text:s/></text:span><text:span text:style-name="T248_32">seleção</text:span><text:span text:style-name="T248_33">)<text:s/></text:span><text:span text:style-name="T248_34">para</text:span><text:span text:style-name="T248_35"><text:s/></text:span><text:span text:style-name="T248_36">ligar</text:span><text:span text:style-name="T248_37"><text:s/></text:span><text:span text:style-name="T248_38">ou</text:span><text:span text:style-name="T248_39"><text:s/></text:span><text:span text:style-name="T248_40">deslizar</text:span><text:span text:style-name="T248_41"><text:s/></text:span><text:span text:style-name="T248_42">o</text:span><text:span text:style-name="T248_43"><text:s/></text:span><text:span text:style-name="T248_44">aparelho</text:span><text:span text:style-name="T248_45">.</text:span></text:p>
      <text:p text:style-name="P249"><text:span text:style-name="T249_1">2.<text:s/></text:span><text:span text:style-name="T249_2">O</text:span><text:span text:style-name="T249_3"><text:s/></text:span><text:span text:style-name="T249_4">usuario</text:span><text:span text:style-name="T249_5"><text:s/></text:span><text:span text:style-name="T249_6">liga</text:span><text:span text:style-name="T249_7"><text:s/></text:span><text:span text:style-name="T249_8">ou</text:span><text:span text:style-name="T249_9"><text:s/></text:span><text:span text:style-name="T249_10">desliga</text:span><text:span text:style-name="T249_11"><text:s/></text:span><text:span text:style-name="T249_12">o</text:span><text:span text:style-name="T249_13"><text:s/></text:span><text:span text:style-name="T249_14">aparelho</text:span><text:span text:style-name="T249_15"><text:s/></text:span><text:span text:style-name="T249_16">em</text:span><text:span text:style-name="T249_17"><text:s/></text:span><text:span text:style-name="T249_18">questão</text:span></text:p>
      <text:p text:style-name="P250"><text:span text:style-name="T250_1">3.<text:s/></text:span><text:span text:style-name="T250_2">O</text:span><text:span text:style-name="T250_3"><text:s/></text:span><text:span text:style-name="T250_4">sistema</text:span><text:span text:style-name="T250_5"><text:s/></text:span><text:span text:style-name="T250_6">muda</text:span><text:span text:style-name="T250_7"><text:s/></text:span><text:span text:style-name="T250_8">liga</text:span><text:span text:style-name="T250_9">/</text:span><text:span text:style-name="T250_10">desliga</text:span><text:span text:style-name="T250_11"><text:s/></text:span><text:span text:style-name="T250_12">o</text:span><text:span text:style-name="T250_13"><text:s/></text:span><text:span text:style-name="T250_14">aparelho</text:span><text:span text:style-name="T250_15"><text:s/></text:span><text:span text:style-name="T250_16">em</text:span><text:span text:style-name="T250_17"><text:s/></text:span><text:span text:style-name="T250_18">tempo</text:span><text:span text:style-name="T250_19"><text:s/></text:span><text:span text:style-name="T250_20">de</text:span><text:span text:style-name="T250_21"><text:s/></text:span><text:span text:style-name="T250_22">resposta</text:span><text:span text:style-name="T250_23">.</text:span></text:p>
      <text:p text:style-name="P251"/>
      <text:p text:style-name="P252"><text:span text:style-name="T252_1">[</text:span><text:span text:style-name="T252_2">Fluxo</text:span><text:span text:style-name="T252_3"><text:s/></text:span><text:span text:style-name="T252_4">Alternativo</text:span><text:span text:style-name="T252_5"><text:s/></text:span><text:span text:style-name="T252_6">I</text:span><text:span text:style-name="T252_7"><text:s/>-</text:span><text:span text:style-name="T252_8"><text:s/></text:span><text:span text:style-name="T252_9">Opções</text:span><text:span text:style-name="T252_10"><text:s/></text:span><text:span text:style-name="T252_11">de</text:span><text:span text:style-name="T252_12"><text:s/></text:span><text:span text:style-name="T252_13">Aparelho</text:span><text:span text:style-name="T252_14"><text:s/></text:span><text:span text:style-name="T252_15">ligado</text:span><text:span text:style-name="T252_16">]</text:span></text:p>
      <text:p text:style-name="P253"><text:span text:style-name="T253_1">No</text:span><text:span text:style-name="T253_2"><text:s/></text:span><text:span text:style-name="T253_3">passo</text:span><text:span text:style-name="T253_4"><text:s/>3,<text:s/></text:span><text:span text:style-name="T253_5">caso</text:span><text:span text:style-name="T253_6"><text:s/></text:span><text:span text:style-name="T253_7">o</text:span><text:span text:style-name="T253_8"><text:s/></text:span><text:span text:style-name="T253_9">aparelho</text:span><text:span text:style-name="T253_10"><text:s/></text:span><text:span text:style-name="T253_11">tenha</text:span><text:span text:style-name="T253_12"><text:s/></text:span><text:span text:style-name="T253_13">outras</text:span><text:span text:style-name="T253_14"><text:s/></text:span><text:span text:style-name="T253_15">opções</text:span><text:span text:style-name="T253_16">:</text:span></text:p>
      <text:p text:style-name="P254"><text:span text:style-name="T254_1">1.<text:s/></text:span><text:span text:style-name="T254_2">Mostra</text:span><text:span text:style-name="T254_3"><text:s/></text:span><text:span text:style-name="T254_4">outras</text:span><text:span text:style-name="T254_5"><text:s/></text:span><text:span text:style-name="T254_6">oções</text:span><text:span text:style-name="T254_7"><text:s/></text:span><text:span text:style-name="T254_8">de</text:span><text:span text:style-name="T254_9"><text:s/></text:span><text:span text:style-name="T254_10">acordo</text:span><text:span text:style-name="T254_11"><text:s/></text:span><text:span text:style-name="T254_12">com</text:span><text:span text:style-name="T254_13"><text:s/></text:span><text:span text:style-name="T254_14">a</text:span><text:span text:style-name="T254_15"><text:s/></text:span><text:span text:style-name="T254_16">configuração</text:span><text:span text:style-name="T254_17"><text:s/></text:span><text:span text:style-name="T254_18">do</text:span><text:span text:style-name="T254_19"><text:s/></text:span><text:span text:style-name="T254_20">aparelho</text:span><text:span text:style-name="T254_21">.</text:span></text:p>
      <text:p text:style-name="P255"/>
      <text:p text:style-name="P256"/>
      <text:p text:style-name="P257"><text:span text:style-name="T257_1">UC</text:span><text:span text:style-name="T257_2">/</text:span><text:span text:style-name="T257_3">A</text:span><text:span text:style-name="T257_4">08<text:s/>-<text:s/></text:span><text:span text:style-name="T257_5">Agendamento</text:span><text:span text:style-name="T257_6"><text:s/></text:span><text:span text:style-name="T257_7">de</text:span><text:span text:style-name="T257_8"><text:s/></text:span><text:span text:style-name="T257_9">Aparelho</text:span></text:p>
      <text:p text:style-name="P258"/>
      <text:p text:style-name="P259"><text:span text:style-name="T259_1">Requisitos</text:span><text:span text:style-name="T259_2"><text:s/></text:span><text:span text:style-name="T259_3">referente</text:span><text:span text:style-name="T259_4">:<text:s/>[</text:span><text:span text:style-name="T259_5">R</text:span><text:span text:style-name="T259_6">/</text:span><text:span text:style-name="T259_7">F</text:span><text:span text:style-name="T259_8">07].</text:span></text:p>
      <text:p text:style-name="P260"><text:span text:style-name="T260_1">Pré</text:span><text:span text:style-name="T260_2">-</text:span><text:span text:style-name="T260_3">condição</text:span><text:span text:style-name="T260_4">:</text:span><text:span text:style-name="T260_5"><text:s/></text:span><text:span text:style-name="T260_6">O</text:span><text:span text:style-name="T260_7"><text:s/></text:span><text:span text:style-name="T260_8">usuário</text:span><text:span text:style-name="T260_9"><text:s/></text:span><text:span text:style-name="T260_10">deverá</text:span><text:span text:style-name="T260_11"><text:s/></text:span><text:span text:style-name="T260_12">selecionado</text:span><text:span text:style-name="T260_13"><text:s/></text:span><text:span text:style-name="T260_14">previamente</text:span><text:span text:style-name="T260_15"><text:s/></text:span><text:span text:style-name="T260_16">um</text:span><text:span text:style-name="T260_17"><text:s/></text:span><text:span text:style-name="T260_18">Aparelho</text:span><text:span text:style-name="T260_19">.</text:span></text:p>
      <text:p text:style-name="P261"><text:span text:style-name="T261_1">Pós</text:span><text:span text:style-name="T261_2">-</text:span><text:span text:style-name="T261_3">condição</text:span><text:span text:style-name="T261_4">:</text:span><text:span text:style-name="T261_5"><text:s/></text:span><text:span text:style-name="T261_6">O</text:span><text:span text:style-name="T261_7"><text:s/></text:span><text:span text:style-name="T261_8">sistema</text:span><text:span text:style-name="T261_9"><text:s/></text:span><text:span text:style-name="T261_10">realiza</text:span><text:span text:style-name="T261_11"><text:s/></text:span><text:span text:style-name="T261_12">o</text:span><text:span text:style-name="T261_13"><text:s/></text:span><text:span text:style-name="T261_14">agendamento</text:span><text:span text:style-name="T261_15"><text:s/></text:span><text:span text:style-name="T261_16">para</text:span><text:span text:style-name="T261_17"><text:s/></text:span><text:span text:style-name="T261_18">ligar</text:span><text:span text:style-name="T261_19">/</text:span><text:span text:style-name="T261_20">desligar</text:span><text:span text:style-name="T261_21"><text:s/></text:span><text:span text:style-name="T261_22">o</text:span><text:span text:style-name="T261_23"><text:s/></text:span><text:span text:style-name="T261_24">aparelho</text:span></text:p>
      <text:p text:style-name="P262"><text:span text:style-name="T262_1"><text:tab/></text:span></text:p>
      <text:p text:style-name="P263"><text:span text:style-name="T263_1"><text:tab/></text:span></text:p>
      <text:p text:style-name="P264"><text:span text:style-name="T264_1">[</text:span><text:span text:style-name="T264_2">Sub</text:span><text:span text:style-name="T264_3"><text:s/></text:span><text:span text:style-name="T264_4">Fluxo</text:span><text:span text:style-name="T264_5"><text:s/></text:span><text:span text:style-name="T264_6">Alternativo</text:span><text:span text:style-name="T264_7"><text:s/></text:span><text:span text:style-name="T264_8">I</text:span><text:span text:style-name="T264_9"><text:s/>-</text:span><text:span text:style-name="T264_10"><text:s/></text:span><text:span text:style-name="T264_11">Opções</text:span><text:span text:style-name="T264_12"><text:s/></text:span><text:span text:style-name="T264_13">de</text:span><text:span text:style-name="T264_14"><text:s/></text:span><text:span text:style-name="T264_15">Aparelho</text:span><text:span text:style-name="T264_16"><text:s/></text:span><text:span text:style-name="T264_17">ligado</text:span><text:span text:style-name="T264_18">]</text:span></text:p>
      <text:p text:style-name="P265"><text:span text:style-name="T265_1">1.<text:s/></text:span><text:span text:style-name="T265_2">O</text:span><text:span text:style-name="T265_3"><text:s/></text:span><text:span text:style-name="T265_4">sistema</text:span><text:span text:style-name="T265_5"><text:s/></text:span><text:span text:style-name="T265_6">oferece</text:span><text:span text:style-name="T265_7"><text:s/></text:span><text:span text:style-name="T265_8">um</text:span><text:span text:style-name="T265_9"><text:s/></text:span><text:span text:style-name="T265_10">mecanismo</text:span><text:span text:style-name="T265_11"><text:s/></text:span><text:span text:style-name="T265_12">de</text:span><text:span text:style-name="T265_13"><text:s/></text:span><text:span text:style-name="T265_14">interface</text:span><text:span text:style-name="T265_15"><text:s/>(</text:span><text:span text:style-name="T265_16">ex</text:span><text:span text:style-name="T265_17">:<text:s/></text:span><text:span text:style-name="T265_18">Entrada</text:span><text:span text:style-name="T265_19"><text:s/></text:span><text:span text:style-name="T265_20">de</text:span><text:span text:style-name="T265_21"><text:s/></text:span><text:span text:style-name="T265_22">texto</text:span><text:span text:style-name="T265_23">,<text:s/></text:span><text:span text:style-name="T265_24">seleção</text:span><text:span text:style-name="T265_25"><text:s/></text:span><text:span text:style-name="T265_26">de</text:span><text:span text:style-name="T265_27"><text:s/></text:span><text:span text:style-name="T265_28">horas</text:span><text:span text:style-name="T265_29">)<text:s/></text:span><text:span text:style-name="T265_30">para</text:span><text:span text:style-name="T265_31"><text:s/></text:span><text:span text:style-name="T265_32">ligar</text:span><text:span text:style-name="T265_33"><text:s/></text:span><text:span text:style-name="T265_34">ou</text:span><text:span text:style-name="T265_35"><text:s/></text:span><text:span text:style-name="T265_36">deslizar</text:span><text:span text:style-name="T265_37"><text:s/></text:span><text:span text:style-name="T265_38">o</text:span><text:span text:style-name="T265_39"><text:s/></text:span><text:span text:style-name="T265_40">aparelho</text:span><text:span text:style-name="T265_41">.</text:span></text:p>
      <text:p text:style-name="P266"><text:span text:style-name="T266_1">2.<text:s/></text:span><text:span text:style-name="T266_2">O</text:span><text:span text:style-name="T266_3"><text:s/></text:span><text:span text:style-name="T266_4">usuário</text:span><text:span text:style-name="T266_5"><text:s/></text:span><text:span text:style-name="T266_6">determina</text:span><text:span text:style-name="T266_7"><text:s/></text:span><text:span text:style-name="T266_8">o</text:span><text:span text:style-name="T266_9"><text:s/></text:span><text:span text:style-name="T266_10">tempo</text:span><text:span text:style-name="T266_11"><text:s/></text:span><text:span text:style-name="T266_12">de</text:span><text:span text:style-name="T266_13"><text:s/></text:span><text:span text:style-name="T266_14">agendamento</text:span><text:span text:style-name="T266_15"><text:s/></text:span><text:span text:style-name="T266_16">para</text:span><text:span text:style-name="T266_17"><text:s/></text:span><text:span text:style-name="T266_18">desligar</text:span><text:span text:style-name="T266_19"><text:s/></text:span><text:span text:style-name="T266_20">o</text:span><text:span text:style-name="T266_21"><text:s/></text:span><text:span text:style-name="T266_22">aparelho</text:span><text:span text:style-name="T266_23"><text:s/></text:span><text:span text:style-name="T266_24">em</text:span><text:span text:style-name="T266_25"><text:s/></text:span><text:span text:style-name="T266_26">questão</text:span><text:span text:style-name="T266_27"><text:s/></text:span><text:span text:style-name="T266_28">de</text:span><text:span text:style-name="T266_29"><text:s/></text:span><text:span text:style-name="T266_30">acordo</text:span><text:span text:style-name="T266_31"><text:s/></text:span><text:span text:style-name="T266_32">com</text:span><text:span text:style-name="T266_33"><text:s/></text:span><text:span text:style-name="T266_34">a</text:span><text:span text:style-name="T266_35"><text:s/></text:span><text:span text:style-name="T266_36">sua</text:span><text:span text:style-name="T266_37"><text:s/></text:span><text:span text:style-name="T266_38">necessidade</text:span><text:span text:style-name="T266_39">.</text:span></text:p>
      <text:p text:style-name="P267"><text:span text:style-name="T267_1">3.<text:s/></text:span><text:span text:style-name="T267_2">O</text:span><text:span text:style-name="T267_3"><text:s/></text:span><text:span text:style-name="T267_4">sistema</text:span><text:span text:style-name="T267_5"><text:s/></text:span><text:span text:style-name="T267_6">agenda</text:span><text:span text:style-name="T267_7"><text:s/></text:span><text:span text:style-name="T267_8">o</text:span><text:span text:style-name="T267_9"><text:s/></text:span><text:span text:style-name="T267_10">desligamento</text:span><text:span text:style-name="T267_11"><text:s/></text:span><text:span text:style-name="T267_12">do</text:span><text:span text:style-name="T267_13"><text:s/></text:span><text:span text:style-name="T267_14">aparelho</text:span><text:span text:style-name="T267_15">.</text:span></text:p>
      <text:p text:style-name="P268"/>
      <text:p text:style-name="P269"><text:span text:style-name="T269_1">[</text:span><text:span text:style-name="T269_2">Sub</text:span><text:span text:style-name="T269_3"><text:s/></text:span><text:span text:style-name="T269_4">Fluxo</text:span><text:span text:style-name="T269_5"><text:s/></text:span><text:span text:style-name="T269_6">Alternativo</text:span><text:span text:style-name="T269_7"><text:s/></text:span><text:span text:style-name="T269_8">I</text:span><text:span text:style-name="T269_9"><text:s/>-</text:span><text:span text:style-name="T269_10"><text:s/></text:span><text:span text:style-name="T269_11">Opções</text:span><text:span text:style-name="T269_12"><text:s/></text:span><text:span text:style-name="T269_13">de</text:span><text:span text:style-name="T269_14"><text:s/></text:span><text:span text:style-name="T269_15">Aparelho</text:span><text:span text:style-name="T269_16"><text:s/></text:span><text:span text:style-name="T269_17">desligado</text:span><text:span text:style-name="T269_18">]</text:span></text:p>
      <text:p text:style-name="P270"><text:span text:style-name="T270_1">1.<text:s/></text:span><text:span text:style-name="T270_2">O</text:span><text:span text:style-name="T270_3"><text:s/></text:span><text:span text:style-name="T270_4">sistema</text:span><text:span text:style-name="T270_5"><text:s/></text:span><text:span text:style-name="T270_6">oferece</text:span><text:span text:style-name="T270_7"><text:s/></text:span><text:span text:style-name="T270_8">um</text:span><text:span text:style-name="T270_9"><text:s/></text:span><text:span text:style-name="T270_10">mecanismo</text:span><text:span text:style-name="T270_11"><text:s/></text:span><text:span text:style-name="T270_12">de</text:span><text:span text:style-name="T270_13"><text:s/></text:span><text:span text:style-name="T270_14">interface</text:span><text:span text:style-name="T270_15"><text:s/>(</text:span><text:span text:style-name="T270_16">ex</text:span><text:span text:style-name="T270_17">:<text:s/></text:span><text:span text:style-name="T270_18">Entrada</text:span><text:span text:style-name="T270_19"><text:s/></text:span><text:span text:style-name="T270_20">de</text:span><text:span text:style-name="T270_21"><text:s/></text:span><text:span text:style-name="T270_22">texto</text:span><text:span text:style-name="T270_23">,<text:s/></text:span><text:span text:style-name="T270_24">seleção</text:span><text:span text:style-name="T270_25"><text:s/></text:span><text:span text:style-name="T270_26">de</text:span><text:span text:style-name="T270_27"><text:s/></text:span><text:span text:style-name="T270_28">horas</text:span><text:span text:style-name="T270_29">)<text:s/></text:span><text:span text:style-name="T270_30">para</text:span><text:span text:style-name="T270_31"><text:s/></text:span><text:span text:style-name="T270_32">ligar</text:span><text:span text:style-name="T270_33"><text:s/></text:span><text:span text:style-name="T270_34">ou</text:span><text:span text:style-name="T270_35"><text:s/></text:span><text:span text:style-name="T270_36">deslizar</text:span><text:span text:style-name="T270_37"><text:s/></text:span><text:span text:style-name="T270_38">o</text:span><text:span text:style-name="T270_39"><text:s/></text:span><text:span text:style-name="T270_40">aparelho</text:span><text:span text:style-name="T270_41">.</text:span></text:p>
      <text:p text:style-name="P271"><text:span text:style-name="T271_1">2.<text:s/></text:span><text:span text:style-name="T271_2">O</text:span><text:span text:style-name="T271_3"><text:s/></text:span><text:span text:style-name="T271_4">usuário</text:span><text:span text:style-name="T271_5"><text:s/></text:span><text:span text:style-name="T271_6">determina</text:span><text:span text:style-name="T271_7"><text:s/></text:span><text:span text:style-name="T271_8">o</text:span><text:span text:style-name="T271_9"><text:s/></text:span><text:span text:style-name="T271_10">tempo</text:span><text:span text:style-name="T271_11"><text:s/></text:span><text:span text:style-name="T271_12">de</text:span><text:span text:style-name="T271_13"><text:s/></text:span><text:span text:style-name="T271_14">agendamento</text:span><text:span text:style-name="T271_15"><text:s/></text:span><text:span text:style-name="T271_16">para</text:span><text:span text:style-name="T271_17"><text:s/></text:span><text:span text:style-name="T271_18">ligar</text:span><text:span text:style-name="T271_19"><text:s/></text:span><text:span text:style-name="T271_20">o</text:span><text:span text:style-name="T271_21"><text:s/></text:span><text:span text:style-name="T271_22">aparelho</text:span><text:span text:style-name="T271_23"><text:s/></text:span><text:span text:style-name="T271_24">em</text:span><text:span text:style-name="T271_25"><text:s/></text:span><text:span text:style-name="T271_26">questão</text:span><text:span text:style-name="T271_27"><text:s/></text:span><text:span text:style-name="T271_28">de</text:span><text:span text:style-name="T271_29"><text:s/></text:span><text:span text:style-name="T271_30">acordo</text:span><text:span text:style-name="T271_31"><text:s/></text:span><text:span text:style-name="T271_32">com</text:span><text:span text:style-name="T271_33"><text:s/></text:span><text:span text:style-name="T271_34">a</text:span><text:span text:style-name="T271_35"><text:s/></text:span><text:span text:style-name="T271_36">sua</text:span><text:span text:style-name="T271_37"><text:s/></text:span><text:span text:style-name="T271_38">necessidade</text:span><text:span text:style-name="T271_39">.</text:span></text:p>
      <text:p text:style-name="P272"><text:span text:style-name="T272_1">3.<text:s/></text:span><text:span text:style-name="T272_2">O</text:span><text:span text:style-name="T272_3"><text:s/></text:span><text:span text:style-name="T272_4">sistema</text:span><text:span text:style-name="T272_5"><text:s/></text:span><text:span text:style-name="T272_6">agenda</text:span><text:span text:style-name="T272_7"><text:s/></text:span><text:span text:style-name="T272_8">o</text:span><text:span text:style-name="T272_9"><text:s/></text:span><text:span text:style-name="T272_10">desligamento</text:span><text:span text:style-name="T272_11"><text:s/></text:span><text:span text:style-name="T272_12">do</text:span><text:span text:style-name="T272_13"><text:s/></text:span><text:span text:style-name="T272_14">aparelho</text:span><text:span text:style-name="T272_15">.</text:span></text:p>
      <text:p text:style-name="P273"/>
      <text:p text:style-name="P274"><text:span text:style-name="T274_1">UC</text:span><text:span text:style-name="T274_2">/</text:span><text:span text:style-name="T274_3">A</text:span><text:span text:style-name="T274_4">09<text:s/>-<text:s/></text:span><text:span text:style-name="T274_5">Relatorio</text:span><text:span text:style-name="T274_6"><text:s/></text:span><text:span text:style-name="T274_7">de</text:span><text:span text:style-name="T274_8"><text:s/></text:span><text:span text:style-name="T274_9">Aparelhos</text:span><text:span text:style-name="T274_10"><text:s/></text:span><text:span text:style-name="T274_11">Domésticos</text:span><text:span text:style-name="T274_12"><text:s/></text:span><text:span text:style-name="T274_13">Ligados</text:span><text:span text:style-name="T274_14"><text:s/></text:span><text:span text:style-name="T274_15">e</text:span><text:span text:style-name="T274_16"><text:s/></text:span><text:span text:style-name="T274_17">Desligados</text:span></text:p>
      <text:p text:style-name="P275"/>
      <text:p text:style-name="P276"><text:span text:style-name="T276_1">Requisitos</text:span><text:span text:style-name="T276_2"><text:s/></text:span><text:span text:style-name="T276_3">referente</text:span><text:span text:style-name="T276_4">:<text:s/>[</text:span><text:span text:style-name="T276_5">R</text:span><text:span text:style-name="T276_6">/</text:span><text:span text:style-name="T276_7">F</text:span><text:span text:style-name="T276_8">08].</text:span></text:p>
      <text:p text:style-name="P277"><text:span text:style-name="T277_1">Pré</text:span><text:span text:style-name="T277_2">-</text:span><text:span text:style-name="T277_3">condição</text:span><text:span text:style-name="T277_4">:</text:span><text:span text:style-name="T277_5"><text:s/></text:span><text:span text:style-name="T277_6">O</text:span><text:span text:style-name="T277_7"><text:s/></text:span><text:span text:style-name="T277_8">usuário</text:span><text:span text:style-name="T277_9"><text:s/></text:span><text:span text:style-name="T277_10">deverá</text:span><text:span text:style-name="T277_11"><text:s/></text:span><text:span text:style-name="T277_12">selecionado</text:span><text:span text:style-name="T277_13"><text:s/></text:span><text:span text:style-name="T277_14">previamente</text:span><text:span text:style-name="T277_15"><text:s/></text:span><text:span text:style-name="T277_16">a</text:span><text:span text:style-name="T277_17"><text:s/></text:span><text:span text:style-name="T277_18">opção</text:span><text:span text:style-name="T277_19"><text:s/></text:span><text:span text:style-name="T277_20">Relatorio</text:span><text:span text:style-name="T277_21"><text:s/></text:span><text:span text:style-name="T277_22">no</text:span><text:span text:style-name="T277_23"><text:s/></text:span><text:span text:style-name="T277_24">painel</text:span><text:span text:style-name="T277_25"><text:s/></text:span><text:span text:style-name="T277_26">de</text:span><text:span text:style-name="T277_27"><text:s/></text:span><text:span text:style-name="T277_28">controle</text:span><text:span text:style-name="T277_29">.</text:span></text:p>
      <text:p text:style-name="P278"><text:span text:style-name="T278_1">Pós</text:span><text:span text:style-name="T278_2">-</text:span><text:span text:style-name="T278_3">condição</text:span><text:span text:style-name="T278_4">:</text:span><text:span text:style-name="T278_5"><text:s/></text:span><text:span text:style-name="T278_6">O</text:span><text:span text:style-name="T278_7"><text:s/></text:span><text:span text:style-name="T278_8">sistema</text:span><text:span text:style-name="T278_9"><text:s/></text:span><text:span text:style-name="T278_10">lista</text:span><text:span text:style-name="T278_11"><text:s/></text:span><text:span text:style-name="T278_12">um</text:span><text:span text:style-name="T278_13"><text:s/></text:span><text:span text:style-name="T278_14">relatorio</text:span><text:span text:style-name="T278_15"><text:s/></text:span><text:span text:style-name="T278_16">de</text:span><text:span text:style-name="T278_17"><text:s/></text:span><text:span text:style-name="T278_18">todos</text:span><text:span text:style-name="T278_19"><text:s/></text:span><text:span text:style-name="T278_20">os</text:span><text:span text:style-name="T278_21"><text:s/></text:span><text:span text:style-name="T278_22">aparelhos</text:span></text:p>
      <text:p text:style-name="P279"><text:span text:style-name="T279_1"><text:tab/></text:span></text:p>
      <text:p text:style-name="P280"><text:span text:style-name="T280_1"><text:tab/>1.<text:s/></text:span><text:span text:style-name="T280_2">O</text:span><text:span text:style-name="T280_3"><text:s/></text:span><text:span text:style-name="T280_4">usuário</text:span><text:span text:style-name="T280_5"><text:s/></text:span><text:span text:style-name="T280_6">seleciona</text:span><text:span text:style-name="T280_7"><text:s/></text:span><text:span text:style-name="T280_8">a</text:span><text:span text:style-name="T280_9"><text:s/></text:span><text:span text:style-name="T280_10">opção</text:span><text:span text:style-name="T280_11"><text:s/></text:span><text:span text:style-name="T280_12">de</text:span><text:span text:style-name="T280_13"><text:s/></text:span><text:span text:style-name="T280_14">Aparelhos</text:span><text:span text:style-name="T280_15"><text:s/></text:span><text:span text:style-name="T280_16">Domésticos</text:span><text:span text:style-name="T280_17">.</text:span></text:p>
      <text:p text:style-name="P281"><text:span text:style-name="T281_1"><text:tab/>2.<text:s/></text:span><text:span text:style-name="T281_2">O</text:span><text:span text:style-name="T281_3"><text:s/></text:span><text:span text:style-name="T281_4">sistema</text:span><text:span text:style-name="T281_5"><text:s/></text:span><text:span text:style-name="T281_6">lista</text:span><text:span text:style-name="T281_7"><text:s/></text:span><text:span text:style-name="T281_8">uma</text:span><text:span text:style-name="T281_9"><text:s/></text:span><text:span text:style-name="T281_10">relação</text:span><text:span text:style-name="T281_11"><text:s/></text:span><text:span text:style-name="T281_12">dos</text:span><text:span text:style-name="T281_13"><text:s/></text:span><text:span text:style-name="T281_14">aparelhos</text:span><text:span text:style-name="T281_15"><text:s/></text:span><text:span text:style-name="T281_16">e</text:span><text:span text:style-name="T281_17"><text:s/></text:span><text:span text:style-name="T281_18">se</text:span><text:span text:style-name="T281_19"><text:s/></text:span><text:span text:style-name="T281_20">esta</text:span><text:span text:style-name="T281_21"><text:s/></text:span><text:span text:style-name="T281_22">ou</text:span><text:span text:style-name="T281_23"><text:s/></text:span><text:span text:style-name="T281_24">não</text:span><text:span text:style-name="T281_25"><text:s/></text:span><text:span text:style-name="T281_26">ligado</text:span><text:span text:style-name="T281_27">.</text:span></text:p>
      <text:p text:style-name="P282"/>
      <text:p text:style-name="P283"/>
      <text:p text:style-name="P284"><text:span text:style-name="T284_1">UC</text:span><text:span text:style-name="T284_2">/</text:span><text:span text:style-name="T284_3">A</text:span><text:span text:style-name="T284_4">10<text:s/>-<text:s/></text:span><text:span text:style-name="T284_5">Log</text:span><text:span text:style-name="T284_6"><text:s/></text:span><text:span text:style-name="T284_7">de</text:span><text:span text:style-name="T284_8"><text:s/></text:span><text:span text:style-name="T284_9">Uso</text:span><text:span text:style-name="T284_10"><text:s/></text:span><text:span text:style-name="T284_11">do</text:span><text:span text:style-name="T284_12"><text:s/></text:span><text:span text:style-name="T284_13">Sistema</text:span></text:p>
      <text:p text:style-name="P285"/>
      <text:p text:style-name="P286"><text:span text:style-name="T286_1">Requisitos</text:span><text:span text:style-name="T286_2"><text:s/></text:span><text:span text:style-name="T286_3">referente</text:span><text:span text:style-name="T286_4">:<text:s/>[</text:span><text:span text:style-name="T286_5">R</text:span><text:span text:style-name="T286_6">/</text:span><text:span text:style-name="T286_7">F</text:span><text:span text:style-name="T286_8">27].</text:span></text:p>
      <text:p text:style-name="P287"><text:span text:style-name="T287_1">Pré</text:span><text:span text:style-name="T287_2">-</text:span><text:span text:style-name="T287_3">condição</text:span><text:span text:style-name="T287_4">:</text:span><text:span text:style-name="T287_5"><text:s/></text:span><text:span text:style-name="T287_6">O</text:span><text:span text:style-name="T287_7"><text:s/></text:span><text:span text:style-name="T287_8">usuário</text:span><text:span text:style-name="T287_9"><text:s/></text:span><text:span text:style-name="T287_10">deverá</text:span><text:span text:style-name="T287_11"><text:s/></text:span><text:span text:style-name="T287_12">selecionado</text:span><text:span text:style-name="T287_13"><text:s/></text:span><text:span text:style-name="T287_14">previamente</text:span><text:span text:style-name="T287_15"><text:s/></text:span><text:span text:style-name="T287_16">a</text:span><text:span text:style-name="T287_17"><text:s/></text:span><text:span text:style-name="T287_18">opção</text:span><text:span text:style-name="T287_19"><text:s/></text:span><text:span text:style-name="T287_20">Relatorio</text:span><text:span text:style-name="T287_21"><text:s/></text:span><text:span text:style-name="T287_22">no</text:span><text:span text:style-name="T287_23"><text:s/></text:span><text:span text:style-name="T287_24">painel</text:span><text:span text:style-name="T287_25"><text:s/></text:span><text:span text:style-name="T287_26">de</text:span><text:span text:style-name="T287_27"><text:s/></text:span><text:span text:style-name="T287_28">controle</text:span><text:span text:style-name="T287_29">.</text:span></text:p>
      <text:p text:style-name="P288"><text:span text:style-name="T288_1">Pós</text:span><text:span text:style-name="T288_2">-</text:span><text:span text:style-name="T288_3">condição</text:span><text:span text:style-name="T288_4">:</text:span><text:span text:style-name="T288_5"><text:s/></text:span><text:span text:style-name="T288_6">O</text:span><text:span text:style-name="T288_7"><text:s/></text:span><text:span text:style-name="T288_8">sistema</text:span><text:span text:style-name="T288_9"><text:s/></text:span><text:span text:style-name="T288_10">lista</text:span><text:span text:style-name="T288_11"><text:s/></text:span><text:span text:style-name="T288_12">um</text:span><text:span text:style-name="T288_13"><text:s/></text:span><text:span text:style-name="T288_14">relatorio</text:span><text:span text:style-name="T288_15"><text:s/></text:span><text:span text:style-name="T288_16">de</text:span><text:span text:style-name="T288_17"><text:s/></text:span><text:span text:style-name="T288_18">todos</text:span><text:span text:style-name="T288_19"><text:s/></text:span><text:span text:style-name="T288_20">os</text:span><text:span text:style-name="T288_21"><text:s/></text:span><text:span text:style-name="T288_22">usuarios</text:span><text:span text:style-name="T288_23">.</text:span></text:p>
      <text:p text:style-name="P289"><text:span text:style-name="T289_1"><text:tab/></text:span></text:p>
      <text:p text:style-name="P290"><text:span text:style-name="T290_1"><text:tab/>1.<text:s/></text:span><text:span text:style-name="T290_2">O</text:span><text:span text:style-name="T290_3"><text:s/></text:span><text:span text:style-name="T290_4">usuário</text:span><text:span text:style-name="T290_5"><text:s/></text:span><text:span text:style-name="T290_6">seleciona</text:span><text:span text:style-name="T290_7"><text:s/></text:span><text:span text:style-name="T290_8">a</text:span><text:span text:style-name="T290_9"><text:s/></text:span><text:span text:style-name="T290_10">opção</text:span><text:span text:style-name="T290_11"><text:s/></text:span><text:span text:style-name="T290_12">de</text:span><text:span text:style-name="T290_13"><text:s/></text:span><text:span text:style-name="T290_14">Aparelhos</text:span><text:span text:style-name="T290_15"><text:s/></text:span><text:span text:style-name="T290_16">Domésticos</text:span><text:span text:style-name="T290_17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lista</text:span><text:span text:style-name="T291_7"><text:s/></text:span><text:span text:style-name="T291_8">uma</text:span><text:span text:style-name="T291_9"><text:s/></text:span><text:span text:style-name="T291_10">relação</text:span><text:span text:style-name="T291_11"><text:s/></text:span><text:span text:style-name="T291_12">do</text:span><text:span text:style-name="T291_13"><text:s/></text:span><text:span text:style-name="T291_14">tempo</text:span><text:span text:style-name="T291_15"><text:s/></text:span><text:span text:style-name="T291_16">da</text:span><text:span text:style-name="T291_17"><text:s/></text:span><text:span text:style-name="T291_18">ação</text:span><text:span text:style-name="T291_19">,<text:s/></text:span><text:span text:style-name="T291_20">usuarios</text:span><text:span text:style-name="T291_21"><text:s/></text:span><text:span text:style-name="T291_22">da</text:span><text:span text:style-name="T291_23"><text:s/></text:span><text:span text:style-name="T291_24">ação</text:span><text:span text:style-name="T291_25"><text:s/></text:span><text:span text:style-name="T291_26">e</text:span><text:span text:style-name="T291_27"><text:s/></text:span><text:span text:style-name="T291_28">a</text:span><text:span text:style-name="T291_29"><text:s/></text:span><text:span text:style-name="T291_30">ação</text:span><text:span text:style-name="T291_31"><text:s/></text:span><text:span text:style-name="T291_32">em</text:span><text:span text:style-name="T291_33"><text:s/></text:span><text:span text:style-name="T291_34">quetão</text:span><text:span text:style-name="T291_35">.<text:s/></text:span><text:span text:style-name="T291_36">Ação</text:span><text:span text:style-name="T291_37"><text:s/></text:span><text:span text:style-name="T291_38">é</text:span><text:span text:style-name="T291_39"><text:s/></text:span><text:span text:style-name="T291_40">qualquer</text:span><text:span text:style-name="T291_41"><text:s/></text:span><text:span text:style-name="T291_42">modificação</text:span><text:span text:style-name="T291_43"><text:s/></text:span><text:span text:style-name="T291_44">que</text:span><text:span text:style-name="T291_45"><text:s/></text:span><text:span text:style-name="T291_46">um</text:span><text:span text:style-name="T291_47"><text:s/></text:span><text:span text:style-name="T291_48">usuario</text:span><text:span text:style-name="T291_49"><text:s/></text:span><text:span text:style-name="T291_50">faça</text:span><text:span text:style-name="T291_51"><text:s/></text:span><text:span text:style-name="T291_52">no</text:span><text:span text:style-name="T291_53"><text:s/></text:span><text:span text:style-name="T291_54">sistema</text:span><text:span text:style-name="T291_55">,<text:s/></text:span><text:span text:style-name="T291_56">aparelho</text:span><text:span text:style-name="T291_57">,<text:s/></text:span><text:span text:style-name="T291_58">luz</text:span><text:span text:style-name="T291_59">,<text:s/></text:span><text:span text:style-name="T291_60">ou</text:span><text:span text:style-name="T291_61"><text:s/></text:span><text:span text:style-name="T291_62">comodo</text:span><text:span text:style-name="T291_63">.</text:span></text:p>
      <text:p text:style-name="P292"><text:span text:style-name="T292_1">UC</text:span><text:span text:style-name="T292_2">/</text:span><text:span text:style-name="T292_3">A</text:span><text:span text:style-name="T292_4">10<text:s/>-<text:s/></text:span><text:span text:style-name="T292_5">Log</text:span><text:span text:style-name="T292_6"><text:s/></text:span><text:span text:style-name="T292_7">de</text:span><text:span text:style-name="T292_8"><text:s/></text:span><text:span text:style-name="T292_9">Uso</text:span><text:span text:style-name="T292_10"><text:s/></text:span><text:span text:style-name="T292_11">do</text:span><text:span text:style-name="T292_12"><text:s/></text:span><text:span text:style-name="T292_13">Sistema</text:span></text:p>
      <text:p text:style-name="P293"/>
      <text:p text:style-name="P294"><text:span text:style-name="T294_1">Requisitos</text:span><text:span text:style-name="T294_2"><text:s/></text:span><text:span text:style-name="T294_3">referente</text:span><text:span text:style-name="T294_4">:<text:s/>[</text:span><text:span text:style-name="T294_5">R</text:span><text:span text:style-name="T294_6">/</text:span><text:span text:style-name="T294_7">F</text:span><text:span text:style-name="T294_8">27].</text:span></text:p>
      <text:p text:style-name="P295"><text:span text:style-name="T295_1">Pré</text:span><text:span text:style-name="T295_2">-</text:span><text:span text:style-name="T295_3">condição</text:span><text:span text:style-name="T295_4">:</text:span><text:span text:style-name="T295_5"><text:s/></text:span><text:span text:style-name="T295_6">O</text:span><text:span text:style-name="T295_7"><text:s/></text:span><text:span text:style-name="T295_8">usuário</text:span><text:span text:style-name="T295_9"><text:s/></text:span><text:span text:style-name="T295_10">deverá</text:span><text:span text:style-name="T295_11"><text:s/></text:span><text:span text:style-name="T295_12">selecionado</text:span><text:span text:style-name="T295_13"><text:s/></text:span><text:span text:style-name="T295_14">previamente</text:span><text:span text:style-name="T295_15"><text:s/></text:span><text:span text:style-name="T295_16">a</text:span><text:span text:style-name="T295_17"><text:s/></text:span><text:span text:style-name="T295_18">opção</text:span><text:span text:style-name="T295_19"><text:s/></text:span><text:span text:style-name="T295_20">Relatorio</text:span><text:span text:style-name="T295_21"><text:s/></text:span><text:span text:style-name="T295_22">no</text:span><text:span text:style-name="T295_23"><text:s/></text:span><text:span text:style-name="T295_24">painel</text:span><text:span text:style-name="T295_25"><text:s/></text:span><text:span text:style-name="T295_26">de</text:span><text:span text:style-name="T295_27"><text:s/></text:span><text:span text:style-name="T295_28">controle</text:span><text:span text:style-name="T295_29">.</text:span></text:p>
      <text:p text:style-name="P296"><text:span text:style-name="T296_1">Pós</text:span><text:span text:style-name="T296_2">-</text:span><text:span text:style-name="T296_3">condição</text:span><text:span text:style-name="T296_4">:</text:span><text:span text:style-name="T296_5"><text:s/></text:span><text:span text:style-name="T296_6">O</text:span><text:span text:style-name="T296_7"><text:s/></text:span><text:span text:style-name="T296_8">sistema</text:span><text:span text:style-name="T296_9"><text:s/></text:span><text:span text:style-name="T296_10">lista</text:span><text:span text:style-name="T296_11"><text:s/></text:span><text:span text:style-name="T296_12">um</text:span><text:span text:style-name="T296_13"><text:s/></text:span><text:span text:style-name="T296_14">relatorio</text:span><text:span text:style-name="T296_15"><text:s/></text:span><text:span text:style-name="T296_16">de</text:span><text:span text:style-name="T296_17"><text:s/></text:span><text:span text:style-name="T296_18">todos</text:span><text:span text:style-name="T296_19"><text:s/></text:span><text:span text:style-name="T296_20">os</text:span><text:span text:style-name="T296_21"><text:s/></text:span><text:span text:style-name="T296_22">usuários</text:span><text:span text:style-name="T296_23">.</text:span></text:p>
      <text:p text:style-name="P297"><text:span text:style-name="T297_1"><text:tab/></text:span></text:p>
      <text:p text:style-name="P298"><text:span text:style-name="T298_1"><text:tab/>1.<text:s/></text:span><text:span text:style-name="T298_2">O</text:span><text:span text:style-name="T298_3"><text:s/></text:span><text:span text:style-name="T298_4">administrador</text:span><text:span text:style-name="T298_5"><text:s/></text:span><text:span text:style-name="T298_6">seleciona</text:span><text:span text:style-name="T298_7"><text:s/></text:span><text:span text:style-name="T298_8">a</text:span><text:span text:style-name="T298_9"><text:s/></text:span><text:span text:style-name="T298_10">opção</text:span><text:span text:style-name="T298_11"><text:s/></text:span><text:span text:style-name="T298_12">de</text:span><text:span text:style-name="T298_13"><text:s/></text:span><text:span text:style-name="T298_14">Usuários</text:span><text:span text:style-name="T298_15">.</text:span></text:p>
      <text:p text:style-name="P299"><text:span text:style-name="T299_1">2.<text:s/></text:span><text:span text:style-name="T299_2">O</text:span><text:span text:style-name="T299_3"><text:s/></text:span><text:span text:style-name="T299_4">sistema</text:span><text:span text:style-name="T299_5"><text:s/></text:span><text:span text:style-name="T299_6">lista</text:span><text:span text:style-name="T299_7"><text:s/></text:span><text:span text:style-name="T299_8">uma</text:span><text:span text:style-name="T299_9"><text:s/></text:span><text:span text:style-name="T299_10">relação</text:span><text:span text:style-name="T299_11"><text:s/></text:span><text:span text:style-name="T299_12">do</text:span><text:span text:style-name="T299_13"><text:s/></text:span><text:span text:style-name="T299_14">tempo</text:span><text:span text:style-name="T299_15"><text:s/></text:span><text:span text:style-name="T299_16">da</text:span><text:span text:style-name="T299_17"><text:s/></text:span><text:span text:style-name="T299_18">ação</text:span><text:span text:style-name="T299_19">,<text:s/></text:span><text:span text:style-name="T299_20">usuários</text:span><text:span text:style-name="T299_21"><text:s/></text:span><text:span text:style-name="T299_22">da</text:span><text:span text:style-name="T299_23"><text:s/></text:span><text:span text:style-name="T299_24">ação</text:span><text:span text:style-name="T299_25"><text:s/></text:span><text:span text:style-name="T299_26">e</text:span><text:span text:style-name="T299_27"><text:s/></text:span><text:span text:style-name="T299_28">a</text:span><text:span text:style-name="T299_29"><text:s/></text:span><text:span text:style-name="T299_30">ação</text:span><text:span text:style-name="T299_31"><text:s/></text:span><text:span text:style-name="T299_32">em</text:span><text:span text:style-name="T299_33"><text:s/></text:span><text:span text:style-name="T299_34">questão</text:span><text:span text:style-name="T299_35">.<text:s/></text:span><text:span text:style-name="T299_36">Ação</text:span><text:span text:style-name="T299_37"><text:s/></text:span><text:span text:style-name="T299_38">é</text:span><text:span text:style-name="T299_39"><text:s/></text:span><text:span text:style-name="T299_40">qualquer</text:span><text:span text:style-name="T299_41"><text:s/></text:span><text:span text:style-name="T299_42">modificação</text:span><text:span text:style-name="T299_43"><text:s/></text:span><text:span text:style-name="T299_44">que</text:span><text:span text:style-name="T299_45"><text:s/></text:span><text:span text:style-name="T299_46">um</text:span><text:span text:style-name="T299_47"><text:s/></text:span><text:span text:style-name="T299_48">usuário</text:span><text:span text:style-name="T299_49"><text:s/></text:span><text:span text:style-name="T299_50">faça</text:span><text:span text:style-name="T299_51"><text:s/></text:span><text:span text:style-name="T299_52">no</text:span><text:span text:style-name="T299_53"><text:s/></text:span><text:span text:style-name="T299_54">sistema</text:span><text:span text:style-name="T299_55">,<text:s/></text:span><text:span text:style-name="T299_56">aparelho</text:span><text:span text:style-name="T299_57">,<text:s/></text:span><text:span text:style-name="T299_58">luz</text:span><text:span text:style-name="T299_59">,<text:s/></text:span><text:span text:style-name="T299_60">ou</text:span><text:span text:style-name="T299_61"><text:s/></text:span><text:span text:style-name="T299_62">comodo</text:span><text:span text:style-name="T299_63">.<text:s/></text:span><text:span text:style-name="T299_64">O</text:span><text:span text:style-name="T299_65"><text:s/></text:span><text:span text:style-name="T299_66">usuário</text:span><text:span text:style-name="T299_67"><text:s/></text:span><text:span text:style-name="T299_68">só</text:span><text:span text:style-name="T299_69"><text:s/></text:span><text:span text:style-name="T299_70">pode</text:span><text:span text:style-name="T299_71"><text:s/></text:span><text:span text:style-name="T299_72">ver</text:span><text:span text:style-name="T299_73"><text:s/></text:span><text:span text:style-name="T299_74">as</text:span><text:span text:style-name="T299_75"><text:s/></text:span><text:span text:style-name="T299_76">ações</text:span><text:span text:style-name="T299_77"><text:s/></text:span><text:span text:style-name="T299_78">dele</text:span><text:span text:style-name="T299_79">.</text:span></text:p>
      <text:p text:style-name="P300"/>
      <text:p text:style-name="P301"><text:span text:style-name="T301_1">UC</text:span><text:span text:style-name="T301_2">/</text:span><text:span text:style-name="T301_3">A</text:span><text:span text:style-name="T301_4">11<text:s/>-<text:s/></text:span><text:span text:style-name="T301_5">Persitência</text:span><text:span text:style-name="T301_6"><text:s/></text:span><text:span text:style-name="T301_7">de</text:span><text:span text:style-name="T301_8"><text:s/></text:span><text:span text:style-name="T301_9">dados</text:span></text:p>
      <text:p text:style-name="P302"/>
      <text:p text:style-name="P303"><text:span text:style-name="T303_1">Requisitos</text:span><text:span text:style-name="T303_2"><text:s/></text:span><text:span text:style-name="T303_3">referente</text:span><text:span text:style-name="T303_4">:<text:s/>[</text:span><text:span text:style-name="T303_5">R</text:span><text:span text:style-name="T303_6">/</text:span><text:span text:style-name="T303_7">F</text:span><text:span text:style-name="T303_8">28].</text:span></text:p>
      <text:p text:style-name="P304"><text:span text:style-name="T304_1">Pré</text:span><text:span text:style-name="T304_2">-</text:span><text:span text:style-name="T304_3">condição</text:span><text:span text:style-name="T304_4">:</text:span><text:span text:style-name="T304_5"><text:s/></text:span><text:span text:style-name="T304_6">O</text:span><text:span text:style-name="T304_7"><text:s/></text:span><text:span text:style-name="T304_8">usuário</text:span><text:span text:style-name="T304_9"><text:s/></text:span><text:span text:style-name="T304_10">modifica</text:span><text:span text:style-name="T304_11">,<text:s/></text:span><text:span text:style-name="T304_12">adiciona</text:span><text:span text:style-name="T304_13"><text:s/></text:span><text:span text:style-name="T304_14">ou</text:span><text:span text:style-name="T304_15"><text:s/></text:span><text:span text:style-name="T304_16">remove</text:span><text:span text:style-name="T304_17"><text:s/></text:span><text:span text:style-name="T304_18">alguma</text:span><text:span text:style-name="T304_19"><text:s/></text:span><text:span text:style-name="T304_20">dado</text:span><text:span text:style-name="T304_21"><text:s/></text:span><text:span text:style-name="T304_22">ou</text:span><text:span text:style-name="T304_23"><text:s/></text:span><text:span text:style-name="T304_24">configuração</text:span><text:span text:style-name="T304_25"><text:s/></text:span><text:span text:style-name="T304_26">referente</text:span><text:span text:style-name="T304_27"><text:s/></text:span><text:span text:style-name="T304_28">a</text:span><text:span text:style-name="T304_29"><text:s/></text:span><text:span text:style-name="T304_30">Aparelho</text:span><text:span text:style-name="T304_31"><text:s/></text:span><text:span text:style-name="T304_32">Domestico</text:span><text:span text:style-name="T304_33">,<text:s/></text:span><text:span text:style-name="T304_34">Lâmpada</text:span><text:span text:style-name="T304_35">,<text:s/></text:span><text:span text:style-name="T304_36">Comodo</text:span><text:span text:style-name="T304_37">,<text:s/></text:span><text:span text:style-name="T304_38">Casa</text:span><text:span text:style-name="T304_39">,<text:s/></text:span><text:span text:style-name="T304_40">Usuário</text:span><text:span text:style-name="T304_41"><text:s/></text:span><text:span text:style-name="T304_42">ou</text:span><text:span text:style-name="T304_43"><text:s/></text:span><text:span text:style-name="T304_44">outra</text:span><text:span text:style-name="T304_45"><text:s/></text:span><text:span text:style-name="T304_46">entidade</text:span><text:span text:style-name="T304_47"><text:s/></text:span><text:span text:style-name="T304_48">do</text:span><text:span text:style-name="T304_49"><text:s/></text:span><text:span text:style-name="T304_50">projeto</text:span><text:span text:style-name="T304_51">.<text:s/></text:span></text:p>
      <text:p text:style-name="P305"><text:span text:style-name="T305_1">Pós</text:span><text:span text:style-name="T305_2">-</text:span><text:span text:style-name="T305_3">condição</text:span><text:span text:style-name="T305_4">:</text:span><text:span text:style-name="T305_5"><text:s/></text:span><text:span text:style-name="T305_6">O</text:span><text:span text:style-name="T305_7"><text:s/></text:span><text:span text:style-name="T305_8">sistema</text:span><text:span text:style-name="T305_9"><text:s/></text:span><text:span text:style-name="T305_10">guarda</text:span><text:span text:style-name="T305_11"><text:s/></text:span><text:span text:style-name="T305_12">a</text:span><text:span text:style-name="T305_13"><text:s/></text:span><text:span text:style-name="T305_14">informação</text:span><text:span text:style-name="T305_15"><text:s/></text:span><text:span text:style-name="T305_16">do</text:span><text:span text:style-name="T305_17"><text:s/></text:span><text:span text:style-name="T305_18">banco</text:span><text:span text:style-name="T305_19"><text:s/></text:span><text:span text:style-name="T305_20">de</text:span><text:span text:style-name="T305_21"><text:s/></text:span><text:span text:style-name="T305_22">dados</text:span></text:p>
      <text:p text:style-name="P306"><text:span text:style-name="T306_1"><text:tab/></text:span></text:p>
      <text:p text:style-name="P307"><text:span text:style-name="T307_1"><text:tab/>1.<text:s/></text:span><text:span text:style-name="T307_2">O</text:span><text:span text:style-name="T307_3"><text:s/></text:span><text:span text:style-name="T307_4">usuário</text:span><text:span text:style-name="T307_5"><text:s/></text:span><text:span text:style-name="T307_6">modifica</text:span><text:span text:style-name="T307_7"><text:s/></text:span><text:span text:style-name="T307_8">alguma</text:span><text:span text:style-name="T307_9"><text:s/></text:span><text:span text:style-name="T307_10">informação</text:span><text:span text:style-name="T307_11"><text:s/></text:span><text:span text:style-name="T307_12">no</text:span><text:span text:style-name="T307_13"><text:s/></text:span><text:span text:style-name="T307_14">sistema</text:span></text:p>
      <text:p text:style-name="P308"><text:span text:style-name="T308_1">2.<text:s/></text:span><text:span text:style-name="T308_2">O</text:span><text:span text:style-name="T308_3"><text:s/></text:span><text:span text:style-name="T308_4">sistema</text:span><text:span text:style-name="T308_5"><text:s/></text:span><text:span text:style-name="T308_6">modifica</text:span><text:span text:style-name="T308_7"><text:s/></text:span><text:span text:style-name="T308_8">o</text:span><text:span text:style-name="T308_9"><text:s/></text:span><text:span text:style-name="T308_10">Banco</text:span><text:span text:style-name="T308_11"><text:s/></text:span><text:span text:style-name="T308_12">de</text:span><text:span text:style-name="T308_13"><text:s/></text:span><text:span text:style-name="T308_14">dados</text:span><text:span text:style-name="T308_15"><text:s/></text:span><text:span text:style-name="T308_16">de</text:span><text:span text:style-name="T308_17"><text:s/></text:span><text:span text:style-name="T308_18">acordo</text:span><text:span text:style-name="T308_19"><text:s/></text:span><text:span text:style-name="T308_20">com</text:span><text:span text:style-name="T308_21"><text:s/></text:span><text:span text:style-name="T308_22">a</text:span><text:span text:style-name="T308_23"><text:s/></text:span><text:span text:style-name="T308_24">modificação</text:span><text:span text:style-name="T308_25"><text:s/></text:span><text:span text:style-name="T308_26">do</text:span><text:span text:style-name="T308_27"><text:s/></text:span><text:span text:style-name="T308_28">administrador</text:span></text:p>
      <text:p text:style-name="P309"/>
      <text:p text:style-name="P310"><text:span text:style-name="T310_1">UC</text:span><text:span text:style-name="T310_2">/</text:span><text:span text:style-name="T310_3">A</text:span><text:span text:style-name="T310_4">12<text:s/>-<text:s/></text:span><text:span text:style-name="T310_5">Agendamento</text:span><text:span text:style-name="T310_6"><text:s/></text:span><text:span text:style-name="T310_7">da</text:span><text:span text:style-name="T310_8"><text:s/></text:span><text:span text:style-name="T310_9">Lâmpada</text:span></text:p>
      <text:p text:style-name="P311"/>
      <text:p text:style-name="P312"><text:span text:style-name="T312_1">Requisitos</text:span><text:span text:style-name="T312_2"><text:s/></text:span><text:span text:style-name="T312_3">referente</text:span><text:span text:style-name="T312_4">:<text:s/>[</text:span><text:span text:style-name="T312_5">R</text:span><text:span text:style-name="T312_6">/</text:span><text:span text:style-name="T312_7">F</text:span><text:span text:style-name="T312_8">12].</text:span></text:p>
      <text:p text:style-name="P313"><text:span text:style-name="T313_1">Pré</text:span><text:span text:style-name="T313_2">-</text:span><text:span text:style-name="T313_3">condição</text:span><text:span text:style-name="T313_4">:</text:span><text:span text:style-name="T313_5"><text:s/></text:span><text:span text:style-name="T313_6">O</text:span><text:span text:style-name="T313_7"><text:s/></text:span><text:span text:style-name="T313_8">usuário</text:span><text:span text:style-name="T313_9"><text:s/></text:span><text:span text:style-name="T313_10">deverá</text:span><text:span text:style-name="T313_11"><text:s/></text:span><text:span text:style-name="T313_12">selecionado</text:span><text:span text:style-name="T313_13"><text:s/></text:span><text:span text:style-name="T313_14">previamente</text:span><text:span text:style-name="T313_15"><text:s/></text:span><text:span text:style-name="T313_16">uma</text:span><text:span text:style-name="T313_17"><text:s/></text:span><text:span text:style-name="T313_18">Lâmpada</text:span><text:span text:style-name="T313_19">.</text:span></text:p>
      <text:p text:style-name="P314"><text:span text:style-name="T314_1">Pós</text:span><text:span text:style-name="T314_2">-</text:span><text:span text:style-name="T314_3">condição</text:span><text:span text:style-name="T314_4">:</text:span><text:span text:style-name="T314_5"><text:s/></text:span><text:span text:style-name="T314_6">O</text:span><text:span text:style-name="T314_7"><text:s/></text:span><text:span text:style-name="T314_8">sistema</text:span><text:span text:style-name="T314_9"><text:s/></text:span><text:span text:style-name="T314_10">realiza</text:span><text:span text:style-name="T314_11"><text:s/></text:span><text:span text:style-name="T314_12">o</text:span><text:span text:style-name="T314_13"><text:s/></text:span><text:span text:style-name="T314_14">agendamento</text:span><text:span text:style-name="T314_15"><text:s/></text:span><text:span text:style-name="T314_16">para</text:span><text:span text:style-name="T314_17"><text:s/></text:span><text:span text:style-name="T314_18">ligar</text:span><text:span text:style-name="T314_19">/</text:span><text:span text:style-name="T314_20">desligar</text:span><text:span text:style-name="T314_21"><text:s/></text:span><text:span text:style-name="T314_22">a</text:span><text:span text:style-name="T314_23"><text:s/></text:span><text:span text:style-name="T314_24">lampada</text:span></text:p>
      <text:p text:style-name="P315"><text:span text:style-name="T315_1"><text:tab/></text:span></text:p>
      <text:p text:style-name="P316"><text:span text:style-name="T316_1"><text:tab/></text:span></text:p>
      <text:p text:style-name="P317"><text:span text:style-name="T317_1">[</text:span><text:span text:style-name="T317_2">Sub</text:span><text:span text:style-name="T317_3"><text:s/></text:span><text:span text:style-name="T317_4">Fluxo</text:span><text:span text:style-name="T317_5"><text:s/></text:span><text:span text:style-name="T317_6">Alternativo</text:span><text:span text:style-name="T317_7"><text:s/></text:span><text:span text:style-name="T317_8">I</text:span><text:span text:style-name="T317_9"><text:s/>-</text:span><text:span text:style-name="T317_10"><text:s/></text:span><text:span text:style-name="T317_11">Opções</text:span><text:span text:style-name="T317_12"><text:s/></text:span><text:span text:style-name="T317_13">de</text:span><text:span text:style-name="T317_14"><text:s/></text:span><text:span text:style-name="T317_15">Lâmpada</text:span><text:span text:style-name="T317_16"><text:s/></text:span><text:span text:style-name="T317_17">ligado</text:span><text:span text:style-name="T317_18">]</text:span></text:p>
      <text:p text:style-name="P318"><text:span text:style-name="T318_1">1.<text:s/></text:span><text:span text:style-name="T318_2">O</text:span><text:span text:style-name="T318_3"><text:s/></text:span><text:span text:style-name="T318_4">sistema</text:span><text:span text:style-name="T318_5"><text:s/></text:span><text:span text:style-name="T318_6">oferece</text:span><text:span text:style-name="T318_7"><text:s/></text:span><text:span text:style-name="T318_8">um</text:span><text:span text:style-name="T318_9"><text:s/></text:span><text:span text:style-name="T318_10">mecanismo</text:span><text:span text:style-name="T318_11"><text:s/></text:span><text:span text:style-name="T318_12">de</text:span><text:span text:style-name="T318_13"><text:s/></text:span><text:span text:style-name="T318_14">interface</text:span><text:span text:style-name="T318_15"><text:s/>(</text:span><text:span text:style-name="T318_16">ex</text:span><text:span text:style-name="T318_17">:<text:s/></text:span><text:span text:style-name="T318_18">Entrada</text:span><text:span text:style-name="T318_19"><text:s/></text:span><text:span text:style-name="T318_20">de</text:span><text:span text:style-name="T318_21"><text:s/></text:span><text:span text:style-name="T318_22">texto</text:span><text:span text:style-name="T318_23">,<text:s/></text:span><text:span text:style-name="T318_24">seleção</text:span><text:span text:style-name="T318_25"><text:s/></text:span><text:span text:style-name="T318_26">de</text:span><text:span text:style-name="T318_27"><text:s/></text:span><text:span text:style-name="T318_28">horas</text:span><text:span text:style-name="T318_29">)<text:s/></text:span><text:span text:style-name="T318_30">para</text:span><text:span text:style-name="T318_31"><text:s/></text:span><text:span text:style-name="T318_32">o</text:span><text:span text:style-name="T318_33"><text:s/></text:span><text:span text:style-name="T318_34">agendamento</text:span></text:p>
      <text:p text:style-name="P319"><text:span text:style-name="T319_1">2.<text:s/></text:span><text:span text:style-name="T319_2">O</text:span><text:span text:style-name="T319_3"><text:s/></text:span><text:span text:style-name="T319_4">usuário</text:span><text:span text:style-name="T319_5"><text:s/></text:span><text:span text:style-name="T319_6">determina</text:span><text:span text:style-name="T319_7"><text:s/></text:span><text:span text:style-name="T319_8">o</text:span><text:span text:style-name="T319_9"><text:s/></text:span><text:span text:style-name="T319_10">tempo</text:span><text:span text:style-name="T319_11"><text:s/></text:span><text:span text:style-name="T319_12">de</text:span><text:span text:style-name="T319_13"><text:s/></text:span><text:span text:style-name="T319_14">agendamento</text:span><text:span text:style-name="T319_15"><text:s/></text:span><text:span text:style-name="T319_16">para</text:span><text:span text:style-name="T319_17"><text:s/></text:span><text:span text:style-name="T319_18">desligar</text:span><text:span text:style-name="T319_19"><text:s/></text:span><text:span text:style-name="T319_20">o</text:span><text:span text:style-name="T319_21"><text:s/></text:span><text:span text:style-name="T319_22">lâmpada</text:span><text:span text:style-name="T319_23"><text:s/></text:span><text:span text:style-name="T319_24">em</text:span><text:span text:style-name="T319_25"><text:s/></text:span><text:span text:style-name="T319_26">questão</text:span><text:span text:style-name="T319_27"><text:s/></text:span><text:span text:style-name="T319_28">de</text:span><text:span text:style-name="T319_29"><text:s/></text:span><text:span text:style-name="T319_30">acordo</text:span><text:span text:style-name="T319_31"><text:s/></text:span><text:span text:style-name="T319_32">com</text:span><text:span text:style-name="T319_33"><text:s/></text:span><text:span text:style-name="T319_34">a</text:span><text:span text:style-name="T319_35"><text:s/></text:span><text:span text:style-name="T319_36">sua</text:span><text:span text:style-name="T319_37"><text:s/></text:span><text:span text:style-name="T319_38">necessidade</text:span><text:span text:style-name="T319_39">.</text:span></text:p>
      <text:p text:style-name="P320"><text:span text:style-name="T320_1">3.<text:s/></text:span><text:span text:style-name="T320_2">O</text:span><text:span text:style-name="T320_3"><text:s/></text:span><text:span text:style-name="T320_4">sistema</text:span><text:span text:style-name="T320_5"><text:s/></text:span><text:span text:style-name="T320_6">agenda</text:span><text:span text:style-name="T320_7"><text:s/></text:span><text:span text:style-name="T320_8">o</text:span><text:span text:style-name="T320_9"><text:s/></text:span><text:span text:style-name="T320_10">desligamento</text:span><text:span text:style-name="T320_11"><text:s/></text:span><text:span text:style-name="T320_12">do</text:span><text:span text:style-name="T320_13"><text:s/></text:span><text:span text:style-name="T320_14">aparelho</text:span><text:span text:style-name="T320_15">.</text:span></text:p>
      <text:p text:style-name="P321"/>
      <text:p text:style-name="P322"><text:span text:style-name="T322_1">[</text:span><text:span text:style-name="T322_2">Sub</text:span><text:span text:style-name="T322_3"><text:s/></text:span><text:span text:style-name="T322_4">Fluxo</text:span><text:span text:style-name="T322_5"><text:s/></text:span><text:span text:style-name="T322_6">Alternativo</text:span><text:span text:style-name="T322_7"><text:s/></text:span><text:span text:style-name="T322_8">I</text:span><text:span text:style-name="T322_9"><text:s/>-</text:span><text:span text:style-name="T322_10"><text:s/></text:span><text:span text:style-name="T322_11">Opções</text:span><text:span text:style-name="T322_12"><text:s/></text:span><text:span text:style-name="T322_13">de</text:span><text:span text:style-name="T322_14"><text:s/></text:span><text:span text:style-name="T322_15">Lâmpada</text:span><text:span text:style-name="T322_16"><text:s/></text:span><text:span text:style-name="T322_17">desligado</text:span><text:span text:style-name="T322_18">]</text:span></text:p>
      <text:p text:style-name="P323"><text:span text:style-name="T323_1">1.<text:s/></text:span><text:span text:style-name="T323_2">O</text:span><text:span text:style-name="T323_3"><text:s/></text:span><text:span text:style-name="T323_4">sistema</text:span><text:span text:style-name="T323_5"><text:s/></text:span><text:span text:style-name="T323_6">oferece</text:span><text:span text:style-name="T323_7"><text:s/></text:span><text:span text:style-name="T323_8">um</text:span><text:span text:style-name="T323_9"><text:s/></text:span><text:span text:style-name="T323_10">mecanismo</text:span><text:span text:style-name="T323_11"><text:s/></text:span><text:span text:style-name="T323_12">de</text:span><text:span text:style-name="T323_13"><text:s/></text:span><text:span text:style-name="T323_14">interface</text:span><text:span text:style-name="T323_15"><text:s/>(</text:span><text:span text:style-name="T323_16">ex</text:span><text:span text:style-name="T323_17">:<text:s/></text:span><text:span text:style-name="T323_18">Entrada</text:span><text:span text:style-name="T323_19"><text:s/></text:span><text:span text:style-name="T323_20">de</text:span><text:span text:style-name="T323_21"><text:s/></text:span><text:span text:style-name="T323_22">texto</text:span><text:span text:style-name="T323_23">,<text:s/></text:span><text:span text:style-name="T323_24">seleção</text:span><text:span text:style-name="T323_25"><text:s/></text:span><text:span text:style-name="T323_26">de</text:span><text:span text:style-name="T323_27"><text:s/></text:span><text:span text:style-name="T323_28">horas</text:span><text:span text:style-name="T323_29">)<text:s/></text:span><text:span text:style-name="T323_30">para</text:span><text:span text:style-name="T323_31"><text:s/></text:span><text:span text:style-name="T323_32">o</text:span><text:span text:style-name="T323_33"><text:s/></text:span><text:span text:style-name="T323_34">agendamento</text:span></text:p>
      <text:p text:style-name="P324"><text:span text:style-name="T324_1">2.<text:s/></text:span><text:span text:style-name="T324_2">O</text:span><text:span text:style-name="T324_3"><text:s/></text:span><text:span text:style-name="T324_4">usuário</text:span><text:span text:style-name="T324_5"><text:s/></text:span><text:span text:style-name="T324_6">determina</text:span><text:span text:style-name="T324_7"><text:s/></text:span><text:span text:style-name="T324_8">o</text:span><text:span text:style-name="T324_9"><text:s/></text:span><text:span text:style-name="T324_10">tempo</text:span><text:span text:style-name="T324_11"><text:s/></text:span><text:span text:style-name="T324_12">de</text:span><text:span text:style-name="T324_13"><text:s/></text:span><text:span text:style-name="T324_14">agendamento</text:span><text:span text:style-name="T324_15"><text:s/></text:span><text:span text:style-name="T324_16">para</text:span><text:span text:style-name="T324_17"><text:s/></text:span><text:span text:style-name="T324_18">ligar</text:span><text:span text:style-name="T324_19"><text:s/></text:span><text:span text:style-name="T324_20">o</text:span><text:span text:style-name="T324_21"><text:s/></text:span><text:span text:style-name="T324_22">lâmpada</text:span><text:span text:style-name="T324_23"><text:s/></text:span><text:span text:style-name="T324_24">em</text:span><text:span text:style-name="T324_25"><text:s/></text:span><text:span text:style-name="T324_26">questão</text:span><text:span text:style-name="T324_27"><text:s/></text:span><text:span text:style-name="T324_28">de</text:span><text:span text:style-name="T324_29"><text:s/></text:span><text:span text:style-name="T324_30">acordo</text:span><text:span text:style-name="T324_31"><text:s/></text:span><text:span text:style-name="T324_32">com</text:span><text:span text:style-name="T324_33"><text:s/></text:span><text:span text:style-name="T324_34">a</text:span><text:span text:style-name="T324_35"><text:s/></text:span><text:span text:style-name="T324_36">sua</text:span><text:span text:style-name="T324_37"><text:s/></text:span><text:span text:style-name="T324_38">necessidade</text:span><text:span text:style-name="T324_39">.</text:span></text:p>
      <text:p text:style-name="P325"><text:span text:style-name="T325_1">3.<text:s/></text:span><text:span text:style-name="T325_2">O</text:span><text:span text:style-name="T325_3"><text:s/></text:span><text:span text:style-name="T325_4">sistema</text:span><text:span text:style-name="T325_5"><text:s/></text:span><text:span text:style-name="T325_6">agenda</text:span><text:span text:style-name="T325_7"><text:s/></text:span><text:span text:style-name="T325_8">o</text:span><text:span text:style-name="T325_9"><text:s/></text:span><text:span text:style-name="T325_10">desligamento</text:span><text:span text:style-name="T325_11"><text:s/></text:span><text:span text:style-name="T325_12">do</text:span><text:span text:style-name="T325_13"><text:s/></text:span><text:span text:style-name="T325_14">aparelho</text:span><text:span text:style-name="T325_15">.</text:span></text:p>
      <text:p text:style-name="P326"/>
      <text:p text:style-name="P327"><text:span text:style-name="T327_1">UC</text:span><text:span text:style-name="T327_2">/</text:span><text:span text:style-name="T327_3">A</text:span><text:span text:style-name="T327_4">13<text:s/>-<text:s/></text:span><text:span text:style-name="T327_5">Controle</text:span><text:span text:style-name="T327_6"><text:s/></text:span><text:span text:style-name="T327_7">de</text:span><text:span text:style-name="T327_8"><text:s/></text:span><text:span text:style-name="T327_9">Lâmpada</text:span></text:p>
      <text:p text:style-name="P328"/>
      <text:p text:style-name="P329"><text:span text:style-name="T329_1">Requisitos</text:span><text:span text:style-name="T329_2"><text:s/></text:span><text:span text:style-name="T329_3">referente</text:span><text:span text:style-name="T329_4">:<text:s/>[</text:span><text:span text:style-name="T329_5">R</text:span><text:span text:style-name="T329_6">/</text:span><text:span text:style-name="T329_7">F</text:span><text:span text:style-name="T329_8">06].</text:span></text:p>
      <text:p text:style-name="P330"><text:span text:style-name="T330_1">Pré</text:span><text:span text:style-name="T330_2">-</text:span><text:span text:style-name="T330_3">condição</text:span><text:span text:style-name="T330_4">:</text:span><text:span text:style-name="T330_5"><text:s/></text:span><text:span text:style-name="T330_6">O</text:span><text:span text:style-name="T330_7"><text:s/></text:span><text:span text:style-name="T330_8">usuário</text:span><text:span text:style-name="T330_9"><text:s/></text:span><text:span text:style-name="T330_10">deverá</text:span><text:span text:style-name="T330_11"><text:s/></text:span><text:span text:style-name="T330_12">selecionado</text:span><text:span text:style-name="T330_13"><text:s/></text:span><text:span text:style-name="T330_14">previamente</text:span><text:span text:style-name="T330_15"><text:s/></text:span><text:span text:style-name="T330_16">uma</text:span><text:span text:style-name="T330_17"><text:s/></text:span><text:span text:style-name="T330_18">Lâmpada</text:span><text:span text:style-name="T330_19">.</text:span></text:p>
      <text:p text:style-name="P331"><text:span text:style-name="T331_1">Pós</text:span><text:span text:style-name="T331_2">-</text:span><text:span text:style-name="T331_3">condição</text:span><text:span text:style-name="T331_4">:</text:span><text:span text:style-name="T331_5"><text:s/></text:span><text:span text:style-name="T331_6">O</text:span><text:span text:style-name="T331_7"><text:s/></text:span><text:span text:style-name="T331_8">sistema</text:span><text:span text:style-name="T331_9"><text:s/></text:span><text:span text:style-name="T331_10">liga</text:span><text:span text:style-name="T331_11"><text:s/></text:span><text:span text:style-name="T331_12">ou</text:span><text:span text:style-name="T331_13"><text:s/></text:span><text:span text:style-name="T331_14">desliga</text:span><text:span text:style-name="T331_15"><text:s/></text:span><text:span text:style-name="T331_16">um</text:span><text:span text:style-name="T331_17"><text:s/></text:span><text:span text:style-name="T331_18">determinado</text:span><text:span text:style-name="T331_19"><text:s/></text:span><text:span text:style-name="T331_20">Lâmpada</text:span><text:span text:style-name="T331_21">.</text:span></text:p>
      <text:p text:style-name="P332"/>
      <text:p text:style-name="P333"><text:span text:style-name="T333_1">1.<text:s/></text:span><text:span text:style-name="T333_2">O</text:span><text:span text:style-name="T333_3"><text:s/></text:span><text:span text:style-name="T333_4">sistema</text:span><text:span text:style-name="T333_5"><text:s/></text:span><text:span text:style-name="T333_6">oferece</text:span><text:span text:style-name="T333_7"><text:s/></text:span><text:span text:style-name="T333_8">um</text:span><text:span text:style-name="T333_9"><text:s/></text:span><text:span text:style-name="T333_10">mecanismo</text:span><text:span text:style-name="T333_11"><text:s/></text:span><text:span text:style-name="T333_12">de</text:span><text:span text:style-name="T333_13"><text:s/></text:span><text:span text:style-name="T333_14">interface</text:span><text:span text:style-name="T333_15"><text:s/>(</text:span><text:span text:style-name="T333_16">ex</text:span><text:span text:style-name="T333_17">:<text:s/></text:span><text:span text:style-name="T333_18">botão</text:span><text:span text:style-name="T333_19"><text:s/></text:span><text:span text:style-name="T333_20">simples</text:span><text:span text:style-name="T333_21">,<text:s/></text:span><text:span text:style-name="T333_22">botão</text:span><text:span text:style-name="T333_23"><text:s/></text:span><text:span text:style-name="T333_24">de</text:span><text:span text:style-name="T333_25"><text:s/>2<text:s/></text:span><text:span text:style-name="T333_26">estados</text:span><text:span text:style-name="T333_27">,<text:s/></text:span><text:span text:style-name="T333_28">caixa</text:span><text:span text:style-name="T333_29"><text:s/></text:span><text:span text:style-name="T333_30">de</text:span><text:span text:style-name="T333_31"><text:s/></text:span><text:span text:style-name="T333_32">seleção</text:span><text:span text:style-name="T333_33">)<text:s/></text:span><text:span text:style-name="T333_34">para</text:span><text:span text:style-name="T333_35"><text:s/></text:span><text:span text:style-name="T333_36">ligar</text:span><text:span text:style-name="T333_37"><text:s/></text:span><text:span text:style-name="T333_38">ou</text:span><text:span text:style-name="T333_39"><text:s/></text:span><text:span text:style-name="T333_40">deslizar</text:span><text:span text:style-name="T333_41"><text:s/></text:span><text:span text:style-name="T333_42">a</text:span><text:span text:style-name="T333_43"><text:s/></text:span><text:span text:style-name="T333_44">lâmpada</text:span><text:span text:style-name="T333_45">.</text:span></text:p>
      <text:p text:style-name="P334"><text:span text:style-name="T334_1">2.<text:s/></text:span><text:span text:style-name="T334_2">O</text:span><text:span text:style-name="T334_3"><text:s/></text:span><text:span text:style-name="T334_4">usuário</text:span><text:span text:style-name="T334_5"><text:s/></text:span><text:span text:style-name="T334_6">liga</text:span><text:span text:style-name="T334_7"><text:s/></text:span><text:span text:style-name="T334_8">ou</text:span><text:span text:style-name="T334_9"><text:s/></text:span><text:span text:style-name="T334_10">desliga</text:span><text:span text:style-name="T334_11"><text:s/></text:span><text:span text:style-name="T334_12">a</text:span><text:span text:style-name="T334_13"><text:s/></text:span><text:span text:style-name="T334_14">lâmpada</text:span><text:span text:style-name="T334_15"><text:s/></text:span><text:span text:style-name="T334_16">em</text:span><text:span text:style-name="T334_17"><text:s/></text:span><text:span text:style-name="T334_18">questão</text:span></text:p>
      <text:p text:style-name="P335"><text:span text:style-name="T335_1">3.<text:s/></text:span><text:span text:style-name="T335_2">O</text:span><text:span text:style-name="T335_3"><text:s/></text:span><text:span text:style-name="T335_4">sistema</text:span><text:span text:style-name="T335_5"><text:s/></text:span><text:span text:style-name="T335_6">muda</text:span><text:span text:style-name="T335_7"><text:s/></text:span><text:span text:style-name="T335_8">liga</text:span><text:span text:style-name="T335_9">/</text:span><text:span text:style-name="T335_10">desliga</text:span><text:span text:style-name="T335_11"><text:s/></text:span><text:span text:style-name="T335_12">a</text:span><text:span text:style-name="T335_13"><text:s/></text:span><text:span text:style-name="T335_14">lâmpada</text:span><text:span text:style-name="T335_15"><text:s/></text:span><text:span text:style-name="T335_16">em</text:span><text:span text:style-name="T335_17"><text:s/></text:span><text:span text:style-name="T335_18">tempo</text:span><text:span text:style-name="T335_19"><text:s/></text:span><text:span text:style-name="T335_20">de</text:span><text:span text:style-name="T335_21"><text:s/></text:span><text:span text:style-name="T335_22">resposta</text:span><text:span text:style-name="T335_23">.</text:span></text:p>
      <text:p text:style-name="P336"><text:span text:style-name="T336_1">UC</text:span><text:span text:style-name="T336_2">/</text:span><text:span text:style-name="T336_3">A</text:span><text:span text:style-name="T336_4">14<text:s/>-<text:s/></text:span><text:span text:style-name="T336_5">Relátorio</text:span><text:span text:style-name="T336_6"><text:s/></text:span><text:span text:style-name="T336_7">de</text:span><text:span text:style-name="T336_8"><text:s/></text:span><text:span text:style-name="T336_9">Aparelhos</text:span><text:span text:style-name="T336_10"><text:s/></text:span><text:span text:style-name="T336_11">Domesticos</text:span><text:span text:style-name="T336_12"><text:s/></text:span><text:span text:style-name="T336_13">Ligados</text:span><text:span text:style-name="T336_14"><text:s/></text:span><text:span text:style-name="T336_15">e</text:span><text:span text:style-name="T336_16"><text:s/></text:span><text:span text:style-name="T336_17">Desligados</text:span></text:p>
      <text:p text:style-name="P337"/>
      <text:p text:style-name="P338"><text:span text:style-name="T338_1">Requisitos</text:span><text:span text:style-name="T338_2"><text:s/></text:span><text:span text:style-name="T338_3">referente</text:span><text:span text:style-name="T338_4">:<text:s/>[</text:span><text:span text:style-name="T338_5">R</text:span><text:span text:style-name="T338_6">/</text:span><text:span text:style-name="T338_7">F</text:span><text:span text:style-name="T338_8">08].</text:span></text:p>
      <text:p text:style-name="P339"><text:span text:style-name="T339_1">Pré</text:span><text:span text:style-name="T339_2">-</text:span><text:span text:style-name="T339_3">condição</text:span><text:span text:style-name="T339_4">:</text:span><text:span text:style-name="T339_5"><text:s/></text:span><text:span text:style-name="T339_6">O</text:span><text:span text:style-name="T339_7"><text:s/></text:span><text:span text:style-name="T339_8">usuário</text:span><text:span text:style-name="T339_9"><text:s/></text:span><text:span text:style-name="T339_10">deverá</text:span><text:span text:style-name="T339_11"><text:s/></text:span><text:span text:style-name="T339_12">selecionado</text:span><text:span text:style-name="T339_13"><text:s/></text:span><text:span text:style-name="T339_14">previamente</text:span><text:span text:style-name="T339_15"><text:s/></text:span><text:span text:style-name="T339_16">a</text:span><text:span text:style-name="T339_17"><text:s/></text:span><text:span text:style-name="T339_18">opção</text:span><text:span text:style-name="T339_19"><text:s/></text:span><text:span text:style-name="T339_20">Relatorio</text:span><text:span text:style-name="T339_21"><text:s/></text:span><text:span text:style-name="T339_22">no</text:span><text:span text:style-name="T339_23"><text:s/></text:span><text:span text:style-name="T339_24">painel</text:span><text:span text:style-name="T339_25"><text:s/></text:span><text:span text:style-name="T339_26">de</text:span><text:span text:style-name="T339_27"><text:s/></text:span><text:span text:style-name="T339_28">controle</text:span><text:span text:style-name="T339_29">.</text:span></text:p>
      <text:p text:style-name="P340"><text:span text:style-name="T340_1">Pós</text:span><text:span text:style-name="T340_2">-</text:span><text:span text:style-name="T340_3">condição</text:span><text:span text:style-name="T340_4">:</text:span><text:span text:style-name="T340_5"><text:s/></text:span><text:span text:style-name="T340_6">O</text:span><text:span text:style-name="T340_7"><text:s/></text:span><text:span text:style-name="T340_8">sistema</text:span><text:span text:style-name="T340_9"><text:s/></text:span><text:span text:style-name="T340_10">lista</text:span><text:span text:style-name="T340_11"><text:s/></text:span><text:span text:style-name="T340_12">todos</text:span><text:span text:style-name="T340_13"><text:s/></text:span><text:span text:style-name="T340_14">os</text:span><text:span text:style-name="T340_15"><text:s/></text:span><text:span text:style-name="T340_16">aparelhos</text:span><text:span text:style-name="T340_17"><text:s/></text:span><text:span text:style-name="T340_18">cadastrados</text:span><text:span text:style-name="T340_19"><text:s/></text:span><text:span text:style-name="T340_20">e</text:span><text:span text:style-name="T340_21"><text:s/></text:span><text:span text:style-name="T340_22">se</text:span><text:span text:style-name="T340_23"><text:s/></text:span><text:span text:style-name="T340_24">estão</text:span><text:span text:style-name="T340_25"><text:s/></text:span><text:span text:style-name="T340_26">ligados</text:span><text:span text:style-name="T340_27"><text:s/></text:span><text:span text:style-name="T340_28">ou</text:span><text:span text:style-name="T340_29"><text:s/></text:span><text:span text:style-name="T340_30">desligados</text:span><text:span text:style-name="T340_31">.</text:span></text:p>
      <text:p text:style-name="P341"/>
      <text:p text:style-name="P342"><text:span text:style-name="T342_1"><text:tab/>1.<text:s/></text:span><text:span text:style-name="T342_2">O</text:span><text:span text:style-name="T342_3"><text:s/></text:span><text:span text:style-name="T342_4">usuário</text:span><text:span text:style-name="T342_5"><text:s/></text:span><text:span text:style-name="T342_6">seleciona</text:span><text:span text:style-name="T342_7"><text:s/></text:span><text:span text:style-name="T342_8">a</text:span><text:span text:style-name="T342_9"><text:s/></text:span><text:span text:style-name="T342_10">opção</text:span><text:span text:style-name="T342_11"><text:s/></text:span><text:span text:style-name="T342_12">de</text:span><text:span text:style-name="T342_13"><text:s/></text:span><text:span text:style-name="T342_14">Aparelhos</text:span><text:span text:style-name="T342_15"><text:s/></text:span><text:span text:style-name="T342_16">Domésticos</text:span><text:span text:style-name="T342_17">.</text:span></text:p>
      <text:p text:style-name="P343"><text:span text:style-name="T343_1">2.<text:s/></text:span><text:span text:style-name="T343_2">O</text:span><text:span text:style-name="T343_3"><text:s/></text:span><text:span text:style-name="T343_4">sistema</text:span><text:span text:style-name="T343_5"><text:s/></text:span><text:span text:style-name="T343_6">lista</text:span><text:span text:style-name="T343_7"><text:s/></text:span><text:span text:style-name="T343_8">todos</text:span><text:span text:style-name="T343_9"><text:s/></text:span><text:span text:style-name="T343_10">os</text:span><text:span text:style-name="T343_11"><text:s/></text:span><text:span text:style-name="T343_12">aparelhos</text:span><text:span text:style-name="T343_13"><text:s/></text:span><text:span text:style-name="T343_14">cadastrados</text:span><text:span text:style-name="T343_15"><text:s/></text:span><text:span text:style-name="T343_16">e</text:span><text:span text:style-name="T343_17"><text:s/></text:span><text:span text:style-name="T343_18">se</text:span><text:span text:style-name="T343_19"><text:s/></text:span><text:span text:style-name="T343_20">estão</text:span><text:span text:style-name="T343_21"><text:s/></text:span><text:span text:style-name="T343_22">ligados</text:span><text:span text:style-name="T343_23"><text:s/></text:span><text:span text:style-name="T343_24">ou</text:span><text:span text:style-name="T343_25"><text:s/></text:span><text:span text:style-name="T343_26">desligados</text:span><text:span text:style-name="T343_27">.</text:span></text:p>
      <text:p text:style-name="P344"/>
      <text:p text:style-name="P3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5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